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78.69pt"/>
    </style:style>
    <style:style style:name="co21" style:family="table-column">
      <style:table-column-properties fo:break-before="auto" style:column-width="81.04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ro29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transparent"/>
    </style:style>
    <style:style style:name="ce68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Tennsco" table:style-name="ta1">
        <table:table-column table:style-name="co2" table:default-cell-style-name="Default"/>
        <table:table-row table:style-name="ro2">
          <table:table-cell/>
        </table:table-row>
      </table:table>
      <table:table table:name="Meese" table:style-name="ta1">
        <table:table-column table:style-name="co14" table:default-cell-style-name="Default"/>
        <table:table-column table:style-name="co2" table:number-columns-repeated="3" table:default-cell-style-name="ce89"/>
        <table:table-column table:style-name="co3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Mees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50P Series Recycle Tru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2R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40" calcext:value-type="currency">
            <text:p>$340.00</text:p>
          </table:table-cell>
          <table:table-cell table:style-name="ce64" table:formula="of:=[.C5]*0.6" office:value-type="currency" office:currency="USD" office:value="204" calcext:value-type="currency">
            <text:p>$204.00</text:p>
          </table:table-cell>
          <table:table-cell table:style-name="ce64"/>
          <table:table-cell table:style-name="ce64" table:formula="of:=[.E5]-[.B5]" office:value-type="currency" office:currency="USD" office:value="-280" calcext:value-type="currency">
            <text:p>-$28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4R</text:p>
          </table:table-cell>
          <table:table-cell table:style-name="ce8" office:value-type="currency" office:currency="USD" office:value="320" calcext:value-type="currency">
            <text:p>$320.00</text:p>
          </table:table-cell>
          <table:table-cell table:style-name="ce64" office:value-type="currency" office:currency="USD" office:value="360" calcext:value-type="currency">
            <text:p>$360.00</text:p>
          </table:table-cell>
          <table:table-cell table:style-name="ce64" table:formula="of:=[.C6]*0.6" office:value-type="currency" office:currency="USD" office:value="216" calcext:value-type="currency">
            <text:p>$216.00</text:p>
          </table:table-cell>
          <table:table-cell table:style-name="ce64"/>
          <table:table-cell table:style-name="ce64" table:formula="of:=[.E6]-[.B6]" office:value-type="currency" office:currency="USD" office:value="-320" calcext:value-type="currency">
            <text:p>-$32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6R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 office:value-type="currency" office:currency="USD" office:value="410" calcext:value-type="currency">
            <text:p>$410.00</text:p>
          </table:table-cell>
          <table:table-cell table:style-name="ce64" table:formula="of:=[.C7]*0.6" office:value-type="currency" office:currency="USD" office:value="246" calcext:value-type="currency">
            <text:p>$246.00</text:p>
          </table:table-cell>
          <table:table-cell table:style-name="ce64"/>
          <table:table-cell table:style-name="ce64" table:formula="of:=[.E7]-[.B7]" office:value-type="currency" office:currency="USD" office:value="-380" calcext:value-type="currency">
            <text:p>-$380.00</text:p>
          </table:table-cell>
          <table:table-cell table:style-name="ce17" table:formula="of:=[.E7]/[.D7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6R</text:p>
          </table:table-cell>
          <table:table-cell table:style-name="ce8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C8]*0.6" office:value-type="currency" office:currency="USD" office:value="240" calcext:value-type="currency">
            <text:p>$240.00</text:p>
          </table:table-cell>
          <table:table-cell table:style-name="ce64"/>
          <table:table-cell table:style-name="ce64" table:formula="of:=[.E8]-[.B8]" office:value-type="currency" office:currency="USD" office:value="-315" calcext:value-type="currency">
            <text:p>-$315.00</text:p>
          </table:table-cell>
          <table:table-cell table:style-name="ce17" table:formula="of:=[.E8]/[.D8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8R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style-name="ce64" table:formula="of:=[.C9]*0.6" office:value-type="currency" office:currency="USD" office:value="300" calcext:value-type="currency">
            <text:p>$300.00</text:p>
          </table:table-cell>
          <table:table-cell table:style-name="ce64"/>
          <table:table-cell table:style-name="ce64" table:formula="of:=[.E9]-[.B9]" office:value-type="currency" office:currency="USD" office:value="-420" calcext:value-type="currency">
            <text:p>-$420.00</text:p>
          </table:table-cell>
          <table:table-cell table:style-name="ce17" table:formula="of:=[.E9]/[.D9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26R</text:p>
          </table:table-cell>
          <table:table-cell table:style-name="ce8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table:formula="of:=[.C10]*0.6" office:value-type="currency" office:currency="USD" office:value="321" calcext:value-type="currency">
            <text:p>$321.00</text:p>
          </table:table-cell>
          <table:table-cell table:style-name="ce64"/>
          <table:table-cell table:style-name="ce64" table:formula="of:=[.E10]-[.B10]" office:value-type="currency" office:currency="USD" office:value="-430" calcext:value-type="currency">
            <text:p>-$430.0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45</text:p>
          </table:table-cell>
          <table:table-cell table:style-name="ce8" office:value-type="currency" office:currency="USD" office:value="670" calcext:value-type="currency">
            <text:p>$670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11]*0.6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E11]-[.B11]" office:value-type="currency" office:currency="USD" office:value="-670" calcext:value-type="currency">
            <text:p>-$670.0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00 Series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03H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64"/>
          <table:table-cell table:style-name="ce64" table:formula="of:=[.C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]-[.B15]" office:value-type="currency" office:currency="USD" office:value="-625" calcext:value-type="currency">
            <text:p>-$625.00</text:p>
          </table:table-cell>
          <table:table-cell table:style-name="ce17" table:formula="of:=[.E15]/[.D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5H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/>
          <table:table-cell table:style-name="ce64" table:formula="of:=[.C1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]-[.B16]" office:value-type="currency" office:currency="USD" office:value="-675" calcext:value-type="currency">
            <text:p>-$675.00</text:p>
          </table:table-cell>
          <table:table-cell table:style-name="ce17" table:formula="of:=[.E16]/[.D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7H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/>
          <table:table-cell table:style-name="ce64" table:formula="of:=[.C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]-[.B17]" office:value-type="currency" office:currency="USD" office:value="-825" calcext:value-type="currency">
            <text:p>-$825.00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Forklift and Pallet Jack Contain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8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27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]-[.B22]" office:value-type="string" office:string-value="" calcext:value-type="error">
            <text:p>#VALUE!</text:p>
          </table:table-cell>
          <table:table-cell table:style-name="ce17" table:formula="of:=[.E22]/[.D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102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]-[.B23]" office:value-type="string" office:string-value="" calcext:value-type="error">
            <text:p>#VALUE!</text:p>
          </table:table-cell>
          <table:table-cell table:style-name="ce17" table:formula="of:=[.E23]/[.D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10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0P</text:p>
          </table:table-cell>
          <table:table-cell table:style-name="ce8" office:value-type="currency" office:currency="USD" office:value="1190" calcext:value-type="currency">
            <text:p>$1,190.00</text:p>
          </table:table-cell>
          <table:table-cell table:style-name="ce64"/>
          <table:table-cell table:style-name="ce64" table:formula="of:=[.C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7]-[.B27]" office:value-type="currency" office:currency="USD" office:value="-1190" calcext:value-type="currency">
            <text:p>-$1,190.00</text:p>
          </table:table-cell>
          <table:table-cell table:style-name="ce17" table:formula="of:=[.E27]/[.D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1P</text:p>
          </table:table-cell>
          <table:table-cell table:style-name="ce8" office:value-type="currency" office:currency="USD" office:value="1195" calcext:value-type="currency">
            <text:p>$1,195.00</text:p>
          </table:table-cell>
          <table:table-cell table:style-name="ce64"/>
          <table:table-cell table:style-name="ce64" table:formula="of:=[.C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1]-[.B31]" office:value-type="currency" office:currency="USD" office:value="-1195" calcext:value-type="currency">
            <text:p>-$1,195.00</text:p>
          </table:table-cell>
          <table:table-cell table:style-name="ce17" table:formula="of:=[.E31]/[.D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2P</text:p>
          </table:table-cell>
          <table:table-cell table:style-name="ce8" office:value-type="currency" office:currency="USD" office:value="1055" calcext:value-type="currency">
            <text:p>$1,055.00</text:p>
          </table:table-cell>
          <table:table-cell table:style-name="ce64"/>
          <table:table-cell table:style-name="ce64" table:formula="of:=[.C3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5]-[.B35]" office:value-type="currency" office:currency="USD" office:value="-1055" calcext:value-type="currency">
            <text:p>-$1,055.00</text:p>
          </table:table-cell>
          <table:table-cell table:style-name="ce17" table:formula="of:=[.E35]/[.D3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No. 19 FWI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9-FWI</text:p>
          </table:table-cell>
          <table:table-cell table:style-name="ce8" office:value-type="currency" office:currency="USD" office:value="505" calcext:value-type="currency">
            <text:p>$505.00</text:p>
          </table:table-cell>
          <table:table-cell table:style-name="ce64"/>
          <table:table-cell table:style-name="ce64" table:formula="of:=[.C3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9]-[.B39]" office:value-type="currency" office:currency="USD" office:value="-505" calcext:value-type="currency">
            <text:p>-$505.00</text:p>
          </table:table-cell>
          <table:table-cell table:style-name="ce17" table:formula="of:=[.E39]/[.D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4P24 Flare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P24</text:p>
          </table:table-cell>
          <table:table-cell table:style-name="ce8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C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3]-[.B43]" office:value-type="currency" office:currency="USD" office:value="-480" calcext:value-type="currency">
            <text:p>-$480.00</text:p>
          </table:table-cell>
          <table:table-cell table:style-name="ce17" table:formula="of:=[.E43]/[.D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5P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5P24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/>
          <table:table-cell table:style-name="ce64" table:formula="of:=[.C4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7]-[.B47]" office:value-type="currency" office:currency="USD" office:value="-870" calcext:value-type="currency">
            <text:p>-$870.00</text:p>
          </table:table-cell>
          <table:table-cell table:style-name="ce17" table:formula="of:=[.E47]/[.D4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25P30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64"/>
          <table:table-cell table:style-name="ce64" table:formula="of:=[.C4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8]-[.B48]" office:value-type="currency" office:currency="USD" office:value="-925" calcext:value-type="currency">
            <text:p>-$925.00</text:p>
          </table:table-cell>
          <table:table-cell table:style-name="ce17" table:formula="of:=[.E48]/[.D4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85 Gallon Side Discharge IBC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5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2]-[.B52]" office:value-type="string" office:string-value="" calcext:value-type="error">
            <text:p>#VALUE!</text:p>
          </table:table-cell>
          <table:table-cell table:style-name="ce17" table:formula="of:=[.E52]/[.D5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30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3]-[.B53]" office:value-type="string" office:string-value="" calcext:value-type="error">
            <text:p>#VALUE!</text:p>
          </table:table-cell>
          <table:table-cell table:style-name="ce17" table:formula="of:=[.E53]/[.D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28P18 FWI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P18</text:p>
          </table:table-cell>
          <table:table-cell table:style-name="ce8" office:value-type="currency" office:currency="USD" office:value="805" calcext:value-type="currency">
            <text:p>$805.00</text:p>
          </table:table-cell>
          <table:table-cell table:style-name="ce64"/>
          <table:table-cell table:style-name="ce64" table:formula="of:=[.C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7]-[.B57]" office:value-type="currency" office:currency="USD" office:value="-805" calcext:value-type="currency">
            <text:p>-$805.00</text:p>
          </table:table-cell>
          <table:table-cell table:style-name="ce17" table:formula="of:=[.E57]/[.D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44P12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4P12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1]-[.B61]" office:value-type="currency" office:currency="USD" office:value="-290" calcext:value-type="currency">
            <text:p>-$290.00</text:p>
          </table:table-cell>
          <table:table-cell table:style-name="ce17" table:formula="of:=[.E61]/[.D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0P-16 Utilit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6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5]-[.B65]" office:value-type="currency" office:currency="USD" office:value="-435" calcext:value-type="currency">
            <text:p>-$435.00</text:p>
          </table:table-cell>
          <table:table-cell table:style-name="ce17" table:formula="of:=[.E65]/[.D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6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/>
          <table:table-cell table:style-name="ce64" table:formula="of:=[.C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9]-[.B69]" office:value-type="currency" office:currency="USD" office:value="-410" calcext:value-type="currency">
            <text:p>-$410.00</text:p>
          </table:table-cell>
          <table:table-cell table:style-name="ce17" table:formula="of:=[.E69]/[.D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8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8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/>
          <table:table-cell table:style-name="ce64" table:formula="of:=[.C7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3]-[.B73]" office:value-type="currency" office:currency="USD" office:value="-599" calcext:value-type="currency">
            <text:p>-$599.00</text:p>
          </table:table-cell>
          <table:table-cell table:style-name="ce17" table:formula="of:=[.E73]/[.D7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2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26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64"/>
          <table:table-cell table:style-name="ce64" table:formula="of:=[.C7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7]-[.B77]" office:value-type="currency" office:currency="USD" office:value="-645" calcext:value-type="currency">
            <text:p>-$645.00</text:p>
          </table:table-cell>
          <table:table-cell table:style-name="ce17" table:formula="of:=[.E77]/[.D7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0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0</text:p>
          </table:table-cell>
          <table:table-cell table:style-name="ce8" office:value-type="currency" office:currency="USD" office:value="787" calcext:value-type="currency">
            <text:p>$787.00</text:p>
          </table:table-cell>
          <table:table-cell table:style-name="ce64"/>
          <table:table-cell table:style-name="ce64" table:formula="of:=[.C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1]-[.B81]" office:value-type="currency" office:currency="USD" office:value="-787" calcext:value-type="currency">
            <text:p>-$787.00</text:p>
          </table:table-cell>
          <table:table-cell table:style-name="ce17" table:formula="of:=[.E81]/[.D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7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7</text:p>
          </table:table-cell>
          <table:table-cell table:style-name="ce8" office:value-type="currency" office:currency="USD" office:value="1185" calcext:value-type="currency">
            <text:p>$1,185.00</text:p>
          </table:table-cell>
          <table:table-cell table:style-name="ce64"/>
          <table:table-cell table:style-name="ce64" table:formula="of:=[.C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5]-[.B85]" office:value-type="currency" office:currency="USD" office:value="-1185" calcext:value-type="currency">
            <text:p>-$1,185.00</text:p>
          </table:table-cell>
          <table:table-cell table:style-name="ce17" table:formula="of:=[.E85]/[.D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0P-M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9]-[.B89]" office:value-type="currency" office:currency="USD" office:value="-630" calcext:value-type="currency">
            <text:p>-$630.00</text:p>
          </table:table-cell>
          <table:table-cell table:style-name="ce17" table:formula="of:=[.E89]/[.D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72N Laundry Cart with Netting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N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64"/>
          <table:table-cell table:style-name="ce64" table:formula="of:=[.C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3]-[.B93]" office:value-type="currency" office:currency="USD" office:value="-875" calcext:value-type="currency">
            <text:p>-$875.00</text:p>
          </table:table-cell>
          <table:table-cell table:style-name="ce17" table:formula="of:=[.E93]/[.D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P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/>
          <table:table-cell table:style-name="ce64" table:formula="of:=[.C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7]-[.B97]" office:value-type="currency" office:currency="USD" office:value="-650" calcext:value-type="currency">
            <text:p>-$650.00</text:p>
          </table:table-cell>
          <table:table-cell table:style-name="ce17" table:formula="of:=[.E97]/[.D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S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S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64"/>
          <table:table-cell table:style-name="ce64" table:formula="of:=[.C1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1]-[.B101]" office:value-type="currency" office:currency="USD" office:value="-660" calcext:value-type="currency">
            <text:p>-$660.00</text:p>
          </table:table-cell>
          <table:table-cell table:style-name="ce17" table:formula="of:=[.E101]/[.D1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3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3P</text:p>
          </table:table-cell>
          <table:table-cell table:style-name="ce8" office:value-type="currency" office:currency="USD" office:value="755" calcext:value-type="currency">
            <text:p>$755.00</text:p>
          </table:table-cell>
          <table:table-cell table:style-name="ce64"/>
          <table:table-cell table:style-name="ce64" table:formula="of:=[.C10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5]-[.B105]" office:value-type="currency" office:currency="USD" office:value="-755" calcext:value-type="currency">
            <text:p>-$755.00</text:p>
          </table:table-cell>
          <table:table-cell table:style-name="ce17" table:formula="of:=[.E105]/[.D10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4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4P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/>
          <table:table-cell table:style-name="ce64" table:formula="of:=[.C10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9]-[.B109]" office:value-type="currency" office:currency="USD" office:value="-699" calcext:value-type="currency">
            <text:p>-$699.00</text:p>
          </table:table-cell>
          <table:table-cell table:style-name="ce17" table:formula="of:=[.E109]/[.D10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6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6P-Trux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/>
          <table:table-cell table:style-name="ce64" table:formula="of:=[.C11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3]-[.B113]" office:value-type="currency" office:currency="USD" office:value="-665" calcext:value-type="currency">
            <text:p>-$665.00</text:p>
          </table:table-cell>
          <table:table-cell table:style-name="ce17" table:formula="of:=[.E113]/[.D1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9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9P-Trux</text:p>
          </table:table-cell>
          <table:table-cell table:style-name="ce8" office:value-type="currency" office:currency="USD" office:value="845" calcext:value-type="currency">
            <text:p>$845.00</text:p>
          </table:table-cell>
          <table:table-cell table:style-name="ce64"/>
          <table:table-cell table:style-name="ce64" table:formula="of:=[.C1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7]-[.B117]" office:value-type="currency" office:currency="USD" office:value="-845" calcext:value-type="currency">
            <text:p>-$845.00</text:p>
          </table:table-cell>
          <table:table-cell table:style-name="ce17" table:formula="of:=[.E117]/[.D1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5P-Trux</text:p>
          </table:table-cell>
          <table:table-cell table:style-name="ce8" office:value-type="currency" office:currency="USD" office:value="1151" calcext:value-type="currency">
            <text:p>$1,151.00</text:p>
          </table:table-cell>
          <table:table-cell table:style-name="ce64"/>
          <table:table-cell table:style-name="ce64" table:formula="of:=[.C1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1]-[.B121]" office:value-type="currency" office:currency="USD" office:value="-1151" calcext:value-type="currency">
            <text:p>-$1,151.00</text:p>
          </table:table-cell>
          <table:table-cell table:style-name="ce17" table:formula="of:=[.E121]/[.D1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7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7P-Trux</text:p>
          </table:table-cell>
          <table:table-cell table:style-name="ce8" office:value-type="currency" office:currency="USD" office:value="940" calcext:value-type="currency">
            <text:p>$940.00</text:p>
          </table:table-cell>
          <table:table-cell table:style-name="ce64"/>
          <table:table-cell table:style-name="ce64" table:formula="of:=[.C12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5]-[.B125]" office:value-type="currency" office:currency="USD" office:value="-940" calcext:value-type="currency">
            <text:p>-$940.00</text:p>
          </table:table-cell>
          <table:table-cell table:style-name="ce17" table:formula="of:=[.E125]/[.D1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</text:p>
          </table:table-cell>
          <table:table-cell table:style-name="ce8" office:value-type="currency" office:currency="USD" office:value="945" calcext:value-type="currency">
            <text:p>$945.00</text:p>
          </table:table-cell>
          <table:table-cell table:style-name="ce64"/>
          <table:table-cell table:style-name="ce64" table:formula="of:=[.C1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9]-[.B129]" office:value-type="currency" office:currency="USD" office:value="-945" calcext:value-type="currency">
            <text:p>-$945.00</text:p>
          </table:table-cell>
          <table:table-cell table:style-name="ce17" table:formula="of:=[.E129]/[.D1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L</text:p>
          </table:table-cell>
          <table:table-cell table:style-name="ce8" office:value-type="currency" office:currency="USD" office:value="1530" calcext:value-type="currency">
            <text:p>$1,530.00</text:p>
          </table:table-cell>
          <table:table-cell table:style-name="ce64"/>
          <table:table-cell table:style-name="ce64" table:formula="of:=[.C1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3]-[.B133]" office:value-type="currency" office:currency="USD" office:value="-1530" calcext:value-type="currency">
            <text:p>-$1,530.00</text:p>
          </table:table-cell>
          <table:table-cell table:style-name="ce17" table:formula="of:=[.E133]/[.D1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S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SL</text:p>
          </table:table-cell>
          <table:table-cell table:style-name="ce8" office:value-type="currency" office:currency="USD" office:value="1585" calcext:value-type="currency">
            <text:p>$1,585.00</text:p>
          </table:table-cell>
          <table:table-cell table:style-name="ce64"/>
          <table:table-cell table:style-name="ce64" table:formula="of:=[.C13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7]-[.B137]" office:value-type="currency" office:currency="USD" office:value="-1585" calcext:value-type="currency">
            <text:p>-$1,585.00</text:p>
          </table:table-cell>
          <table:table-cell table:style-name="ce17" table:formula="of:=[.E137]/[.D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2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2P-Trux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4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1]-[.B141]" office:value-type="string" office:string-value="" calcext:value-type="error">
            <text:p>#VALUE!</text:p>
          </table:table-cell>
          <table:table-cell table:style-name="ce17" table:formula="of:=[.E141]/[.D14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-Trux</text:p>
          </table:table-cell>
          <table:table-cell table:style-name="ce8" office:value-type="currency" office:currency="USD" office:value="1025" calcext:value-type="currency">
            <text:p>$1,025.00</text:p>
          </table:table-cell>
          <table:table-cell table:style-name="ce64"/>
          <table:table-cell table:style-name="ce64" table:formula="of:=[.C14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5]-[.B145]" office:value-type="currency" office:currency="USD" office:value="-1025" calcext:value-type="currency">
            <text:p>-$1,025.00</text:p>
          </table:table-cell>
          <table:table-cell table:style-name="ce17" table:formula="of:=[.E145]/[.D14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5PSL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SL</text:p>
          </table:table-cell>
          <table:table-cell table:style-name="ce8" office:value-type="currency" office:currency="USD" office:value="1925" calcext:value-type="currency">
            <text:p>$1,925.00</text:p>
          </table:table-cell>
          <table:table-cell table:style-name="ce64"/>
          <table:table-cell table:style-name="ce64" table:formula="of:=[.C14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9]-[.B149]" office:value-type="currency" office:currency="USD" office:value="-1925" calcext:value-type="currency">
            <text:p>-$1,925.00</text:p>
          </table:table-cell>
          <table:table-cell table:style-name="ce17" table:formula="of:=[.E149]/[.D1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Rationally Molded Plastic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RMPB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3]-[.B153]" office:value-type="string" office:string-value="" calcext:value-type="error">
            <text:p>#VALUE!</text:p>
          </table:table-cell>
          <table:table-cell table:style-name="ce17" table:formula="of:=[.E153]/[.D1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owder Coated Steel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CSBO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7]-[.B157]" office:value-type="string" office:string-value="" calcext:value-type="error">
            <text:p>#VALUE!</text:p>
          </table:table-cell>
          <table:table-cell table:style-name="ce17" table:formula="of:=[.E157]/[.D1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andard Colson Cast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1]-[.B161]" office:value-type="string" office:string-value="" calcext:value-type="error">
            <text:p>#VALUE!</text:p>
          </table:table-cell>
          <table:table-cell table:style-name="ce17" table:formula="of:=[.E161]/[.D1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2]-[.B162]" office:value-type="string" office:string-value="" calcext:value-type="error">
            <text:p>#VALUE!</text:p>
          </table:table-cell>
          <table:table-cell table:style-name="ce17" table:formula="of:=[.E162]/[.D16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3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3]-[.B163]" office:value-type="string" office:string-value="" calcext:value-type="error">
            <text:p>#VALUE!</text:p>
          </table:table-cell>
          <table:table-cell table:style-name="ce17" table:formula="of:=[.E163]/[.D16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4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4]-[.B164]" office:value-type="string" office:string-value="" calcext:value-type="error">
            <text:p>#VALUE!</text:p>
          </table:table-cell>
          <table:table-cell table:style-name="ce17" table:formula="of:=[.E164]/[.D16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5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5]-[.B165]" office:value-type="string" office:string-value="" calcext:value-type="error">
            <text:p>#VALUE!</text:p>
          </table:table-cell>
          <table:table-cell table:style-name="ce17" table:formula="of:=[.E165]/[.D1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6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6]-[.B166]" office:value-type="string" office:string-value="" calcext:value-type="error">
            <text:p>#VALUE!</text:p>
          </table:table-cell>
          <table:table-cell table:style-name="ce17" table:formula="of:=[.E166]/[.D16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7]-[.B167]" office:value-type="string" office:string-value="" calcext:value-type="error">
            <text:p>#VALUE!</text:p>
          </table:table-cell>
          <table:table-cell table:style-name="ce17" table:formula="of:=[.E167]/[.D1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8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8]-[.B168]" office:value-type="string" office:string-value="" calcext:value-type="error">
            <text:p>#VALUE!</text:p>
          </table:table-cell>
          <table:table-cell table:style-name="ce17" table:formula="of:=[.E168]/[.D16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9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9]-[.B169]" office:value-type="string" office:string-value="" calcext:value-type="error">
            <text:p>#VALUE!</text:p>
          </table:table-cell>
          <table:table-cell table:style-name="ce17" table:formula="of:=[.E169]/[.D1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0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0]-[.B170]" office:value-type="string" office:string-value="" calcext:value-type="error">
            <text:p>#VALUE!</text:p>
          </table:table-cell>
          <table:table-cell table:style-name="ce17" table:formula="of:=[.E170]/[.D17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1]-[.B171]" office:value-type="string" office:string-value="" calcext:value-type="error">
            <text:p>#VALUE!</text:p>
          </table:table-cell>
          <table:table-cell table:style-name="ce17" table:formula="of:=[.E171]/[.D17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2]-[.B172]" office:value-type="string" office:string-value="" calcext:value-type="error">
            <text:p>#VALUE!</text:p>
          </table:table-cell>
          <table:table-cell table:style-name="ce17" table:formula="of:=[.E172]/[.D17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ry Bulk Hopper Industrial Agricultural Storage Hopp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H-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6]-[.B176]" office:value-type="string" office:string-value="" calcext:value-type="error">
            <text:p>#VALUE!</text:p>
          </table:table-cell>
          <table:table-cell table:style-name="ce17" table:formula="of:=[.E176]/[.D17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Hamper Hos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0H40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64"/>
          <table:table-cell table:style-name="ce64" table:formula="of:=[.C18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0]-[.B180]" office:value-type="currency" office:currency="USD" office:value="-365" calcext:value-type="currency">
            <text:p>-$365.00</text:p>
          </table:table-cell>
          <table:table-cell table:style-name="ce17" table:formula="of:=[.E180]/[.D18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40H40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/>
          <table:table-cell table:style-name="ce64" table:formula="of:=[.C1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1]-[.B181]" office:value-type="currency" office:currency="USD" office:value="-380" calcext:value-type="currency">
            <text:p>-$380.00</text:p>
          </table:table-cell>
          <table:table-cell table:style-name="ce17" table:formula="of:=[.E181]/[.D1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291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91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/>
          <table:table-cell table:style-name="ce64" table:formula="of:=[.C1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5]-[.B185]" office:value-type="currency" office:currency="USD" office:value="-340" calcext:value-type="currency">
            <text:p>-$340.00</text:p>
          </table:table-cell>
          <table:table-cell table:style-name="ce17" table:formula="of:=[.E185]/[.D1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33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33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/>
          <table:table-cell table:style-name="ce64" table:formula="of:=[.C1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9]-[.B189]" office:value-type="currency" office:currency="USD" office:value="-399" calcext:value-type="currency">
            <text:p>-$399.00</text:p>
          </table:table-cell>
          <table:table-cell table:style-name="ce17" table:formula="of:=[.E189]/[.D1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1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1</text:p>
          </table:table-cell>
          <table:table-cell table:style-name="ce8" office:value-type="currency" office:currency="USD" office:value="520" calcext:value-type="currency">
            <text:p>$520.00</text:p>
          </table:table-cell>
          <table:table-cell table:style-name="ce64"/>
          <table:table-cell table:style-name="ce64" table:formula="of:=[.C1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3]-[.B193]" office:value-type="currency" office:currency="USD" office:value="-520" calcext:value-type="currency">
            <text:p>-$520.00</text:p>
          </table:table-cell>
          <table:table-cell table:style-name="ce17" table:formula="of:=[.E193]/[.D1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33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33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/>
          <table:table-cell table:style-name="ce64" table:formula="of:=[.C1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7]-[.B197]" office:value-type="currency" office:currency="USD" office:value="-395" calcext:value-type="currency">
            <text:p>-$395.00</text:p>
          </table:table-cell>
          <table:table-cell table:style-name="ce17" table:formula="of:=[.E197]/[.D1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P-360 &amp; P-390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60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/>
          <table:table-cell table:style-name="ce64" table:formula="of:=[.C2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1]-[.B201]" office:value-type="currency" office:currency="USD" office:value="-595" calcext:value-type="currency">
            <text:p>-$595.00</text:p>
          </table:table-cell>
          <table:table-cell table:style-name="ce17" table:formula="of:=[.E201]/[.D2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90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/>
          <table:table-cell table:style-name="ce64" table:formula="of:=[.C20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2]-[.B202]" office:value-type="currency" office:currency="USD" office:value="-615" calcext:value-type="currency">
            <text:p>-$615.00</text:p>
          </table:table-cell>
          <table:table-cell table:style-name="ce17" table:formula="of:=[.E202]/[.D20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Biohazard Laundry Car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0P-BIOHAZARD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/>
          <table:table-cell table:style-name="ce64" table:formula="of:=[.C20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6]-[.B206]" office:value-type="currency" office:currency="USD" office:value="-999" calcext:value-type="currency">
            <text:p>-$999.00</text:p>
          </table:table-cell>
          <table:table-cell table:style-name="ce17" table:formula="of:=[.E206]/[.D206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72P-BIOHAZARD</text:p>
          </table:table-cell>
          <table:table-cell table:style-name="ce8" office:value-type="currency" office:currency="USD" office:value="1010" calcext:value-type="currency">
            <text:p>$1,010.00</text:p>
          </table:table-cell>
          <table:table-cell table:style-name="ce64"/>
          <table:table-cell table:style-name="ce64" table:formula="of:=[.C20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7]-[.B207]" office:value-type="currency" office:currency="USD" office:value="-1010" calcext:value-type="currency">
            <text:p>-$1,010.00</text:p>
          </table:table-cell>
          <table:table-cell table:style-name="ce17" table:formula="of:=[.E207]/[.D20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8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8P</text:p>
          </table:table-cell>
          <table:table-cell table:style-name="ce8" office:value-type="currency" office:currency="USD" office:value="905" calcext:value-type="currency">
            <text:p>$905.00</text:p>
          </table:table-cell>
          <table:table-cell table:style-name="ce64"/>
          <table:table-cell table:style-name="ce64" table:formula="of:=[.C21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1]-[.B211]" office:value-type="currency" office:currency="USD" office:value="-905" calcext:value-type="currency">
            <text:p>-$905.00</text:p>
          </table:table-cell>
          <table:table-cell table:style-name="ce17" table:formula="of:=[.E211]/[.D21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Rgonomic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ER</text:p>
          </table:table-cell>
          <table:table-cell table:style-name="ce8" office:value-type="currency" office:currency="USD" office:value="1275" calcext:value-type="currency">
            <text:p>$1,275.00</text:p>
          </table:table-cell>
          <table:table-cell table:style-name="ce64"/>
          <table:table-cell table:style-name="ce64" table:formula="of:=[.C2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5]-[.B215]" office:value-type="currency" office:currency="USD" office:value="-1275" calcext:value-type="currency">
            <text:p>-$1,275.00</text:p>
          </table:table-cell>
          <table:table-cell table:style-name="ce17" table:formula="of:=[.E215]/[.D2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1P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/>
          <table:table-cell table:style-name="ce64" table:formula="of:=[.C21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9]-[.B219]" office:value-type="currency" office:currency="USD" office:value="-635" calcext:value-type="currency">
            <text:p>-$635.00</text:p>
          </table:table-cell>
          <table:table-cell table:style-name="ce17" table:formula="of:=[.E219]/[.D21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 Extra Large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2E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3]-[.B223]" office:value-type="string" office:string-value="" calcext:value-type="error">
            <text:p>#VALUE!</text:p>
          </table:table-cell>
          <table:table-cell table:style-name="ce17" table:formula="of:=[.E223]/[.D2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9 Series Utility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9-6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/>
          <table:table-cell table:style-name="ce64" table:formula="of:=[.C2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7]-[.B227]" office:value-type="currency" office:currency="USD" office:value="-230" calcext:value-type="currency">
            <text:p>-$230.00</text:p>
          </table:table-cell>
          <table:table-cell table:style-name="ce17" table:formula="of:=[.E227]/[.D2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8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/>
          <table:table-cell table:style-name="ce64" table:formula="of:=[.C22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8]-[.B228]" office:value-type="currency" office:currency="USD" office:value="-245" calcext:value-type="currency">
            <text:p>-$245.00</text:p>
          </table:table-cell>
          <table:table-cell table:style-name="ce17" table:formula="of:=[.E228]/[.D2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0</text:p>
          </table:table-cell>
          <table:table-cell table:style-name="ce8" office:value-type="currency" office:currency="USD" office:value="265" calcext:value-type="currency">
            <text:p>$265.00</text:p>
          </table:table-cell>
          <table:table-cell table:style-name="ce64"/>
          <table:table-cell table:style-name="ce64" table:formula="of:=[.C2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9]-[.B229]" office:value-type="currency" office:currency="USD" office:value="-265" calcext:value-type="currency">
            <text:p>-$265.00</text:p>
          </table:table-cell>
          <table:table-cell table:style-name="ce17" table:formula="of:=[.E229]/[.D2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2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/>
          <table:table-cell table:style-name="ce64" table:formula="of:=[.C23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0]-[.B230]" office:value-type="currency" office:currency="USD" office:value="-280" calcext:value-type="currency">
            <text:p>-$280.00</text:p>
          </table:table-cell>
          <table:table-cell table:style-name="ce17" table:formula="of:=[.E230]/[.D23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4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2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1]-[.B231]" office:value-type="currency" office:currency="USD" office:value="-290" calcext:value-type="currency">
            <text:p>-$290.00</text:p>
          </table:table-cell>
          <table:table-cell table:style-name="ce17" table:formula="of:=[.E231]/[.D2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6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/>
          <table:table-cell table:style-name="ce64" table:formula="of:=[.C23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2]-[.B232]" office:value-type="currency" office:currency="USD" office:value="-330" calcext:value-type="currency">
            <text:p>-$330.00</text:p>
          </table:table-cell>
          <table:table-cell table:style-name="ce17" table:formula="of:=[.E232]/[.D2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8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64"/>
          <table:table-cell table:style-name="ce64" table:formula="of:=[.C2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3]-[.B233]" office:value-type="currency" office:currency="USD" office:value="-360" calcext:value-type="currency">
            <text:p>-$360.00</text:p>
          </table:table-cell>
          <table:table-cell table:style-name="ce17" table:formula="of:=[.E233]/[.D2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20</text:p>
          </table:table-cell>
          <table:table-cell table:style-name="ce8" office:value-type="currency" office:currency="USD" office:value="385" calcext:value-type="currency">
            <text:p>$385.00</text:p>
          </table:table-cell>
          <table:table-cell table:style-name="ce64"/>
          <table:table-cell table:style-name="ce64" table:formula="of:=[.C23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4]-[.B234]" office:value-type="currency" office:currency="USD" office:value="-385" calcext:value-type="currency">
            <text:p>-$385.00</text:p>
          </table:table-cell>
          <table:table-cell table:style-name="ce17" table:formula="of:=[.E234]/[.D23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0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0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23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8]-[.B238]" office:value-type="currency" office:currency="USD" office:value="-435" calcext:value-type="currency">
            <text:p>-$435.00</text:p>
          </table:table-cell>
          <table:table-cell table:style-name="ce17" table:formula="of:=[.E238]/[.D2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05 One-Yard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05-H</text:p>
          </table:table-cell>
          <table:table-cell table:style-name="ce8" office:value-type="currency" office:currency="USD" office:value="525" calcext:value-type="currency">
            <text:p>$525.00</text:p>
          </table:table-cell>
          <table:table-cell table:style-name="ce64"/>
          <table:table-cell table:style-name="ce64" table:formula="of:=[.C24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2]-[.B242]" office:value-type="currency" office:currency="USD" office:value="-525" calcext:value-type="currency">
            <text:p>-$525.00</text:p>
          </table:table-cell>
          <table:table-cell table:style-name="ce17" table:formula="of:=[.E242]/[.D24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405-XH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2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3]-[.B243]" office:value-type="currency" office:currency="USD" office:value="-630" calcext:value-type="currency">
            <text:p>-$630.00</text:p>
          </table:table-cell>
          <table:table-cell table:style-name="ce17" table:formula="of:=[.E243]/[.D2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2GM Canvas Baske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32GM-CANVAS</text:p>
          </table:table-cell>
          <table:table-cell table:style-name="ce8" office:value-type="string" calcext:value-type="string">
            <text:p>Per Application</text:p>
          </table:table-cell>
          <table:table-cell table:style-name="ce106"/>
          <table:table-cell table:style-name="ce64" table:formula="of:=[.C247]*0.6" office:value-type="currency" office:currency="USD" office:value="0" calcext:value-type="currency">
            <text:p>$0.00</text:p>
          </table:table-cell>
          <table:table-cell table:style-name="ce106"/>
          <table:table-cell table:style-name="ce64" table:formula="of:=[.E247]-[.B247]" office:value-type="string" office:string-value="" calcext:value-type="error">
            <text:p>#VALUE!</text:p>
          </table:table-cell>
          <table:table-cell table:style-name="ce17" table:formula="of:=[.E247]/[.D247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3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87 individual models</text:p>
          </table:table-cell>
          <table:table-cell table:number-columns-repeated="7"/>
        </table:table-row>
        <table:table-row table:style-name="ro2" table:number-rows-repeated="10483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orse" table:style-name="ta2">
        <table:table-column table:style-name="co20" table:default-cell-style-name="Default"/>
        <table:table-column table:style-name="co2" table:number-columns-repeated="3" table:default-cell-style-name="ce89"/>
        <table:table-column table:style-name="co4" table:default-cell-style-name="ce89"/>
        <table:table-column table:style-name="co21" table:default-cell-style-name="ce89"/>
        <table:table-column table:style-name="co21" table:number-columns-repeated="2" table:default-cell-style-name="Default"/>
        <table:table-column table:style-name="co2" table:number-columns-repeated="1016" table:default-cell-style-name="Default"/>
        <table:table-row table:style-name="ro25">
          <table:table-cell table:style-name="ce1" office:value-type="string" calcext:value-type="string">
            <text:p>Morse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Model 14 Round Drum Dolly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8" office:value-type="currency" office:currency="USD" office:value="97" calcext:value-type="currency">
            <text:p>$97.00</text:p>
          </table:table-cell>
          <table:table-cell table:style-name="ce64" office:value-type="currency" office:currency="USD" office:value="101" calcext:value-type="currency">
            <text:p>$101.00</text:p>
          </table:table-cell>
          <table:table-cell table:style-name="ce64" office:value-type="currency" office:currency="USD" office:value="70.7" calcext:value-type="currency">
            <text:p>$70.70</text:p>
          </table:table-cell>
          <table:table-cell table:style-name="ce64" office:value-type="currency" office:currency="USD" office:value="98.95" calcext:value-type="currency">
            <text:p>$98.95</text:p>
          </table:table-cell>
          <table:table-cell table:style-name="ce64" table:formula="of:=[.E5]-[.B5]" office:value-type="currency" office:currency="USD" office:value="1.95" calcext:value-type="currency">
            <text:p>$1.95</text:p>
          </table:table-cell>
          <table:table-cell table:style-name="ce17" table:formula="of:=[.E5]/[.D5]" office:value-type="float" office:value="1.3995756718529" calcext:value-type="float">
            <text:p>1.399575671852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30</text:p>
          </table:table-cell>
          <table:table-cell table:style-name="ce8" office:value-type="currency" office:currency="USD" office:value="96" calcext:value-type="currency">
            <text:p>$96.00</text:p>
          </table:table-cell>
          <table:table-cell table:style-name="ce64" office:value-type="currency" office:currency="USD" office:value="122.5" calcext:value-type="currency">
            <text:p>$122.50</text:p>
          </table:table-cell>
          <table:table-cell table:style-name="ce64" office:value-type="currency" office:currency="USD" office:value="77.18" calcext:value-type="currency">
            <text:p>$77.18</text:p>
          </table:table-cell>
          <table:table-cell table:style-name="ce64" office:value-type="currency" office:currency="USD" office:value="102" calcext:value-type="currency">
            <text:p>$102.00</text:p>
          </table:table-cell>
          <table:table-cell table:style-name="ce64" table:formula="of:=[.E6]-[.B6]" office:value-type="currency" office:currency="USD" office:value="6" calcext:value-type="currency">
            <text:p>$6.00</text:p>
          </table:table-cell>
          <table:table-cell table:style-name="ce17" table:formula="of:=[.E6]/[.D6]" office:value-type="float" office:value="1.3215859030837" calcext:value-type="float">
            <text:p>1.321585903083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SS</text:p>
          </table:table-cell>
          <table:table-cell table:style-name="ce8" office:value-type="currency" office:currency="USD" office:value="221" calcext:value-type="currency">
            <text:p>$221.00</text:p>
          </table:table-cell>
          <table:table-cell table:style-name="ce64" office:value-type="currency" office:currency="USD" office:value="272" calcext:value-type="currency">
            <text:p>$272.00</text:p>
          </table:table-cell>
          <table:table-cell table:style-name="ce64" office:value-type="currency" office:currency="USD" office:value="171.36" calcext:value-type="currency">
            <text:p>$171.36</text:p>
          </table:table-cell>
          <table:table-cell table:style-name="ce64" office:value-type="currency" office:currency="USD" office:value="230" calcext:value-type="currency">
            <text:p>$230.00</text:p>
          </table:table-cell>
          <table:table-cell table:style-name="ce64" table:formula="of:=[.E7]-[.B7]" office:value-type="currency" office:currency="USD" office:value="9" calcext:value-type="currency">
            <text:p>$9.00</text:p>
          </table:table-cell>
          <table:table-cell table:style-name="ce17" table:formula="of:=[.E7]/[.D7]" office:value-type="float" office:value="1.3422035480859" calcext:value-type="float">
            <text:p>1.3422035480859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30SS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64" office:value-type="currency" office:currency="USD" office:value="268" calcext:value-type="currency">
            <text:p>$268.00</text:p>
          </table:table-cell>
          <table:table-cell table:style-name="ce64" office:value-type="currency" office:currency="USD" office:value="168.84" calcext:value-type="currency">
            <text:p>$168.84</text:p>
          </table:table-cell>
          <table:table-cell table:style-name="ce64" office:value-type="currency" office:currency="USD" office:value="220" calcext:value-type="currency">
            <text:p>$220.00</text:p>
          </table:table-cell>
          <table:table-cell table:style-name="ce64" table:formula="of:=[.E8]-[.B8]" office:value-type="currency" office:currency="USD" office:value="3" calcext:value-type="currency">
            <text:p>$3.00</text:p>
          </table:table-cell>
          <table:table-cell table:style-name="ce17" table:formula="of:=[.E8]/[.D8]" office:value-type="float" office:value="1.30300876569533" calcext:value-type="float">
            <text:p>1.30300876569533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SSC</text:p>
          </table:table-cell>
          <table:table-cell table:style-name="ce8" office:value-type="currency" office:currency="USD" office:value="332" calcext:value-type="currency">
            <text:p>$332.00</text:p>
          </table:table-cell>
          <table:table-cell table:style-name="ce64" office:value-type="currency" office:currency="USD" office:value="409" calcext:value-type="currency">
            <text:p>$409.00</text:p>
          </table:table-cell>
          <table:table-cell table:style-name="ce64" office:value-type="currency" office:currency="USD" office:value="257.67" calcext:value-type="currency">
            <text:p>$257.67</text:p>
          </table:table-cell>
          <table:table-cell table:style-name="ce64" office:value-type="currency" office:currency="USD" office:value="335" calcext:value-type="currency">
            <text:p>$335.00</text:p>
          </table:table-cell>
          <table:table-cell table:style-name="ce64" table:formula="of:=[.E9]-[.B9]" office:value-type="currency" office:currency="USD" office:value="3" calcext:value-type="currency">
            <text:p>$3.00</text:p>
          </table:table-cell>
          <table:table-cell table:style-name="ce17" table:formula="of:=[.E9]/[.D9]" office:value-type="float" office:value="1.30011254705631" calcext:value-type="float">
            <text:p>1.30011254705631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M</text:p>
          </table:table-cell>
          <table:table-cell table:style-name="ce8" office:value-type="currency" office:currency="USD" office:value="739" calcext:value-type="currency">
            <text:p>$739.00</text:p>
          </table:table-cell>
          <table:table-cell table:style-name="ce64" office:value-type="currency" office:currency="USD" office:value="795.11" calcext:value-type="currency">
            <text:p>$795.11</text:p>
          </table:table-cell>
          <table:table-cell table:style-name="ce64" office:value-type="currency" office:currency="USD" office:value="500.92" calcext:value-type="currency">
            <text:p>$500.92</text:p>
          </table:table-cell>
          <table:table-cell table:style-name="ce64"/>
          <table:table-cell table:style-name="ce64" table:formula="of:=[.E10]-[.B10]" office:value-type="currency" office:currency="USD" office:value="-739" calcext:value-type="currency">
            <text:p>-$739.0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odel 34 Square Drum Doll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4-5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64" office:value-type="currency" office:currency="USD" office:value="104" calcext:value-type="currency">
            <text:p>$104.00</text:p>
          </table:table-cell>
          <table:table-cell table:style-name="ce64" office:value-type="currency" office:currency="USD" office:value="65.52" calcext:value-type="currency">
            <text:p>$65.52</text:p>
          </table:table-cell>
          <table:table-cell table:style-name="ce64" office:value-type="currency" office:currency="USD" office:value="80" calcext:value-type="currency">
            <text:p>$80.00</text:p>
          </table:table-cell>
          <table:table-cell table:style-name="ce64" table:formula="of:=[.E14]-[.B14]" office:value-type="currency" office:currency="USD" office:value="2" calcext:value-type="currency">
            <text:p>$2.00</text:p>
          </table:table-cell>
          <table:table-cell table:style-name="ce17" table:formula="of:=[.E14]/[.D14]" office:value-type="float" office:value="1.22100122100122" calcext:value-type="float">
            <text:p>1.22100122100122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8" office:value-type="currency" office:currency="USD" office:value="107" calcext:value-type="currency">
            <text:p>$107.00</text:p>
          </table:table-cell>
          <table:table-cell table:style-name="ce64" office:value-type="currency" office:currency="USD" office:value="114" calcext:value-type="currency">
            <text:p>$114.00</text:p>
          </table:table-cell>
          <table:table-cell table:style-name="ce64" office:value-type="currency" office:currency="USD" office:value="71.82" calcext:value-type="currency">
            <text:p>$71.82</text:p>
          </table:table-cell>
          <table:table-cell table:style-name="ce64" office:value-type="currency" office:currency="USD" office:value="109.95" calcext:value-type="currency">
            <text:p>$109.95</text:p>
          </table:table-cell>
          <table:table-cell table:style-name="ce64" table:formula="of:=[.E15]-[.B15]" office:value-type="currency" office:currency="USD" office:value="2.95" calcext:value-type="currency">
            <text:p>$2.95</text:p>
          </table:table-cell>
          <table:table-cell table:style-name="ce17" table:formula="of:=[.E15]/[.D15]" office:value-type="float" office:value="1.53091060985798" calcext:value-type="float">
            <text:p>1.5309106098579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4-30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64" office:value-type="currency" office:currency="USD" office:value="112" calcext:value-type="currency">
            <text:p>$112.00</text:p>
          </table:table-cell>
          <table:table-cell table:style-name="ce64" office:value-type="currency" office:currency="USD" office:value="70.56" calcext:value-type="currency">
            <text:p>$70.56</text:p>
          </table:table-cell>
          <table:table-cell table:style-name="ce64" office:value-type="currency" office:currency="USD" office:value="92" calcext:value-type="currency">
            <text:p>$92.00</text:p>
          </table:table-cell>
          <table:table-cell table:style-name="ce64" table:formula="of:=[.E16]-[.B16]" office:value-type="currency" office:currency="USD" office:value="4" calcext:value-type="currency">
            <text:p>$4.00</text:p>
          </table:table-cell>
          <table:table-cell table:style-name="ce17" table:formula="of:=[.E16]/[.D16]" office:value-type="float" office:value="1.30385487528345" calcext:value-type="float">
            <text:p>1.30385487528345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4-5SS</text:p>
          </table:table-cell>
          <table:table-cell table:style-name="ce8" office:value-type="currency" office:currency="USD" office:value="143" calcext:value-type="currency">
            <text:p>$143.00</text:p>
          </table:table-cell>
          <table:table-cell table:style-name="ce64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110.25" calcext:value-type="currency">
            <text:p>$110.25</text:p>
          </table:table-cell>
          <table:table-cell table:style-name="ce64" office:value-type="currency" office:currency="USD" office:value="147" calcext:value-type="currency">
            <text:p>$147.00</text:p>
          </table:table-cell>
          <table:table-cell table:style-name="ce64" table:formula="of:=[.E17]-[.B17]" office:value-type="currency" office:currency="USD" office:value="4" calcext:value-type="currency">
            <text:p>$4.00</text:p>
          </table:table-cell>
          <table:table-cell table:style-name="ce17" table:formula="of:=[.E17]/[.D17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4-SS</text:p>
          </table:table-cell>
          <table:table-cell table:style-name="ce8" office:value-type="currency" office:currency="USD" office:value="225" calcext:value-type="currency">
            <text:p>$225.00</text:p>
          </table:table-cell>
          <table:table-cell table:style-name="ce64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157.5" calcext:value-type="currency">
            <text:p>$157.50</text:p>
          </table:table-cell>
          <table:table-cell table:style-name="ce64" office:value-type="currency" office:currency="USD" office:value="236.48" calcext:value-type="currency">
            <text:p>$236.48</text:p>
          </table:table-cell>
          <table:table-cell table:style-name="ce64" table:formula="of:=[.E18]-[.B18]" office:value-type="currency" office:currency="USD" office:value="11.48" calcext:value-type="currency">
            <text:p>$11.48</text:p>
          </table:table-cell>
          <table:table-cell table:style-name="ce17" table:formula="of:=[.E18]/[.D18]" office:value-type="float" office:value="1.50146031746032" calcext:value-type="float">
            <text:p>1.50146031746032</text:p>
          </table:table-cell>
          <table:table-cell table:style-name="ce17" office:value-type="string" calcext:value-type="string">
            <text:p>interstate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4-30SS</text:p>
          </table:table-cell>
          <table:table-cell table:style-name="ce8" office:value-type="currency" office:currency="USD" office:value="204" calcext:value-type="currency">
            <text:p>$204.00</text:p>
          </table:table-cell>
          <table:table-cell table:style-name="ce64" office:value-type="currency" office:currency="USD" office:value="250" calcext:value-type="currency">
            <text:p>$250.00</text:p>
          </table:table-cell>
          <table:table-cell table:style-name="ce64" office:value-type="currency" office:currency="USD" office:value="157.5" calcext:value-type="currency">
            <text:p>$157.50</text:p>
          </table:table-cell>
          <table:table-cell table:style-name="ce64" office:value-type="currency" office:currency="USD" office:value="210" calcext:value-type="currency">
            <text:p>$210.00</text:p>
          </table:table-cell>
          <table:table-cell table:style-name="ce64" table:formula="of:=[.E19]-[.B19]" office:value-type="currency" office:currency="USD" office:value="6" calcext:value-type="currency">
            <text:p>$6.00</text:p>
          </table:table-cell>
          <table:table-cell table:style-name="ce17" table:formula="of:=[.E19]/[.D19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ndard Duty Forklift-Karrier - 800 lb. Capacit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A</text:p>
          </table:table-cell>
          <table:table-cell table:style-name="ce8" office:value-type="currency" office:currency="USD" office:value="765" calcext:value-type="currency">
            <text:p>$765.00</text:p>
          </table:table-cell>
          <table:table-cell table:style-name="ce64" office:value-type="currency" office:currency="USD" office:value="845" calcext:value-type="currency">
            <text:p>$845.00</text:p>
          </table:table-cell>
          <table:table-cell table:style-name="ce64" office:value-type="currency" office:currency="USD" office:value="532.35" calcext:value-type="currency">
            <text:p>$532.35</text:p>
          </table:table-cell>
          <table:table-cell table:style-name="ce64" office:value-type="currency" office:currency="USD" office:value="799.29" calcext:value-type="currency">
            <text:p>$799.29</text:p>
          </table:table-cell>
          <table:table-cell table:style-name="ce64" table:formula="of:=[.E23]-[.B23]" office:value-type="currency" office:currency="USD" office:value="34.29" calcext:value-type="currency">
            <text:p>$34.29</text:p>
          </table:table-cell>
          <table:table-cell table:style-name="ce17" table:formula="of:=[.E23]/[.D23]" office:value-type="float" office:value="1.50143702451395" calcext:value-type="float">
            <text:p>1.50143702451395</text:p>
          </table:table-cell>
          <table:table-cell table:style-name="ce17" office:value-type="string" calcext:value-type="string">
            <text:p>interstate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G</text:p>
          </table:table-cell>
          <table:table-cell table:style-name="ce8" office:value-type="currency" office:currency="USD" office:value="952" calcext:value-type="currency">
            <text:p>$952.00</text:p>
          </table:table-cell>
          <table:table-cell table:style-name="ce64" office:value-type="currency" office:currency="USD" office:value="1095" calcext:value-type="currency">
            <text:p>$1,095.00</text:p>
          </table:table-cell>
          <table:table-cell table:style-name="ce64" office:value-type="currency" office:currency="USD" office:value="689.85" calcext:value-type="currency">
            <text:p>$689.85</text:p>
          </table:table-cell>
          <table:table-cell table:style-name="ce64" office:value-type="currency" office:currency="USD" office:value="970" calcext:value-type="currency">
            <text:p>$970.00</text:p>
          </table:table-cell>
          <table:table-cell table:style-name="ce64" table:formula="of:=[.E24]-[.B24]" office:value-type="currency" office:currency="USD" office:value="18" calcext:value-type="currency">
            <text:p>$18.00</text:p>
          </table:table-cell>
          <table:table-cell table:style-name="ce17" table:formula="of:=[.E24]/[.D24]" office:value-type="float" office:value="1.40610277596579" calcext:value-type="float">
            <text:p>1.40610277596579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AM</text:p>
          </table:table-cell>
          <table:table-cell table:style-name="ce8" office:value-type="currency" office:currency="USD" office:value="1579" calcext:value-type="currency">
            <text:p>$1,579.00</text:p>
          </table:table-cell>
          <table:table-cell table:style-name="ce64" office:value-type="currency" office:currency="USD" office:value="1957.54" calcext:value-type="currency">
            <text:p>$1,957.54</text:p>
          </table:table-cell>
          <table:table-cell table:style-name="ce64" office:value-type="currency" office:currency="USD" office:value="1233.25" calcext:value-type="currency">
            <text:p>$1,233.25</text:p>
          </table:table-cell>
          <table:table-cell table:style-name="ce64" office:value-type="currency" office:currency="USD" office:value="1605.24" calcext:value-type="currency">
            <text:p>$1,605.24</text:p>
          </table:table-cell>
          <table:table-cell table:style-name="ce64" table:formula="of:=[.E25]-[.B25]" office:value-type="currency" office:currency="USD" office:value="26.24" calcext:value-type="currency">
            <text:p>$26.24</text:p>
          </table:table-cell>
          <table:table-cell table:style-name="ce17" table:formula="of:=[.E25]/[.D25]" office:value-type="float" office:value="1.30163389418204" calcext:value-type="float">
            <text:p>1.3016338941820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Heavy-Duty Forklift-Karrier - 1500 lb. Capacit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A-HD</text:p>
          </table:table-cell>
          <table:table-cell table:style-name="ce8" office:value-type="currency" office:currency="USD" office:value="794" calcext:value-type="currency">
            <text:p>$794.00</text:p>
          </table:table-cell>
          <table:table-cell table:style-name="ce64" office:value-type="currency" office:currency="USD" office:value="965" calcext:value-type="currency">
            <text:p>$965.00</text:p>
          </table:table-cell>
          <table:table-cell table:style-name="ce64" office:value-type="currency" office:currency="USD" office:value="675.5" calcext:value-type="currency">
            <text:p>$675.50</text:p>
          </table:table-cell>
          <table:table-cell table:style-name="ce64" office:value-type="currency" office:currency="USD" office:value="805.38" calcext:value-type="currency">
            <text:p>$805.38</text:p>
          </table:table-cell>
          <table:table-cell table:style-name="ce64" table:formula="of:=[.E29]-[.B29]" office:value-type="currency" office:currency="USD" office:value="11.38" calcext:value-type="currency">
            <text:p>$11.38</text:p>
          </table:table-cell>
          <table:table-cell table:style-name="ce17" table:formula="of:=[.E29]/[.D29]" office:value-type="float" office:value="1.19227239082161" calcext:value-type="float">
            <text:p>1.19227239082161</text:p>
          </table:table-cell>
          <table:table-cell table:style-name="ce17" office:value-type="string" calcext:value-type="string">
            <text:p>opentip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AM-HD</text:p>
          </table:table-cell>
          <table:table-cell table:style-name="ce8" office:value-type="currency" office:currency="USD" office:value="1718" calcext:value-type="currency">
            <text:p>$1,718.00</text:p>
          </table:table-cell>
          <table:table-cell table:style-name="ce64" office:value-type="currency" office:currency="USD" office:value="2097.84" calcext:value-type="currency">
            <text:p>$2,097.84</text:p>
          </table:table-cell>
          <table:table-cell table:style-name="ce64" office:value-type="currency" office:currency="USD" office:value="1468.49" calcext:value-type="currency">
            <text:p>$1,468.49</text:p>
          </table:table-cell>
          <table:table-cell table:style-name="ce64" office:value-type="currency" office:currency="USD" office:value="1732.92" calcext:value-type="currency">
            <text:p>$1,732.92</text:p>
          </table:table-cell>
          <table:table-cell table:style-name="ce64" table:formula="of:=[.E30]-[.B30]" office:value-type="currency" office:currency="USD" office:value="14.9200000000001" calcext:value-type="currency">
            <text:p>$14.92</text:p>
          </table:table-cell>
          <table:table-cell table:style-name="ce17" table:formula="of:=[.E30]/[.D30]" office:value-type="float" office:value="1.18006932290993" calcext:value-type="float">
            <text:p>1.1800693229099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G-HD</text:p>
          </table:table-cell>
          <table:table-cell table:style-name="ce8" office:value-type="currency" office:currency="USD" office:value="1024" calcext:value-type="currency">
            <text:p>$1,024.00</text:p>
          </table:table-cell>
          <table:table-cell table:style-name="ce64" office:value-type="currency" office:currency="USD" office:value="1240" calcext:value-type="currency">
            <text:p>$1,240.00</text:p>
          </table:table-cell>
          <table:table-cell table:style-name="ce64" office:value-type="currency" office:currency="USD" office:value="868" calcext:value-type="currency">
            <text:p>$868.00</text:p>
          </table:table-cell>
          <table:table-cell table:style-name="ce64" office:value-type="currency" office:currency="USD" office:value="1041.6" calcext:value-type="currency">
            <text:p>$1,041.60</text:p>
          </table:table-cell>
          <table:table-cell table:style-name="ce64" table:formula="of:=[.E31]-[.B31]" office:value-type="currency" office:currency="USD" office:value="17.5999999999999" calcext:value-type="currency">
            <text:p>$17.60</text:p>
          </table:table-cell>
          <table:table-cell table:style-name="ce17" table:formula="of:=[.E31]/[.D3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Extra Heavy-Duty and Super Duty Forklift-Karri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A-GR</text:p>
          </table:table-cell>
          <table:table-cell table:style-name="ce8" office:value-type="currency" office:currency="USD" office:value="1968" calcext:value-type="currency">
            <text:p>$1,968.00</text:p>
          </table:table-cell>
          <table:table-cell table:style-name="ce64" office:value-type="currency" office:currency="USD" office:value="2465" calcext:value-type="currency">
            <text:p>$2,465.00</text:p>
          </table:table-cell>
          <table:table-cell table:style-name="ce64" office:value-type="currency" office:currency="USD" office:value="1725.5" calcext:value-type="currency">
            <text:p>$1,725.50</text:p>
          </table:table-cell>
          <table:table-cell table:style-name="ce64" office:value-type="currency" office:currency="USD" office:value="2011.8" calcext:value-type="currency">
            <text:p>$2,011.80</text:p>
          </table:table-cell>
          <table:table-cell table:style-name="ce64" table:formula="of:=[.E35]-[.B35]" office:value-type="currency" office:currency="USD" office:value="43.8" calcext:value-type="currency">
            <text:p>$43.80</text:p>
          </table:table-cell>
          <table:table-cell table:style-name="ce17" table:formula="of:=[.E35]/[.D35]" office:value-type="float" office:value="1.16592292089249" calcext:value-type="float">
            <text:p>1.1659229208924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XGR</text:p>
          </table:table-cell>
          <table:table-cell table:style-name="ce8" office:value-type="currency" office:currency="USD" office:value="2364" calcext:value-type="currency">
            <text:p>$2,364.00</text:p>
          </table:table-cell>
          <table:table-cell table:style-name="ce64" office:value-type="currency" office:currency="USD" office:value="2850" calcext:value-type="currency">
            <text:p>$2,850.00</text:p>
          </table:table-cell>
          <table:table-cell table:style-name="ce64" office:value-type="currency" office:currency="USD" office:value="1995" calcext:value-type="currency">
            <text:p>$1,995.00</text:p>
          </table:table-cell>
          <table:table-cell table:style-name="ce64" office:value-type="currency" office:currency="USD" office:value="2394" calcext:value-type="currency">
            <text:p>$2,394.00</text:p>
          </table:table-cell>
          <table:table-cell table:style-name="ce64" table:formula="of:=[.E36]-[.B36]" office:value-type="currency" office:currency="USD" office:value="30" calcext:value-type="currency">
            <text:p>$30.00</text:p>
          </table:table-cell>
          <table:table-cell table:style-name="ce17" table:formula="of:=[.E36]/[.D3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XMGR</text:p>
          </table:table-cell>
          <table:table-cell table:style-name="ce8" office:value-type="currency" office:currency="USD" office:value="3788" calcext:value-type="currency">
            <text:p>$3,788.00</text:p>
          </table:table-cell>
          <table:table-cell table:style-name="ce64" office:value-type="currency" office:currency="USD" office:value="4688.44" calcext:value-type="currency">
            <text:p>$4,688.44</text:p>
          </table:table-cell>
          <table:table-cell table:style-name="ce64" office:value-type="currency" office:currency="USD" office:value="3281.91" calcext:value-type="currency">
            <text:p>$3,281.91</text:p>
          </table:table-cell>
          <table:table-cell table:style-name="ce64" office:value-type="currency" office:currency="USD" office:value="3811.92" calcext:value-type="currency">
            <text:p>$3,811.92</text:p>
          </table:table-cell>
          <table:table-cell table:style-name="ce64" table:formula="of:=[.E37]-[.B37]" office:value-type="currency" office:currency="USD" office:value="23.9200000000001" calcext:value-type="currency">
            <text:p>$23.92</text:p>
          </table:table-cell>
          <table:table-cell table:style-name="ce17" table:formula="of:=[.E37]/[.D37]" office:value-type="float" office:value="1.16149437370312" calcext:value-type="float">
            <text:p>1.1614943737031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Forklift-Karrier with Battery Power Tilt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A-BP</text:p>
          </table:table-cell>
          <table:table-cell table:style-name="ce8" office:value-type="currency" office:currency="USD" office:value="2989" calcext:value-type="currency">
            <text:p>$2,989.00</text:p>
          </table:table-cell>
          <table:table-cell table:style-name="ce64" office:value-type="currency" office:currency="USD" office:value="3695" calcext:value-type="currency">
            <text:p>$3,695.00</text:p>
          </table:table-cell>
          <table:table-cell table:style-name="ce64" office:value-type="currency" office:currency="USD" office:value="2586.5" calcext:value-type="currency">
            <text:p>$2,586.50</text:p>
          </table:table-cell>
          <table:table-cell table:style-name="ce64" office:value-type="currency" office:currency="USD" office:value="3050" calcext:value-type="currency">
            <text:p>$3,050.00</text:p>
          </table:table-cell>
          <table:table-cell table:style-name="ce64" table:formula="of:=[.E41]-[.B41]" office:value-type="currency" office:currency="USD" office:value="61" calcext:value-type="currency">
            <text:p>$61.00</text:p>
          </table:table-cell>
          <table:table-cell table:style-name="ce17" table:formula="of:=[.E41]/[.D41]" office:value-type="float" office:value="1.17919969070172" calcext:value-type="float">
            <text:p>1.17919969070172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5XBP</text:p>
          </table:table-cell>
          <table:table-cell table:style-name="ce8" office:value-type="currency" office:currency="USD" office:value="4369" calcext:value-type="currency">
            <text:p>$4,369.00</text:p>
          </table:table-cell>
          <table:table-cell table:style-name="ce64" office:value-type="currency" office:currency="USD" office:value="5250" calcext:value-type="currency">
            <text:p>$5,250.00</text:p>
          </table:table-cell>
          <table:table-cell table:style-name="ce64" office:value-type="currency" office:currency="USD" office:value="3675" calcext:value-type="currency">
            <text:p>$3,675.00</text:p>
          </table:table-cell>
          <table:table-cell table:style-name="ce64" office:value-type="currency" office:currency="USD" office:value="4410" calcext:value-type="currency">
            <text:p>$4,410.00</text:p>
          </table:table-cell>
          <table:table-cell table:style-name="ce64" table:formula="of:=[.E42]-[.B42]" office:value-type="currency" office:currency="USD" office:value="41" calcext:value-type="currency">
            <text:p>$41.00</text:p>
          </table:table-cell>
          <table:table-cell table:style-name="ce17" table:formula="of:=[.E42]/[.D4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6">
          <table:table-cell table:style-name="ce2" office:value-type="string" calcext:value-type="string">
            <text:p>288-1 MORSpeed Forklift Attachments - One Drum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8-1</text:p>
          </table:table-cell>
          <table:table-cell table:style-name="ce8" office:value-type="currency" office:currency="USD" office:value="1278" calcext:value-type="currency">
            <text:p>$1,278.00</text:p>
          </table:table-cell>
          <table:table-cell table:style-name="ce64" office:value-type="currency" office:currency="USD" office:value="1580" calcext:value-type="currency">
            <text:p>$1,580.00</text:p>
          </table:table-cell>
          <table:table-cell table:style-name="ce64" office:value-type="currency" office:currency="USD" office:value="995.4" calcext:value-type="currency">
            <text:p>$995.40</text:p>
          </table:table-cell>
          <table:table-cell table:style-name="ce64" office:value-type="currency" office:currency="USD" office:value="1435" calcext:value-type="currency">
            <text:p>$1,435.00</text:p>
          </table:table-cell>
          <table:table-cell table:style-name="ce64" table:formula="of:=[.E46]-[.B46]" office:value-type="currency" office:currency="USD" office:value="157" calcext:value-type="currency">
            <text:p>$157.00</text:p>
          </table:table-cell>
          <table:table-cell table:style-name="ce17" table:formula="of:=[.E46]/[.D46]" office:value-type="float" office:value="1.44163150492264" calcext:value-type="float">
            <text:p>1.44163150492264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8-1-2H</text:p>
          </table:table-cell>
          <table:table-cell table:style-name="ce8" office:value-type="currency" office:currency="USD" office:value="1997" calcext:value-type="currency">
            <text:p>$1,997.00</text:p>
          </table:table-cell>
          <table:table-cell table:style-name="ce64" office:value-type="currency" office:currency="USD" office:value="2495" calcext:value-type="currency">
            <text:p>$2,495.00</text:p>
          </table:table-cell>
          <table:table-cell table:style-name="ce64" office:value-type="currency" office:currency="USD" office:value="1571.85" calcext:value-type="currency">
            <text:p>$1,571.85</text:p>
          </table:table-cell>
          <table:table-cell table:style-name="ce64" office:value-type="currency" office:currency="USD" office:value="2095.8" calcext:value-type="currency">
            <text:p>$2,095.80</text:p>
          </table:table-cell>
          <table:table-cell table:style-name="ce64" table:formula="of:=[.E47]-[.B47]" office:value-type="currency" office:currency="USD" office:value="98.8000000000002" calcext:value-type="currency">
            <text:p>$98.80</text:p>
          </table:table-cell>
          <table:table-cell table:style-name="ce17" table:formula="of:=[.E47]/[.D47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8-0</text:p>
          </table:table-cell>
          <table:table-cell table:style-name="ce8" office:value-type="currency" office:currency="USD" office:value="469" calcext:value-type="currency">
            <text:p>$469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21.3" calcext:value-type="currency">
            <text:p>$321.30</text:p>
          </table:table-cell>
          <table:table-cell table:style-name="ce64" office:value-type="currency" office:currency="USD" office:value="597" calcext:value-type="currency">
            <text:p>$597.00</text:p>
          </table:table-cell>
          <table:table-cell table:style-name="ce64" table:formula="of:=[.E48]-[.B48]" office:value-type="currency" office:currency="USD" office:value="128" calcext:value-type="currency">
            <text:p>$128.00</text:p>
          </table:table-cell>
          <table:table-cell table:style-name="ce17" table:formula="of:=[.E48]/[.D48]" office:value-type="float" office:value="1.85807656395892" calcext:value-type="float">
            <text:p>1.85807656395892</text:p>
          </table:table-cell>
          <table:table-cell table:style-name="ce17" office:value-type="string" calcext:value-type="string">
            <text:p>fsindustrie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23-P</text:p>
          </table:table-cell>
          <table:table-cell table:style-name="ce8" office:value-type="currency" office:currency="USD" office:value="133" calcext:value-type="currency">
            <text:p>$133.00</text:p>
          </table:table-cell>
          <table:table-cell table:style-name="ce64" office:value-type="currency" office:currency="USD" office:value="166" calcext:value-type="currency">
            <text:p>$166.00</text:p>
          </table:table-cell>
          <table:table-cell table:style-name="ce64" office:value-type="currency" office:currency="USD" office:value="116.2" calcext:value-type="currency">
            <text:p>$116.20</text:p>
          </table:table-cell>
          <table:table-cell table:style-name="ce64" office:value-type="currency" office:currency="USD" office:value="137.76" calcext:value-type="currency">
            <text:p>$137.76</text:p>
          </table:table-cell>
          <table:table-cell table:style-name="ce64" table:formula="of:=[.E49]-[.B49]" office:value-type="currency" office:currency="USD" office:value="4.75999999999999" calcext:value-type="currency">
            <text:p>$4.76</text:p>
          </table:table-cell>
          <table:table-cell table:style-name="ce17" table:formula="of:=[.E49]/[.D49]" office:value-type="float" office:value="1.1855421686747" calcext:value-type="float">
            <text:p>1.185542168674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6">
          <table:table-cell table:style-name="ce2" office:value-type="string" calcext:value-type="string">
            <text:p>288-2 MORSpeed Forklift Attachments - Two Drum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8-2</text:p>
          </table:table-cell>
          <table:table-cell table:style-name="ce8" office:value-type="currency" office:currency="USD" office:value="2269" calcext:value-type="currency">
            <text:p>$2,269.00</text:p>
          </table:table-cell>
          <table:table-cell table:style-name="ce64" office:value-type="currency" office:currency="USD" office:value="2650" calcext:value-type="currency">
            <text:p>$2,650.00</text:p>
          </table:table-cell>
          <table:table-cell table:style-name="ce64" office:value-type="currency" office:currency="USD" office:value="1669.5" calcext:value-type="currency">
            <text:p>$1,669.50</text:p>
          </table:table-cell>
          <table:table-cell table:style-name="ce64" office:value-type="currency" office:currency="USD" office:value="2506.66" calcext:value-type="currency">
            <text:p>$2,506.66</text:p>
          </table:table-cell>
          <table:table-cell table:style-name="ce64" table:formula="of:=[.E53]-[.B53]" office:value-type="currency" office:currency="USD" office:value="237.66" calcext:value-type="currency">
            <text:p>$237.66</text:p>
          </table:table-cell>
          <table:table-cell table:style-name="ce17" table:formula="of:=[.E53]/[.D53]" office:value-type="float" office:value="1.50144354597185" calcext:value-type="float">
            <text:p>1.5014435459718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8-2-2H</text:p>
          </table:table-cell>
          <table:table-cell table:style-name="ce8" office:value-type="currency" office:currency="USD" office:value="3679" calcext:value-type="currency">
            <text:p>$3,679.00</text:p>
          </table:table-cell>
          <table:table-cell table:style-name="ce64" office:value-type="currency" office:currency="USD" office:value="4495" calcext:value-type="currency">
            <text:p>$4,495.00</text:p>
          </table:table-cell>
          <table:table-cell table:style-name="ce64" office:value-type="currency" office:currency="USD" office:value="2831.85" calcext:value-type="currency">
            <text:p>$2,831.85</text:p>
          </table:table-cell>
          <table:table-cell table:style-name="ce64" office:value-type="currency" office:currency="USD" office:value="2919" calcext:value-type="currency">
            <text:p>$2,919.00</text:p>
          </table:table-cell>
          <table:table-cell table:style-name="ce64" table:formula="of:=[.E54]-[.B54]" office:value-type="currency" office:currency="USD" office:value="-760" calcext:value-type="currency">
            <text:p>-$760.00</text:p>
          </table:table-cell>
          <table:table-cell table:style-name="ce17" table:formula="of:=[.E54]/[.D54]" office:value-type="float" office:value="1.03077493511309" calcext:value-type="float">
            <text:p>1.03077493511309</text:p>
          </table:table-cell>
          <table:table-cell table:style-name="ce17" office:value-type="string" calcext:value-type="string">
            <text:p>lkgoodwin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Model 287 Carriage-Mount Drum Handl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8" office:value-type="currency" office:currency="USD" office:value="974" calcext:value-type="currency">
            <text:p>$974.00</text:p>
          </table:table-cell>
          <table:table-cell table:style-name="ce64" office:value-type="currency" office:currency="USD" office:value="1175" calcext:value-type="currency">
            <text:p>$1,175.00</text:p>
          </table:table-cell>
          <table:table-cell table:style-name="ce64" office:value-type="currency" office:currency="USD" office:value="740.25" calcext:value-type="currency">
            <text:p>$740.25</text:p>
          </table:table-cell>
          <table:table-cell table:style-name="ce64" office:value-type="currency" office:currency="USD" office:value="987" calcext:value-type="currency">
            <text:p>$987.00</text:p>
          </table:table-cell>
          <table:table-cell table:style-name="ce64" table:formula="of:=[.E58]-[.B58]" office:value-type="currency" office:currency="USD" office:value="13" calcext:value-type="currency">
            <text:p>$13.00</text:p>
          </table:table-cell>
          <table:table-cell table:style-name="ce17" table:formula="of:=[.E58]/[.D58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7-2H</text:p>
          </table:table-cell>
          <table:table-cell table:style-name="ce8" office:value-type="currency" office:currency="USD" office:value="1738" calcext:value-type="currency">
            <text:p>$1,738.00</text:p>
          </table:table-cell>
          <table:table-cell table:style-name="ce64" office:value-type="currency" office:currency="USD" office:value="2090" calcext:value-type="currency">
            <text:p>$2,090.00</text:p>
          </table:table-cell>
          <table:table-cell table:style-name="ce64" office:value-type="currency" office:currency="USD" office:value="1316.7" calcext:value-type="currency">
            <text:p>$1,316.70</text:p>
          </table:table-cell>
          <table:table-cell table:style-name="ce64" office:value-type="currency" office:currency="USD" office:value="1755.6" calcext:value-type="currency">
            <text:p>$1,755.60</text:p>
          </table:table-cell>
          <table:table-cell table:style-name="ce64" table:formula="of:=[.E59]-[.B59]" office:value-type="currency" office:currency="USD" office:value="17.5999999999999" calcext:value-type="currency">
            <text:p>$17.60</text:p>
          </table:table-cell>
          <table:table-cell table:style-name="ce17" table:formula="of:=[.E59]/[.D59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7M</text:p>
          </table:table-cell>
          <table:table-cell table:style-name="ce8" office:value-type="currency" office:currency="USD" office:value="3019" calcext:value-type="currency">
            <text:p>$3,019.00</text:p>
          </table:table-cell>
          <table:table-cell table:style-name="ce64" office:value-type="currency" office:currency="USD" office:value="3612.46" calcext:value-type="currency">
            <text:p>$3,612.46</text:p>
          </table:table-cell>
          <table:table-cell table:style-name="ce64" office:value-type="currency" office:currency="USD" office:value="2275.85" calcext:value-type="currency">
            <text:p>$2,275.85</text:p>
          </table:table-cell>
          <table:table-cell table:style-name="ce64" office:value-type="currency" office:currency="USD" office:value="3034.08" calcext:value-type="currency">
            <text:p>$3,034.08</text:p>
          </table:table-cell>
          <table:table-cell table:style-name="ce64" table:formula="of:=[.E60]-[.B60]" office:value-type="currency" office:currency="USD" office:value="15.0799999999999" calcext:value-type="currency">
            <text:p>$15.08</text:p>
          </table:table-cell>
          <table:table-cell table:style-name="ce17" table:formula="of:=[.E60]/[.D60]" office:value-type="float" office:value="1.33316343344245" calcext:value-type="float">
            <text:p>1.3331634334424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Fork Hook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64" office:value-type="currency" office:currency="USD" office:value="119" calcext:value-type="currency">
            <text:p>$119.00</text:p>
          </table:table-cell>
          <table:table-cell table:style-name="ce64" office:value-type="currency" office:currency="USD" office:value="74.97" calcext:value-type="currency">
            <text:p>$74.97</text:p>
          </table:table-cell>
          <table:table-cell table:style-name="ce64" office:value-type="currency" office:currency="USD" office:value="108.95" calcext:value-type="currency">
            <text:p>$108.95</text:p>
          </table:table-cell>
          <table:table-cell table:style-name="ce64" table:formula="of:=[.E64]-[.B64]" office:value-type="currency" office:currency="USD" office:value="3.95" calcext:value-type="currency">
            <text:p>$3.95</text:p>
          </table:table-cell>
          <table:table-cell table:style-name="ce17" table:formula="of:=[.E64]/[.D64]" office:value-type="float" office:value="1.45324796585301" calcext:value-type="float">
            <text:p>1.4532479658530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Drum Karri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5A</text:p>
          </table:table-cell>
          <table:table-cell table:style-name="ce8" office:value-type="currency" office:currency="USD" office:value="207" calcext:value-type="currency">
            <text:p>$207.00</text:p>
          </table:table-cell>
          <table:table-cell table:style-name="ce64" office:value-type="currency" office:currency="USD" office:value="257" calcext:value-type="currency">
            <text:p>$257.00</text:p>
          </table:table-cell>
          <table:table-cell table:style-name="ce64" office:value-type="currency" office:currency="USD" office:value="161.91" calcext:value-type="currency">
            <text:p>$161.91</text:p>
          </table:table-cell>
          <table:table-cell table:style-name="ce64" office:value-type="currency" office:currency="USD" office:value="215.88" calcext:value-type="currency">
            <text:p>$215.88</text:p>
          </table:table-cell>
          <table:table-cell table:style-name="ce64" table:formula="of:=[.E68]-[.B68]" office:value-type="currency" office:currency="USD" office:value="8.88" calcext:value-type="currency">
            <text:p>$8.88</text:p>
          </table:table-cell>
          <table:table-cell table:style-name="ce17" table:formula="of:=[.E68]/[.D68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5C</text:p>
          </table:table-cell>
          <table:table-cell table:style-name="ce8" office:value-type="currency" office:currency="USD" office:value="272" calcext:value-type="currency">
            <text:p>$272.00</text:p>
          </table:table-cell>
          <table:table-cell table:style-name="ce64" office:value-type="currency" office:currency="USD" office:value="335" calcext:value-type="currency">
            <text:p>$335.00</text:p>
          </table:table-cell>
          <table:table-cell table:style-name="ce64" office:value-type="currency" office:currency="USD" office:value="211.05" calcext:value-type="currency">
            <text:p>$211.05</text:p>
          </table:table-cell>
          <table:table-cell table:style-name="ce64" office:value-type="currency" office:currency="USD" office:value="281.4" calcext:value-type="currency">
            <text:p>$281.40</text:p>
          </table:table-cell>
          <table:table-cell table:style-name="ce64" table:formula="of:=[.E69]-[.B69]" office:value-type="currency" office:currency="USD" office:value="9.39999999999998" calcext:value-type="currency">
            <text:p>$9.40</text:p>
          </table:table-cell>
          <table:table-cell table:style-name="ce17" table:formula="of:=[.E69]/[.D69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5i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64" office:value-type="currency" office:currency="USD" office:value="347" calcext:value-type="currency">
            <text:p>$347.00</text:p>
          </table:table-cell>
          <table:table-cell table:style-name="ce64" office:value-type="currency" office:currency="USD" office:value="218.61" calcext:value-type="currency">
            <text:p>$218.61</text:p>
          </table:table-cell>
          <table:table-cell table:style-name="ce64" office:value-type="currency" office:currency="USD" office:value="313.95" calcext:value-type="currency">
            <text:p>$313.95</text:p>
          </table:table-cell>
          <table:table-cell table:style-name="ce64" table:formula="of:=[.E70]-[.B70]" office:value-type="currency" office:currency="USD" office:value="24.95" calcext:value-type="currency">
            <text:p>$24.95</text:p>
          </table:table-cell>
          <table:table-cell table:style-name="ce17" table:formula="of:=[.E70]/[.D70]" office:value-type="float" office:value="1.43611911623439" calcext:value-type="float">
            <text:p>1.4361191162343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5G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 office:value-type="currency" office:currency="USD" office:value="485" calcext:value-type="currency">
            <text:p>$485.00</text:p>
          </table:table-cell>
          <table:table-cell table:style-name="ce64" office:value-type="currency" office:currency="USD" office:value="305.55" calcext:value-type="currency">
            <text:p>$305.55</text:p>
          </table:table-cell>
          <table:table-cell table:style-name="ce64" office:value-type="currency" office:currency="USD" office:value="407.4" calcext:value-type="currency">
            <text:p>$407.40</text:p>
          </table:table-cell>
          <table:table-cell table:style-name="ce64" table:formula="of:=[.E71]-[.B71]" office:value-type="currency" office:currency="USD" office:value="8.39999999999998" calcext:value-type="currency">
            <text:p>$8.40</text:p>
          </table:table-cell>
          <table:table-cell table:style-name="ce17" table:formula="of:=[.E71]/[.D71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5AM</text:p>
          </table:table-cell>
          <table:table-cell table:style-name="ce8" office:value-type="currency" office:currency="USD" office:value="869" calcext:value-type="currency">
            <text:p>$869.00</text:p>
          </table:table-cell>
          <table:table-cell table:style-name="ce64" office:value-type="currency" office:currency="USD" office:value="1019.13" calcext:value-type="currency">
            <text:p>$1,019.13</text:p>
          </table:table-cell>
          <table:table-cell table:style-name="ce64" office:value-type="currency" office:currency="USD" office:value="642.05" calcext:value-type="currency">
            <text:p>$642.05</text:p>
          </table:table-cell>
          <table:table-cell table:style-name="ce64" office:value-type="currency" office:currency="USD" office:value="882.84" calcext:value-type="currency">
            <text:p>$882.84</text:p>
          </table:table-cell>
          <table:table-cell table:style-name="ce64" table:formula="of:=[.E72]-[.B72]" office:value-type="currency" office:currency="USD" office:value="13.84" calcext:value-type="currency">
            <text:p>$13.84</text:p>
          </table:table-cell>
          <table:table-cell table:style-name="ce17" table:formula="of:=[.E72]/[.D72]" office:value-type="float" office:value="1.37503309711082" calcext:value-type="float">
            <text:p>1.3750330971108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5i-SS</text:p>
          </table:table-cell>
          <table:table-cell table:style-name="ce8" office:value-type="currency" office:currency="USD" office:value="1125" calcext:value-type="currency">
            <text:p>$1,125.00</text:p>
          </table:table-cell>
          <table:table-cell table:style-name="ce64" office:value-type="currency" office:currency="USD" office:value="1365" calcext:value-type="currency">
            <text:p>$1,365.00</text:p>
          </table:table-cell>
          <table:table-cell table:style-name="ce64" office:value-type="currency" office:currency="USD" office:value="859.95" calcext:value-type="currency">
            <text:p>$859.95</text:p>
          </table:table-cell>
          <table:table-cell table:style-name="ce64" office:value-type="currency" office:currency="USD" office:value="1145" calcext:value-type="currency">
            <text:p>$1,145.00</text:p>
          </table:table-cell>
          <table:table-cell table:style-name="ce64" table:formula="of:=[.E73]-[.B73]" office:value-type="currency" office:currency="USD" office:value="20" calcext:value-type="currency">
            <text:p>$20.00</text:p>
          </table:table-cell>
          <table:table-cell table:style-name="ce17" table:formula="of:=[.E73]/[.D73]" office:value-type="float" office:value="1.33147276004419" calcext:value-type="float">
            <text:p>1.33147276004419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Verti-Karrier Drum Lift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64" office:value-type="currency" office:currency="USD" office:value="263" calcext:value-type="currency">
            <text:p>$263.00</text:p>
          </table:table-cell>
          <table:table-cell table:style-name="ce64" office:value-type="currency" office:currency="USD" office:value="165.69" calcext:value-type="currency">
            <text:p>$165.69</text:p>
          </table:table-cell>
          <table:table-cell table:style-name="ce64" office:value-type="currency" office:currency="USD" office:value="218.4" calcext:value-type="currency">
            <text:p>$218.40</text:p>
          </table:table-cell>
          <table:table-cell table:style-name="ce64" table:formula="of:=[.E77]-[.B77]" office:value-type="currency" office:currency="USD" office:value="1.40000000000001" calcext:value-type="currency">
            <text:p>$1.40</text:p>
          </table:table-cell>
          <table:table-cell table:style-name="ce17" table:formula="of:=[.E77]/[.D77]" office:value-type="float" office:value="1.31812420785805" calcext:value-type="float">
            <text:p>1.3181242078580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0-30</text:p>
          </table:table-cell>
          <table:table-cell table:style-name="ce8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308" calcext:value-type="currency">
            <text:p>$308.00</text:p>
          </table:table-cell>
          <table:table-cell table:style-name="ce64" office:value-type="currency" office:currency="USD" office:value="194.04" calcext:value-type="currency">
            <text:p>$194.04</text:p>
          </table:table-cell>
          <table:table-cell table:style-name="ce64" office:value-type="currency" office:currency="USD" office:value="265" calcext:value-type="currency">
            <text:p>$265.00</text:p>
          </table:table-cell>
          <table:table-cell table:style-name="ce64" table:formula="of:=[.E78]-[.B78]" office:value-type="currency" office:currency="USD" office:value="10" calcext:value-type="currency">
            <text:p>$10.00</text:p>
          </table:table-cell>
          <table:table-cell table:style-name="ce17" table:formula="of:=[.E78]/[.D78]" office:value-type="float" office:value="1.36569779426922" calcext:value-type="float">
            <text:p>1.36569779426922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0-85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64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270.9" calcext:value-type="currency">
            <text:p>$270.90</text:p>
          </table:table-cell>
          <table:table-cell table:style-name="ce64" office:value-type="currency" office:currency="USD" office:value="365" calcext:value-type="currency">
            <text:p>$365.00</text:p>
          </table:table-cell>
          <table:table-cell table:style-name="ce64" table:formula="of:=[.E79]-[.B79]" office:value-type="currency" office:currency="USD" office:value="16" calcext:value-type="currency">
            <text:p>$16.00</text:p>
          </table:table-cell>
          <table:table-cell table:style-name="ce17" table:formula="of:=[.E79]/[.D79]" office:value-type="float" office:value="1.34736064968623" calcext:value-type="float">
            <text:p>1.34736064968623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0-SS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830" calcext:value-type="currency">
            <text:p>$830.00</text:p>
          </table:table-cell>
          <table:table-cell table:style-name="ce64" office:value-type="currency" office:currency="USD" office:value="522.9" calcext:value-type="currency">
            <text:p>$522.90</text:p>
          </table:table-cell>
          <table:table-cell table:style-name="ce64" office:value-type="currency" office:currency="USD" office:value="634.2" calcext:value-type="currency">
            <text:p>$634.20</text:p>
          </table:table-cell>
          <table:table-cell table:style-name="ce64" table:formula="of:=[.E80]-[.B80]" office:value-type="currency" office:currency="USD" office:value="5.20000000000005" calcext:value-type="currency">
            <text:p>$5.20</text:p>
          </table:table-cell>
          <table:table-cell table:style-name="ce17" table:formula="of:=[.E80]/[.D80]" office:value-type="float" office:value="1.21285140562249" calcext:value-type="float">
            <text:p>1.2128514056224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0M</text:p>
          </table:table-cell>
          <table:table-cell table:style-name="ce8" office:value-type="currency" office:currency="USD" office:value="749" calcext:value-type="currency">
            <text:p>$749.00</text:p>
          </table:table-cell>
          <table:table-cell table:style-name="ce64" office:value-type="currency" office:currency="USD" office:value="950.58" calcext:value-type="currency">
            <text:p>$950.58</text:p>
          </table:table-cell>
          <table:table-cell table:style-name="ce64" office:value-type="currency" office:currency="USD" office:value="598.87" calcext:value-type="currency">
            <text:p>$598.87</text:p>
          </table:table-cell>
          <table:table-cell table:style-name="ce64" office:value-type="currency" office:currency="USD" office:value="766.08" calcext:value-type="currency">
            <text:p>$766.08</text:p>
          </table:table-cell>
          <table:table-cell table:style-name="ce64" table:formula="of:=[.E81]-[.B81]" office:value-type="currency" office:currency="USD" office:value="17.08" calcext:value-type="currency">
            <text:p>$17.08</text:p>
          </table:table-cell>
          <table:table-cell table:style-name="ce17" table:formula="of:=[.E81]/[.D81]" office:value-type="float" office:value="1.27920917728388" calcext:value-type="float">
            <text:p>1.2792091772838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odel 91 Drum Lift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8" office:value-type="currency" office:currency="USD" office:value="123" calcext:value-type="currency">
            <text:p>$123.00</text:p>
          </table:table-cell>
          <table:table-cell table:style-name="ce64" office:value-type="currency" office:currency="USD" office:value="143" calcext:value-type="currency">
            <text:p>$143.00</text:p>
          </table:table-cell>
          <table:table-cell table:style-name="ce64" office:value-type="currency" office:currency="USD" office:value="90.09" calcext:value-type="currency">
            <text:p>$90.09</text:p>
          </table:table-cell>
          <table:table-cell table:style-name="ce64" office:value-type="currency" office:currency="USD" office:value="125" calcext:value-type="currency">
            <text:p>$125.00</text:p>
          </table:table-cell>
          <table:table-cell table:style-name="ce64" table:formula="of:=[.E85]-[.B85]" office:value-type="currency" office:currency="USD" office:value="2" calcext:value-type="currency">
            <text:p>$2.00</text:p>
          </table:table-cell>
          <table:table-cell table:style-name="ce17" table:formula="of:=[.E85]/[.D85]" office:value-type="float" office:value="1.38750138750139" calcext:value-type="float">
            <text:p>1.38750138750139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Drum Lifting Hook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currency" office:currency="USD" office:value="68" calcext:value-type="currency">
            <text:p>$68.00</text:p>
          </table:table-cell>
          <table:table-cell table:style-name="ce64" office:value-type="currency" office:currency="USD" office:value="75" calcext:value-type="currency">
            <text:p>$75.00</text:p>
          </table:table-cell>
          <table:table-cell table:style-name="ce64" office:value-type="currency" office:currency="USD" office:value="47.25" calcext:value-type="currency">
            <text:p>$47.25</text:p>
          </table:table-cell>
          <table:table-cell table:style-name="ce64" office:value-type="currency" office:currency="USD" office:value="69.95" calcext:value-type="currency">
            <text:p>$69.95</text:p>
          </table:table-cell>
          <table:table-cell table:style-name="ce64" table:formula="of:=[.E89]-[.B89]" office:value-type="currency" office:currency="USD" office:value="1.95" calcext:value-type="currency">
            <text:p>$1.95</text:p>
          </table:table-cell>
          <table:table-cell table:style-name="ce17" table:formula="of:=[.E89]/[.D89]" office:value-type="float" office:value="1.48042328042328" calcext:value-type="float">
            <text:p>1.4804232804232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M</text:p>
          </table:table-cell>
          <table:table-cell table:style-name="ce8" office:value-type="currency" office:currency="USD" office:value="142" calcext:value-type="currency">
            <text:p>$142.00</text:p>
          </table:table-cell>
          <table:table-cell table:style-name="ce64" office:value-type="currency" office:currency="USD" office:value="164" calcext:value-type="currency">
            <text:p>$164.00</text:p>
          </table:table-cell>
          <table:table-cell table:style-name="ce64" office:value-type="currency" office:currency="USD" office:value="103.32" calcext:value-type="currency">
            <text:p>$103.32</text:p>
          </table:table-cell>
          <table:table-cell table:style-name="ce64" office:value-type="currency" office:currency="USD" office:value="145" calcext:value-type="currency">
            <text:p>$145.00</text:p>
          </table:table-cell>
          <table:table-cell table:style-name="ce64" table:formula="of:=[.E90]-[.B90]" office:value-type="currency" office:currency="USD" office:value="3" calcext:value-type="currency">
            <text:p>$3.00</text:p>
          </table:table-cell>
          <table:table-cell table:style-name="ce17" table:formula="of:=[.E90]/[.D90]" office:value-type="float" office:value="1.40340689121177" calcext:value-type="float">
            <text:p>1.40340689121177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Heavy-Duty Drum Lift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8" office:value-type="currency" office:currency="USD" office:value="276" calcext:value-type="currency">
            <text:p>$276.00</text:p>
          </table:table-cell>
          <table:table-cell table:style-name="ce64" office:value-type="currency" office:currency="USD" office:value="314" calcext:value-type="currency">
            <text:p>$314.00</text:p>
          </table:table-cell>
          <table:table-cell table:style-name="ce64" office:value-type="currency" office:currency="USD" office:value="197.82" calcext:value-type="currency">
            <text:p>$197.82</text:p>
          </table:table-cell>
          <table:table-cell table:style-name="ce64" office:value-type="currency" office:currency="USD" office:value="279.95" calcext:value-type="currency">
            <text:p>$279.95</text:p>
          </table:table-cell>
          <table:table-cell table:style-name="ce64" table:formula="of:=[.E94]-[.B94]" office:value-type="currency" office:currency="USD" office:value="3.94999999999999" calcext:value-type="currency">
            <text:p>$3.95</text:p>
          </table:table-cell>
          <table:table-cell table:style-name="ce17" table:formula="of:=[.E94]/[.D94]" office:value-type="float" office:value="1.4151754119907" calcext:value-type="float">
            <text:p>1.415175411990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2-G</text:p>
          </table:table-cell>
          <table:table-cell table:style-name="ce8" office:value-type="currency" office:currency="USD" office:value="279" calcext:value-type="currency">
            <text:p>$279.00</text:p>
          </table:table-cell>
          <table:table-cell table:style-name="ce64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248.85" calcext:value-type="currency">
            <text:p>$248.85</text:p>
          </table:table-cell>
          <table:table-cell table:style-name="ce64" office:value-type="currency" office:currency="USD" office:value="280" calcext:value-type="currency">
            <text:p>$280.00</text:p>
          </table:table-cell>
          <table:table-cell table:style-name="ce64" table:formula="of:=[.E95]-[.B95]" office:value-type="currency" office:currency="USD" office:value="1" calcext:value-type="currency">
            <text:p>$1.00</text:p>
          </table:table-cell>
          <table:table-cell table:style-name="ce17" table:formula="of:=[.E95]/[.D95]" office:value-type="float" office:value="1.12517580872011" calcext:value-type="float">
            <text:p>1.12517580872011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eries 86 Drum Lift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8" office:value-type="currency" office:currency="USD" office:value="319" calcext:value-type="currency">
            <text:p>$319.00</text:p>
          </table:table-cell>
          <table:table-cell table:style-name="ce64" office:value-type="currency" office:currency="USD" office:value="365" calcext:value-type="currency">
            <text:p>$365.00</text:p>
          </table:table-cell>
          <table:table-cell table:style-name="ce64" office:value-type="currency" office:currency="USD" office:value="229.95" calcext:value-type="currency">
            <text:p>$229.95</text:p>
          </table:table-cell>
          <table:table-cell table:style-name="ce64" office:value-type="currency" office:currency="USD" office:value="329.95" calcext:value-type="currency">
            <text:p>$329.95</text:p>
          </table:table-cell>
          <table:table-cell table:style-name="ce64" table:formula="of:=[.E99]-[.B99]" office:value-type="currency" office:currency="USD" office:value="10.95" calcext:value-type="currency">
            <text:p>$10.95</text:p>
          </table:table-cell>
          <table:table-cell table:style-name="ce17" table:formula="of:=[.E99]/[.D99]" office:value-type="float" office:value="1.43487714720591" calcext:value-type="float">
            <text:p>1.4348771472059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6-SS</text:p>
          </table:table-cell>
          <table:table-cell table:style-name="ce8" office:value-type="currency" office:currency="USD" office:value="1759" calcext:value-type="currency">
            <text:p>$1,759.00</text:p>
          </table:table-cell>
          <table:table-cell table:style-name="ce64" office:value-type="currency" office:currency="USD" office:value="1995" calcext:value-type="currency">
            <text:p>$1,995.00</text:p>
          </table:table-cell>
          <table:table-cell table:style-name="ce64" office:value-type="currency" office:currency="USD" office:value="1256.85" calcext:value-type="currency">
            <text:p>$1,256.85</text:p>
          </table:table-cell>
          <table:table-cell table:style-name="ce64" office:value-type="currency" office:currency="USD" office:value="1772" calcext:value-type="currency">
            <text:p>$1,772.00</text:p>
          </table:table-cell>
          <table:table-cell table:style-name="ce64" table:formula="of:=[.E100]-[.B100]" office:value-type="currency" office:currency="USD" office:value="13" calcext:value-type="currency">
            <text:p>$13.00</text:p>
          </table:table-cell>
          <table:table-cell table:style-name="ce17" table:formula="of:=[.E100]/[.D100]" office:value-type="float" office:value="1.4098738910769" calcext:value-type="float">
            <text:p>1.409873891076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cale-Equipped Vertical-Lift Drum Pour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M-T-114</text:p>
          </table:table-cell>
          <table:table-cell table:style-name="ce8" office:value-type="currency" office:currency="USD" office:value="14799" calcext:value-type="currency">
            <text:p>$14,799.00</text:p>
          </table:table-cell>
          <table:table-cell table:style-name="ce64" office:value-type="currency" office:currency="USD" office:value="17245.41" calcext:value-type="currency">
            <text:p>$17,245.41</text:p>
          </table:table-cell>
          <table:table-cell table:style-name="ce64" office:value-type="currency" office:currency="USD" office:value="12071.79" calcext:value-type="currency">
            <text:p>$12,071.79</text:p>
          </table:table-cell>
          <table:table-cell table:style-name="ce64" office:value-type="currency" office:currency="USD" office:value="15000.72" calcext:value-type="currency">
            <text:p>$15,000.72</text:p>
          </table:table-cell>
          <table:table-cell table:style-name="ce64" table:formula="of:=[.E104]-[.B104]" office:value-type="currency" office:currency="USD" office:value="201.719999999999" calcext:value-type="currency">
            <text:p>$201.72</text:p>
          </table:table-cell>
          <table:table-cell table:style-name="ce17" table:formula="of:=[.E104]/[.D104]" office:value-type="float" office:value="1.24262599001474" calcext:value-type="float">
            <text:p>1.2426259900147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M-T-124</text:p>
          </table:table-cell>
          <table:table-cell table:style-name="ce8" office:value-type="currency" office:currency="USD" office:value="10819" calcext:value-type="currency">
            <text:p>$10,819.00</text:p>
          </table:table-cell>
          <table:table-cell table:style-name="ce64" office:value-type="currency" office:currency="USD" office:value="16630.52" calcext:value-type="currency">
            <text:p>$16,630.52</text:p>
          </table:table-cell>
          <table:table-cell table:style-name="ce64" office:value-type="currency" office:currency="USD" office:value="11641.36" calcext:value-type="currency">
            <text:p>$11,641.36</text:p>
          </table:table-cell>
          <table:table-cell table:style-name="ce64" office:value-type="currency" office:currency="USD" office:value="11065" calcext:value-type="currency">
            <text:p>$11,065.00</text:p>
          </table:table-cell>
          <table:table-cell table:style-name="ce64" table:formula="of:=[.E105]-[.B105]" office:value-type="currency" office:currency="USD" office:value="246" calcext:value-type="currency">
            <text:p>$246.00</text:p>
          </table:table-cell>
          <table:table-cell table:style-name="ce17" table:formula="of:=[.E105]/[.D105]" office:value-type="float" office:value="0.950490320718541" calcext:value-type="float">
            <text:p>0.950490320718541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N</text:p>
          </table:table-cell>
          <table:table-cell table:style-name="ce8" office:value-type="currency" office:currency="USD" office:value="11032" calcext:value-type="currency">
            <text:p>$11,032.00</text:p>
          </table:table-cell>
          <table:table-cell table:style-name="ce64" office:value-type="currency" office:currency="USD" office:value="12415" calcext:value-type="currency">
            <text:p>$12,415.00</text:p>
          </table:table-cell>
          <table:table-cell table:style-name="ce64" office:value-type="currency" office:currency="USD" office:value="8690.5" calcext:value-type="currency">
            <text:p>$8,690.50</text:p>
          </table:table-cell>
          <table:table-cell table:style-name="ce64" office:value-type="currency" office:currency="USD" office:value="11065" calcext:value-type="currency">
            <text:p>$11,065.00</text:p>
          </table:table-cell>
          <table:table-cell table:style-name="ce64" table:formula="of:=[.E106]-[.B106]" office:value-type="currency" office:currency="USD" office:value="33" calcext:value-type="currency">
            <text:p>$33.00</text:p>
          </table:table-cell>
          <table:table-cell table:style-name="ce17" table:formula="of:=[.E106]/[.D106]" office:value-type="float" office:value="1.27322938841263" calcext:value-type="float">
            <text:p>1.27322938841263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N-110</text:p>
          </table:table-cell>
          <table:table-cell table:style-name="ce8" office:value-type="currency" office:currency="USD" office:value="12219" calcext:value-type="currency">
            <text:p>$12,219.00</text:p>
          </table:table-cell>
          <table:table-cell table:style-name="ce64" office:value-type="currency" office:currency="USD" office:value="14585" calcext:value-type="currency">
            <text:p>$14,585.00</text:p>
          </table:table-cell>
          <table:table-cell table:style-name="ce64" office:value-type="currency" office:currency="USD" office:value="10209.5" calcext:value-type="currency">
            <text:p>$10,209.50</text:p>
          </table:table-cell>
          <table:table-cell table:style-name="ce64" office:value-type="currency" office:currency="USD" office:value="12251.4" calcext:value-type="currency">
            <text:p>$12,251.40</text:p>
          </table:table-cell>
          <table:table-cell table:style-name="ce64" table:formula="of:=[.E107]-[.B107]" office:value-type="currency" office:currency="USD" office:value="32.3999999999996" calcext:value-type="currency">
            <text:p>$32.40</text:p>
          </table:table-cell>
          <table:table-cell table:style-name="ce17" table:formula="of:=[.E107]/[.D10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N-114</text:p>
          </table:table-cell>
          <table:table-cell table:style-name="ce8" office:value-type="currency" office:currency="USD" office:value="12270" calcext:value-type="currency">
            <text:p>$12,270.00</text:p>
          </table:table-cell>
          <table:table-cell table:style-name="ce64" office:value-type="currency" office:currency="USD" office:value="14635" calcext:value-type="currency">
            <text:p>$14,635.00</text:p>
          </table:table-cell>
          <table:table-cell table:style-name="ce64" office:value-type="currency" office:currency="USD" office:value="10244.5" calcext:value-type="currency">
            <text:p>$10,244.50</text:p>
          </table:table-cell>
          <table:table-cell table:style-name="ce64" office:value-type="currency" office:currency="USD" office:value="12293.4" calcext:value-type="currency">
            <text:p>$12,293.40</text:p>
          </table:table-cell>
          <table:table-cell table:style-name="ce64" table:formula="of:=[.E108]-[.B108]" office:value-type="currency" office:currency="USD" office:value="23.3999999999996" calcext:value-type="currency">
            <text:p>$23.40</text:p>
          </table:table-cell>
          <table:table-cell table:style-name="ce17" table:formula="of:=[.E108]/[.D10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N-115</text:p>
          </table:table-cell>
          <table:table-cell table:style-name="ce8" office:value-type="currency" office:currency="USD" office:value="12259" calcext:value-type="currency">
            <text:p>$12,259.00</text:p>
          </table:table-cell>
          <table:table-cell table:style-name="ce64" office:value-type="currency" office:currency="USD" office:value="14610" calcext:value-type="currency">
            <text:p>$14,610.00</text:p>
          </table:table-cell>
          <table:table-cell table:style-name="ce64" office:value-type="currency" office:currency="USD" office:value="10227" calcext:value-type="currency">
            <text:p>$10,227.00</text:p>
          </table:table-cell>
          <table:table-cell table:style-name="ce64" office:value-type="currency" office:currency="USD" office:value="12272.4" calcext:value-type="currency">
            <text:p>$12,272.40</text:p>
          </table:table-cell>
          <table:table-cell table:style-name="ce64" table:formula="of:=[.E109]-[.B109]" office:value-type="currency" office:currency="USD" office:value="13.3999999999996" calcext:value-type="currency">
            <text:p>$13.40</text:p>
          </table:table-cell>
          <table:table-cell table:style-name="ce17" table:formula="of:=[.E109]/[.D10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N-120</text:p>
          </table:table-cell>
          <table:table-cell table:style-name="ce8" office:value-type="currency" office:currency="USD" office:value="11259" calcext:value-type="currency">
            <text:p>$11,259.00</text:p>
          </table:table-cell>
          <table:table-cell table:style-name="ce64" office:value-type="currency" office:currency="USD" office:value="13410" calcext:value-type="currency">
            <text:p>$13,410.00</text:p>
          </table:table-cell>
          <table:table-cell table:style-name="ce64" office:value-type="currency" office:currency="USD" office:value="9387" calcext:value-type="currency">
            <text:p>$9,387.00</text:p>
          </table:table-cell>
          <table:table-cell table:style-name="ce64" office:value-type="currency" office:currency="USD" office:value="11264.4" calcext:value-type="currency">
            <text:p>$11,264.40</text:p>
          </table:table-cell>
          <table:table-cell table:style-name="ce64" table:formula="of:=[.E110]-[.B110]" office:value-type="currency" office:currency="USD" office:value="5.39999999999964" calcext:value-type="currency">
            <text:p>$5.40</text:p>
          </table:table-cell>
          <table:table-cell table:style-name="ce17" table:formula="of:=[.E110]/[.D11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N-124</text:p>
          </table:table-cell>
          <table:table-cell table:style-name="ce8" office:value-type="currency" office:currency="USD" office:value="10919" calcext:value-type="currency">
            <text:p>$10,919.00</text:p>
          </table:table-cell>
          <table:table-cell table:style-name="ce64" office:value-type="currency" office:currency="USD" office:value="13460" calcext:value-type="currency">
            <text:p>$13,460.00</text:p>
          </table:table-cell>
          <table:table-cell table:style-name="ce64" office:value-type="currency" office:currency="USD" office:value="9422" calcext:value-type="currency">
            <text:p>$9,422.00</text:p>
          </table:table-cell>
          <table:table-cell table:style-name="ce64" office:value-type="currency" office:currency="USD" office:value="11306.4" calcext:value-type="currency">
            <text:p>$11,306.40</text:p>
          </table:table-cell>
          <table:table-cell table:style-name="ce64" table:formula="of:=[.E111]-[.B111]" office:value-type="currency" office:currency="USD" office:value="387.4" calcext:value-type="currency">
            <text:p>$387.40</text:p>
          </table:table-cell>
          <table:table-cell table:style-name="ce17" table:formula="of:=[.E111]/[.D11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N-125</text:p>
          </table:table-cell>
          <table:table-cell table:style-name="ce8" office:value-type="currency" office:currency="USD" office:value="11229" calcext:value-type="currency">
            <text:p>$11,229.00</text:p>
          </table:table-cell>
          <table:table-cell table:style-name="ce64" office:value-type="currency" office:currency="USD" office:value="13435" calcext:value-type="currency">
            <text:p>$13,435.00</text:p>
          </table:table-cell>
          <table:table-cell table:style-name="ce64" office:value-type="currency" office:currency="USD" office:value="9404.5" calcext:value-type="currency">
            <text:p>$9,404.50</text:p>
          </table:table-cell>
          <table:table-cell table:style-name="ce64" office:value-type="currency" office:currency="USD" office:value="11285.4" calcext:value-type="currency">
            <text:p>$11,285.40</text:p>
          </table:table-cell>
          <table:table-cell table:style-name="ce64" table:formula="of:=[.E112]-[.B112]" office:value-type="currency" office:currency="USD" office:value="56.3999999999996" calcext:value-type="currency">
            <text:p>$56.40</text:p>
          </table:table-cell>
          <table:table-cell table:style-name="ce17" table:formula="of:=[.E112]/[.D11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T</text:p>
          </table:table-cell>
          <table:table-cell table:style-name="ce8" office:value-type="currency" office:currency="USD" office:value="12088" calcext:value-type="currency">
            <text:p>$12,088.00</text:p>
          </table:table-cell>
          <table:table-cell table:style-name="ce64" office:value-type="currency" office:currency="USD" office:value="14405" calcext:value-type="currency">
            <text:p>$14,405.00</text:p>
          </table:table-cell>
          <table:table-cell table:style-name="ce64" office:value-type="currency" office:currency="USD" office:value="10083.5" calcext:value-type="currency">
            <text:p>$10,083.50</text:p>
          </table:table-cell>
          <table:table-cell table:style-name="ce64" office:value-type="currency" office:currency="USD" office:value="12100.2" calcext:value-type="currency">
            <text:p>$12,100.20</text:p>
          </table:table-cell>
          <table:table-cell table:style-name="ce64" table:formula="of:=[.E113]-[.B113]" office:value-type="currency" office:currency="USD" office:value="12.2000000000007" calcext:value-type="currency">
            <text:p>$12.20</text:p>
          </table:table-cell>
          <table:table-cell table:style-name="ce17" table:formula="of:=[.E113]/[.D11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T-114</text:p>
          </table:table-cell>
          <table:table-cell table:style-name="ce8" office:value-type="currency" office:currency="USD" office:value="13970" calcext:value-type="currency">
            <text:p>$13,970.00</text:p>
          </table:table-cell>
          <table:table-cell table:style-name="ce64" office:value-type="currency" office:currency="USD" office:value="16650" calcext:value-type="currency">
            <text:p>$16,650.00</text:p>
          </table:table-cell>
          <table:table-cell table:style-name="ce64" office:value-type="currency" office:currency="USD" office:value="11655" calcext:value-type="currency">
            <text:p>$11,655.00</text:p>
          </table:table-cell>
          <table:table-cell table:style-name="ce64" office:value-type="currency" office:currency="USD" office:value="13986" calcext:value-type="currency">
            <text:p>$13,986.00</text:p>
          </table:table-cell>
          <table:table-cell table:style-name="ce64" table:formula="of:=[.E114]-[.B114]" office:value-type="currency" office:currency="USD" office:value="16" calcext:value-type="currency">
            <text:p>$16.00</text:p>
          </table:table-cell>
          <table:table-cell table:style-name="ce17" table:formula="of:=[.E114]/[.D11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-T-124</text:p>
          </table:table-cell>
          <table:table-cell table:style-name="ce8" office:value-type="currency" office:currency="USD" office:value="12889" calcext:value-type="currency">
            <text:p>$12,889.00</text:p>
          </table:table-cell>
          <table:table-cell table:style-name="ce64" office:value-type="currency" office:currency="USD" office:value="15375" calcext:value-type="currency">
            <text:p>$15,375.00</text:p>
          </table:table-cell>
          <table:table-cell table:style-name="ce64" office:value-type="currency" office:currency="USD" office:value="10762.5" calcext:value-type="currency">
            <text:p>$10,762.50</text:p>
          </table:table-cell>
          <table:table-cell table:style-name="ce64" office:value-type="currency" office:currency="USD" office:value="12915" calcext:value-type="currency">
            <text:p>$12,915.00</text:p>
          </table:table-cell>
          <table:table-cell table:style-name="ce64" table:formula="of:=[.E115]-[.B115]" office:value-type="currency" office:currency="USD" office:value="26" calcext:value-type="currency">
            <text:p>$26.00</text:p>
          </table:table-cell>
          <table:table-cell table:style-name="ce17" table:formula="of:=[.E115]/[.D11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M-T-114</text:p>
          </table:table-cell>
          <table:table-cell table:style-name="ce8" office:value-type="currency" office:currency="USD" office:value="15899" calcext:value-type="currency">
            <text:p>$15,899.00</text:p>
          </table:table-cell>
          <table:table-cell table:style-name="ce64" office:value-type="currency" office:currency="USD" office:value="18059.89" calcext:value-type="currency">
            <text:p>$18,059.89</text:p>
          </table:table-cell>
          <table:table-cell table:style-name="ce64" office:value-type="currency" office:currency="USD" office:value="12641.92" calcext:value-type="currency">
            <text:p>$12,641.92</text:p>
          </table:table-cell>
          <table:table-cell table:style-name="ce64" office:value-type="currency" office:currency="USD" office:value="16028.88" calcext:value-type="currency">
            <text:p>$16,028.88</text:p>
          </table:table-cell>
          <table:table-cell table:style-name="ce64" table:formula="of:=[.E116]-[.B116]" office:value-type="currency" office:currency="USD" office:value="129.879999999999" calcext:value-type="currency">
            <text:p>$129.88</text:p>
          </table:table-cell>
          <table:table-cell table:style-name="ce17" table:formula="of:=[.E116]/[.D116]" office:value-type="float" office:value="1.26791500025313" calcext:value-type="float">
            <text:p>1.2679150002531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M-T-124</text:p>
          </table:table-cell>
          <table:table-cell table:style-name="ce8" office:value-type="currency" office:currency="USD" office:value="13619" calcext:value-type="currency">
            <text:p>$13,619.00</text:p>
          </table:table-cell>
          <table:table-cell table:style-name="ce64" office:value-type="currency" office:currency="USD" office:value="17592.67" calcext:value-type="currency">
            <text:p>$17,592.67</text:p>
          </table:table-cell>
          <table:table-cell table:style-name="ce64" office:value-type="currency" office:currency="USD" office:value="12314.87" calcext:value-type="currency">
            <text:p>$12,314.87</text:p>
          </table:table-cell>
          <table:table-cell table:style-name="ce64" office:value-type="currency" office:currency="USD" office:value="15636.6" calcext:value-type="currency">
            <text:p>$15,636.60</text:p>
          </table:table-cell>
          <table:table-cell table:style-name="ce64" table:formula="of:=[.E117]-[.B117]" office:value-type="currency" office:currency="USD" office:value="2017.6" calcext:value-type="currency">
            <text:p>$2,017.60</text:p>
          </table:table-cell>
          <table:table-cell table:style-name="ce17" table:formula="of:=[.E117]/[.D117]" office:value-type="float" office:value="1.26973325743593" calcext:value-type="float">
            <text:p>1.2697332574359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</text:p>
          </table:table-cell>
          <table:table-cell table:style-name="ce8" office:value-type="currency" office:currency="USD" office:value="11559" calcext:value-type="currency">
            <text:p>$11,559.00</text:p>
          </table:table-cell>
          <table:table-cell table:style-name="ce64" office:value-type="currency" office:currency="USD" office:value="13795" calcext:value-type="currency">
            <text:p>$13,795.00</text:p>
          </table:table-cell>
          <table:table-cell table:style-name="ce64" office:value-type="currency" office:currency="USD" office:value="9656.5" calcext:value-type="currency">
            <text:p>$9,656.50</text:p>
          </table:table-cell>
          <table:table-cell table:style-name="ce64" office:value-type="currency" office:currency="USD" office:value="11587.8" calcext:value-type="currency">
            <text:p>$11,587.80</text:p>
          </table:table-cell>
          <table:table-cell table:style-name="ce64" table:formula="of:=[.E118]-[.B118]" office:value-type="currency" office:currency="USD" office:value="28.7999999999993" calcext:value-type="currency">
            <text:p>$28.80</text:p>
          </table:table-cell>
          <table:table-cell table:style-name="ce17" table:formula="of:=[.E118]/[.D11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-110</text:p>
          </table:table-cell>
          <table:table-cell table:style-name="ce8" office:value-type="currency" office:currency="USD" office:value="13390" calcext:value-type="currency">
            <text:p>$13,390.00</text:p>
          </table:table-cell>
          <table:table-cell table:style-name="ce64" office:value-type="currency" office:currency="USD" office:value="15960" calcext:value-type="currency">
            <text:p>$15,960.00</text:p>
          </table:table-cell>
          <table:table-cell table:style-name="ce64" office:value-type="currency" office:currency="USD" office:value="11172" calcext:value-type="currency">
            <text:p>$11,172.00</text:p>
          </table:table-cell>
          <table:table-cell table:style-name="ce64" office:value-type="currency" office:currency="USD" office:value="13406.4" calcext:value-type="currency">
            <text:p>$13,406.40</text:p>
          </table:table-cell>
          <table:table-cell table:style-name="ce64" table:formula="of:=[.E119]-[.B119]" office:value-type="currency" office:currency="USD" office:value="16.3999999999996" calcext:value-type="currency">
            <text:p>$16.40</text:p>
          </table:table-cell>
          <table:table-cell table:style-name="ce17" table:formula="of:=[.E119]/[.D11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-114</text:p>
          </table:table-cell>
          <table:table-cell table:style-name="ce8" office:value-type="currency" office:currency="USD" office:value="13419" calcext:value-type="currency">
            <text:p>$13,419.00</text:p>
          </table:table-cell>
          <table:table-cell table:style-name="ce64" office:value-type="currency" office:currency="USD" office:value="16010" calcext:value-type="currency">
            <text:p>$16,010.00</text:p>
          </table:table-cell>
          <table:table-cell table:style-name="ce64" office:value-type="currency" office:currency="USD" office:value="11207" calcext:value-type="currency">
            <text:p>$11,207.00</text:p>
          </table:table-cell>
          <table:table-cell table:style-name="ce64" office:value-type="currency" office:currency="USD" office:value="13448.4" calcext:value-type="currency">
            <text:p>$13,448.40</text:p>
          </table:table-cell>
          <table:table-cell table:style-name="ce64" table:formula="of:=[.E120]-[.B120]" office:value-type="currency" office:currency="USD" office:value="29.3999999999996" calcext:value-type="currency">
            <text:p>$29.40</text:p>
          </table:table-cell>
          <table:table-cell table:style-name="ce17" table:formula="of:=[.E120]/[.D12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-115</text:p>
          </table:table-cell>
          <table:table-cell table:style-name="ce8" office:value-type="currency" office:currency="USD" office:value="13405" calcext:value-type="currency">
            <text:p>$13,405.00</text:p>
          </table:table-cell>
          <table:table-cell table:style-name="ce64" office:value-type="currency" office:currency="USD" office:value="15985" calcext:value-type="currency">
            <text:p>$15,985.00</text:p>
          </table:table-cell>
          <table:table-cell table:style-name="ce64" office:value-type="currency" office:currency="USD" office:value="11189.5" calcext:value-type="currency">
            <text:p>$11,189.50</text:p>
          </table:table-cell>
          <table:table-cell table:style-name="ce64" office:value-type="currency" office:currency="USD" office:value="13427.4" calcext:value-type="currency">
            <text:p>$13,427.40</text:p>
          </table:table-cell>
          <table:table-cell table:style-name="ce64" table:formula="of:=[.E121]-[.B121]" office:value-type="currency" office:currency="USD" office:value="22.3999999999996" calcext:value-type="currency">
            <text:p>$22.40</text:p>
          </table:table-cell>
          <table:table-cell table:style-name="ce17" table:formula="of:=[.E121]/[.D12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-120</text:p>
          </table:table-cell>
          <table:table-cell table:style-name="ce8" office:value-type="currency" office:currency="USD" office:value="12429" calcext:value-type="currency">
            <text:p>$12,429.00</text:p>
          </table:table-cell>
          <table:table-cell table:style-name="ce64" office:value-type="currency" office:currency="USD" office:value="14815" calcext:value-type="currency">
            <text:p>$14,815.00</text:p>
          </table:table-cell>
          <table:table-cell table:style-name="ce64" office:value-type="currency" office:currency="USD" office:value="10370.5" calcext:value-type="currency">
            <text:p>$10,370.50</text:p>
          </table:table-cell>
          <table:table-cell table:style-name="ce64" office:value-type="currency" office:currency="USD" office:value="12444.6" calcext:value-type="currency">
            <text:p>$12,444.60</text:p>
          </table:table-cell>
          <table:table-cell table:style-name="ce64" table:formula="of:=[.E122]-[.B122]" office:value-type="currency" office:currency="USD" office:value="15.6000000000004" calcext:value-type="currency">
            <text:p>$15.60</text:p>
          </table:table-cell>
          <table:table-cell table:style-name="ce17" table:formula="of:=[.E122]/[.D12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-124</text:p>
          </table:table-cell>
          <table:table-cell table:style-name="ce8" office:value-type="currency" office:currency="USD" office:value="12470" calcext:value-type="currency">
            <text:p>$12,470.00</text:p>
          </table:table-cell>
          <table:table-cell table:style-name="ce64" office:value-type="currency" office:currency="USD" office:value="14865" calcext:value-type="currency">
            <text:p>$14,865.00</text:p>
          </table:table-cell>
          <table:table-cell table:style-name="ce64" office:value-type="currency" office:currency="USD" office:value="10405.5" calcext:value-type="currency">
            <text:p>$10,405.50</text:p>
          </table:table-cell>
          <table:table-cell table:style-name="ce64" office:value-type="currency" office:currency="USD" office:value="12486.6" calcext:value-type="currency">
            <text:p>$12,486.60</text:p>
          </table:table-cell>
          <table:table-cell table:style-name="ce64" table:formula="of:=[.E123]-[.B123]" office:value-type="currency" office:currency="USD" office:value="16.6000000000004" calcext:value-type="currency">
            <text:p>$16.60</text:p>
          </table:table-cell>
          <table:table-cell table:style-name="ce17" table:formula="of:=[.E123]/[.D12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-125</text:p>
          </table:table-cell>
          <table:table-cell table:style-name="ce8" office:value-type="currency" office:currency="USD" office:value="12399" calcext:value-type="currency">
            <text:p>$12,399.00</text:p>
          </table:table-cell>
          <table:table-cell table:style-name="ce64" office:value-type="currency" office:currency="USD" office:value="14840" calcext:value-type="currency">
            <text:p>$14,840.00</text:p>
          </table:table-cell>
          <table:table-cell table:style-name="ce64" office:value-type="currency" office:currency="USD" office:value="10388" calcext:value-type="currency">
            <text:p>$10,388.00</text:p>
          </table:table-cell>
          <table:table-cell table:style-name="ce64" office:value-type="currency" office:currency="USD" office:value="12465.6" calcext:value-type="currency">
            <text:p>$12,465.60</text:p>
          </table:table-cell>
          <table:table-cell table:style-name="ce64" table:formula="of:=[.E124]-[.B124]" office:value-type="currency" office:currency="USD" office:value="66.6000000000004" calcext:value-type="currency">
            <text:p>$66.60</text:p>
          </table:table-cell>
          <table:table-cell table:style-name="ce17" table:formula="of:=[.E124]/[.D12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-127</text:p>
          </table:table-cell>
          <table:table-cell table:style-name="ce8" office:value-type="currency" office:currency="USD" office:value="12725" calcext:value-type="currency">
            <text:p>$12,725.00</text:p>
          </table:table-cell>
          <table:table-cell table:style-name="ce64" office:value-type="currency" office:currency="USD" office:value="15220" calcext:value-type="currency">
            <text:p>$15,220.00</text:p>
          </table:table-cell>
          <table:table-cell table:style-name="ce64" office:value-type="currency" office:currency="USD" office:value="10654" calcext:value-type="currency">
            <text:p>$10,654.00</text:p>
          </table:table-cell>
          <table:table-cell table:style-name="ce64" office:value-type="currency" office:currency="USD" office:value="12784.8" calcext:value-type="currency">
            <text:p>$12,784.80</text:p>
          </table:table-cell>
          <table:table-cell table:style-name="ce64" table:formula="of:=[.E125]-[.B125]" office:value-type="currency" office:currency="USD" office:value="59.7999999999993" calcext:value-type="currency">
            <text:p>$59.80</text:p>
          </table:table-cell>
          <table:table-cell table:style-name="ce17" table:formula="of:=[.E125]/[.D12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T</text:p>
          </table:table-cell>
          <table:table-cell table:style-name="ce8" office:value-type="currency" office:currency="USD" office:value="13839" calcext:value-type="currency">
            <text:p>$13,839.00</text:p>
          </table:table-cell>
          <table:table-cell table:style-name="ce64" office:value-type="currency" office:currency="USD" office:value="15300" calcext:value-type="currency">
            <text:p>$15,300.00</text:p>
          </table:table-cell>
          <table:table-cell table:style-name="ce64" office:value-type="currency" office:currency="USD" office:value="10710" calcext:value-type="currency">
            <text:p>$10,710.00</text:p>
          </table:table-cell>
          <table:table-cell table:style-name="ce64" office:value-type="currency" office:currency="USD" office:value="14733.6" calcext:value-type="currency">
            <text:p>$14,733.60</text:p>
          </table:table-cell>
          <table:table-cell table:style-name="ce64" table:formula="of:=[.E126]-[.B126]" office:value-type="currency" office:currency="USD" office:value="894.6" calcext:value-type="currency">
            <text:p>$894.60</text:p>
          </table:table-cell>
          <table:table-cell table:style-name="ce17" table:formula="of:=[.E126]/[.D126]" office:value-type="float" office:value="1.3756862745098" calcext:value-type="float">
            <text:p>1.375686274509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T-114</text:p>
          </table:table-cell>
          <table:table-cell table:style-name="ce8" office:value-type="currency" office:currency="USD" office:value="14590" calcext:value-type="currency">
            <text:p>$14,590.00</text:p>
          </table:table-cell>
          <table:table-cell table:style-name="ce64" office:value-type="currency" office:currency="USD" office:value="17540" calcext:value-type="currency">
            <text:p>$17,540.00</text:p>
          </table:table-cell>
          <table:table-cell table:style-name="ce64" office:value-type="currency" office:currency="USD" office:value="12278" calcext:value-type="currency">
            <text:p>$12,278.00</text:p>
          </table:table-cell>
          <table:table-cell table:style-name="ce64" office:value-type="currency" office:currency="USD" office:value="14733.6" calcext:value-type="currency">
            <text:p>$14,733.60</text:p>
          </table:table-cell>
          <table:table-cell table:style-name="ce64" table:formula="of:=[.E127]-[.B127]" office:value-type="currency" office:currency="USD" office:value="143.6" calcext:value-type="currency">
            <text:p>$143.60</text:p>
          </table:table-cell>
          <table:table-cell table:style-name="ce17" table:formula="of:=[.E127]/[.D12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T-124</text:p>
          </table:table-cell>
          <table:table-cell table:style-name="ce8" office:value-type="currency" office:currency="USD" office:value="13520" calcext:value-type="currency">
            <text:p>$13,520.00</text:p>
          </table:table-cell>
          <table:table-cell table:style-name="ce64" office:value-type="currency" office:currency="USD" office:value="16265" calcext:value-type="currency">
            <text:p>$16,265.00</text:p>
          </table:table-cell>
          <table:table-cell table:style-name="ce64" office:value-type="currency" office:currency="USD" office:value="11385.5" calcext:value-type="currency">
            <text:p>$11,385.50</text:p>
          </table:table-cell>
          <table:table-cell table:style-name="ce64" office:value-type="currency" office:currency="USD" office:value="13662.6" calcext:value-type="currency">
            <text:p>$13,662.60</text:p>
          </table:table-cell>
          <table:table-cell table:style-name="ce64" table:formula="of:=[.E128]-[.B128]" office:value-type="currency" office:currency="USD" office:value="142.6" calcext:value-type="currency">
            <text:p>$142.60</text:p>
          </table:table-cell>
          <table:table-cell table:style-name="ce17" table:formula="of:=[.E128]/[.D12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N</text:p>
          </table:table-cell>
          <table:table-cell table:style-name="ce8" office:value-type="currency" office:currency="USD" office:value="27799" calcext:value-type="currency">
            <text:p>$27,799.00</text:p>
          </table:table-cell>
          <table:table-cell table:style-name="ce64" office:value-type="currency" office:currency="USD" office:value="31952.22" calcext:value-type="currency">
            <text:p>$31,952.22</text:p>
          </table:table-cell>
          <table:table-cell table:style-name="ce64" office:value-type="currency" office:currency="USD" office:value="22366.55" calcext:value-type="currency">
            <text:p>$22,366.55</text:p>
          </table:table-cell>
          <table:table-cell table:style-name="ce64"/>
          <table:table-cell table:style-name="ce64" table:formula="of:=[.E129]-[.B129]" office:value-type="currency" office:currency="USD" office:value="-27799" calcext:value-type="currency">
            <text:p>-$27,799.00</text:p>
          </table:table-cell>
          <table:table-cell table:style-name="ce17" table:formula="of:=[.E129]/[.D12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N-110</text:p>
          </table:table-cell>
          <table:table-cell table:style-name="ce8" office:value-type="currency" office:currency="USD" office:value="30999" calcext:value-type="currency">
            <text:p>$30,999.00</text:p>
          </table:table-cell>
          <table:table-cell table:style-name="ce64" office:value-type="currency" office:currency="USD" office:value="34065.08" calcext:value-type="currency">
            <text:p>$34,065.08</text:p>
          </table:table-cell>
          <table:table-cell table:style-name="ce64" office:value-type="currency" office:currency="USD" office:value="23845.56" calcext:value-type="currency">
            <text:p>$23,845.56</text:p>
          </table:table-cell>
          <table:table-cell table:style-name="ce64"/>
          <table:table-cell table:style-name="ce64" table:formula="of:=[.E130]-[.B130]" office:value-type="currency" office:currency="USD" office:value="-30999" calcext:value-type="currency">
            <text:p>-$30,999.00</text:p>
          </table:table-cell>
          <table:table-cell table:style-name="ce17" table:formula="of:=[.E130]/[.D13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N-114</text:p>
          </table:table-cell>
          <table:table-cell table:style-name="ce8" office:value-type="currency" office:currency="USD" office:value="30999" calcext:value-type="currency">
            <text:p>$30,999.00</text:p>
          </table:table-cell>
          <table:table-cell table:style-name="ce64" office:value-type="currency" office:currency="USD" office:value="34283.66" calcext:value-type="currency">
            <text:p>$34,283.66</text:p>
          </table:table-cell>
          <table:table-cell table:style-name="ce64" office:value-type="currency" office:currency="USD" office:value="23998.56" calcext:value-type="currency">
            <text:p>$23,998.56</text:p>
          </table:table-cell>
          <table:table-cell table:style-name="ce64"/>
          <table:table-cell table:style-name="ce64" table:formula="of:=[.E131]-[.B131]" office:value-type="currency" office:currency="USD" office:value="-30999" calcext:value-type="currency">
            <text:p>-$30,999.00</text:p>
          </table:table-cell>
          <table:table-cell table:style-name="ce17" table:formula="of:=[.E131]/[.D13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N-115</text:p>
          </table:table-cell>
          <table:table-cell table:style-name="ce8" office:value-type="currency" office:currency="USD" office:value="30659" calcext:value-type="currency">
            <text:p>$30,659.00</text:p>
          </table:table-cell>
          <table:table-cell table:style-name="ce64" office:value-type="currency" office:currency="USD" office:value="34065.08" calcext:value-type="currency">
            <text:p>$34,065.08</text:p>
          </table:table-cell>
          <table:table-cell table:style-name="ce64" office:value-type="currency" office:currency="USD" office:value="23845.56" calcext:value-type="currency">
            <text:p>$23,845.56</text:p>
          </table:table-cell>
          <table:table-cell table:style-name="ce64"/>
          <table:table-cell table:style-name="ce64" table:formula="of:=[.E132]-[.B132]" office:value-type="currency" office:currency="USD" office:value="-30659" calcext:value-type="currency">
            <text:p>-$30,659.00</text:p>
          </table:table-cell>
          <table:table-cell table:style-name="ce17" table:formula="of:=[.E132]/[.D13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N-120</text:p>
          </table:table-cell>
          <table:table-cell table:style-name="ce8" office:value-type="currency" office:currency="USD" office:value="29999" calcext:value-type="currency">
            <text:p>$29,999.00</text:p>
          </table:table-cell>
          <table:table-cell table:style-name="ce64" office:value-type="currency" office:currency="USD" office:value="32899.37" calcext:value-type="currency">
            <text:p>$32,899.37</text:p>
          </table:table-cell>
          <table:table-cell table:style-name="ce64" office:value-type="currency" office:currency="USD" office:value="23029.56" calcext:value-type="currency">
            <text:p>$23,029.56</text:p>
          </table:table-cell>
          <table:table-cell table:style-name="ce64"/>
          <table:table-cell table:style-name="ce64" table:formula="of:=[.E133]-[.B133]" office:value-type="currency" office:currency="USD" office:value="-29999" calcext:value-type="currency">
            <text:p>-$29,999.00</text:p>
          </table:table-cell>
          <table:table-cell table:style-name="ce17" table:formula="of:=[.E133]/[.D13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N-124</text:p>
          </table:table-cell>
          <table:table-cell table:style-name="ce8" office:value-type="currency" office:currency="USD" office:value="29999" calcext:value-type="currency">
            <text:p>$29,999.00</text:p>
          </table:table-cell>
          <table:table-cell table:style-name="ce64" office:value-type="currency" office:currency="USD" office:value="33117.94" calcext:value-type="currency">
            <text:p>$33,117.94</text:p>
          </table:table-cell>
          <table:table-cell table:style-name="ce64" office:value-type="currency" office:currency="USD" office:value="23182.56" calcext:value-type="currency">
            <text:p>$23,182.56</text:p>
          </table:table-cell>
          <table:table-cell table:style-name="ce64"/>
          <table:table-cell table:style-name="ce64" table:formula="of:=[.E134]-[.B134]" office:value-type="currency" office:currency="USD" office:value="-29999" calcext:value-type="currency">
            <text:p>-$29,999.00</text:p>
          </table:table-cell>
          <table:table-cell table:style-name="ce17" table:formula="of:=[.E134]/[.D13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N-125</text:p>
          </table:table-cell>
          <table:table-cell table:style-name="ce8" office:value-type="currency" office:currency="USD" office:value="29999" calcext:value-type="currency">
            <text:p>$29,999.00</text:p>
          </table:table-cell>
          <table:table-cell table:style-name="ce64" office:value-type="currency" office:currency="USD" office:value="32899.37" calcext:value-type="currency">
            <text:p>$32,899.37</text:p>
          </table:table-cell>
          <table:table-cell table:style-name="ce64" office:value-type="currency" office:currency="USD" office:value="23029.56" calcext:value-type="currency">
            <text:p>$23,029.56</text:p>
          </table:table-cell>
          <table:table-cell table:style-name="ce64"/>
          <table:table-cell table:style-name="ce64" table:formula="of:=[.E135]-[.B135]" office:value-type="currency" office:currency="USD" office:value="-29999" calcext:value-type="currency">
            <text:p>-$29,999.00</text:p>
          </table:table-cell>
          <table:table-cell table:style-name="ce17" table:formula="of:=[.E135]/[.D13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T</text:p>
          </table:table-cell>
          <table:table-cell table:style-name="ce8" office:value-type="currency" office:currency="USD" office:value="29989" calcext:value-type="currency">
            <text:p>$29,989.00</text:p>
          </table:table-cell>
          <table:table-cell table:style-name="ce64" office:value-type="currency" office:currency="USD" office:value="33456" calcext:value-type="currency">
            <text:p>$33,456.00</text:p>
          </table:table-cell>
          <table:table-cell table:style-name="ce64" office:value-type="currency" office:currency="USD" office:value="23419.2" calcext:value-type="currency">
            <text:p>$23,419.20</text:p>
          </table:table-cell>
          <table:table-cell table:style-name="ce64"/>
          <table:table-cell table:style-name="ce64" table:formula="of:=[.E136]-[.B136]" office:value-type="currency" office:currency="USD" office:value="-29989" calcext:value-type="currency">
            <text:p>-$29,989.00</text:p>
          </table:table-cell>
          <table:table-cell table:style-name="ce17" table:formula="of:=[.E136]/[.D13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T-114</text:p>
          </table:table-cell>
          <table:table-cell table:style-name="ce8" office:value-type="currency" office:currency="USD" office:value="32936" calcext:value-type="currency">
            <text:p>$32,936.00</text:p>
          </table:table-cell>
          <table:table-cell table:style-name="ce64" office:value-type="currency" office:currency="USD" office:value="35787.42" calcext:value-type="currency">
            <text:p>$35,787.42</text:p>
          </table:table-cell>
          <table:table-cell table:style-name="ce64" office:value-type="currency" office:currency="USD" office:value="25051.19" calcext:value-type="currency">
            <text:p>$25,051.19</text:p>
          </table:table-cell>
          <table:table-cell table:style-name="ce64"/>
          <table:table-cell table:style-name="ce64" table:formula="of:=[.E137]-[.B137]" office:value-type="currency" office:currency="USD" office:value="-32936" calcext:value-type="currency">
            <text:p>-$32,936.00</text:p>
          </table:table-cell>
          <table:table-cell table:style-name="ce17" table:formula="of:=[.E137]/[.D13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SS-T-124</text:p>
          </table:table-cell>
          <table:table-cell table:style-name="ce8" office:value-type="currency" office:currency="USD" office:value="31999" calcext:value-type="currency">
            <text:p>$31,999.00</text:p>
          </table:table-cell>
          <table:table-cell table:style-name="ce64" office:value-type="currency" office:currency="USD" office:value="34621.71" calcext:value-type="currency">
            <text:p>$34,621.71</text:p>
          </table:table-cell>
          <table:table-cell table:style-name="ce64" office:value-type="currency" office:currency="USD" office:value="24235.2" calcext:value-type="currency">
            <text:p>$24,235.20</text:p>
          </table:table-cell>
          <table:table-cell table:style-name="ce64"/>
          <table:table-cell table:style-name="ce64" table:formula="of:=[.E138]-[.B138]" office:value-type="currency" office:currency="USD" office:value="-31999" calcext:value-type="currency">
            <text:p>-$31,999.00</text:p>
          </table:table-cell>
          <table:table-cell table:style-name="ce17" table:formula="of:=[.E138]/[.D13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Hydra-Lift Drum Karri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</text:p>
          </table:table-cell>
          <table:table-cell table:style-name="ce8" office:value-type="currency" office:currency="USD" office:value="1719" calcext:value-type="currency">
            <text:p>$1,719.00</text:p>
          </table:table-cell>
          <table:table-cell table:style-name="ce64" office:value-type="currency" office:currency="USD" office:value="2025" calcext:value-type="currency">
            <text:p>$2,025.00</text:p>
          </table:table-cell>
          <table:table-cell table:style-name="ce64" office:value-type="currency" office:currency="USD" office:value="1417.5" calcext:value-type="currency">
            <text:p>$1,417.50</text:p>
          </table:table-cell>
          <table:table-cell table:style-name="ce64" office:value-type="currency" office:currency="USD" office:value="1829" calcext:value-type="currency">
            <text:p>$1,829.00</text:p>
          </table:table-cell>
          <table:table-cell table:style-name="ce64" table:formula="of:=[.E142]-[.B142]" office:value-type="currency" office:currency="USD" office:value="110" calcext:value-type="currency">
            <text:p>$110.00</text:p>
          </table:table-cell>
          <table:table-cell table:style-name="ce17" table:formula="of:=[.E142]/[.D142]" office:value-type="float" office:value="1.29029982363316" calcext:value-type="float">
            <text:p>1.2902998236331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10</text:p>
          </table:table-cell>
          <table:table-cell table:style-name="ce8" office:value-type="currency" office:currency="USD" office:value="3289" calcext:value-type="currency">
            <text:p>$3,289.00</text:p>
          </table:table-cell>
          <table:table-cell table:style-name="ce64" office:value-type="currency" office:currency="USD" office:value="3935" calcext:value-type="currency">
            <text:p>$3,935.00</text:p>
          </table:table-cell>
          <table:table-cell table:style-name="ce64" office:value-type="currency" office:currency="USD" office:value="2754.5" calcext:value-type="currency">
            <text:p>$2,754.50</text:p>
          </table:table-cell>
          <table:table-cell table:style-name="ce64" office:value-type="currency" office:currency="USD" office:value="3435" calcext:value-type="currency">
            <text:p>$3,435.00</text:p>
          </table:table-cell>
          <table:table-cell table:style-name="ce64" table:formula="of:=[.E143]-[.B143]" office:value-type="currency" office:currency="USD" office:value="146" calcext:value-type="currency">
            <text:p>$146.00</text:p>
          </table:table-cell>
          <table:table-cell table:style-name="ce17" table:formula="of:=[.E143]/[.D143]" office:value-type="float" office:value="1.24705028135778" calcext:value-type="float">
            <text:p>1.24705028135778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11</text:p>
          </table:table-cell>
          <table:table-cell table:style-name="ce8" office:value-type="currency" office:currency="USD" office:value="4239" calcext:value-type="currency">
            <text:p>$4,239.00</text:p>
          </table:table-cell>
          <table:table-cell table:style-name="ce64" office:value-type="currency" office:currency="USD" office:value="4535" calcext:value-type="currency">
            <text:p>$4,535.00</text:p>
          </table:table-cell>
          <table:table-cell table:style-name="ce64" office:value-type="currency" office:currency="USD" office:value="3174.5" calcext:value-type="currency">
            <text:p>$3,174.50</text:p>
          </table:table-cell>
          <table:table-cell table:style-name="ce64" office:value-type="currency" office:currency="USD" office:value="5195" calcext:value-type="currency">
            <text:p>$5,195.00</text:p>
          </table:table-cell>
          <table:table-cell table:style-name="ce64" table:formula="of:=[.E144]-[.B144]" office:value-type="currency" office:currency="USD" office:value="956" calcext:value-type="currency">
            <text:p>$956.00</text:p>
          </table:table-cell>
          <table:table-cell table:style-name="ce17" table:formula="of:=[.E144]/[.D144]" office:value-type="float" office:value="1.63647818554103" calcext:value-type="float">
            <text:p>1.63647818554103</text:p>
          </table:table-cell>
          <table:table-cell table:style-name="ce17" office:value-type="string" calcext:value-type="string">
            <text:p>lkgoodwin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12</text:p>
          </table:table-cell>
          <table:table-cell table:style-name="ce8" office:value-type="currency" office:currency="USD" office:value="4215" calcext:value-type="currency">
            <text:p>$4,215.00</text:p>
          </table:table-cell>
          <table:table-cell table:style-name="ce64" office:value-type="currency" office:currency="USD" office:value="4850" calcext:value-type="currency">
            <text:p>$4,850.00</text:p>
          </table:table-cell>
          <table:table-cell table:style-name="ce64" office:value-type="currency" office:currency="USD" office:value="3395" calcext:value-type="currency">
            <text:p>$3,395.00</text:p>
          </table:table-cell>
          <table:table-cell table:style-name="ce64" office:value-type="currency" office:currency="USD" office:value="5195" calcext:value-type="currency">
            <text:p>$5,195.00</text:p>
          </table:table-cell>
          <table:table-cell table:style-name="ce64" table:formula="of:=[.E145]-[.B145]" office:value-type="currency" office:currency="USD" office:value="980" calcext:value-type="currency">
            <text:p>$980.00</text:p>
          </table:table-cell>
          <table:table-cell table:style-name="ce17" table:formula="of:=[.E145]/[.D145]" office:value-type="float" office:value="1.53019145802651" calcext:value-type="float">
            <text:p>1.53019145802651</text:p>
          </table:table-cell>
          <table:table-cell table:style-name="ce17" office:value-type="string" calcext:value-type="string">
            <text:p>lkgoodwin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13</text:p>
          </table:table-cell>
          <table:table-cell table:style-name="ce8" office:value-type="currency" office:currency="USD" office:value="3472" calcext:value-type="currency">
            <text:p>$3,472.00</text:p>
          </table:table-cell>
          <table:table-cell table:style-name="ce64" office:value-type="currency" office:currency="USD" office:value="4290" calcext:value-type="currency">
            <text:p>$4,290.00</text:p>
          </table:table-cell>
          <table:table-cell table:style-name="ce64" office:value-type="currency" office:currency="USD" office:value="3003" calcext:value-type="currency">
            <text:p>$3,003.00</text:p>
          </table:table-cell>
          <table:table-cell table:style-name="ce64" office:value-type="currency" office:currency="USD" office:value="3490.2" calcext:value-type="currency">
            <text:p>$3,490.20</text:p>
          </table:table-cell>
          <table:table-cell table:style-name="ce64" table:formula="of:=[.E146]-[.B146]" office:value-type="currency" office:currency="USD" office:value="18.1999999999998" calcext:value-type="currency">
            <text:p>$18.20</text:p>
          </table:table-cell>
          <table:table-cell table:style-name="ce17" table:formula="of:=[.E146]/[.D146]" office:value-type="float" office:value="1.16223776223776" calcext:value-type="float">
            <text:p>1.1622377622377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14</text:p>
          </table:table-cell>
          <table:table-cell table:style-name="ce8" office:value-type="currency" office:currency="USD" office:value="3273" calcext:value-type="currency">
            <text:p>$3,273.00</text:p>
          </table:table-cell>
          <table:table-cell table:style-name="ce64" office:value-type="currency" office:currency="USD" office:value="3985" calcext:value-type="currency">
            <text:p>$3,985.00</text:p>
          </table:table-cell>
          <table:table-cell table:style-name="ce64" office:value-type="currency" office:currency="USD" office:value="2789.5" calcext:value-type="currency">
            <text:p>$2,789.50</text:p>
          </table:table-cell>
          <table:table-cell table:style-name="ce64" office:value-type="currency" office:currency="USD" office:value="3297" calcext:value-type="currency">
            <text:p>$3,297.00</text:p>
          </table:table-cell>
          <table:table-cell table:style-name="ce64" table:formula="of:=[.E147]-[.B147]" office:value-type="currency" office:currency="USD" office:value="24" calcext:value-type="currency">
            <text:p>$24.00</text:p>
          </table:table-cell>
          <table:table-cell table:style-name="ce17" table:formula="of:=[.E147]/[.D147]" office:value-type="float" office:value="1.18193224592221" calcext:value-type="float">
            <text:p>1.1819322459222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15</text:p>
          </table:table-cell>
          <table:table-cell table:style-name="ce8" office:value-type="currency" office:currency="USD" office:value="3254" calcext:value-type="currency">
            <text:p>$3,254.00</text:p>
          </table:table-cell>
          <table:table-cell table:style-name="ce64" office:value-type="currency" office:currency="USD" office:value="3960" calcext:value-type="currency">
            <text:p>$3,960.00</text:p>
          </table:table-cell>
          <table:table-cell table:style-name="ce64" office:value-type="currency" office:currency="USD" office:value="2772" calcext:value-type="currency">
            <text:p>$2,772.00</text:p>
          </table:table-cell>
          <table:table-cell table:style-name="ce64" office:value-type="currency" office:currency="USD" office:value="3380" calcext:value-type="currency">
            <text:p>$3,380.00</text:p>
          </table:table-cell>
          <table:table-cell table:style-name="ce64" table:formula="of:=[.E148]-[.B148]" office:value-type="currency" office:currency="USD" office:value="126" calcext:value-type="currency">
            <text:p>$126.00</text:p>
          </table:table-cell>
          <table:table-cell table:style-name="ce17" table:formula="of:=[.E148]/[.D148]" office:value-type="float" office:value="1.21933621933622" calcext:value-type="float">
            <text:p>1.21933621933622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17</text:p>
          </table:table-cell>
          <table:table-cell table:style-name="ce8" office:value-type="currency" office:currency="USD" office:value="4588" calcext:value-type="currency">
            <text:p>$4,588.00</text:p>
          </table:table-cell>
          <table:table-cell table:style-name="ce64" office:value-type="currency" office:currency="USD" office:value="4340" calcext:value-type="currency">
            <text:p>$4,340.00</text:p>
          </table:table-cell>
          <table:table-cell table:style-name="ce64" office:value-type="currency" office:currency="USD" office:value="3038" calcext:value-type="currency">
            <text:p>$3,038.00</text:p>
          </table:table-cell>
          <table:table-cell table:style-name="ce64" office:value-type="currency" office:currency="USD" office:value="5019" calcext:value-type="currency">
            <text:p>$5,019.00</text:p>
          </table:table-cell>
          <table:table-cell table:style-name="ce64" table:formula="of:=[.E149]-[.B149]" office:value-type="currency" office:currency="USD" office:value="431" calcext:value-type="currency">
            <text:p>$431.00</text:p>
          </table:table-cell>
          <table:table-cell table:style-name="ce17" table:formula="of:=[.E149]/[.D149]" office:value-type="float" office:value="1.65207373271889" calcext:value-type="float">
            <text:p>1.65207373271889</text:p>
          </table:table-cell>
          <table:table-cell table:style-name="ce17" office:value-type="string" calcext:value-type="string">
            <text:p>lkgoodwin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20</text:p>
          </table:table-cell>
          <table:table-cell table:style-name="ce8" office:value-type="currency" office:currency="USD" office:value="2314" calcext:value-type="currency">
            <text:p>$2,314.00</text:p>
          </table:table-cell>
          <table:table-cell table:style-name="ce64" office:value-type="currency" office:currency="USD" office:value="2860" calcext:value-type="currency">
            <text:p>$2,860.00</text:p>
          </table:table-cell>
          <table:table-cell table:style-name="ce64" office:value-type="currency" office:currency="USD" office:value="2002" calcext:value-type="currency">
            <text:p>$2,002.00</text:p>
          </table:table-cell>
          <table:table-cell table:style-name="ce64" office:value-type="currency" office:currency="USD" office:value="2435" calcext:value-type="currency">
            <text:p>$2,435.00</text:p>
          </table:table-cell>
          <table:table-cell table:style-name="ce64" table:formula="of:=[.E150]-[.B150]" office:value-type="currency" office:currency="USD" office:value="121" calcext:value-type="currency">
            <text:p>$121.00</text:p>
          </table:table-cell>
          <table:table-cell table:style-name="ce17" table:formula="of:=[.E150]/[.D150]" office:value-type="float" office:value="1.21628371628372" calcext:value-type="float">
            <text:p>1.21628371628372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21</text:p>
          </table:table-cell>
          <table:table-cell table:style-name="ce8" office:value-type="currency" office:currency="USD" office:value="2884" calcext:value-type="currency">
            <text:p>$2,884.00</text:p>
          </table:table-cell>
          <table:table-cell table:style-name="ce64" office:value-type="currency" office:currency="USD" office:value="3750" calcext:value-type="currency">
            <text:p>$3,750.00</text:p>
          </table:table-cell>
          <table:table-cell table:style-name="ce64" office:value-type="currency" office:currency="USD" office:value="2625" calcext:value-type="currency">
            <text:p>$2,625.00</text:p>
          </table:table-cell>
          <table:table-cell table:style-name="ce64" office:value-type="currency" office:currency="USD" office:value="2906.4" calcext:value-type="currency">
            <text:p>$2,906.40</text:p>
          </table:table-cell>
          <table:table-cell table:style-name="ce64" table:formula="of:=[.E151]-[.B151]" office:value-type="currency" office:currency="USD" office:value="22.4000000000001" calcext:value-type="currency">
            <text:p>$22.40</text:p>
          </table:table-cell>
          <table:table-cell table:style-name="ce17" table:formula="of:=[.E151]/[.D151]" office:value-type="float" office:value="1.1072" calcext:value-type="float">
            <text:p>1.107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22</text:p>
          </table:table-cell>
          <table:table-cell table:style-name="ce8" office:value-type="currency" office:currency="USD" office:value="2844" calcext:value-type="currency">
            <text:p>$2,844.00</text:p>
          </table:table-cell>
          <table:table-cell table:style-name="ce64" office:value-type="currency" office:currency="USD" office:value="4055" calcext:value-type="currency">
            <text:p>$4,055.00</text:p>
          </table:table-cell>
          <table:table-cell table:style-name="ce64" office:value-type="currency" office:currency="USD" office:value="2838.5" calcext:value-type="currency">
            <text:p>$2,838.50</text:p>
          </table:table-cell>
          <table:table-cell table:style-name="ce64" office:value-type="currency" office:currency="USD" office:value="2872.8" calcext:value-type="currency">
            <text:p>$2,872.80</text:p>
          </table:table-cell>
          <table:table-cell table:style-name="ce64" table:formula="of:=[.E152]-[.B152]" office:value-type="currency" office:currency="USD" office:value="28.8000000000002" calcext:value-type="currency">
            <text:p>$28.80</text:p>
          </table:table-cell>
          <table:table-cell table:style-name="ce17" table:formula="of:=[.E152]/[.D152]" office:value-type="float" office:value="1.01208384710234" calcext:value-type="float">
            <text:p>1.0120838471023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23</text:p>
          </table:table-cell>
          <table:table-cell table:style-name="ce8" office:value-type="currency" office:currency="USD" office:value="3379" calcext:value-type="currency">
            <text:p>$3,379.00</text:p>
          </table:table-cell>
          <table:table-cell table:style-name="ce64" office:value-type="currency" office:currency="USD" office:value="3500" calcext:value-type="currency">
            <text:p>$3,500.00</text:p>
          </table:table-cell>
          <table:table-cell table:style-name="ce64" office:value-type="currency" office:currency="USD" office:value="2450" calcext:value-type="currency">
            <text:p>$2,450.00</text:p>
          </table:table-cell>
          <table:table-cell table:style-name="ce64" office:value-type="currency" office:currency="USD" office:value="3469" calcext:value-type="currency">
            <text:p>$3,469.00</text:p>
          </table:table-cell>
          <table:table-cell table:style-name="ce64" table:formula="of:=[.E153]-[.B153]" office:value-type="currency" office:currency="USD" office:value="90" calcext:value-type="currency">
            <text:p>$90.00</text:p>
          </table:table-cell>
          <table:table-cell table:style-name="ce17" table:formula="of:=[.E153]/[.D153]" office:value-type="float" office:value="1.41591836734694" calcext:value-type="float">
            <text:p>1.41591836734694</text:p>
          </table:table-cell>
          <table:table-cell table:style-name="ce17" office:value-type="string" calcext:value-type="string">
            <text:p>lkgoodwin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24</text:p>
          </table:table-cell>
          <table:table-cell table:style-name="ce8" office:value-type="currency" office:currency="USD" office:value="2378" calcext:value-type="currency">
            <text:p>$2,378.00</text:p>
          </table:table-cell>
          <table:table-cell table:style-name="ce64" office:value-type="currency" office:currency="USD" office:value="2990" calcext:value-type="currency">
            <text:p>$2,990.00</text:p>
          </table:table-cell>
          <table:table-cell table:style-name="ce64" office:value-type="currency" office:currency="USD" office:value="2093" calcext:value-type="currency">
            <text:p>$2,093.00</text:p>
          </table:table-cell>
          <table:table-cell table:style-name="ce64" office:value-type="currency" office:currency="USD" office:value="2400" calcext:value-type="currency">
            <text:p>$2,400.00</text:p>
          </table:table-cell>
          <table:table-cell table:style-name="ce64" table:formula="of:=[.E154]-[.B154]" office:value-type="currency" office:currency="USD" office:value="22" calcext:value-type="currency">
            <text:p>$22.00</text:p>
          </table:table-cell>
          <table:table-cell table:style-name="ce17" table:formula="of:=[.E154]/[.D154]" office:value-type="float" office:value="1.14667940754897" calcext:value-type="float">
            <text:p>1.14667940754897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25</text:p>
          </table:table-cell>
          <table:table-cell table:style-name="ce8" office:value-type="currency" office:currency="USD" office:value="2360" calcext:value-type="currency">
            <text:p>$2,360.00</text:p>
          </table:table-cell>
          <table:table-cell table:style-name="ce64" office:value-type="currency" office:currency="USD" office:value="2935" calcext:value-type="currency">
            <text:p>$2,935.00</text:p>
          </table:table-cell>
          <table:table-cell table:style-name="ce64" office:value-type="currency" office:currency="USD" office:value="2054.5" calcext:value-type="currency">
            <text:p>$2,054.50</text:p>
          </table:table-cell>
          <table:table-cell table:style-name="ce64" office:value-type="currency" office:currency="USD" office:value="2380" calcext:value-type="currency">
            <text:p>$2,380.00</text:p>
          </table:table-cell>
          <table:table-cell table:style-name="ce64" table:formula="of:=[.E155]-[.B155]" office:value-type="currency" office:currency="USD" office:value="20" calcext:value-type="currency">
            <text:p>$20.00</text:p>
          </table:table-cell>
          <table:table-cell table:style-name="ce17" table:formula="of:=[.E155]/[.D155]" office:value-type="float" office:value="1.15843270868825" calcext:value-type="float">
            <text:p>1.15843270868825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60-127</text:p>
          </table:table-cell>
          <table:table-cell table:style-name="ce8" office:value-type="currency" office:currency="USD" office:value="2738" calcext:value-type="currency">
            <text:p>$2,738.00</text:p>
          </table:table-cell>
          <table:table-cell table:style-name="ce64" office:value-type="currency" office:currency="USD" office:value="3550" calcext:value-type="currency">
            <text:p>$3,550.00</text:p>
          </table:table-cell>
          <table:table-cell table:style-name="ce64" office:value-type="currency" office:currency="USD" office:value="2485" calcext:value-type="currency">
            <text:p>$2,485.00</text:p>
          </table:table-cell>
          <table:table-cell table:style-name="ce64" office:value-type="currency" office:currency="USD" office:value="2755.2" calcext:value-type="currency">
            <text:p>$2,755.20</text:p>
          </table:table-cell>
          <table:table-cell table:style-name="ce64" table:formula="of:=[.E156]-[.B156]" office:value-type="currency" office:currency="USD" office:value="17.1999999999998" calcext:value-type="currency">
            <text:p>$17.20</text:p>
          </table:table-cell>
          <table:table-cell table:style-name="ce17" table:formula="of:=[.E156]/[.D156]" office:value-type="float" office:value="1.1087323943662" calcext:value-type="float">
            <text:p>1.108732394366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</text:p>
          </table:table-cell>
          <table:table-cell table:style-name="ce8" office:value-type="currency" office:currency="USD" office:value="1685" calcext:value-type="currency">
            <text:p>$1,685.00</text:p>
          </table:table-cell>
          <table:table-cell table:style-name="ce64" office:value-type="currency" office:currency="USD" office:value="2035" calcext:value-type="currency">
            <text:p>$2,035.00</text:p>
          </table:table-cell>
          <table:table-cell table:style-name="ce64" office:value-type="currency" office:currency="USD" office:value="1424.5" calcext:value-type="currency">
            <text:p>$1,424.50</text:p>
          </table:table-cell>
          <table:table-cell table:style-name="ce64" office:value-type="currency" office:currency="USD" office:value="1839" calcext:value-type="currency">
            <text:p>$1,839.00</text:p>
          </table:table-cell>
          <table:table-cell table:style-name="ce64" table:formula="of:=[.E157]-[.B157]" office:value-type="currency" office:currency="USD" office:value="154" calcext:value-type="currency">
            <text:p>$154.00</text:p>
          </table:table-cell>
          <table:table-cell table:style-name="ce17" table:formula="of:=[.E157]/[.D157]" office:value-type="float" office:value="1.29097929097929" calcext:value-type="float">
            <text:p>1.2909792909792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10</text:p>
          </table:table-cell>
          <table:table-cell table:style-name="ce8" office:value-type="currency" office:currency="USD" office:value="3319" calcext:value-type="currency">
            <text:p>$3,319.00</text:p>
          </table:table-cell>
          <table:table-cell table:style-name="ce64" office:value-type="currency" office:currency="USD" office:value="3970" calcext:value-type="currency">
            <text:p>$3,970.00</text:p>
          </table:table-cell>
          <table:table-cell table:style-name="ce64" office:value-type="currency" office:currency="USD" office:value="2779" calcext:value-type="currency">
            <text:p>$2,779.00</text:p>
          </table:table-cell>
          <table:table-cell table:style-name="ce64" office:value-type="currency" office:currency="USD" office:value="3435" calcext:value-type="currency">
            <text:p>$3,435.00</text:p>
          </table:table-cell>
          <table:table-cell table:style-name="ce64" table:formula="of:=[.E158]-[.B158]" office:value-type="currency" office:currency="USD" office:value="116" calcext:value-type="currency">
            <text:p>$116.00</text:p>
          </table:table-cell>
          <table:table-cell table:style-name="ce17" table:formula="of:=[.E158]/[.D158]" office:value-type="float" office:value="1.23605613530047" calcext:value-type="float">
            <text:p>1.23605613530047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11</text:p>
          </table:table-cell>
          <table:table-cell table:style-name="ce8" office:value-type="currency" office:currency="USD" office:value="3724" calcext:value-type="currency">
            <text:p>$3,724.00</text:p>
          </table:table-cell>
          <table:table-cell table:style-name="ce64" office:value-type="currency" office:currency="USD" office:value="4535" calcext:value-type="currency">
            <text:p>$4,535.00</text:p>
          </table:table-cell>
          <table:table-cell table:style-name="ce64" office:value-type="currency" office:currency="USD" office:value="3174.5" calcext:value-type="currency">
            <text:p>$3,174.50</text:p>
          </table:table-cell>
          <table:table-cell table:style-name="ce64" office:value-type="currency" office:currency="USD" office:value="3750.6" calcext:value-type="currency">
            <text:p>$3,750.60</text:p>
          </table:table-cell>
          <table:table-cell table:style-name="ce64" table:formula="of:=[.E159]-[.B159]" office:value-type="currency" office:currency="USD" office:value="26.5999999999999" calcext:value-type="currency">
            <text:p>$26.60</text:p>
          </table:table-cell>
          <table:table-cell table:style-name="ce17" table:formula="of:=[.E159]/[.D159]" office:value-type="float" office:value="1.18147739801544" calcext:value-type="float">
            <text:p>1.1814773980154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12</text:p>
          </table:table-cell>
          <table:table-cell table:style-name="ce8" office:value-type="currency" office:currency="USD" office:value="3710" calcext:value-type="currency">
            <text:p>$3,710.00</text:p>
          </table:table-cell>
          <table:table-cell table:style-name="ce64" office:value-type="currency" office:currency="USD" office:value="4850" calcext:value-type="currency">
            <text:p>$4,850.00</text:p>
          </table:table-cell>
          <table:table-cell table:style-name="ce64" office:value-type="currency" office:currency="USD" office:value="3395" calcext:value-type="currency">
            <text:p>$3,395.00</text:p>
          </table:table-cell>
          <table:table-cell table:style-name="ce64" office:value-type="currency" office:currency="USD" office:value="3733.8" calcext:value-type="currency">
            <text:p>$3,733.80</text:p>
          </table:table-cell>
          <table:table-cell table:style-name="ce64" table:formula="of:=[.E160]-[.B160]" office:value-type="currency" office:currency="USD" office:value="23.8000000000002" calcext:value-type="currency">
            <text:p>$23.80</text:p>
          </table:table-cell>
          <table:table-cell table:style-name="ce17" table:formula="of:=[.E160]/[.D160]" office:value-type="float" office:value="1.09979381443299" calcext:value-type="float">
            <text:p>1.0997938144329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13</text:p>
          </table:table-cell>
          <table:table-cell table:style-name="ce8" office:value-type="currency" office:currency="USD" office:value="3564" calcext:value-type="currency">
            <text:p>$3,564.00</text:p>
          </table:table-cell>
          <table:table-cell table:style-name="ce64" office:value-type="currency" office:currency="USD" office:value="4290" calcext:value-type="currency">
            <text:p>$4,290.00</text:p>
          </table:table-cell>
          <table:table-cell table:style-name="ce64" office:value-type="currency" office:currency="USD" office:value="3003" calcext:value-type="currency">
            <text:p>$3,003.00</text:p>
          </table:table-cell>
          <table:table-cell table:style-name="ce64" office:value-type="currency" office:currency="USD" office:value="3599.4" calcext:value-type="currency">
            <text:p>$3,599.40</text:p>
          </table:table-cell>
          <table:table-cell table:style-name="ce64" table:formula="of:=[.E161]-[.B161]" office:value-type="currency" office:currency="USD" office:value="35.4000000000001" calcext:value-type="currency">
            <text:p>$35.40</text:p>
          </table:table-cell>
          <table:table-cell table:style-name="ce17" table:formula="of:=[.E161]/[.D161]" office:value-type="float" office:value="1.1986013986014" calcext:value-type="float">
            <text:p>1.198601398601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14</text:p>
          </table:table-cell>
          <table:table-cell table:style-name="ce8" office:value-type="currency" office:currency="USD" office:value="3284" calcext:value-type="currency">
            <text:p>$3,284.00</text:p>
          </table:table-cell>
          <table:table-cell table:style-name="ce64" office:value-type="currency" office:currency="USD" office:value="4015" calcext:value-type="currency">
            <text:p>$4,015.00</text:p>
          </table:table-cell>
          <table:table-cell table:style-name="ce64" office:value-type="currency" office:currency="USD" office:value="2810.5" calcext:value-type="currency">
            <text:p>$2,810.50</text:p>
          </table:table-cell>
          <table:table-cell table:style-name="ce64" office:value-type="currency" office:currency="USD" office:value="3322.2" calcext:value-type="currency">
            <text:p>$3,322.20</text:p>
          </table:table-cell>
          <table:table-cell table:style-name="ce64" table:formula="of:=[.E162]-[.B162]" office:value-type="currency" office:currency="USD" office:value="38.1999999999998" calcext:value-type="currency">
            <text:p>$38.20</text:p>
          </table:table-cell>
          <table:table-cell table:style-name="ce17" table:formula="of:=[.E162]/[.D162]" office:value-type="float" office:value="1.18206724782067" calcext:value-type="float">
            <text:p>1.1820672478206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15</text:p>
          </table:table-cell>
          <table:table-cell table:style-name="ce8" office:value-type="currency" office:currency="USD" office:value="3264" calcext:value-type="currency">
            <text:p>$3,264.00</text:p>
          </table:table-cell>
          <table:table-cell table:style-name="ce64" office:value-type="currency" office:currency="USD" office:value="3995" calcext:value-type="currency">
            <text:p>$3,995.00</text:p>
          </table:table-cell>
          <table:table-cell table:style-name="ce64" office:value-type="currency" office:currency="USD" office:value="2796.5" calcext:value-type="currency">
            <text:p>$2,796.50</text:p>
          </table:table-cell>
          <table:table-cell table:style-name="ce64" office:value-type="currency" office:currency="USD" office:value="3305.4" calcext:value-type="currency">
            <text:p>$3,305.40</text:p>
          </table:table-cell>
          <table:table-cell table:style-name="ce64" table:formula="of:=[.E163]-[.B163]" office:value-type="currency" office:currency="USD" office:value="41.4000000000001" calcext:value-type="currency">
            <text:p>$41.40</text:p>
          </table:table-cell>
          <table:table-cell table:style-name="ce17" table:formula="of:=[.E163]/[.D163]" office:value-type="float" office:value="1.1819774718398" calcext:value-type="float">
            <text:p>1.181977471839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17</text:p>
          </table:table-cell>
          <table:table-cell table:style-name="ce8" office:value-type="currency" office:currency="USD" office:value="3694" calcext:value-type="currency">
            <text:p>$3,694.00</text:p>
          </table:table-cell>
          <table:table-cell table:style-name="ce64" office:value-type="currency" office:currency="USD" office:value="4425" calcext:value-type="currency">
            <text:p>$4,425.00</text:p>
          </table:table-cell>
          <table:table-cell table:style-name="ce64" office:value-type="currency" office:currency="USD" office:value="3097.5" calcext:value-type="currency">
            <text:p>$3,097.50</text:p>
          </table:table-cell>
          <table:table-cell table:style-name="ce64" office:value-type="currency" office:currency="USD" office:value="3717" calcext:value-type="currency">
            <text:p>$3,717.00</text:p>
          </table:table-cell>
          <table:table-cell table:style-name="ce64" table:formula="of:=[.E164]-[.B164]" office:value-type="currency" office:currency="USD" office:value="23" calcext:value-type="currency">
            <text:p>$23.00</text:p>
          </table:table-cell>
          <table:table-cell table:style-name="ce17" table:formula="of:=[.E164]/[.D16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20</text:p>
          </table:table-cell>
          <table:table-cell table:style-name="ce8" office:value-type="currency" office:currency="USD" office:value="2374" calcext:value-type="currency">
            <text:p>$2,374.00</text:p>
          </table:table-cell>
          <table:table-cell table:style-name="ce64" office:value-type="currency" office:currency="USD" office:value="2940" calcext:value-type="currency">
            <text:p>$2,940.00</text:p>
          </table:table-cell>
          <table:table-cell table:style-name="ce64" office:value-type="currency" office:currency="USD" office:value="2058" calcext:value-type="currency">
            <text:p>$2,058.00</text:p>
          </table:table-cell>
          <table:table-cell table:style-name="ce64" office:value-type="currency" office:currency="USD" office:value="2394" calcext:value-type="currency">
            <text:p>$2,394.00</text:p>
          </table:table-cell>
          <table:table-cell table:style-name="ce64" table:formula="of:=[.E165]-[.B165]" office:value-type="currency" office:currency="USD" office:value="20" calcext:value-type="currency">
            <text:p>$20.00</text:p>
          </table:table-cell>
          <table:table-cell table:style-name="ce17" table:formula="of:=[.E165]/[.D165]" office:value-type="float" office:value="1.16326530612245" calcext:value-type="float">
            <text:p>1.1632653061224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21</text:p>
          </table:table-cell>
          <table:table-cell table:style-name="ce8" office:value-type="currency" office:currency="USD" office:value="3284" calcext:value-type="currency">
            <text:p>$3,284.00</text:p>
          </table:table-cell>
          <table:table-cell table:style-name="ce64" office:value-type="currency" office:currency="USD" office:value="3750" calcext:value-type="currency">
            <text:p>$3,750.00</text:p>
          </table:table-cell>
          <table:table-cell table:style-name="ce64" office:value-type="currency" office:currency="USD" office:value="2625" calcext:value-type="currency">
            <text:p>$2,625.00</text:p>
          </table:table-cell>
          <table:table-cell table:style-name="ce64" office:value-type="currency" office:currency="USD" office:value="2906.4" calcext:value-type="currency">
            <text:p>$2,906.40</text:p>
          </table:table-cell>
          <table:table-cell table:style-name="ce64" table:formula="of:=[.E166]-[.B166]" office:value-type="currency" office:currency="USD" office:value="-377.6" calcext:value-type="currency">
            <text:p>-$377.60</text:p>
          </table:table-cell>
          <table:table-cell table:style-name="ce17" table:formula="of:=[.E166]/[.D166]" office:value-type="float" office:value="1.1072" calcext:value-type="float">
            <text:p>1.107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22</text:p>
          </table:table-cell>
          <table:table-cell table:style-name="ce8" office:value-type="currency" office:currency="USD" office:value="3650" calcext:value-type="currency">
            <text:p>$3,650.00</text:p>
          </table:table-cell>
          <table:table-cell table:style-name="ce64" office:value-type="currency" office:currency="USD" office:value="4055" calcext:value-type="currency">
            <text:p>$4,055.00</text:p>
          </table:table-cell>
          <table:table-cell table:style-name="ce64" office:value-type="currency" office:currency="USD" office:value="2838.5" calcext:value-type="currency">
            <text:p>$2,838.50</text:p>
          </table:table-cell>
          <table:table-cell table:style-name="ce64" office:value-type="currency" office:currency="USD" office:value="2872.8" calcext:value-type="currency">
            <text:p>$2,872.80</text:p>
          </table:table-cell>
          <table:table-cell table:style-name="ce64" table:formula="of:=[.E167]-[.B167]" office:value-type="currency" office:currency="USD" office:value="-777.2" calcext:value-type="currency">
            <text:p>-$777.20</text:p>
          </table:table-cell>
          <table:table-cell table:style-name="ce17" table:formula="of:=[.E167]/[.D167]" office:value-type="float" office:value="1.01208384710234" calcext:value-type="float">
            <text:p>1.0120838471023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23</text:p>
          </table:table-cell>
          <table:table-cell table:style-name="ce8" office:value-type="currency" office:currency="USD" office:value="3185" calcext:value-type="currency">
            <text:p>$3,185.00</text:p>
          </table:table-cell>
          <table:table-cell table:style-name="ce64" office:value-type="currency" office:currency="USD" office:value="3500" calcext:value-type="currency">
            <text:p>$3,500.00</text:p>
          </table:table-cell>
          <table:table-cell table:style-name="ce64" office:value-type="currency" office:currency="USD" office:value="2450" calcext:value-type="currency">
            <text:p>$2,450.00</text:p>
          </table:table-cell>
          <table:table-cell table:style-name="ce64" office:value-type="currency" office:currency="USD" office:value="2494.8" calcext:value-type="currency">
            <text:p>$2,494.80</text:p>
          </table:table-cell>
          <table:table-cell table:style-name="ce64" table:formula="of:=[.E168]-[.B168]" office:value-type="currency" office:currency="USD" office:value="-690.2" calcext:value-type="currency">
            <text:p>-$690.20</text:p>
          </table:table-cell>
          <table:table-cell table:style-name="ce17" table:formula="of:=[.E168]/[.D168]" office:value-type="float" office:value="1.01828571428571" calcext:value-type="float">
            <text:p>1.0182857142857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24</text:p>
          </table:table-cell>
          <table:table-cell table:style-name="ce8" office:value-type="currency" office:currency="USD" office:value="2472" calcext:value-type="currency">
            <text:p>$2,472.00</text:p>
          </table:table-cell>
          <table:table-cell table:style-name="ce64" office:value-type="currency" office:currency="USD" office:value="3085" calcext:value-type="currency">
            <text:p>$3,085.00</text:p>
          </table:table-cell>
          <table:table-cell table:style-name="ce64" office:value-type="currency" office:currency="USD" office:value="2159.5" calcext:value-type="currency">
            <text:p>$2,159.50</text:p>
          </table:table-cell>
          <table:table-cell table:style-name="ce64" office:value-type="currency" office:currency="USD" office:value="2511.6" calcext:value-type="currency">
            <text:p>$2,511.60</text:p>
          </table:table-cell>
          <table:table-cell table:style-name="ce64" table:formula="of:=[.E169]-[.B169]" office:value-type="currency" office:currency="USD" office:value="39.5999999999999" calcext:value-type="currency">
            <text:p>$39.60</text:p>
          </table:table-cell>
          <table:table-cell table:style-name="ce17" table:formula="of:=[.E169]/[.D169]" office:value-type="float" office:value="1.16304700162075" calcext:value-type="float">
            <text:p>1.163047001620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25</text:p>
          </table:table-cell>
          <table:table-cell table:style-name="ce8" office:value-type="currency" office:currency="USD" office:value="2453" calcext:value-type="currency">
            <text:p>$2,453.00</text:p>
          </table:table-cell>
          <table:table-cell table:style-name="ce64" office:value-type="currency" office:currency="USD" office:value="3015" calcext:value-type="currency">
            <text:p>$3,015.00</text:p>
          </table:table-cell>
          <table:table-cell table:style-name="ce64" office:value-type="currency" office:currency="USD" office:value="2110.5" calcext:value-type="currency">
            <text:p>$2,110.50</text:p>
          </table:table-cell>
          <table:table-cell table:style-name="ce64" office:value-type="currency" office:currency="USD" office:value="2461.2" calcext:value-type="currency">
            <text:p>$2,461.20</text:p>
          </table:table-cell>
          <table:table-cell table:style-name="ce64" table:formula="of:=[.E170]-[.B170]" office:value-type="currency" office:currency="USD" office:value="8.19999999999982" calcext:value-type="currency">
            <text:p>$8.20</text:p>
          </table:table-cell>
          <table:table-cell table:style-name="ce17" table:formula="of:=[.E170]/[.D170]" office:value-type="float" office:value="1.16616915422886" calcext:value-type="float">
            <text:p>1.1661691542288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-127</text:p>
          </table:table-cell>
          <table:table-cell table:style-name="ce8" office:value-type="currency" office:currency="USD" office:value="2747" calcext:value-type="currency">
            <text:p>$2,747.00</text:p>
          </table:table-cell>
          <table:table-cell table:style-name="ce64" office:value-type="currency" office:currency="USD" office:value="3550" calcext:value-type="currency">
            <text:p>$3,550.00</text:p>
          </table:table-cell>
          <table:table-cell table:style-name="ce64" office:value-type="currency" office:currency="USD" office:value="2485" calcext:value-type="currency">
            <text:p>$2,485.00</text:p>
          </table:table-cell>
          <table:table-cell table:style-name="ce64" office:value-type="currency" office:currency="USD" office:value="2755.2" calcext:value-type="currency">
            <text:p>$2,755.20</text:p>
          </table:table-cell>
          <table:table-cell table:style-name="ce64" table:formula="of:=[.E171]-[.B171]" office:value-type="currency" office:currency="USD" office:value="8.19999999999982" calcext:value-type="currency">
            <text:p>$8.20</text:p>
          </table:table-cell>
          <table:table-cell table:style-name="ce17" table:formula="of:=[.E171]/[.D171]" office:value-type="float" office:value="1.1087323943662" calcext:value-type="float">
            <text:p>1.108732394366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</text:p>
          </table:table-cell>
          <table:table-cell table:style-name="ce8" office:value-type="currency" office:currency="USD" office:value="1899" calcext:value-type="currency">
            <text:p>$1,899.00</text:p>
          </table:table-cell>
          <table:table-cell table:style-name="ce64" office:value-type="currency" office:currency="USD" office:value="2170" calcext:value-type="currency">
            <text:p>$2,170.00</text:p>
          </table:table-cell>
          <table:table-cell table:style-name="ce64" office:value-type="currency" office:currency="USD" office:value="1519" calcext:value-type="currency">
            <text:p>$1,519.00</text:p>
          </table:table-cell>
          <table:table-cell table:style-name="ce64" office:value-type="currency" office:currency="USD" office:value="1959" calcext:value-type="currency">
            <text:p>$1,959.00</text:p>
          </table:table-cell>
          <table:table-cell table:style-name="ce64" table:formula="of:=[.E172]-[.B172]" office:value-type="currency" office:currency="USD" office:value="60" calcext:value-type="currency">
            <text:p>$60.00</text:p>
          </table:table-cell>
          <table:table-cell table:style-name="ce17" table:formula="of:=[.E172]/[.D172]" office:value-type="float" office:value="1.28966425279789" calcext:value-type="float">
            <text:p>1.2896642527978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10</text:p>
          </table:table-cell>
          <table:table-cell table:style-name="ce8" office:value-type="currency" office:currency="USD" office:value="3353" calcext:value-type="currency">
            <text:p>$3,353.00</text:p>
          </table:table-cell>
          <table:table-cell table:style-name="ce64" office:value-type="currency" office:currency="USD" office:value="4085" calcext:value-type="currency">
            <text:p>$4,085.00</text:p>
          </table:table-cell>
          <table:table-cell table:style-name="ce64" office:value-type="currency" office:currency="USD" office:value="2859.5" calcext:value-type="currency">
            <text:p>$2,859.50</text:p>
          </table:table-cell>
          <table:table-cell table:style-name="ce64" office:value-type="currency" office:currency="USD" office:value="3435" calcext:value-type="currency">
            <text:p>$3,435.00</text:p>
          </table:table-cell>
          <table:table-cell table:style-name="ce64" table:formula="of:=[.E173]-[.B173]" office:value-type="currency" office:currency="USD" office:value="82" calcext:value-type="currency">
            <text:p>$82.00</text:p>
          </table:table-cell>
          <table:table-cell table:style-name="ce17" table:formula="of:=[.E173]/[.D173]" office:value-type="float" office:value="1.20125896135688" calcext:value-type="float">
            <text:p>1.20125896135688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11</text:p>
          </table:table-cell>
          <table:table-cell table:style-name="ce8" office:value-type="currency" office:currency="USD" office:value="3894" calcext:value-type="currency">
            <text:p>$3,894.00</text:p>
          </table:table-cell>
          <table:table-cell table:style-name="ce64" office:value-type="currency" office:currency="USD" office:value="4720" calcext:value-type="currency">
            <text:p>$4,720.00</text:p>
          </table:table-cell>
          <table:table-cell table:style-name="ce64" office:value-type="currency" office:currency="USD" office:value="3304" calcext:value-type="currency">
            <text:p>$3,304.00</text:p>
          </table:table-cell>
          <table:table-cell table:style-name="ce64" office:value-type="currency" office:currency="USD" office:value="3910.2" calcext:value-type="currency">
            <text:p>$3,910.20</text:p>
          </table:table-cell>
          <table:table-cell table:style-name="ce64" table:formula="of:=[.E174]-[.B174]" office:value-type="currency" office:currency="USD" office:value="16.1999999999998" calcext:value-type="currency">
            <text:p>$16.20</text:p>
          </table:table-cell>
          <table:table-cell table:style-name="ce17" table:formula="of:=[.E174]/[.D174]" office:value-type="float" office:value="1.18347457627119" calcext:value-type="float">
            <text:p>1.1834745762711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12</text:p>
          </table:table-cell>
          <table:table-cell table:style-name="ce8" office:value-type="currency" office:currency="USD" office:value="3882" calcext:value-type="currency">
            <text:p>$3,882.00</text:p>
          </table:table-cell>
          <table:table-cell table:style-name="ce64" office:value-type="currency" office:currency="USD" office:value="4950" calcext:value-type="currency">
            <text:p>$4,950.00</text:p>
          </table:table-cell>
          <table:table-cell table:style-name="ce64" office:value-type="currency" office:currency="USD" office:value="3465" calcext:value-type="currency">
            <text:p>$3,465.00</text:p>
          </table:table-cell>
          <table:table-cell table:style-name="ce64" office:value-type="currency" office:currency="USD" office:value="3893.4" calcext:value-type="currency">
            <text:p>$3,893.40</text:p>
          </table:table-cell>
          <table:table-cell table:style-name="ce64" table:formula="of:=[.E175]-[.B175]" office:value-type="currency" office:currency="USD" office:value="11.4000000000001" calcext:value-type="currency">
            <text:p>$11.40</text:p>
          </table:table-cell>
          <table:table-cell table:style-name="ce17" table:formula="of:=[.E175]/[.D175]" office:value-type="float" office:value="1.12363636363636" calcext:value-type="float">
            <text:p>1.1236363636363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13</text:p>
          </table:table-cell>
          <table:table-cell table:style-name="ce8" office:value-type="currency" office:currency="USD" office:value="3747" calcext:value-type="currency">
            <text:p>$3,747.00</text:p>
          </table:table-cell>
          <table:table-cell table:style-name="ce64" office:value-type="currency" office:currency="USD" office:value="4475" calcext:value-type="currency">
            <text:p>$4,475.00</text:p>
          </table:table-cell>
          <table:table-cell table:style-name="ce64" office:value-type="currency" office:currency="USD" office:value="3132.5" calcext:value-type="currency">
            <text:p>$3,132.50</text:p>
          </table:table-cell>
          <table:table-cell table:style-name="ce64" office:value-type="currency" office:currency="USD" office:value="3759" calcext:value-type="currency">
            <text:p>$3,759.00</text:p>
          </table:table-cell>
          <table:table-cell table:style-name="ce64" table:formula="of:=[.E176]-[.B176]" office:value-type="currency" office:currency="USD" office:value="12" calcext:value-type="currency">
            <text:p>$12.00</text:p>
          </table:table-cell>
          <table:table-cell table:style-name="ce17" table:formula="of:=[.E176]/[.D17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14</text:p>
          </table:table-cell>
          <table:table-cell table:style-name="ce8" office:value-type="currency" office:currency="USD" office:value="3457" calcext:value-type="currency">
            <text:p>$3,457.00</text:p>
          </table:table-cell>
          <table:table-cell table:style-name="ce64" office:value-type="currency" office:currency="USD" office:value="4125" calcext:value-type="currency">
            <text:p>$4,125.00</text:p>
          </table:table-cell>
          <table:table-cell table:style-name="ce64" office:value-type="currency" office:currency="USD" office:value="2887.5" calcext:value-type="currency">
            <text:p>$2,887.50</text:p>
          </table:table-cell>
          <table:table-cell table:style-name="ce64" office:value-type="currency" office:currency="USD" office:value="3465" calcext:value-type="currency">
            <text:p>$3,465.00</text:p>
          </table:table-cell>
          <table:table-cell table:style-name="ce64" table:formula="of:=[.E177]-[.B177]" office:value-type="currency" office:currency="USD" office:value="8" calcext:value-type="currency">
            <text:p>$8.00</text:p>
          </table:table-cell>
          <table:table-cell table:style-name="ce17" table:formula="of:=[.E177]/[.D17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15</text:p>
          </table:table-cell>
          <table:table-cell table:style-name="ce8" office:value-type="currency" office:currency="USD" office:value="3427" calcext:value-type="currency">
            <text:p>$3,427.00</text:p>
          </table:table-cell>
          <table:table-cell table:style-name="ce64" office:value-type="currency" office:currency="USD" office:value="4100" calcext:value-type="currency">
            <text:p>$4,100.00</text:p>
          </table:table-cell>
          <table:table-cell table:style-name="ce64" office:value-type="currency" office:currency="USD" office:value="2870" calcext:value-type="currency">
            <text:p>$2,870.00</text:p>
          </table:table-cell>
          <table:table-cell table:style-name="ce64" office:value-type="currency" office:currency="USD" office:value="3444" calcext:value-type="currency">
            <text:p>$3,444.00</text:p>
          </table:table-cell>
          <table:table-cell table:style-name="ce64" table:formula="of:=[.E178]-[.B178]" office:value-type="currency" office:currency="USD" office:value="17" calcext:value-type="currency">
            <text:p>$17.00</text:p>
          </table:table-cell>
          <table:table-cell table:style-name="ce17" table:formula="of:=[.E178]/[.D17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17</text:p>
          </table:table-cell>
          <table:table-cell table:style-name="ce8" office:value-type="currency" office:currency="USD" office:value="3862" calcext:value-type="currency">
            <text:p>$3,862.00</text:p>
          </table:table-cell>
          <table:table-cell table:style-name="ce64" office:value-type="currency" office:currency="USD" office:value="4610" calcext:value-type="currency">
            <text:p>$4,610.00</text:p>
          </table:table-cell>
          <table:table-cell table:style-name="ce64" office:value-type="currency" office:currency="USD" office:value="3227" calcext:value-type="currency">
            <text:p>$3,227.00</text:p>
          </table:table-cell>
          <table:table-cell table:style-name="ce64" office:value-type="currency" office:currency="USD" office:value="3872.4" calcext:value-type="currency">
            <text:p>$3,872.40</text:p>
          </table:table-cell>
          <table:table-cell table:style-name="ce64" table:formula="of:=[.E179]-[.B179]" office:value-type="currency" office:currency="USD" office:value="10.4000000000001" calcext:value-type="currency">
            <text:p>$10.40</text:p>
          </table:table-cell>
          <table:table-cell table:style-name="ce17" table:formula="of:=[.E179]/[.D17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20</text:p>
          </table:table-cell>
          <table:table-cell table:style-name="ce8" office:value-type="currency" office:currency="USD" office:value="2533" calcext:value-type="currency">
            <text:p>$2,533.00</text:p>
          </table:table-cell>
          <table:table-cell table:style-name="ce64" office:value-type="currency" office:currency="USD" office:value="3025" calcext:value-type="currency">
            <text:p>$3,025.00</text:p>
          </table:table-cell>
          <table:table-cell table:style-name="ce64" office:value-type="currency" office:currency="USD" office:value="2117.5" calcext:value-type="currency">
            <text:p>$2,117.50</text:p>
          </table:table-cell>
          <table:table-cell table:style-name="ce64" office:value-type="currency" office:currency="USD" office:value="2541" calcext:value-type="currency">
            <text:p>$2,541.00</text:p>
          </table:table-cell>
          <table:table-cell table:style-name="ce64" table:formula="of:=[.E180]-[.B180]" office:value-type="currency" office:currency="USD" office:value="8" calcext:value-type="currency">
            <text:p>$8.00</text:p>
          </table:table-cell>
          <table:table-cell table:style-name="ce17" table:formula="of:=[.E180]/[.D18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21</text:p>
          </table:table-cell>
          <table:table-cell table:style-name="ce8" office:value-type="currency" office:currency="USD" office:value="3448" calcext:value-type="currency">
            <text:p>$3,448.00</text:p>
          </table:table-cell>
          <table:table-cell table:style-name="ce64" office:value-type="currency" office:currency="USD" office:value="3810" calcext:value-type="currency">
            <text:p>$3,810.00</text:p>
          </table:table-cell>
          <table:table-cell table:style-name="ce64" office:value-type="currency" office:currency="USD" office:value="2667" calcext:value-type="currency">
            <text:p>$2,667.00</text:p>
          </table:table-cell>
          <table:table-cell table:style-name="ce64" office:value-type="currency" office:currency="USD" office:value="3061.8" calcext:value-type="currency">
            <text:p>$3,061.80</text:p>
          </table:table-cell>
          <table:table-cell table:style-name="ce64" table:formula="of:=[.E181]-[.B181]" office:value-type="currency" office:currency="USD" office:value="-386.2" calcext:value-type="currency">
            <text:p>-$386.20</text:p>
          </table:table-cell>
          <table:table-cell table:style-name="ce17" table:formula="of:=[.E181]/[.D181]" office:value-type="float" office:value="1.14803149606299" calcext:value-type="float">
            <text:p>1.1480314960629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22</text:p>
          </table:table-cell>
          <table:table-cell table:style-name="ce8" office:value-type="currency" office:currency="USD" office:value="3748" calcext:value-type="currency">
            <text:p>$3,748.00</text:p>
          </table:table-cell>
          <table:table-cell table:style-name="ce64" office:value-type="currency" office:currency="USD" office:value="4120" calcext:value-type="currency">
            <text:p>$4,120.00</text:p>
          </table:table-cell>
          <table:table-cell table:style-name="ce64" office:value-type="currency" office:currency="USD" office:value="2884" calcext:value-type="currency">
            <text:p>$2,884.00</text:p>
          </table:table-cell>
          <table:table-cell table:style-name="ce64" office:value-type="currency" office:currency="USD" office:value="3024" calcext:value-type="currency">
            <text:p>$3,024.00</text:p>
          </table:table-cell>
          <table:table-cell table:style-name="ce64" table:formula="of:=[.E182]-[.B182]" office:value-type="currency" office:currency="USD" office:value="-724" calcext:value-type="currency">
            <text:p>-$724.00</text:p>
          </table:table-cell>
          <table:table-cell table:style-name="ce17" table:formula="of:=[.E182]/[.D182]" office:value-type="float" office:value="1.04854368932039" calcext:value-type="float">
            <text:p>1.0485436893203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23</text:p>
          </table:table-cell>
          <table:table-cell table:style-name="ce8" office:value-type="currency" office:currency="USD" office:value="2937" calcext:value-type="currency">
            <text:p>$2,937.00</text:p>
          </table:table-cell>
          <table:table-cell table:style-name="ce64" office:value-type="currency" office:currency="USD" office:value="3565" calcext:value-type="currency">
            <text:p>$3,565.00</text:p>
          </table:table-cell>
          <table:table-cell table:style-name="ce64" office:value-type="currency" office:currency="USD" office:value="2495.5" calcext:value-type="currency">
            <text:p>$2,495.50</text:p>
          </table:table-cell>
          <table:table-cell table:style-name="ce64" office:value-type="currency" office:currency="USD" office:value="2650.2" calcext:value-type="currency">
            <text:p>$2,650.20</text:p>
          </table:table-cell>
          <table:table-cell table:style-name="ce64" table:formula="of:=[.E183]-[.B183]" office:value-type="currency" office:currency="USD" office:value="-286.8" calcext:value-type="currency">
            <text:p>-$286.80</text:p>
          </table:table-cell>
          <table:table-cell table:style-name="ce17" table:formula="of:=[.E183]/[.D183]" office:value-type="float" office:value="1.06199158485273" calcext:value-type="float">
            <text:p>1.0619915848527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24</text:p>
          </table:table-cell>
          <table:table-cell table:style-name="ce8" office:value-type="currency" office:currency="USD" office:value="2637" calcext:value-type="currency">
            <text:p>$2,637.00</text:p>
          </table:table-cell>
          <table:table-cell table:style-name="ce64" office:value-type="currency" office:currency="USD" office:value="3150" calcext:value-type="currency">
            <text:p>$3,150.00</text:p>
          </table:table-cell>
          <table:table-cell table:style-name="ce64" office:value-type="currency" office:currency="USD" office:value="2205" calcext:value-type="currency">
            <text:p>$2,205.00</text:p>
          </table:table-cell>
          <table:table-cell table:style-name="ce64" office:value-type="currency" office:currency="USD" office:value="2646" calcext:value-type="currency">
            <text:p>$2,646.00</text:p>
          </table:table-cell>
          <table:table-cell table:style-name="ce64" table:formula="of:=[.E184]-[.B184]" office:value-type="currency" office:currency="USD" office:value="9" calcext:value-type="currency">
            <text:p>$9.00</text:p>
          </table:table-cell>
          <table:table-cell table:style-name="ce17" table:formula="of:=[.E184]/[.D18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25</text:p>
          </table:table-cell>
          <table:table-cell table:style-name="ce8" office:value-type="currency" office:currency="USD" office:value="2597" calcext:value-type="currency">
            <text:p>$2,597.00</text:p>
          </table:table-cell>
          <table:table-cell table:style-name="ce64" office:value-type="currency" office:currency="USD" office:value="3085" calcext:value-type="currency">
            <text:p>$3,085.00</text:p>
          </table:table-cell>
          <table:table-cell table:style-name="ce64" office:value-type="currency" office:currency="USD" office:value="2159.5" calcext:value-type="currency">
            <text:p>$2,159.50</text:p>
          </table:table-cell>
          <table:table-cell table:style-name="ce64" office:value-type="currency" office:currency="USD" office:value="2591.4" calcext:value-type="currency">
            <text:p>$2,591.40</text:p>
          </table:table-cell>
          <table:table-cell table:style-name="ce64" table:formula="of:=[.E185]-[.B185]" office:value-type="currency" office:currency="USD" office:value="-5.59999999999991" calcext:value-type="currency">
            <text:p>-$5.60</text:p>
          </table:table-cell>
          <table:table-cell table:style-name="ce17" table:formula="of:=[.E185]/[.D18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-127</text:p>
          </table:table-cell>
          <table:table-cell table:style-name="ce8" office:value-type="currency" office:currency="USD" office:value="2913" calcext:value-type="currency">
            <text:p>$2,913.00</text:p>
          </table:table-cell>
          <table:table-cell table:style-name="ce64" office:value-type="currency" office:currency="USD" office:value="3610" calcext:value-type="currency">
            <text:p>$3,610.00</text:p>
          </table:table-cell>
          <table:table-cell table:style-name="ce64" office:value-type="currency" office:currency="USD" office:value="2527" calcext:value-type="currency">
            <text:p>$2,527.00</text:p>
          </table:table-cell>
          <table:table-cell table:style-name="ce64" office:value-type="currency" office:currency="USD" office:value="2923.2" calcext:value-type="currency">
            <text:p>$2,923.20</text:p>
          </table:table-cell>
          <table:table-cell table:style-name="ce64" table:formula="of:=[.E186]-[.B186]" office:value-type="currency" office:currency="USD" office:value="10.1999999999998" calcext:value-type="currency">
            <text:p>$10.20</text:p>
          </table:table-cell>
          <table:table-cell table:style-name="ce17" table:formula="of:=[.E186]/[.D186]" office:value-type="float" office:value="1.15678670360111" calcext:value-type="float">
            <text:p>1.1567867036011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60</text:p>
          </table:table-cell>
          <table:table-cell table:style-name="ce8" office:value-type="currency" office:currency="USD" office:value="3086" calcext:value-type="currency">
            <text:p>$3,086.00</text:p>
          </table:table-cell>
          <table:table-cell table:style-name="ce64" office:value-type="currency" office:currency="USD" office:value="3584.27" calcext:value-type="currency">
            <text:p>$3,584.27</text:p>
          </table:table-cell>
          <table:table-cell table:style-name="ce64" office:value-type="currency" office:currency="USD" office:value="2508.99" calcext:value-type="currency">
            <text:p>$2,508.99</text:p>
          </table:table-cell>
          <table:table-cell table:style-name="ce64" office:value-type="currency" office:currency="USD" office:value="3102.96" calcext:value-type="currency">
            <text:p>$3,102.96</text:p>
          </table:table-cell>
          <table:table-cell table:style-name="ce64" table:formula="of:=[.E187]-[.B187]" office:value-type="currency" office:currency="USD" office:value="16.96" calcext:value-type="currency">
            <text:p>$16.96</text:p>
          </table:table-cell>
          <table:table-cell table:style-name="ce17" table:formula="of:=[.E187]/[.D187]" office:value-type="float" office:value="1.23673669484534" calcext:value-type="float">
            <text:p>1.2367366948453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60-111</text:p>
          </table:table-cell>
          <table:table-cell table:style-name="ce8" office:value-type="currency" office:currency="USD" office:value="4995" calcext:value-type="currency">
            <text:p>$4,995.00</text:p>
          </table:table-cell>
          <table:table-cell table:style-name="ce64" office:value-type="currency" office:currency="USD" office:value="5915.98" calcext:value-type="currency">
            <text:p>$5,915.98</text:p>
          </table:table-cell>
          <table:table-cell table:style-name="ce64" office:value-type="currency" office:currency="USD" office:value="4141.19" calcext:value-type="currency">
            <text:p>$4,141.19</text:p>
          </table:table-cell>
          <table:table-cell table:style-name="ce64" office:value-type="currency" office:currency="USD" office:value="5013.12" calcext:value-type="currency">
            <text:p>$5,013.12</text:p>
          </table:table-cell>
          <table:table-cell table:style-name="ce64" table:formula="of:=[.E188]-[.B188]" office:value-type="currency" office:currency="USD" office:value="18.1199999999999" calcext:value-type="currency">
            <text:p>$18.12</text:p>
          </table:table-cell>
          <table:table-cell table:style-name="ce17" table:formula="of:=[.E188]/[.D188]" office:value-type="float" office:value="1.21055059053074" calcext:value-type="float">
            <text:p>1.2105505905307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60-112</text:p>
          </table:table-cell>
          <table:table-cell table:style-name="ce8" office:value-type="currency" office:currency="USD" office:value="4969" calcext:value-type="currency">
            <text:p>$4,969.00</text:p>
          </table:table-cell>
          <table:table-cell table:style-name="ce64" office:value-type="currency" office:currency="USD" office:value="6212.85" calcext:value-type="currency">
            <text:p>$6,212.85</text:p>
          </table:table-cell>
          <table:table-cell table:style-name="ce64" office:value-type="currency" office:currency="USD" office:value="4349" calcext:value-type="currency">
            <text:p>$4,349.00</text:p>
          </table:table-cell>
          <table:table-cell table:style-name="ce64" office:value-type="currency" office:currency="USD" office:value="4982.88" calcext:value-type="currency">
            <text:p>$4,982.88</text:p>
          </table:table-cell>
          <table:table-cell table:style-name="ce64" table:formula="of:=[.E189]-[.B189]" office:value-type="currency" office:currency="USD" office:value="13.8800000000001" calcext:value-type="currency">
            <text:p>$13.88</text:p>
          </table:table-cell>
          <table:table-cell table:style-name="ce17" table:formula="of:=[.E189]/[.D189]" office:value-type="float" office:value="1.1457530466774" calcext:value-type="float">
            <text:p>1.145753046677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60-114</text:p>
          </table:table-cell>
          <table:table-cell table:style-name="ce8" office:value-type="currency" office:currency="USD" office:value="4748" calcext:value-type="currency">
            <text:p>$4,748.00</text:p>
          </table:table-cell>
          <table:table-cell table:style-name="ce64" office:value-type="currency" office:currency="USD" office:value="5602.96" calcext:value-type="currency">
            <text:p>$5,602.96</text:p>
          </table:table-cell>
          <table:table-cell table:style-name="ce64" office:value-type="currency" office:currency="USD" office:value="3922.07" calcext:value-type="currency">
            <text:p>$3,922.07</text:p>
          </table:table-cell>
          <table:table-cell table:style-name="ce64" office:value-type="currency" office:currency="USD" office:value="4759.44" calcext:value-type="currency">
            <text:p>$4,759.44</text:p>
          </table:table-cell>
          <table:table-cell table:style-name="ce64" table:formula="of:=[.E190]-[.B190]" office:value-type="currency" office:currency="USD" office:value="11.4399999999996" calcext:value-type="currency">
            <text:p>$11.44</text:p>
          </table:table-cell>
          <table:table-cell table:style-name="ce17" table:formula="of:=[.E190]/[.D190]" office:value-type="float" office:value="1.21350205376243" calcext:value-type="float">
            <text:p>1.2135020537624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60-121</text:p>
          </table:table-cell>
          <table:table-cell table:style-name="ce8" office:value-type="currency" office:currency="USD" office:value="4276" calcext:value-type="currency">
            <text:p>$4,276.00</text:p>
          </table:table-cell>
          <table:table-cell table:style-name="ce64" office:value-type="currency" office:currency="USD" office:value="5047.65" calcext:value-type="currency">
            <text:p>$5,047.65</text:p>
          </table:table-cell>
          <table:table-cell table:style-name="ce64" office:value-type="currency" office:currency="USD" office:value="3533.36" calcext:value-type="currency">
            <text:p>$3,533.36</text:p>
          </table:table-cell>
          <table:table-cell table:style-name="ce64" office:value-type="currency" office:currency="USD" office:value="4286.52" calcext:value-type="currency">
            <text:p>$4,286.52</text:p>
          </table:table-cell>
          <table:table-cell table:style-name="ce64" table:formula="of:=[.E191]-[.B191]" office:value-type="currency" office:currency="USD" office:value="10.5200000000004" calcext:value-type="currency">
            <text:p>$10.52</text:p>
          </table:table-cell>
          <table:table-cell table:style-name="ce17" table:formula="of:=[.E191]/[.D191]" office:value-type="float" office:value="1.21315688183485" calcext:value-type="float">
            <text:p>1.2131568818348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60-122</text:p>
          </table:table-cell>
          <table:table-cell table:style-name="ce8" office:value-type="currency" office:currency="USD" office:value="4133" calcext:value-type="currency">
            <text:p>$4,133.00</text:p>
          </table:table-cell>
          <table:table-cell table:style-name="ce64" office:value-type="currency" office:currency="USD" office:value="5348.43" calcext:value-type="currency">
            <text:p>$5,348.43</text:p>
          </table:table-cell>
          <table:table-cell table:style-name="ce64" office:value-type="currency" office:currency="USD" office:value="3743.9" calcext:value-type="currency">
            <text:p>$3,743.90</text:p>
          </table:table-cell>
          <table:table-cell table:style-name="ce64" office:value-type="currency" office:currency="USD" office:value="4260.07" calcext:value-type="currency">
            <text:p>$4,260.07</text:p>
          </table:table-cell>
          <table:table-cell table:style-name="ce64" table:formula="of:=[.E192]-[.B192]" office:value-type="currency" office:currency="USD" office:value="127.07" calcext:value-type="currency">
            <text:p>$127.07</text:p>
          </table:table-cell>
          <table:table-cell table:style-name="ce17" table:formula="of:=[.E192]/[.D192]" office:value-type="float" office:value="1.13786960121798" calcext:value-type="float">
            <text:p>1.1378696012179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60-124</text:p>
          </table:table-cell>
          <table:table-cell table:style-name="ce8" office:value-type="currency" office:currency="USD" office:value="4025" calcext:value-type="currency">
            <text:p>$4,025.00</text:p>
          </table:table-cell>
          <table:table-cell table:style-name="ce64" office:value-type="currency" office:currency="USD" office:value="4738.27" calcext:value-type="currency">
            <text:p>$4,738.27</text:p>
          </table:table-cell>
          <table:table-cell table:style-name="ce64" office:value-type="currency" office:currency="USD" office:value="3316.79" calcext:value-type="currency">
            <text:p>$3,316.79</text:p>
          </table:table-cell>
          <table:table-cell table:style-name="ce64" office:value-type="currency" office:currency="USD" office:value="4036.2" calcext:value-type="currency">
            <text:p>$4,036.20</text:p>
          </table:table-cell>
          <table:table-cell table:style-name="ce64" table:formula="of:=[.E193]-[.B193]" office:value-type="currency" office:currency="USD" office:value="11.1999999999998" calcext:value-type="currency">
            <text:p>$11.20</text:p>
          </table:table-cell>
          <table:table-cell table:style-name="ce17" table:formula="of:=[.E193]/[.D193]" office:value-type="float" office:value="1.21689947207993" calcext:value-type="float">
            <text:p>1.2168994720799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72</text:p>
          </table:table-cell>
          <table:table-cell table:style-name="ce8" office:value-type="currency" office:currency="USD" office:value="3097" calcext:value-type="currency">
            <text:p>$3,097.00</text:p>
          </table:table-cell>
          <table:table-cell table:style-name="ce64" office:value-type="currency" office:currency="USD" office:value="3758.09" calcext:value-type="currency">
            <text:p>$3,758.09</text:p>
          </table:table-cell>
          <table:table-cell table:style-name="ce64" office:value-type="currency" office:currency="USD" office:value="2630.66" calcext:value-type="currency">
            <text:p>$2,630.66</text:p>
          </table:table-cell>
          <table:table-cell table:style-name="ce64" office:value-type="currency" office:currency="USD" office:value="3243.24" calcext:value-type="currency">
            <text:p>$3,243.24</text:p>
          </table:table-cell>
          <table:table-cell table:style-name="ce64" table:formula="of:=[.E194]-[.B194]" office:value-type="currency" office:currency="USD" office:value="146.24" calcext:value-type="currency">
            <text:p>$146.24</text:p>
          </table:table-cell>
          <table:table-cell table:style-name="ce17" table:formula="of:=[.E194]/[.D194]" office:value-type="float" office:value="1.23286171531099" calcext:value-type="float">
            <text:p>1.2328617153109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72-111</text:p>
          </table:table-cell>
          <table:table-cell table:style-name="ce8" office:value-type="currency" office:currency="USD" office:value="4999" calcext:value-type="currency">
            <text:p>$4,999.00</text:p>
          </table:table-cell>
          <table:table-cell table:style-name="ce64" office:value-type="currency" office:currency="USD" office:value="5915.98" calcext:value-type="currency">
            <text:p>$5,915.98</text:p>
          </table:table-cell>
          <table:table-cell table:style-name="ce64" office:value-type="currency" office:currency="USD" office:value="4141.19" calcext:value-type="currency">
            <text:p>$4,141.19</text:p>
          </table:table-cell>
          <table:table-cell table:style-name="ce64" office:value-type="currency" office:currency="USD" office:value="5013.12" calcext:value-type="currency">
            <text:p>$5,013.12</text:p>
          </table:table-cell>
          <table:table-cell table:style-name="ce64" table:formula="of:=[.E195]-[.B195]" office:value-type="currency" office:currency="USD" office:value="14.1199999999999" calcext:value-type="currency">
            <text:p>$14.12</text:p>
          </table:table-cell>
          <table:table-cell table:style-name="ce17" table:formula="of:=[.E195]/[.D195]" office:value-type="float" office:value="1.21055059053074" calcext:value-type="float">
            <text:p>1.2105505905307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72-112</text:p>
          </table:table-cell>
          <table:table-cell table:style-name="ce8" office:value-type="currency" office:currency="USD" office:value="5499" calcext:value-type="currency">
            <text:p>$5,499.00</text:p>
          </table:table-cell>
          <table:table-cell table:style-name="ce64" office:value-type="currency" office:currency="USD" office:value="6212.85" calcext:value-type="currency">
            <text:p>$6,212.85</text:p>
          </table:table-cell>
          <table:table-cell table:style-name="ce64" office:value-type="currency" office:currency="USD" office:value="4349" calcext:value-type="currency">
            <text:p>$4,349.00</text:p>
          </table:table-cell>
          <table:table-cell table:style-name="ce64" office:value-type="currency" office:currency="USD" office:value="4982.88" calcext:value-type="currency">
            <text:p>$4,982.88</text:p>
          </table:table-cell>
          <table:table-cell table:style-name="ce64" table:formula="of:=[.E196]-[.B196]" office:value-type="currency" office:currency="USD" office:value="-516.12" calcext:value-type="currency">
            <text:p>-$516.12</text:p>
          </table:table-cell>
          <table:table-cell table:style-name="ce17" table:formula="of:=[.E196]/[.D196]" office:value-type="float" office:value="1.1457530466774" calcext:value-type="float">
            <text:p>1.145753046677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72-114</text:p>
          </table:table-cell>
          <table:table-cell table:style-name="ce8" office:value-type="currency" office:currency="USD" office:value="4747" calcext:value-type="currency">
            <text:p>$4,747.00</text:p>
          </table:table-cell>
          <table:table-cell table:style-name="ce64" office:value-type="currency" office:currency="USD" office:value="5602.96" calcext:value-type="currency">
            <text:p>$5,602.96</text:p>
          </table:table-cell>
          <table:table-cell table:style-name="ce64" office:value-type="currency" office:currency="USD" office:value="3922.07" calcext:value-type="currency">
            <text:p>$3,922.07</text:p>
          </table:table-cell>
          <table:table-cell table:style-name="ce64" office:value-type="currency" office:currency="USD" office:value="4759.44" calcext:value-type="currency">
            <text:p>$4,759.44</text:p>
          </table:table-cell>
          <table:table-cell table:style-name="ce64" table:formula="of:=[.E197]-[.B197]" office:value-type="currency" office:currency="USD" office:value="12.4399999999996" calcext:value-type="currency">
            <text:p>$12.44</text:p>
          </table:table-cell>
          <table:table-cell table:style-name="ce17" table:formula="of:=[.E197]/[.D197]" office:value-type="float" office:value="1.21350205376243" calcext:value-type="float">
            <text:p>1.2135020537624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72-121</text:p>
          </table:table-cell>
          <table:table-cell table:style-name="ce8" office:value-type="currency" office:currency="USD" office:value="4416" calcext:value-type="currency">
            <text:p>$4,416.00</text:p>
          </table:table-cell>
          <table:table-cell table:style-name="ce64" office:value-type="currency" office:currency="USD" office:value="5221.45" calcext:value-type="currency">
            <text:p>$5,221.45</text:p>
          </table:table-cell>
          <table:table-cell table:style-name="ce64" office:value-type="currency" office:currency="USD" office:value="3655.02" calcext:value-type="currency">
            <text:p>$3,655.02</text:p>
          </table:table-cell>
          <table:table-cell table:style-name="ce64" office:value-type="currency" office:currency="USD" office:value="4426.8" calcext:value-type="currency">
            <text:p>$4,426.80</text:p>
          </table:table-cell>
          <table:table-cell table:style-name="ce64" table:formula="of:=[.E198]-[.B198]" office:value-type="currency" office:currency="USD" office:value="10.8000000000002" calcext:value-type="currency">
            <text:p>$10.80</text:p>
          </table:table-cell>
          <table:table-cell table:style-name="ce17" table:formula="of:=[.E198]/[.D198]" office:value-type="float" office:value="1.21115616330417" calcext:value-type="float">
            <text:p>1.2111561633041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72-122</text:p>
          </table:table-cell>
          <table:table-cell table:style-name="ce8" office:value-type="currency" office:currency="USD" office:value="4396" calcext:value-type="currency">
            <text:p>$4,396.00</text:p>
          </table:table-cell>
          <table:table-cell table:style-name="ce64" office:value-type="currency" office:currency="USD" office:value="5522.21" calcext:value-type="currency">
            <text:p>$5,522.21</text:p>
          </table:table-cell>
          <table:table-cell table:style-name="ce64" office:value-type="currency" office:currency="USD" office:value="3865.55" calcext:value-type="currency">
            <text:p>$3,865.55</text:p>
          </table:table-cell>
          <table:table-cell table:style-name="ce64" office:value-type="currency" office:currency="USD" office:value="4399.92" calcext:value-type="currency">
            <text:p>$4,399.92</text:p>
          </table:table-cell>
          <table:table-cell table:style-name="ce64" table:formula="of:=[.E199]-[.B199]" office:value-type="currency" office:currency="USD" office:value="3.92000000000007" calcext:value-type="currency">
            <text:p>$3.92</text:p>
          </table:table-cell>
          <table:table-cell table:style-name="ce17" table:formula="of:=[.E199]/[.D199]" office:value-type="float" office:value="1.13823906041831" calcext:value-type="float">
            <text:p>1.1382390604183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72-124</text:p>
          </table:table-cell>
          <table:table-cell table:style-name="ce8" office:value-type="currency" office:currency="USD" office:value="4147" calcext:value-type="currency">
            <text:p>$4,147.00</text:p>
          </table:table-cell>
          <table:table-cell table:style-name="ce64" office:value-type="currency" office:currency="USD" office:value="4912.07" calcext:value-type="currency">
            <text:p>$4,912.07</text:p>
          </table:table-cell>
          <table:table-cell table:style-name="ce64" office:value-type="currency" office:currency="USD" office:value="3438.45" calcext:value-type="currency">
            <text:p>$3,438.45</text:p>
          </table:table-cell>
          <table:table-cell table:style-name="ce64" office:value-type="currency" office:currency="USD" office:value="4176.48" calcext:value-type="currency">
            <text:p>$4,176.48</text:p>
          </table:table-cell>
          <table:table-cell table:style-name="ce64" table:formula="of:=[.E200]-[.B200]" office:value-type="currency" office:currency="USD" office:value="29.4799999999996" calcext:value-type="currency">
            <text:p>$29.48</text:p>
          </table:table-cell>
          <table:table-cell table:style-name="ce17" table:formula="of:=[.E200]/[.D200]" office:value-type="float" office:value="1.21464031758496" calcext:value-type="float">
            <text:p>1.2146403175849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96</text:p>
          </table:table-cell>
          <table:table-cell table:style-name="ce8" office:value-type="currency" office:currency="USD" office:value="3411" calcext:value-type="currency">
            <text:p>$3,411.00</text:p>
          </table:table-cell>
          <table:table-cell table:style-name="ce64" office:value-type="currency" office:currency="USD" office:value="3897.05" calcext:value-type="currency">
            <text:p>$3,897.05</text:p>
          </table:table-cell>
          <table:table-cell table:style-name="ce64" office:value-type="currency" office:currency="USD" office:value="2727.94" calcext:value-type="currency">
            <text:p>$2,727.94</text:p>
          </table:table-cell>
          <table:table-cell table:style-name="ce64" office:value-type="currency" office:currency="USD" office:value="3424.68" calcext:value-type="currency">
            <text:p>$3,424.68</text:p>
          </table:table-cell>
          <table:table-cell table:style-name="ce64" table:formula="of:=[.E201]-[.B201]" office:value-type="currency" office:currency="USD" office:value="13.6799999999998" calcext:value-type="currency">
            <text:p>$13.68</text:p>
          </table:table-cell>
          <table:table-cell table:style-name="ce17" table:formula="of:=[.E201]/[.D201]" office:value-type="float" office:value="1.25540884330301" calcext:value-type="float">
            <text:p>1.2554088433030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96-111</text:p>
          </table:table-cell>
          <table:table-cell table:style-name="ce8" office:value-type="currency" office:currency="USD" office:value="5129" calcext:value-type="currency">
            <text:p>$5,129.00</text:p>
          </table:table-cell>
          <table:table-cell table:style-name="ce64" office:value-type="currency" office:currency="USD" office:value="6026.01" calcext:value-type="currency">
            <text:p>$6,026.01</text:p>
          </table:table-cell>
          <table:table-cell table:style-name="ce64" office:value-type="currency" office:currency="USD" office:value="4218.21" calcext:value-type="currency">
            <text:p>$4,218.21</text:p>
          </table:table-cell>
          <table:table-cell table:style-name="ce64" office:value-type="currency" office:currency="USD" office:value="5142.48" calcext:value-type="currency">
            <text:p>$5,142.48</text:p>
          </table:table-cell>
          <table:table-cell table:style-name="ce64" table:formula="of:=[.E202]-[.B202]" office:value-type="currency" office:currency="USD" office:value="13.4799999999996" calcext:value-type="currency">
            <text:p>$13.48</text:p>
          </table:table-cell>
          <table:table-cell table:style-name="ce17" table:formula="of:=[.E202]/[.D202]" office:value-type="float" office:value="1.21911426884863" calcext:value-type="float">
            <text:p>1.2191142688486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96-112</text:p>
          </table:table-cell>
          <table:table-cell table:style-name="ce8" office:value-type="currency" office:currency="USD" office:value="5099" calcext:value-type="currency">
            <text:p>$5,099.00</text:p>
          </table:table-cell>
          <table:table-cell table:style-name="ce64" office:value-type="currency" office:currency="USD" office:value="6326.77" calcext:value-type="currency">
            <text:p>$6,326.77</text:p>
          </table:table-cell>
          <table:table-cell table:style-name="ce64" office:value-type="currency" office:currency="USD" office:value="4428.74" calcext:value-type="currency">
            <text:p>$4,428.74</text:p>
          </table:table-cell>
          <table:table-cell table:style-name="ce64" office:value-type="currency" office:currency="USD" office:value="5114.76" calcext:value-type="currency">
            <text:p>$5,114.76</text:p>
          </table:table-cell>
          <table:table-cell table:style-name="ce64" table:formula="of:=[.E203]-[.B203]" office:value-type="currency" office:currency="USD" office:value="15.7600000000002" calcext:value-type="currency">
            <text:p>$15.76</text:p>
          </table:table-cell>
          <table:table-cell table:style-name="ce17" table:formula="of:=[.E203]/[.D203]" office:value-type="float" office:value="1.15490184567168" calcext:value-type="float">
            <text:p>1.1549018456716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96-114</text:p>
          </table:table-cell>
          <table:table-cell table:style-name="ce8" office:value-type="currency" office:currency="USD" office:value="4876" calcext:value-type="currency">
            <text:p>$4,876.00</text:p>
          </table:table-cell>
          <table:table-cell table:style-name="ce64" office:value-type="currency" office:currency="USD" office:value="5716.87" calcext:value-type="currency">
            <text:p>$5,716.87</text:p>
          </table:table-cell>
          <table:table-cell table:style-name="ce64" office:value-type="currency" office:currency="USD" office:value="4001.81" calcext:value-type="currency">
            <text:p>$4,001.81</text:p>
          </table:table-cell>
          <table:table-cell table:style-name="ce64" office:value-type="currency" office:currency="USD" office:value="4892.16" calcext:value-type="currency">
            <text:p>$4,892.16</text:p>
          </table:table-cell>
          <table:table-cell table:style-name="ce64" table:formula="of:=[.E204]-[.B204]" office:value-type="currency" office:currency="USD" office:value="16.1599999999999" calcext:value-type="currency">
            <text:p>$16.16</text:p>
          </table:table-cell>
          <table:table-cell table:style-name="ce17" table:formula="of:=[.E204]/[.D204]" office:value-type="float" office:value="1.22248682471182" calcext:value-type="float">
            <text:p>1.2224868247118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96-121</text:p>
          </table:table-cell>
          <table:table-cell table:style-name="ce8" office:value-type="currency" office:currency="USD" office:value="4539" calcext:value-type="currency">
            <text:p>$4,539.00</text:p>
          </table:table-cell>
          <table:table-cell table:style-name="ce64" office:value-type="currency" office:currency="USD" office:value="5337.71" calcext:value-type="currency">
            <text:p>$5,337.71</text:p>
          </table:table-cell>
          <table:table-cell table:style-name="ce64" office:value-type="currency" office:currency="USD" office:value="3736.4" calcext:value-type="currency">
            <text:p>$3,736.40</text:p>
          </table:table-cell>
          <table:table-cell table:style-name="ce64" office:value-type="currency" office:currency="USD" office:value="4562.88" calcext:value-type="currency">
            <text:p>$4,562.88</text:p>
          </table:table-cell>
          <table:table-cell table:style-name="ce64" table:formula="of:=[.E205]-[.B205]" office:value-type="currency" office:currency="USD" office:value="23.8800000000001" calcext:value-type="currency">
            <text:p>$23.88</text:p>
          </table:table-cell>
          <table:table-cell table:style-name="ce17" table:formula="of:=[.E205]/[.D205]" office:value-type="float" office:value="1.22119687399636" calcext:value-type="float">
            <text:p>1.2211968739963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96-122</text:p>
          </table:table-cell>
          <table:table-cell table:style-name="ce8" office:value-type="currency" office:currency="USD" office:value="4514" calcext:value-type="currency">
            <text:p>$4,514.00</text:p>
          </table:table-cell>
          <table:table-cell table:style-name="ce64" office:value-type="currency" office:currency="USD" office:value="5638.47" calcext:value-type="currency">
            <text:p>$5,638.47</text:p>
          </table:table-cell>
          <table:table-cell table:style-name="ce64" office:value-type="currency" office:currency="USD" office:value="3946.93" calcext:value-type="currency">
            <text:p>$3,946.93</text:p>
          </table:table-cell>
          <table:table-cell table:style-name="ce64" office:value-type="currency" office:currency="USD" office:value="4535.16" calcext:value-type="currency">
            <text:p>$4,535.16</text:p>
          </table:table-cell>
          <table:table-cell table:style-name="ce64" table:formula="of:=[.E206]-[.B206]" office:value-type="currency" office:currency="USD" office:value="21.1599999999999" calcext:value-type="currency">
            <text:p>$21.16</text:p>
          </table:table-cell>
          <table:table-cell table:style-name="ce17" table:formula="of:=[.E206]/[.D206]" office:value-type="float" office:value="1.14903481946728" calcext:value-type="float">
            <text:p>1.1490348194672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M-96-124</text:p>
          </table:table-cell>
          <table:table-cell table:style-name="ce8" office:value-type="currency" office:currency="USD" office:value="4297" calcext:value-type="currency">
            <text:p>$4,297.00</text:p>
          </table:table-cell>
          <table:table-cell table:style-name="ce64" office:value-type="currency" office:currency="USD" office:value="5022.5" calcext:value-type="currency">
            <text:p>$5,022.50</text:p>
          </table:table-cell>
          <table:table-cell table:style-name="ce64" office:value-type="currency" office:currency="USD" office:value="3515.75" calcext:value-type="currency">
            <text:p>$3,515.75</text:p>
          </table:table-cell>
          <table:table-cell table:style-name="ce64" office:value-type="currency" office:currency="USD" office:value="4311.72" calcext:value-type="currency">
            <text:p>$4,311.72</text:p>
          </table:table-cell>
          <table:table-cell table:style-name="ce64" table:formula="of:=[.E207]-[.B207]" office:value-type="currency" office:currency="USD" office:value="14.7200000000003" calcext:value-type="currency">
            <text:p>$14.72</text:p>
          </table:table-cell>
          <table:table-cell table:style-name="ce17" table:formula="of:=[.E207]/[.D207]" office:value-type="float" office:value="1.22640119462419" calcext:value-type="float">
            <text:p>1.2264011946241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</text:p>
          </table:table-cell>
          <table:table-cell table:style-name="ce8" office:value-type="currency" office:currency="USD" office:value="9219" calcext:value-type="currency">
            <text:p>$9,219.00</text:p>
          </table:table-cell>
          <table:table-cell table:style-name="ce64" office:value-type="currency" office:currency="USD" office:value="11000" calcext:value-type="currency">
            <text:p>$11,000.00</text:p>
          </table:table-cell>
          <table:table-cell table:style-name="ce64" office:value-type="currency" office:currency="USD" office:value="7700" calcext:value-type="currency">
            <text:p>$7,700.00</text:p>
          </table:table-cell>
          <table:table-cell table:style-name="ce64" office:value-type="currency" office:currency="USD" office:value="9240" calcext:value-type="currency">
            <text:p>$9,240.00</text:p>
          </table:table-cell>
          <table:table-cell table:style-name="ce64" table:formula="of:=[.E208]-[.B208]" office:value-type="currency" office:currency="USD" office:value="21" calcext:value-type="currency">
            <text:p>$21.00</text:p>
          </table:table-cell>
          <table:table-cell table:style-name="ce17" table:formula="of:=[.E208]/[.D20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10</text:p>
          </table:table-cell>
          <table:table-cell table:style-name="ce8" office:value-type="currency" office:currency="USD" office:value="10790" calcext:value-type="currency">
            <text:p>$10,790.00</text:p>
          </table:table-cell>
          <table:table-cell table:style-name="ce64" office:value-type="currency" office:currency="USD" office:value="12900" calcext:value-type="currency">
            <text:p>$12,900.00</text:p>
          </table:table-cell>
          <table:table-cell table:style-name="ce64" office:value-type="currency" office:currency="USD" office:value="9030" calcext:value-type="currency">
            <text:p>$9,030.00</text:p>
          </table:table-cell>
          <table:table-cell table:style-name="ce64" office:value-type="currency" office:currency="USD" office:value="10836" calcext:value-type="currency">
            <text:p>$10,836.00</text:p>
          </table:table-cell>
          <table:table-cell table:style-name="ce64" table:formula="of:=[.E209]-[.B209]" office:value-type="currency" office:currency="USD" office:value="46" calcext:value-type="currency">
            <text:p>$46.00</text:p>
          </table:table-cell>
          <table:table-cell table:style-name="ce17" table:formula="of:=[.E209]/[.D20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11</text:p>
          </table:table-cell>
          <table:table-cell table:style-name="ce8" office:value-type="currency" office:currency="USD" office:value="11995" calcext:value-type="currency">
            <text:p>$11,995.00</text:p>
          </table:table-cell>
          <table:table-cell table:style-name="ce64" office:value-type="currency" office:currency="USD" office:value="14350" calcext:value-type="currency">
            <text:p>$14,350.00</text:p>
          </table:table-cell>
          <table:table-cell table:style-name="ce64" office:value-type="currency" office:currency="USD" office:value="10045" calcext:value-type="currency">
            <text:p>$10,045.00</text:p>
          </table:table-cell>
          <table:table-cell table:style-name="ce64" office:value-type="currency" office:currency="USD" office:value="12054" calcext:value-type="currency">
            <text:p>$12,054.00</text:p>
          </table:table-cell>
          <table:table-cell table:style-name="ce64" table:formula="of:=[.E210]-[.B210]" office:value-type="currency" office:currency="USD" office:value="59" calcext:value-type="currency">
            <text:p>$59.00</text:p>
          </table:table-cell>
          <table:table-cell table:style-name="ce17" table:formula="of:=[.E210]/[.D21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12</text:p>
          </table:table-cell>
          <table:table-cell table:style-name="ce8" office:value-type="currency" office:currency="USD" office:value="11995" calcext:value-type="currency">
            <text:p>$11,995.00</text:p>
          </table:table-cell>
          <table:table-cell table:style-name="ce64" office:value-type="currency" office:currency="USD" office:value="14350" calcext:value-type="currency">
            <text:p>$14,350.00</text:p>
          </table:table-cell>
          <table:table-cell table:style-name="ce64" office:value-type="currency" office:currency="USD" office:value="10045" calcext:value-type="currency">
            <text:p>$10,045.00</text:p>
          </table:table-cell>
          <table:table-cell table:style-name="ce64" office:value-type="currency" office:currency="USD" office:value="12054" calcext:value-type="currency">
            <text:p>$12,054.00</text:p>
          </table:table-cell>
          <table:table-cell table:style-name="ce64" table:formula="of:=[.E211]-[.B211]" office:value-type="currency" office:currency="USD" office:value="59" calcext:value-type="currency">
            <text:p>$59.00</text:p>
          </table:table-cell>
          <table:table-cell table:style-name="ce17" table:formula="of:=[.E211]/[.D21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13</text:p>
          </table:table-cell>
          <table:table-cell table:style-name="ce8" office:value-type="currency" office:currency="USD" office:value="11995" calcext:value-type="currency">
            <text:p>$11,995.00</text:p>
          </table:table-cell>
          <table:table-cell table:style-name="ce64" office:value-type="currency" office:currency="USD" office:value="14350" calcext:value-type="currency">
            <text:p>$14,350.00</text:p>
          </table:table-cell>
          <table:table-cell table:style-name="ce64" office:value-type="currency" office:currency="USD" office:value="10045" calcext:value-type="currency">
            <text:p>$10,045.00</text:p>
          </table:table-cell>
          <table:table-cell table:style-name="ce64" office:value-type="currency" office:currency="USD" office:value="12054" calcext:value-type="currency">
            <text:p>$12,054.00</text:p>
          </table:table-cell>
          <table:table-cell table:style-name="ce64" table:formula="of:=[.E212]-[.B212]" office:value-type="currency" office:currency="USD" office:value="59" calcext:value-type="currency">
            <text:p>$59.00</text:p>
          </table:table-cell>
          <table:table-cell table:style-name="ce17" table:formula="of:=[.E212]/[.D21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14</text:p>
          </table:table-cell>
          <table:table-cell table:style-name="ce8" office:value-type="currency" office:currency="USD" office:value="10795" calcext:value-type="currency">
            <text:p>$10,795.00</text:p>
          </table:table-cell>
          <table:table-cell table:style-name="ce64" office:value-type="currency" office:currency="USD" office:value="12950" calcext:value-type="currency">
            <text:p>$12,950.00</text:p>
          </table:table-cell>
          <table:table-cell table:style-name="ce64" office:value-type="currency" office:currency="USD" office:value="9065" calcext:value-type="currency">
            <text:p>$9,065.00</text:p>
          </table:table-cell>
          <table:table-cell table:style-name="ce64" office:value-type="currency" office:currency="USD" office:value="10878" calcext:value-type="currency">
            <text:p>$10,878.00</text:p>
          </table:table-cell>
          <table:table-cell table:style-name="ce64" table:formula="of:=[.E213]-[.B213]" office:value-type="currency" office:currency="USD" office:value="83" calcext:value-type="currency">
            <text:p>$83.00</text:p>
          </table:table-cell>
          <table:table-cell table:style-name="ce17" table:formula="of:=[.E213]/[.D21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15</text:p>
          </table:table-cell>
          <table:table-cell table:style-name="ce8" office:value-type="currency" office:currency="USD" office:value="10795" calcext:value-type="currency">
            <text:p>$10,795.00</text:p>
          </table:table-cell>
          <table:table-cell table:style-name="ce64" office:value-type="currency" office:currency="USD" office:value="12950" calcext:value-type="currency">
            <text:p>$12,950.00</text:p>
          </table:table-cell>
          <table:table-cell table:style-name="ce64" office:value-type="currency" office:currency="USD" office:value="9065" calcext:value-type="currency">
            <text:p>$9,065.00</text:p>
          </table:table-cell>
          <table:table-cell table:style-name="ce64" office:value-type="currency" office:currency="USD" office:value="10878" calcext:value-type="currency">
            <text:p>$10,878.00</text:p>
          </table:table-cell>
          <table:table-cell table:style-name="ce64" table:formula="of:=[.E214]-[.B214]" office:value-type="currency" office:currency="USD" office:value="83" calcext:value-type="currency">
            <text:p>$83.00</text:p>
          </table:table-cell>
          <table:table-cell table:style-name="ce17" table:formula="of:=[.E214]/[.D21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17</text:p>
          </table:table-cell>
          <table:table-cell table:style-name="ce8" office:value-type="currency" office:currency="USD" office:value="12010" calcext:value-type="currency">
            <text:p>$12,010.00</text:p>
          </table:table-cell>
          <table:table-cell table:style-name="ce64" office:value-type="currency" office:currency="USD" office:value="14350" calcext:value-type="currency">
            <text:p>$14,350.00</text:p>
          </table:table-cell>
          <table:table-cell table:style-name="ce64" office:value-type="currency" office:currency="USD" office:value="10045" calcext:value-type="currency">
            <text:p>$10,045.00</text:p>
          </table:table-cell>
          <table:table-cell table:style-name="ce64" office:value-type="currency" office:currency="USD" office:value="12054" calcext:value-type="currency">
            <text:p>$12,054.00</text:p>
          </table:table-cell>
          <table:table-cell table:style-name="ce64" table:formula="of:=[.E215]-[.B215]" office:value-type="currency" office:currency="USD" office:value="44" calcext:value-type="currency">
            <text:p>$44.00</text:p>
          </table:table-cell>
          <table:table-cell table:style-name="ce17" table:formula="of:=[.E215]/[.D21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20</text:p>
          </table:table-cell>
          <table:table-cell table:style-name="ce8" office:value-type="currency" office:currency="USD" office:value="9935" calcext:value-type="currency">
            <text:p>$9,935.00</text:p>
          </table:table-cell>
          <table:table-cell table:style-name="ce64" office:value-type="currency" office:currency="USD" office:value="11900" calcext:value-type="currency">
            <text:p>$11,900.00</text:p>
          </table:table-cell>
          <table:table-cell table:style-name="ce64" office:value-type="currency" office:currency="USD" office:value="8330" calcext:value-type="currency">
            <text:p>$8,330.00</text:p>
          </table:table-cell>
          <table:table-cell table:style-name="ce64" office:value-type="currency" office:currency="USD" office:value="9996" calcext:value-type="currency">
            <text:p>$9,996.00</text:p>
          </table:table-cell>
          <table:table-cell table:style-name="ce64" table:formula="of:=[.E216]-[.B216]" office:value-type="currency" office:currency="USD" office:value="61" calcext:value-type="currency">
            <text:p>$61.00</text:p>
          </table:table-cell>
          <table:table-cell table:style-name="ce17" table:formula="of:=[.E216]/[.D21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21</text:p>
          </table:table-cell>
          <table:table-cell table:style-name="ce8" office:value-type="currency" office:currency="USD" office:value="10799" calcext:value-type="currency">
            <text:p>$10,799.00</text:p>
          </table:table-cell>
          <table:table-cell table:style-name="ce64" office:value-type="currency" office:currency="USD" office:value="12975" calcext:value-type="currency">
            <text:p>$12,975.00</text:p>
          </table:table-cell>
          <table:table-cell table:style-name="ce64" office:value-type="currency" office:currency="USD" office:value="9082.5" calcext:value-type="currency">
            <text:p>$9,082.50</text:p>
          </table:table-cell>
          <table:table-cell table:style-name="ce64" office:value-type="currency" office:currency="USD" office:value="10899" calcext:value-type="currency">
            <text:p>$10,899.00</text:p>
          </table:table-cell>
          <table:table-cell table:style-name="ce64" table:formula="of:=[.E217]-[.B217]" office:value-type="currency" office:currency="USD" office:value="100" calcext:value-type="currency">
            <text:p>$100.00</text:p>
          </table:table-cell>
          <table:table-cell table:style-name="ce17" table:formula="of:=[.E217]/[.D21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22</text:p>
          </table:table-cell>
          <table:table-cell table:style-name="ce8" office:value-type="currency" office:currency="USD" office:value="10799" calcext:value-type="currency">
            <text:p>$10,799.00</text:p>
          </table:table-cell>
          <table:table-cell table:style-name="ce64" office:value-type="currency" office:currency="USD" office:value="12975" calcext:value-type="currency">
            <text:p>$12,975.00</text:p>
          </table:table-cell>
          <table:table-cell table:style-name="ce64" office:value-type="currency" office:currency="USD" office:value="9082.5" calcext:value-type="currency">
            <text:p>$9,082.50</text:p>
          </table:table-cell>
          <table:table-cell table:style-name="ce64" office:value-type="currency" office:currency="USD" office:value="10899" calcext:value-type="currency">
            <text:p>$10,899.00</text:p>
          </table:table-cell>
          <table:table-cell table:style-name="ce64" table:formula="of:=[.E218]-[.B218]" office:value-type="currency" office:currency="USD" office:value="100" calcext:value-type="currency">
            <text:p>$100.00</text:p>
          </table:table-cell>
          <table:table-cell table:style-name="ce17" table:formula="of:=[.E218]/[.D21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23</text:p>
          </table:table-cell>
          <table:table-cell table:style-name="ce8" office:value-type="currency" office:currency="USD" office:value="10799" calcext:value-type="currency">
            <text:p>$10,799.00</text:p>
          </table:table-cell>
          <table:table-cell table:style-name="ce64" office:value-type="currency" office:currency="USD" office:value="12975" calcext:value-type="currency">
            <text:p>$12,975.00</text:p>
          </table:table-cell>
          <table:table-cell table:style-name="ce64" office:value-type="currency" office:currency="USD" office:value="9082.5" calcext:value-type="currency">
            <text:p>$9,082.50</text:p>
          </table:table-cell>
          <table:table-cell table:style-name="ce64" office:value-type="currency" office:currency="USD" office:value="10899" calcext:value-type="currency">
            <text:p>$10,899.00</text:p>
          </table:table-cell>
          <table:table-cell table:style-name="ce64" table:formula="of:=[.E219]-[.B219]" office:value-type="currency" office:currency="USD" office:value="100" calcext:value-type="currency">
            <text:p>$100.00</text:p>
          </table:table-cell>
          <table:table-cell table:style-name="ce17" table:formula="of:=[.E219]/[.D21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24</text:p>
          </table:table-cell>
          <table:table-cell table:style-name="ce8" office:value-type="currency" office:currency="USD" office:value="9989" calcext:value-type="currency">
            <text:p>$9,989.00</text:p>
          </table:table-cell>
          <table:table-cell table:style-name="ce64" office:value-type="currency" office:currency="USD" office:value="11950" calcext:value-type="currency">
            <text:p>$11,950.00</text:p>
          </table:table-cell>
          <table:table-cell table:style-name="ce64" office:value-type="currency" office:currency="USD" office:value="8365" calcext:value-type="currency">
            <text:p>$8,365.00</text:p>
          </table:table-cell>
          <table:table-cell table:style-name="ce64" office:value-type="currency" office:currency="USD" office:value="10038" calcext:value-type="currency">
            <text:p>$10,038.00</text:p>
          </table:table-cell>
          <table:table-cell table:style-name="ce64" table:formula="of:=[.E220]-[.B220]" office:value-type="currency" office:currency="USD" office:value="49" calcext:value-type="currency">
            <text:p>$49.00</text:p>
          </table:table-cell>
          <table:table-cell table:style-name="ce17" table:formula="of:=[.E220]/[.D22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25</text:p>
          </table:table-cell>
          <table:table-cell table:style-name="ce8" office:value-type="currency" office:currency="USD" office:value="9990" calcext:value-type="currency">
            <text:p>$9,990.00</text:p>
          </table:table-cell>
          <table:table-cell table:style-name="ce64" office:value-type="currency" office:currency="USD" office:value="11950" calcext:value-type="currency">
            <text:p>$11,950.00</text:p>
          </table:table-cell>
          <table:table-cell table:style-name="ce64" office:value-type="currency" office:currency="USD" office:value="8365" calcext:value-type="currency">
            <text:p>$8,365.00</text:p>
          </table:table-cell>
          <table:table-cell table:style-name="ce64" office:value-type="currency" office:currency="USD" office:value="10038" calcext:value-type="currency">
            <text:p>$10,038.00</text:p>
          </table:table-cell>
          <table:table-cell table:style-name="ce64" table:formula="of:=[.E221]-[.B221]" office:value-type="currency" office:currency="USD" office:value="48" calcext:value-type="currency">
            <text:p>$48.00</text:p>
          </table:table-cell>
          <table:table-cell table:style-name="ce17" table:formula="of:=[.E221]/[.D22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72SS-127</text:p>
          </table:table-cell>
          <table:table-cell table:style-name="ce8" office:value-type="currency" office:currency="USD" office:value="10799" calcext:value-type="currency">
            <text:p>$10,799.00</text:p>
          </table:table-cell>
          <table:table-cell table:style-name="ce64" office:value-type="currency" office:currency="USD" office:value="12975" calcext:value-type="currency">
            <text:p>$12,975.00</text:p>
          </table:table-cell>
          <table:table-cell table:style-name="ce64" office:value-type="currency" office:currency="USD" office:value="9082.5" calcext:value-type="currency">
            <text:p>$9,082.50</text:p>
          </table:table-cell>
          <table:table-cell table:style-name="ce64" office:value-type="currency" office:currency="USD" office:value="10899" calcext:value-type="currency">
            <text:p>$10,899.00</text:p>
          </table:table-cell>
          <table:table-cell table:style-name="ce64" table:formula="of:=[.E222]-[.B222]" office:value-type="currency" office:currency="USD" office:value="100" calcext:value-type="currency">
            <text:p>$100.00</text:p>
          </table:table-cell>
          <table:table-cell table:style-name="ce17" table:formula="of:=[.E222]/[.D22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</text:p>
          </table:table-cell>
          <table:table-cell table:style-name="ce8" office:value-type="currency" office:currency="USD" office:value="10279" calcext:value-type="currency">
            <text:p>$10,279.00</text:p>
          </table:table-cell>
          <table:table-cell table:style-name="ce64" office:value-type="currency" office:currency="USD" office:value="12300" calcext:value-type="currency">
            <text:p>$12,300.00</text:p>
          </table:table-cell>
          <table:table-cell table:style-name="ce64" office:value-type="currency" office:currency="USD" office:value="8610" calcext:value-type="currency">
            <text:p>$8,610.00</text:p>
          </table:table-cell>
          <table:table-cell table:style-name="ce64" office:value-type="currency" office:currency="USD" office:value="10332" calcext:value-type="currency">
            <text:p>$10,332.00</text:p>
          </table:table-cell>
          <table:table-cell table:style-name="ce64" table:formula="of:=[.E223]-[.B223]" office:value-type="currency" office:currency="USD" office:value="53" calcext:value-type="currency">
            <text:p>$53.00</text:p>
          </table:table-cell>
          <table:table-cell table:style-name="ce17" table:formula="of:=[.E223]/[.D22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10</text:p>
          </table:table-cell>
          <table:table-cell table:style-name="ce8" office:value-type="currency" office:currency="USD" office:value="11879" calcext:value-type="currency">
            <text:p>$11,879.00</text:p>
          </table:table-cell>
          <table:table-cell table:style-name="ce64" office:value-type="currency" office:currency="USD" office:value="14200" calcext:value-type="currency">
            <text:p>$14,200.00</text:p>
          </table:table-cell>
          <table:table-cell table:style-name="ce64" office:value-type="currency" office:currency="USD" office:value="9940" calcext:value-type="currency">
            <text:p>$9,940.00</text:p>
          </table:table-cell>
          <table:table-cell table:style-name="ce64" office:value-type="currency" office:currency="USD" office:value="11928" calcext:value-type="currency">
            <text:p>$11,928.00</text:p>
          </table:table-cell>
          <table:table-cell table:style-name="ce64" table:formula="of:=[.E224]-[.B224]" office:value-type="currency" office:currency="USD" office:value="49" calcext:value-type="currency">
            <text:p>$49.00</text:p>
          </table:table-cell>
          <table:table-cell table:style-name="ce17" table:formula="of:=[.E224]/[.D22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11</text:p>
          </table:table-cell>
          <table:table-cell table:style-name="ce8" office:value-type="currency" office:currency="USD" office:value="13079" calcext:value-type="currency">
            <text:p>$13,079.00</text:p>
          </table:table-cell>
          <table:table-cell table:style-name="ce64" office:value-type="currency" office:currency="USD" office:value="15665" calcext:value-type="currency">
            <text:p>$15,665.00</text:p>
          </table:table-cell>
          <table:table-cell table:style-name="ce64" office:value-type="currency" office:currency="USD" office:value="10965.5" calcext:value-type="currency">
            <text:p>$10,965.50</text:p>
          </table:table-cell>
          <table:table-cell table:style-name="ce64" office:value-type="currency" office:currency="USD" office:value="13158.6" calcext:value-type="currency">
            <text:p>$13,158.60</text:p>
          </table:table-cell>
          <table:table-cell table:style-name="ce64" table:formula="of:=[.E225]-[.B225]" office:value-type="currency" office:currency="USD" office:value="79.6000000000004" calcext:value-type="currency">
            <text:p>$79.60</text:p>
          </table:table-cell>
          <table:table-cell table:style-name="ce17" table:formula="of:=[.E225]/[.D22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12</text:p>
          </table:table-cell>
          <table:table-cell table:style-name="ce8" office:value-type="currency" office:currency="USD" office:value="13059" calcext:value-type="currency">
            <text:p>$13,059.00</text:p>
          </table:table-cell>
          <table:table-cell table:style-name="ce64" office:value-type="currency" office:currency="USD" office:value="15665" calcext:value-type="currency">
            <text:p>$15,665.00</text:p>
          </table:table-cell>
          <table:table-cell table:style-name="ce64" office:value-type="currency" office:currency="USD" office:value="10965.5" calcext:value-type="currency">
            <text:p>$10,965.50</text:p>
          </table:table-cell>
          <table:table-cell table:style-name="ce64" office:value-type="currency" office:currency="USD" office:value="13137.6" calcext:value-type="currency">
            <text:p>$13,137.60</text:p>
          </table:table-cell>
          <table:table-cell table:style-name="ce64" table:formula="of:=[.E226]-[.B226]" office:value-type="currency" office:currency="USD" office:value="78.6000000000004" calcext:value-type="currency">
            <text:p>$78.60</text:p>
          </table:table-cell>
          <table:table-cell table:style-name="ce17" table:formula="of:=[.E226]/[.D226]" office:value-type="float" office:value="1.19808490264922" calcext:value-type="float">
            <text:p>1.1980849026492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13</text:p>
          </table:table-cell>
          <table:table-cell table:style-name="ce8" office:value-type="currency" office:currency="USD" office:value="12940" calcext:value-type="currency">
            <text:p>$12,940.00</text:p>
          </table:table-cell>
          <table:table-cell table:style-name="ce64" office:value-type="currency" office:currency="USD" office:value="15665" calcext:value-type="currency">
            <text:p>$15,665.00</text:p>
          </table:table-cell>
          <table:table-cell table:style-name="ce64" office:value-type="currency" office:currency="USD" office:value="10965.5" calcext:value-type="currency">
            <text:p>$10,965.50</text:p>
          </table:table-cell>
          <table:table-cell table:style-name="ce64" office:value-type="currency" office:currency="USD" office:value="12990.6" calcext:value-type="currency">
            <text:p>$12,990.60</text:p>
          </table:table-cell>
          <table:table-cell table:style-name="ce64" table:formula="of:=[.E227]-[.B227]" office:value-type="currency" office:currency="USD" office:value="50.6000000000004" calcext:value-type="currency">
            <text:p>$50.60</text:p>
          </table:table-cell>
          <table:table-cell table:style-name="ce17" table:formula="of:=[.E227]/[.D227]" office:value-type="float" office:value="1.18467922119374" calcext:value-type="float">
            <text:p>1.1846792211937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14</text:p>
          </table:table-cell>
          <table:table-cell table:style-name="ce8" office:value-type="currency" office:currency="USD" office:value="11899" calcext:value-type="currency">
            <text:p>$11,899.00</text:p>
          </table:table-cell>
          <table:table-cell table:style-name="ce64" office:value-type="currency" office:currency="USD" office:value="14250" calcext:value-type="currency">
            <text:p>$14,250.00</text:p>
          </table:table-cell>
          <table:table-cell table:style-name="ce64" office:value-type="currency" office:currency="USD" office:value="9975" calcext:value-type="currency">
            <text:p>$9,975.00</text:p>
          </table:table-cell>
          <table:table-cell table:style-name="ce64" office:value-type="currency" office:currency="USD" office:value="11970" calcext:value-type="currency">
            <text:p>$11,970.00</text:p>
          </table:table-cell>
          <table:table-cell table:style-name="ce64" table:formula="of:=[.E228]-[.B228]" office:value-type="currency" office:currency="USD" office:value="71" calcext:value-type="currency">
            <text:p>$71.00</text:p>
          </table:table-cell>
          <table:table-cell table:style-name="ce17" table:formula="of:=[.E228]/[.D22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15</text:p>
          </table:table-cell>
          <table:table-cell table:style-name="ce8" office:value-type="currency" office:currency="USD" office:value="11950" calcext:value-type="currency">
            <text:p>$11,950.00</text:p>
          </table:table-cell>
          <table:table-cell table:style-name="ce64" office:value-type="currency" office:currency="USD" office:value="14250" calcext:value-type="currency">
            <text:p>$14,250.00</text:p>
          </table:table-cell>
          <table:table-cell table:style-name="ce64" office:value-type="currency" office:currency="USD" office:value="9975" calcext:value-type="currency">
            <text:p>$9,975.00</text:p>
          </table:table-cell>
          <table:table-cell table:style-name="ce64" office:value-type="currency" office:currency="USD" office:value="11970" calcext:value-type="currency">
            <text:p>$11,970.00</text:p>
          </table:table-cell>
          <table:table-cell table:style-name="ce64" table:formula="of:=[.E229]-[.B229]" office:value-type="currency" office:currency="USD" office:value="20" calcext:value-type="currency">
            <text:p>$20.00</text:p>
          </table:table-cell>
          <table:table-cell table:style-name="ce17" table:formula="of:=[.E229]/[.D22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17</text:p>
          </table:table-cell>
          <table:table-cell table:style-name="ce8" office:value-type="currency" office:currency="USD" office:value="13085" calcext:value-type="currency">
            <text:p>$13,085.00</text:p>
          </table:table-cell>
          <table:table-cell table:style-name="ce64" office:value-type="currency" office:currency="USD" office:value="15665" calcext:value-type="currency">
            <text:p>$15,665.00</text:p>
          </table:table-cell>
          <table:table-cell table:style-name="ce64" office:value-type="currency" office:currency="USD" office:value="10965.5" calcext:value-type="currency">
            <text:p>$10,965.50</text:p>
          </table:table-cell>
          <table:table-cell table:style-name="ce64" office:value-type="currency" office:currency="USD" office:value="13116.6" calcext:value-type="currency">
            <text:p>$13,116.60</text:p>
          </table:table-cell>
          <table:table-cell table:style-name="ce64" table:formula="of:=[.E230]-[.B230]" office:value-type="currency" office:currency="USD" office:value="31.6000000000004" calcext:value-type="currency">
            <text:p>$31.60</text:p>
          </table:table-cell>
          <table:table-cell table:style-name="ce17" table:formula="of:=[.E230]/[.D230]" office:value-type="float" office:value="1.19616980529844" calcext:value-type="float">
            <text:p>1.1961698052984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20</text:p>
          </table:table-cell>
          <table:table-cell table:style-name="ce8" office:value-type="currency" office:currency="USD" office:value="10990" calcext:value-type="currency">
            <text:p>$10,990.00</text:p>
          </table:table-cell>
          <table:table-cell table:style-name="ce64" office:value-type="currency" office:currency="USD" office:value="13200" calcext:value-type="currency">
            <text:p>$13,200.00</text:p>
          </table:table-cell>
          <table:table-cell table:style-name="ce64" office:value-type="currency" office:currency="USD" office:value="9240" calcext:value-type="currency">
            <text:p>$9,240.00</text:p>
          </table:table-cell>
          <table:table-cell table:style-name="ce64" office:value-type="currency" office:currency="USD" office:value="11088" calcext:value-type="currency">
            <text:p>$11,088.00</text:p>
          </table:table-cell>
          <table:table-cell table:style-name="ce64" table:formula="of:=[.E231]-[.B231]" office:value-type="currency" office:currency="USD" office:value="98" calcext:value-type="currency">
            <text:p>$98.00</text:p>
          </table:table-cell>
          <table:table-cell table:style-name="ce17" table:formula="of:=[.E231]/[.D23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21</text:p>
          </table:table-cell>
          <table:table-cell table:style-name="ce8" office:value-type="currency" office:currency="USD" office:value="11999" calcext:value-type="currency">
            <text:p>$11,999.00</text:p>
          </table:table-cell>
          <table:table-cell table:style-name="ce64" office:value-type="currency" office:currency="USD" office:value="14290" calcext:value-type="currency">
            <text:p>$14,290.00</text:p>
          </table:table-cell>
          <table:table-cell table:style-name="ce64" office:value-type="currency" office:currency="USD" office:value="10003" calcext:value-type="currency">
            <text:p>$10,003.00</text:p>
          </table:table-cell>
          <table:table-cell table:style-name="ce64" office:value-type="currency" office:currency="USD" office:value="12003.6" calcext:value-type="currency">
            <text:p>$12,003.60</text:p>
          </table:table-cell>
          <table:table-cell table:style-name="ce64" table:formula="of:=[.E232]-[.B232]" office:value-type="currency" office:currency="USD" office:value="4.60000000000036" calcext:value-type="currency">
            <text:p>$4.60</text:p>
          </table:table-cell>
          <table:table-cell table:style-name="ce17" table:formula="of:=[.E232]/[.D23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22</text:p>
          </table:table-cell>
          <table:table-cell table:style-name="ce8" office:value-type="currency" office:currency="USD" office:value="11949" calcext:value-type="currency">
            <text:p>$11,949.00</text:p>
          </table:table-cell>
          <table:table-cell table:style-name="ce64" office:value-type="currency" office:currency="USD" office:value="14290" calcext:value-type="currency">
            <text:p>$14,290.00</text:p>
          </table:table-cell>
          <table:table-cell table:style-name="ce64" office:value-type="currency" office:currency="USD" office:value="10003" calcext:value-type="currency">
            <text:p>$10,003.00</text:p>
          </table:table-cell>
          <table:table-cell table:style-name="ce64" office:value-type="currency" office:currency="USD" office:value="11982.6" calcext:value-type="currency">
            <text:p>$11,982.60</text:p>
          </table:table-cell>
          <table:table-cell table:style-name="ce64" table:formula="of:=[.E233]-[.B233]" office:value-type="currency" office:currency="USD" office:value="33.6000000000004" calcext:value-type="currency">
            <text:p>$33.60</text:p>
          </table:table-cell>
          <table:table-cell table:style-name="ce17" table:formula="of:=[.E233]/[.D233]" office:value-type="float" office:value="1.19790062981106" calcext:value-type="float">
            <text:p>1.1979006298110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23</text:p>
          </table:table-cell>
          <table:table-cell table:style-name="ce8" office:value-type="currency" office:currency="USD" office:value="11650" calcext:value-type="currency">
            <text:p>$11,650.00</text:p>
          </table:table-cell>
          <table:table-cell table:style-name="ce64" office:value-type="currency" office:currency="USD" office:value="14290" calcext:value-type="currency">
            <text:p>$14,290.00</text:p>
          </table:table-cell>
          <table:table-cell table:style-name="ce64" office:value-type="currency" office:currency="USD" office:value="10003" calcext:value-type="currency">
            <text:p>$10,003.00</text:p>
          </table:table-cell>
          <table:table-cell table:style-name="ce64" office:value-type="currency" office:currency="USD" office:value="11709.6" calcext:value-type="currency">
            <text:p>$11,709.60</text:p>
          </table:table-cell>
          <table:table-cell table:style-name="ce64" table:formula="of:=[.E234]-[.B234]" office:value-type="currency" office:currency="USD" office:value="59.6000000000004" calcext:value-type="currency">
            <text:p>$59.60</text:p>
          </table:table-cell>
          <table:table-cell table:style-name="ce17" table:formula="of:=[.E234]/[.D234]" office:value-type="float" office:value="1.17060881735479" calcext:value-type="float">
            <text:p>1.1706088173547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24</text:p>
          </table:table-cell>
          <table:table-cell table:style-name="ce8" office:value-type="currency" office:currency="USD" office:value="11099" calcext:value-type="currency">
            <text:p>$11,099.00</text:p>
          </table:table-cell>
          <table:table-cell table:style-name="ce64" office:value-type="currency" office:currency="USD" office:value="13250" calcext:value-type="currency">
            <text:p>$13,250.00</text:p>
          </table:table-cell>
          <table:table-cell table:style-name="ce64" office:value-type="currency" office:currency="USD" office:value="9275" calcext:value-type="currency">
            <text:p>$9,275.00</text:p>
          </table:table-cell>
          <table:table-cell table:style-name="ce64" office:value-type="currency" office:currency="USD" office:value="11130" calcext:value-type="currency">
            <text:p>$11,130.00</text:p>
          </table:table-cell>
          <table:table-cell table:style-name="ce64" table:formula="of:=[.E235]-[.B235]" office:value-type="currency" office:currency="USD" office:value="31" calcext:value-type="currency">
            <text:p>$31.00</text:p>
          </table:table-cell>
          <table:table-cell table:style-name="ce17" table:formula="of:=[.E235]/[.D23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25</text:p>
          </table:table-cell>
          <table:table-cell table:style-name="ce8" office:value-type="currency" office:currency="USD" office:value="11099" calcext:value-type="currency">
            <text:p>$11,099.00</text:p>
          </table:table-cell>
          <table:table-cell table:style-name="ce64" office:value-type="currency" office:currency="USD" office:value="13250" calcext:value-type="currency">
            <text:p>$13,250.00</text:p>
          </table:table-cell>
          <table:table-cell table:style-name="ce64" office:value-type="currency" office:currency="USD" office:value="9275" calcext:value-type="currency">
            <text:p>$9,275.00</text:p>
          </table:table-cell>
          <table:table-cell table:style-name="ce64" office:value-type="currency" office:currency="USD" office:value="11130" calcext:value-type="currency">
            <text:p>$11,130.00</text:p>
          </table:table-cell>
          <table:table-cell table:style-name="ce64" table:formula="of:=[.E236]-[.B236]" office:value-type="currency" office:currency="USD" office:value="31" calcext:value-type="currency">
            <text:p>$31.00</text:p>
          </table:table-cell>
          <table:table-cell table:style-name="ce17" table:formula="of:=[.E236]/[.D23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0A-96SS-127</text:p>
          </table:table-cell>
          <table:table-cell table:style-name="ce8" office:value-type="currency" office:currency="USD" office:value="11950" calcext:value-type="currency">
            <text:p>$11,950.00</text:p>
          </table:table-cell>
          <table:table-cell table:style-name="ce64" office:value-type="currency" office:currency="USD" office:value="14290" calcext:value-type="currency">
            <text:p>$14,290.00</text:p>
          </table:table-cell>
          <table:table-cell table:style-name="ce64" office:value-type="currency" office:currency="USD" office:value="10003" calcext:value-type="currency">
            <text:p>$10,003.00</text:p>
          </table:table-cell>
          <table:table-cell table:style-name="ce64" office:value-type="currency" office:currency="USD" office:value="12003.6" calcext:value-type="currency">
            <text:p>$12,003.60</text:p>
          </table:table-cell>
          <table:table-cell table:style-name="ce64" table:formula="of:=[.E237]-[.B237]" office:value-type="currency" office:currency="USD" office:value="53.6000000000004" calcext:value-type="currency">
            <text:p>$53.60</text:p>
          </table:table-cell>
          <table:table-cell table:style-name="ce17" table:formula="of:=[.E237]/[.D23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Drum Spott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8" office:value-type="currency" office:currency="USD" office:value="774" calcext:value-type="currency">
            <text:p>$774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80" calcext:value-type="currency">
            <text:p>$780.00</text:p>
          </table:table-cell>
          <table:table-cell table:style-name="ce64" table:formula="of:=[.E241]-[.B241]" office:value-type="currency" office:currency="USD" office:value="6" calcext:value-type="currency">
            <text:p>$6.00</text:p>
          </table:table-cell>
          <table:table-cell table:style-name="ce17" table:formula="of:=[.E241]/[.D241]" office:value-type="float" office:value="1.17293233082707" calcext:value-type="float">
            <text:p>1.17293233082707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1M</text:p>
          </table:table-cell>
          <table:table-cell table:style-name="ce8" office:value-type="currency" office:currency="USD" office:value="1269" calcext:value-type="currency">
            <text:p>$1,269.00</text:p>
          </table:table-cell>
          <table:table-cell table:style-name="ce64" office:value-type="currency" office:currency="USD" office:value="1541.15" calcext:value-type="currency">
            <text:p>$1,541.15</text:p>
          </table:table-cell>
          <table:table-cell table:style-name="ce64" office:value-type="currency" office:currency="USD" office:value="1078.81" calcext:value-type="currency">
            <text:p>$1,078.81</text:p>
          </table:table-cell>
          <table:table-cell table:style-name="ce64" office:value-type="currency" office:currency="USD" office:value="1289.4" calcext:value-type="currency">
            <text:p>$1,289.40</text:p>
          </table:table-cell>
          <table:table-cell table:style-name="ce64" table:formula="of:=[.E242]-[.B242]" office:value-type="currency" office:currency="USD" office:value="20.4000000000001" calcext:value-type="currency">
            <text:p>$20.40</text:p>
          </table:table-cell>
          <table:table-cell table:style-name="ce17" table:formula="of:=[.E242]/[.D242]" office:value-type="float" office:value="1.19520582864453" calcext:value-type="float">
            <text:p>1.1952058286445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1-SS</text:p>
          </table:table-cell>
          <table:table-cell table:style-name="ce8" office:value-type="currency" office:currency="USD" office:value="3035" calcext:value-type="currency">
            <text:p>$3,035.00</text:p>
          </table:table-cell>
          <table:table-cell table:style-name="ce64" office:value-type="currency" office:currency="USD" office:value="3600" calcext:value-type="currency">
            <text:p>$3,600.00</text:p>
          </table:table-cell>
          <table:table-cell table:style-name="ce64" office:value-type="currency" office:currency="USD" office:value="2520" calcext:value-type="currency">
            <text:p>$2,520.00</text:p>
          </table:table-cell>
          <table:table-cell table:style-name="ce64" office:value-type="currency" office:currency="USD" office:value="3059.99" calcext:value-type="currency">
            <text:p>$3,059.99</text:p>
          </table:table-cell>
          <table:table-cell table:style-name="ce64" table:formula="of:=[.E243]-[.B243]" office:value-type="currency" office:currency="USD" office:value="24.9899999999998" calcext:value-type="currency">
            <text:p>$24.99</text:p>
          </table:table-cell>
          <table:table-cell table:style-name="ce17" table:formula="of:=[.E243]/[.D243]" office:value-type="float" office:value="1.21428174603175" calcext:value-type="float">
            <text:p>1.214281746031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82A Series Drum Palletiz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</text:p>
          </table:table-cell>
          <table:table-cell table:style-name="ce8" office:value-type="currency" office:currency="USD" office:value="2139" calcext:value-type="currency">
            <text:p>$2,139.00</text:p>
          </table:table-cell>
          <table:table-cell table:style-name="ce64" office:value-type="currency" office:currency="USD" office:value="2530" calcext:value-type="currency">
            <text:p>$2,530.00</text:p>
          </table:table-cell>
          <table:table-cell table:style-name="ce64" office:value-type="currency" office:currency="USD" office:value="1771" calcext:value-type="currency">
            <text:p>$1,771.00</text:p>
          </table:table-cell>
          <table:table-cell table:style-name="ce64" office:value-type="currency" office:currency="USD" office:value="2373.14" calcext:value-type="currency">
            <text:p>$2,373.14</text:p>
          </table:table-cell>
          <table:table-cell table:style-name="ce64" table:formula="of:=[.E247]-[.B247]" office:value-type="currency" office:currency="USD" office:value="234.14" calcext:value-type="currency">
            <text:p>$234.14</text:p>
          </table:table-cell>
          <table:table-cell table:style-name="ce17" table:formula="of:=[.E247]/[.D247]" office:value-type="float" office:value="1.34" calcext:value-type="float">
            <text:p>1.34</text:p>
          </table:table-cell>
          <table:table-cell table:style-name="ce17" office:value-type="string" calcext:value-type="string">
            <text:p>interstate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120</text:p>
          </table:table-cell>
          <table:table-cell table:style-name="ce8" office:value-type="currency" office:currency="USD" office:value="2739" calcext:value-type="currency">
            <text:p>$2,739.00</text:p>
          </table:table-cell>
          <table:table-cell table:style-name="ce64" office:value-type="currency" office:currency="USD" office:value="3390" calcext:value-type="currency">
            <text:p>$3,390.00</text:p>
          </table:table-cell>
          <table:table-cell table:style-name="ce64" office:value-type="currency" office:currency="USD" office:value="2373" calcext:value-type="currency">
            <text:p>$2,373.00</text:p>
          </table:table-cell>
          <table:table-cell table:style-name="ce64" office:value-type="currency" office:currency="USD" office:value="2805.6" calcext:value-type="currency">
            <text:p>$2,805.60</text:p>
          </table:table-cell>
          <table:table-cell table:style-name="ce64" table:formula="of:=[.E248]-[.B248]" office:value-type="currency" office:currency="USD" office:value="66.5999999999999" calcext:value-type="currency">
            <text:p>$66.60</text:p>
          </table:table-cell>
          <table:table-cell table:style-name="ce17" table:formula="of:=[.E248]/[.D248]" office:value-type="float" office:value="1.18230088495575" calcext:value-type="float">
            <text:p>1.182300884955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124</text:p>
          </table:table-cell>
          <table:table-cell table:style-name="ce8" office:value-type="currency" office:currency="USD" office:value="2739" calcext:value-type="currency">
            <text:p>$2,739.00</text:p>
          </table:table-cell>
          <table:table-cell table:style-name="ce64" office:value-type="currency" office:currency="USD" office:value="3390" calcext:value-type="currency">
            <text:p>$3,390.00</text:p>
          </table:table-cell>
          <table:table-cell table:style-name="ce64" office:value-type="currency" office:currency="USD" office:value="2373" calcext:value-type="currency">
            <text:p>$2,373.00</text:p>
          </table:table-cell>
          <table:table-cell table:style-name="ce64" office:value-type="currency" office:currency="USD" office:value="2805.6" calcext:value-type="currency">
            <text:p>$2,805.60</text:p>
          </table:table-cell>
          <table:table-cell table:style-name="ce64" table:formula="of:=[.E249]-[.B249]" office:value-type="currency" office:currency="USD" office:value="66.5999999999999" calcext:value-type="currency">
            <text:p>$66.60</text:p>
          </table:table-cell>
          <table:table-cell table:style-name="ce17" table:formula="of:=[.E249]/[.D249]" office:value-type="float" office:value="1.18230088495575" calcext:value-type="float">
            <text:p>1.182300884955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125</text:p>
          </table:table-cell>
          <table:table-cell table:style-name="ce8" office:value-type="currency" office:currency="USD" office:value="2739" calcext:value-type="currency">
            <text:p>$2,739.00</text:p>
          </table:table-cell>
          <table:table-cell table:style-name="ce64" office:value-type="currency" office:currency="USD" office:value="3390" calcext:value-type="currency">
            <text:p>$3,390.00</text:p>
          </table:table-cell>
          <table:table-cell table:style-name="ce64" office:value-type="currency" office:currency="USD" office:value="2373" calcext:value-type="currency">
            <text:p>$2,373.00</text:p>
          </table:table-cell>
          <table:table-cell table:style-name="ce64" office:value-type="currency" office:currency="USD" office:value="2805.6" calcext:value-type="currency">
            <text:p>$2,805.60</text:p>
          </table:table-cell>
          <table:table-cell table:style-name="ce64" table:formula="of:=[.E250]-[.B250]" office:value-type="currency" office:currency="USD" office:value="66.5999999999999" calcext:value-type="currency">
            <text:p>$66.60</text:p>
          </table:table-cell>
          <table:table-cell table:style-name="ce17" table:formula="of:=[.E250]/[.D250]" office:value-type="float" office:value="1.18230088495575" calcext:value-type="float">
            <text:p>1.182300884955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127</text:p>
          </table:table-cell>
          <table:table-cell table:style-name="ce8" office:value-type="currency" office:currency="USD" office:value="3155" calcext:value-type="currency">
            <text:p>$3,155.00</text:p>
          </table:table-cell>
          <table:table-cell table:style-name="ce64" office:value-type="currency" office:currency="USD" office:value="3830" calcext:value-type="currency">
            <text:p>$3,830.00</text:p>
          </table:table-cell>
          <table:table-cell table:style-name="ce64" office:value-type="currency" office:currency="USD" office:value="2681" calcext:value-type="currency">
            <text:p>$2,681.00</text:p>
          </table:table-cell>
          <table:table-cell table:style-name="ce64" office:value-type="currency" office:currency="USD" office:value="3171" calcext:value-type="currency">
            <text:p>$3,171.00</text:p>
          </table:table-cell>
          <table:table-cell table:style-name="ce64" table:formula="of:=[.E251]-[.B251]" office:value-type="currency" office:currency="USD" office:value="16" calcext:value-type="currency">
            <text:p>$16.00</text:p>
          </table:table-cell>
          <table:table-cell table:style-name="ce17" table:formula="of:=[.E251]/[.D251]" office:value-type="float" office:value="1.18276762402089" calcext:value-type="float">
            <text:p>1.1827676240208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M-GT</text:p>
          </table:table-cell>
          <table:table-cell table:style-name="ce8" office:value-type="currency" office:currency="USD" office:value="3550" calcext:value-type="currency">
            <text:p>$3,550.00</text:p>
          </table:table-cell>
          <table:table-cell table:style-name="ce64" office:value-type="currency" office:currency="USD" office:value="4284.54" calcext:value-type="currency">
            <text:p>$4,284.54</text:p>
          </table:table-cell>
          <table:table-cell table:style-name="ce64" office:value-type="currency" office:currency="USD" office:value="2999.18" calcext:value-type="currency">
            <text:p>$2,999.18</text:p>
          </table:table-cell>
          <table:table-cell table:style-name="ce64" office:value-type="currency" office:currency="USD" office:value="3707.76" calcext:value-type="currency">
            <text:p>$3,707.76</text:p>
          </table:table-cell>
          <table:table-cell table:style-name="ce64" table:formula="of:=[.E252]-[.B252]" office:value-type="currency" office:currency="USD" office:value="157.76" calcext:value-type="currency">
            <text:p>$157.76</text:p>
          </table:table-cell>
          <table:table-cell table:style-name="ce17" table:formula="of:=[.E252]/[.D252]" office:value-type="float" office:value="1.23625791049554" calcext:value-type="float">
            <text:p>1.2362579104955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M-GT-124</text:p>
          </table:table-cell>
          <table:table-cell table:style-name="ce8" office:value-type="currency" office:currency="USD" office:value="3639" calcext:value-type="currency">
            <text:p>$3,639.00</text:p>
          </table:table-cell>
          <table:table-cell table:style-name="ce64" office:value-type="currency" office:currency="USD" office:value="4439.88" calcext:value-type="currency">
            <text:p>$4,439.88</text:p>
          </table:table-cell>
          <table:table-cell table:style-name="ce64" office:value-type="currency" office:currency="USD" office:value="3107.92" calcext:value-type="currency">
            <text:p>$3,107.92</text:p>
          </table:table-cell>
          <table:table-cell table:style-name="ce64" office:value-type="currency" office:currency="USD" office:value="3707.76" calcext:value-type="currency">
            <text:p>$3,707.76</text:p>
          </table:table-cell>
          <table:table-cell table:style-name="ce64" table:formula="of:=[.E253]-[.B253]" office:value-type="currency" office:currency="USD" office:value="68.7600000000002" calcext:value-type="currency">
            <text:p>$68.76</text:p>
          </table:table-cell>
          <table:table-cell table:style-name="ce17" table:formula="of:=[.E253]/[.D253]" office:value-type="float" office:value="1.19300368091843" calcext:value-type="float">
            <text:p>1.1930036809184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SS</text:p>
          </table:table-cell>
          <table:table-cell table:style-name="ce8" office:value-type="currency" office:currency="USD" office:value="10550" calcext:value-type="currency">
            <text:p>$10,550.00</text:p>
          </table:table-cell>
          <table:table-cell table:style-name="ce64" office:value-type="currency" office:currency="USD" office:value="11220" calcext:value-type="currency">
            <text:p>$11,220.00</text:p>
          </table:table-cell>
          <table:table-cell table:style-name="ce64" office:value-type="currency" office:currency="USD" office:value="7854" calcext:value-type="currency">
            <text:p>$7,854.00</text:p>
          </table:table-cell>
          <table:table-cell table:style-name="ce64"/>
          <table:table-cell table:style-name="ce64" table:formula="of:=[.E254]-[.B254]" office:value-type="currency" office:currency="USD" office:value="-10550" calcext:value-type="currency">
            <text:p>-$10,550.00</text:p>
          </table:table-cell>
          <table:table-cell table:style-name="ce17" table:formula="of:=[.E254]/[.D25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SS-120</text:p>
          </table:table-cell>
          <table:table-cell table:style-name="ce8" office:value-type="currency" office:currency="USD" office:value="11500" calcext:value-type="currency">
            <text:p>$11,500.00</text:p>
          </table:table-cell>
          <table:table-cell table:style-name="ce64" office:value-type="currency" office:currency="USD" office:value="12320.14" calcext:value-type="currency">
            <text:p>$12,320.14</text:p>
          </table:table-cell>
          <table:table-cell table:style-name="ce64" office:value-type="currency" office:currency="USD" office:value="8624.1" calcext:value-type="currency">
            <text:p>$8,624.10</text:p>
          </table:table-cell>
          <table:table-cell table:style-name="ce64"/>
          <table:table-cell table:style-name="ce64" table:formula="of:=[.E255]-[.B255]" office:value-type="currency" office:currency="USD" office:value="-11500" calcext:value-type="currency">
            <text:p>-$11,500.00</text:p>
          </table:table-cell>
          <table:table-cell table:style-name="ce17" table:formula="of:=[.E255]/[.D25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SS-124</text:p>
          </table:table-cell>
          <table:table-cell table:style-name="ce8" office:value-type="currency" office:currency="USD" office:value="11500" calcext:value-type="currency">
            <text:p>$11,500.00</text:p>
          </table:table-cell>
          <table:table-cell table:style-name="ce64" office:value-type="currency" office:currency="USD" office:value="12320.14" calcext:value-type="currency">
            <text:p>$12,320.14</text:p>
          </table:table-cell>
          <table:table-cell table:style-name="ce64" office:value-type="currency" office:currency="USD" office:value="8624.1" calcext:value-type="currency">
            <text:p>$8,624.10</text:p>
          </table:table-cell>
          <table:table-cell table:style-name="ce64"/>
          <table:table-cell table:style-name="ce64" table:formula="of:=[.E256]-[.B256]" office:value-type="currency" office:currency="USD" office:value="-11500" calcext:value-type="currency">
            <text:p>-$11,500.00</text:p>
          </table:table-cell>
          <table:table-cell table:style-name="ce17" table:formula="of:=[.E256]/[.D25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SS-125</text:p>
          </table:table-cell>
          <table:table-cell table:style-name="ce8" office:value-type="currency" office:currency="USD" office:value="11500" calcext:value-type="currency">
            <text:p>$11,500.00</text:p>
          </table:table-cell>
          <table:table-cell table:style-name="ce64" office:value-type="currency" office:currency="USD" office:value="12320.14" calcext:value-type="currency">
            <text:p>$12,320.14</text:p>
          </table:table-cell>
          <table:table-cell table:style-name="ce64" office:value-type="currency" office:currency="USD" office:value="8624.1" calcext:value-type="currency">
            <text:p>$8,624.10</text:p>
          </table:table-cell>
          <table:table-cell table:style-name="ce64"/>
          <table:table-cell table:style-name="ce64" table:formula="of:=[.E257]-[.B257]" office:value-type="currency" office:currency="USD" office:value="-11500" calcext:value-type="currency">
            <text:p>-$11,500.00</text:p>
          </table:table-cell>
          <table:table-cell table:style-name="ce17" table:formula="of:=[.E257]/[.D25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82H Series Drum Palletiz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</text:p>
          </table:table-cell>
          <table:table-cell table:style-name="ce8" office:value-type="currency" office:currency="USD" office:value="2248" calcext:value-type="currency">
            <text:p>$2,248.00</text:p>
          </table:table-cell>
          <table:table-cell table:style-name="ce64" office:value-type="currency" office:currency="USD" office:value="2530" calcext:value-type="currency">
            <text:p>$2,530.00</text:p>
          </table:table-cell>
          <table:table-cell table:style-name="ce64" office:value-type="currency" office:currency="USD" office:value="1771" calcext:value-type="currency">
            <text:p>$1,771.00</text:p>
          </table:table-cell>
          <table:table-cell table:style-name="ce64" office:value-type="currency" office:currency="USD" office:value="2373.14" calcext:value-type="currency">
            <text:p>$2,373.14</text:p>
          </table:table-cell>
          <table:table-cell table:style-name="ce64" table:formula="of:=[.E261]-[.B261]" office:value-type="currency" office:currency="USD" office:value="125.14" calcext:value-type="currency">
            <text:p>$125.14</text:p>
          </table:table-cell>
          <table:table-cell table:style-name="ce17" table:formula="of:=[.E261]/[.D261]" office:value-type="float" office:value="1.34" calcext:value-type="float">
            <text:p>1.34</text:p>
          </table:table-cell>
          <table:table-cell table:style-name="ce17" office:value-type="string" calcext:value-type="string">
            <text:p>interstate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-120</text:p>
          </table:table-cell>
          <table:table-cell table:style-name="ce8" office:value-type="currency" office:currency="USD" office:value="2769" calcext:value-type="currency">
            <text:p>$2,769.00</text:p>
          </table:table-cell>
          <table:table-cell table:style-name="ce64" office:value-type="currency" office:currency="USD" office:value="3390" calcext:value-type="currency">
            <text:p>$3,390.00</text:p>
          </table:table-cell>
          <table:table-cell table:style-name="ce64" office:value-type="currency" office:currency="USD" office:value="2373" calcext:value-type="currency">
            <text:p>$2,373.00</text:p>
          </table:table-cell>
          <table:table-cell table:style-name="ce64" office:value-type="currency" office:currency="USD" office:value="2805.6" calcext:value-type="currency">
            <text:p>$2,805.60</text:p>
          </table:table-cell>
          <table:table-cell table:style-name="ce64" table:formula="of:=[.E262]-[.B262]" office:value-type="currency" office:currency="USD" office:value="36.5999999999999" calcext:value-type="currency">
            <text:p>$36.60</text:p>
          </table:table-cell>
          <table:table-cell table:style-name="ce17" table:formula="of:=[.E262]/[.D262]" office:value-type="float" office:value="1.18230088495575" calcext:value-type="float">
            <text:p>1.182300884955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-124</text:p>
          </table:table-cell>
          <table:table-cell table:style-name="ce8" office:value-type="currency" office:currency="USD" office:value="2769" calcext:value-type="currency">
            <text:p>$2,769.00</text:p>
          </table:table-cell>
          <table:table-cell table:style-name="ce64" office:value-type="currency" office:currency="USD" office:value="3390" calcext:value-type="currency">
            <text:p>$3,390.00</text:p>
          </table:table-cell>
          <table:table-cell table:style-name="ce64" office:value-type="currency" office:currency="USD" office:value="2373" calcext:value-type="currency">
            <text:p>$2,373.00</text:p>
          </table:table-cell>
          <table:table-cell table:style-name="ce64" office:value-type="currency" office:currency="USD" office:value="2805.6" calcext:value-type="currency">
            <text:p>$2,805.60</text:p>
          </table:table-cell>
          <table:table-cell table:style-name="ce64" table:formula="of:=[.E263]-[.B263]" office:value-type="currency" office:currency="USD" office:value="36.5999999999999" calcext:value-type="currency">
            <text:p>$36.60</text:p>
          </table:table-cell>
          <table:table-cell table:style-name="ce17" table:formula="of:=[.E263]/[.D263]" office:value-type="float" office:value="1.18230088495575" calcext:value-type="float">
            <text:p>1.182300884955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-125</text:p>
          </table:table-cell>
          <table:table-cell table:style-name="ce8" office:value-type="currency" office:currency="USD" office:value="2769" calcext:value-type="currency">
            <text:p>$2,769.00</text:p>
          </table:table-cell>
          <table:table-cell table:style-name="ce64" office:value-type="currency" office:currency="USD" office:value="3390" calcext:value-type="currency">
            <text:p>$3,390.00</text:p>
          </table:table-cell>
          <table:table-cell table:style-name="ce64" office:value-type="currency" office:currency="USD" office:value="2373" calcext:value-type="currency">
            <text:p>$2,373.00</text:p>
          </table:table-cell>
          <table:table-cell table:style-name="ce64" office:value-type="currency" office:currency="USD" office:value="2805.6" calcext:value-type="currency">
            <text:p>$2,805.60</text:p>
          </table:table-cell>
          <table:table-cell table:style-name="ce64" table:formula="of:=[.E264]-[.B264]" office:value-type="currency" office:currency="USD" office:value="36.5999999999999" calcext:value-type="currency">
            <text:p>$36.60</text:p>
          </table:table-cell>
          <table:table-cell table:style-name="ce17" table:formula="of:=[.E264]/[.D264]" office:value-type="float" office:value="1.18230088495575" calcext:value-type="float">
            <text:p>1.182300884955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M</text:p>
          </table:table-cell>
          <table:table-cell table:style-name="ce8" office:value-type="currency" office:currency="USD" office:value="3209" calcext:value-type="currency">
            <text:p>$3,209.00</text:p>
          </table:table-cell>
          <table:table-cell table:style-name="ce64" office:value-type="currency" office:currency="USD" office:value="3849.71" calcext:value-type="currency">
            <text:p>$3,849.71</text:p>
          </table:table-cell>
          <table:table-cell table:style-name="ce64" office:value-type="currency" office:currency="USD" office:value="2694.8" calcext:value-type="currency">
            <text:p>$2,694.80</text:p>
          </table:table-cell>
          <table:table-cell table:style-name="ce64" office:value-type="currency" office:currency="USD" office:value="3229.8" calcext:value-type="currency">
            <text:p>$3,229.80</text:p>
          </table:table-cell>
          <table:table-cell table:style-name="ce64" table:formula="of:=[.E265]-[.B265]" office:value-type="currency" office:currency="USD" office:value="20.8000000000002" calcext:value-type="currency">
            <text:p>$20.80</text:p>
          </table:table-cell>
          <table:table-cell table:style-name="ce17" table:formula="of:=[.E265]/[.D265]" office:value-type="float" office:value="1.19853050319133" calcext:value-type="float">
            <text:p>1.198530503191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M-124</text:p>
          </table:table-cell>
          <table:table-cell table:style-name="ce8" office:value-type="currency" office:currency="USD" office:value="3328" calcext:value-type="currency">
            <text:p>$3,328.00</text:p>
          </table:table-cell>
          <table:table-cell table:style-name="ce64" office:value-type="currency" office:currency="USD" office:value="4005.76" calcext:value-type="currency">
            <text:p>$4,005.76</text:p>
          </table:table-cell>
          <table:table-cell table:style-name="ce64" office:value-type="currency" office:currency="USD" office:value="2804.03" calcext:value-type="currency">
            <text:p>$2,804.03</text:p>
          </table:table-cell>
          <table:table-cell table:style-name="ce64" office:value-type="currency" office:currency="USD" office:value="3357.48" calcext:value-type="currency">
            <text:p>$3,357.48</text:p>
          </table:table-cell>
          <table:table-cell table:style-name="ce64" table:formula="of:=[.E266]-[.B266]" office:value-type="currency" office:currency="USD" office:value="29.48" calcext:value-type="currency">
            <text:p>$29.48</text:p>
          </table:table-cell>
          <table:table-cell table:style-name="ce17" table:formula="of:=[.E266]/[.D266]" office:value-type="float" office:value="1.19737663291762" calcext:value-type="float">
            <text:p>1.1973766329176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-SS</text:p>
          </table:table-cell>
          <table:table-cell table:style-name="ce8" office:value-type="currency" office:currency="USD" office:value="10650" calcext:value-type="currency">
            <text:p>$10,650.00</text:p>
          </table:table-cell>
          <table:table-cell table:style-name="ce64" office:value-type="currency" office:currency="USD" office:value="11220" calcext:value-type="currency">
            <text:p>$11,220.00</text:p>
          </table:table-cell>
          <table:table-cell table:style-name="ce64" office:value-type="currency" office:currency="USD" office:value="7854" calcext:value-type="currency">
            <text:p>$7,854.00</text:p>
          </table:table-cell>
          <table:table-cell table:style-name="ce64"/>
          <table:table-cell table:style-name="ce64" table:formula="of:=[.E267]-[.B267]" office:value-type="currency" office:currency="USD" office:value="-10650" calcext:value-type="currency">
            <text:p>-$10,650.00</text:p>
          </table:table-cell>
          <table:table-cell table:style-name="ce17" table:formula="of:=[.E267]/[.D26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-SS-120</text:p>
          </table:table-cell>
          <table:table-cell table:style-name="ce8" office:value-type="currency" office:currency="USD" office:value="11400" calcext:value-type="currency">
            <text:p>$11,400.00</text:p>
          </table:table-cell>
          <table:table-cell table:style-name="ce64" office:value-type="currency" office:currency="USD" office:value="12320.14" calcext:value-type="currency">
            <text:p>$12,320.14</text:p>
          </table:table-cell>
          <table:table-cell table:style-name="ce64" office:value-type="currency" office:currency="USD" office:value="8624.1" calcext:value-type="currency">
            <text:p>$8,624.10</text:p>
          </table:table-cell>
          <table:table-cell table:style-name="ce64"/>
          <table:table-cell table:style-name="ce64" table:formula="of:=[.E268]-[.B268]" office:value-type="currency" office:currency="USD" office:value="-11400" calcext:value-type="currency">
            <text:p>-$11,400.00</text:p>
          </table:table-cell>
          <table:table-cell table:style-name="ce17" table:formula="of:=[.E268]/[.D26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-SS-124</text:p>
          </table:table-cell>
          <table:table-cell table:style-name="ce8" office:value-type="currency" office:currency="USD" office:value="11400" calcext:value-type="currency">
            <text:p>$11,400.00</text:p>
          </table:table-cell>
          <table:table-cell table:style-name="ce64" office:value-type="currency" office:currency="USD" office:value="12320.14" calcext:value-type="currency">
            <text:p>$12,320.14</text:p>
          </table:table-cell>
          <table:table-cell table:style-name="ce64" office:value-type="currency" office:currency="USD" office:value="8624.1" calcext:value-type="currency">
            <text:p>$8,624.10</text:p>
          </table:table-cell>
          <table:table-cell table:style-name="ce64"/>
          <table:table-cell table:style-name="ce64" table:formula="of:=[.E269]-[.B269]" office:value-type="currency" office:currency="USD" office:value="-11400" calcext:value-type="currency">
            <text:p>-$11,400.00</text:p>
          </table:table-cell>
          <table:table-cell table:style-name="ce17" table:formula="of:=[.E269]/[.D26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H-SS-125</text:p>
          </table:table-cell>
          <table:table-cell table:style-name="ce8" office:value-type="currency" office:currency="USD" office:value="11400" calcext:value-type="currency">
            <text:p>$11,400.00</text:p>
          </table:table-cell>
          <table:table-cell table:style-name="ce64" office:value-type="currency" office:currency="USD" office:value="12320.14" calcext:value-type="currency">
            <text:p>$12,320.14</text:p>
          </table:table-cell>
          <table:table-cell table:style-name="ce64" office:value-type="currency" office:currency="USD" office:value="8624.1" calcext:value-type="currency">
            <text:p>$8,624.10</text:p>
          </table:table-cell>
          <table:table-cell table:style-name="ce64"/>
          <table:table-cell table:style-name="ce64" table:formula="of:=[.E270]-[.B270]" office:value-type="currency" office:currency="USD" office:value="-11400" calcext:value-type="currency">
            <text:p>-$11,400.00</text:p>
          </table:table-cell>
          <table:table-cell table:style-name="ce17" table:formula="of:=[.E270]/[.D27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Omni-Lift Drum Rack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8" office:value-type="currency" office:currency="USD" office:value="2550" calcext:value-type="currency">
            <text:p>$2,550.00</text:p>
          </table:table-cell>
          <table:table-cell table:style-name="ce64" office:value-type="currency" office:currency="USD" office:value="2550" calcext:value-type="currency">
            <text:p>$2,550.00</text:p>
          </table:table-cell>
          <table:table-cell table:style-name="ce64" office:value-type="currency" office:currency="USD" office:value="1785" calcext:value-type="currency">
            <text:p>$1,785.00</text:p>
          </table:table-cell>
          <table:table-cell table:style-name="ce64" office:value-type="currency" office:currency="USD" office:value="2694" calcext:value-type="currency">
            <text:p>$2,694.00</text:p>
          </table:table-cell>
          <table:table-cell table:style-name="ce64" table:formula="of:=[.E274]-[.B274]" office:value-type="currency" office:currency="USD" office:value="144" calcext:value-type="currency">
            <text:p>$144.00</text:p>
          </table:table-cell>
          <table:table-cell table:style-name="ce17" table:formula="of:=[.E274]/[.D274]" office:value-type="float" office:value="1.50924369747899" calcext:value-type="float">
            <text:p>1.5092436974789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M</text:p>
          </table:table-cell>
          <table:table-cell table:style-name="ce8" office:value-type="currency" office:currency="USD" office:value="4375" calcext:value-type="currency">
            <text:p>$4,375.00</text:p>
          </table:table-cell>
          <table:table-cell table:style-name="ce64" office:value-type="currency" office:currency="USD" office:value="5269.67" calcext:value-type="currency">
            <text:p>$5,269.67</text:p>
          </table:table-cell>
          <table:table-cell table:style-name="ce64" office:value-type="currency" office:currency="USD" office:value="3688.77" calcext:value-type="currency">
            <text:p>$3,688.77</text:p>
          </table:table-cell>
          <table:table-cell table:style-name="ce64" office:value-type="currency" office:currency="USD" office:value="3837.12" calcext:value-type="currency">
            <text:p>$3,837.12</text:p>
          </table:table-cell>
          <table:table-cell table:style-name="ce64" table:formula="of:=[.E275]-[.B275]" office:value-type="currency" office:currency="USD" office:value="-537.88" calcext:value-type="currency">
            <text:p>-$537.88</text:p>
          </table:table-cell>
          <table:table-cell table:style-name="ce17" table:formula="of:=[.E275]/[.D275]" office:value-type="float" office:value="1.04021665758505" calcext:value-type="float">
            <text:p>1.0402166575850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10</text:p>
          </table:table-cell>
          <table:table-cell table:style-name="ce8" office:value-type="currency" office:currency="USD" office:value="3655" calcext:value-type="currency">
            <text:p>$3,655.00</text:p>
          </table:table-cell>
          <table:table-cell table:style-name="ce64" office:value-type="currency" office:currency="USD" office:value="4415" calcext:value-type="currency">
            <text:p>$4,415.00</text:p>
          </table:table-cell>
          <table:table-cell table:style-name="ce64" office:value-type="currency" office:currency="USD" office:value="3090.5" calcext:value-type="currency">
            <text:p>$3,090.50</text:p>
          </table:table-cell>
          <table:table-cell table:style-name="ce64" office:value-type="currency" office:currency="USD" office:value="3675" calcext:value-type="currency">
            <text:p>$3,675.00</text:p>
          </table:table-cell>
          <table:table-cell table:style-name="ce64" table:formula="of:=[.E276]-[.B276]" office:value-type="currency" office:currency="USD" office:value="20" calcext:value-type="currency">
            <text:p>$20.00</text:p>
          </table:table-cell>
          <table:table-cell table:style-name="ce17" table:formula="of:=[.E276]/[.D276]" office:value-type="float" office:value="1.18912797281993" calcext:value-type="float">
            <text:p>1.1891279728199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11</text:p>
          </table:table-cell>
          <table:table-cell table:style-name="ce8" office:value-type="currency" office:currency="USD" office:value="4135" calcext:value-type="currency">
            <text:p>$4,135.00</text:p>
          </table:table-cell>
          <table:table-cell table:style-name="ce64" office:value-type="currency" office:currency="USD" office:value="5305" calcext:value-type="currency">
            <text:p>$5,305.00</text:p>
          </table:table-cell>
          <table:table-cell table:style-name="ce64" office:value-type="currency" office:currency="USD" office:value="3713.5" calcext:value-type="currency">
            <text:p>$3,713.50</text:p>
          </table:table-cell>
          <table:table-cell table:style-name="ce64" office:value-type="currency" office:currency="USD" office:value="4158" calcext:value-type="currency">
            <text:p>$4,158.00</text:p>
          </table:table-cell>
          <table:table-cell table:style-name="ce64" table:formula="of:=[.E277]-[.B277]" office:value-type="currency" office:currency="USD" office:value="23" calcext:value-type="currency">
            <text:p>$23.00</text:p>
          </table:table-cell>
          <table:table-cell table:style-name="ce17" table:formula="of:=[.E277]/[.D277]" office:value-type="float" office:value="1.11969839773798" calcext:value-type="float">
            <text:p>1.1196983977379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12</text:p>
          </table:table-cell>
          <table:table-cell table:style-name="ce8" office:value-type="currency" office:currency="USD" office:value="4135" calcext:value-type="currency">
            <text:p>$4,135.00</text:p>
          </table:table-cell>
          <table:table-cell table:style-name="ce64" office:value-type="currency" office:currency="USD" office:value="5615" calcext:value-type="currency">
            <text:p>$5,615.00</text:p>
          </table:table-cell>
          <table:table-cell table:style-name="ce64" office:value-type="currency" office:currency="USD" office:value="3930.5" calcext:value-type="currency">
            <text:p>$3,930.50</text:p>
          </table:table-cell>
          <table:table-cell table:style-name="ce64" office:value-type="currency" office:currency="USD" office:value="4158" calcext:value-type="currency">
            <text:p>$4,158.00</text:p>
          </table:table-cell>
          <table:table-cell table:style-name="ce64" table:formula="of:=[.E278]-[.B278]" office:value-type="currency" office:currency="USD" office:value="23" calcext:value-type="currency">
            <text:p>$23.00</text:p>
          </table:table-cell>
          <table:table-cell table:style-name="ce17" table:formula="of:=[.E278]/[.D278]" office:value-type="float" office:value="1.05788067675868" calcext:value-type="float">
            <text:p>1.0578806767586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13</text:p>
          </table:table-cell>
          <table:table-cell table:style-name="ce8" office:value-type="currency" office:currency="USD" office:value="3979" calcext:value-type="currency">
            <text:p>$3,979.00</text:p>
          </table:table-cell>
          <table:table-cell table:style-name="ce64" office:value-type="currency" office:currency="USD" office:value="5060" calcext:value-type="currency">
            <text:p>$5,060.00</text:p>
          </table:table-cell>
          <table:table-cell table:style-name="ce64" office:value-type="currency" office:currency="USD" office:value="3542" calcext:value-type="currency">
            <text:p>$3,542.00</text:p>
          </table:table-cell>
          <table:table-cell table:style-name="ce64" office:value-type="currency" office:currency="USD" office:value="4019.4" calcext:value-type="currency">
            <text:p>$4,019.40</text:p>
          </table:table-cell>
          <table:table-cell table:style-name="ce64" table:formula="of:=[.E279]-[.B279]" office:value-type="currency" office:currency="USD" office:value="40.4000000000001" calcext:value-type="currency">
            <text:p>$40.40</text:p>
          </table:table-cell>
          <table:table-cell table:style-name="ce17" table:formula="of:=[.E279]/[.D279]" office:value-type="float" office:value="1.13478260869565" calcext:value-type="float">
            <text:p>1.1347826086956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14</text:p>
          </table:table-cell>
          <table:table-cell table:style-name="ce8" office:value-type="currency" office:currency="USD" office:value="3690" calcext:value-type="currency">
            <text:p>$3,690.00</text:p>
          </table:table-cell>
          <table:table-cell table:style-name="ce64" office:value-type="currency" office:currency="USD" office:value="4460" calcext:value-type="currency">
            <text:p>$4,460.00</text:p>
          </table:table-cell>
          <table:table-cell table:style-name="ce64" office:value-type="currency" office:currency="USD" office:value="3122" calcext:value-type="currency">
            <text:p>$3,122.00</text:p>
          </table:table-cell>
          <table:table-cell table:style-name="ce64" office:value-type="currency" office:currency="USD" office:value="3712.8" calcext:value-type="currency">
            <text:p>$3,712.80</text:p>
          </table:table-cell>
          <table:table-cell table:style-name="ce64" table:formula="of:=[.E280]-[.B280]" office:value-type="currency" office:currency="USD" office:value="22.8000000000002" calcext:value-type="currency">
            <text:p>$22.80</text:p>
          </table:table-cell>
          <table:table-cell table:style-name="ce17" table:formula="of:=[.E280]/[.D280]" office:value-type="float" office:value="1.18923766816144" calcext:value-type="float">
            <text:p>1.1892376681614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15</text:p>
          </table:table-cell>
          <table:table-cell table:style-name="ce8" office:value-type="currency" office:currency="USD" office:value="3679" calcext:value-type="currency">
            <text:p>$3,679.00</text:p>
          </table:table-cell>
          <table:table-cell table:style-name="ce64" office:value-type="currency" office:currency="USD" office:value="4440" calcext:value-type="currency">
            <text:p>$4,440.00</text:p>
          </table:table-cell>
          <table:table-cell table:style-name="ce64" office:value-type="currency" office:currency="USD" office:value="3108" calcext:value-type="currency">
            <text:p>$3,108.00</text:p>
          </table:table-cell>
          <table:table-cell table:style-name="ce64" office:value-type="currency" office:currency="USD" office:value="3696" calcext:value-type="currency">
            <text:p>$3,696.00</text:p>
          </table:table-cell>
          <table:table-cell table:style-name="ce64" table:formula="of:=[.E281]-[.B281]" office:value-type="currency" office:currency="USD" office:value="17" calcext:value-type="currency">
            <text:p>$17.00</text:p>
          </table:table-cell>
          <table:table-cell table:style-name="ce17" table:formula="of:=[.E281]/[.D281]" office:value-type="float" office:value="1.18918918918919" calcext:value-type="float">
            <text:p>1.1891891891891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17</text:p>
          </table:table-cell>
          <table:table-cell table:style-name="ce8" office:value-type="currency" office:currency="USD" office:value="3980" calcext:value-type="currency">
            <text:p>$3,980.00</text:p>
          </table:table-cell>
          <table:table-cell table:style-name="ce64" office:value-type="currency" office:currency="USD" office:value="4830" calcext:value-type="currency">
            <text:p>$4,830.00</text:p>
          </table:table-cell>
          <table:table-cell table:style-name="ce64" office:value-type="currency" office:currency="USD" office:value="3381" calcext:value-type="currency">
            <text:p>$3,381.00</text:p>
          </table:table-cell>
          <table:table-cell table:style-name="ce64" office:value-type="currency" office:currency="USD" office:value="4019.4" calcext:value-type="currency">
            <text:p>$4,019.40</text:p>
          </table:table-cell>
          <table:table-cell table:style-name="ce64" table:formula="of:=[.E282]-[.B282]" office:value-type="currency" office:currency="USD" office:value="39.4000000000001" calcext:value-type="currency">
            <text:p>$39.40</text:p>
          </table:table-cell>
          <table:table-cell table:style-name="ce17" table:formula="of:=[.E282]/[.D282]" office:value-type="float" office:value="1.1888198757764" calcext:value-type="float">
            <text:p>1.188819875776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20</text:p>
          </table:table-cell>
          <table:table-cell table:style-name="ce8" office:value-type="currency" office:currency="USD" office:value="2739" calcext:value-type="currency">
            <text:p>$2,739.00</text:p>
          </table:table-cell>
          <table:table-cell table:style-name="ce64" office:value-type="currency" office:currency="USD" office:value="3395" calcext:value-type="currency">
            <text:p>$3,395.00</text:p>
          </table:table-cell>
          <table:table-cell table:style-name="ce64" office:value-type="currency" office:currency="USD" office:value="2376.5" calcext:value-type="currency">
            <text:p>$2,376.50</text:p>
          </table:table-cell>
          <table:table-cell table:style-name="ce64" office:value-type="currency" office:currency="USD" office:value="2759.4" calcext:value-type="currency">
            <text:p>$2,759.40</text:p>
          </table:table-cell>
          <table:table-cell table:style-name="ce64" table:formula="of:=[.E283]-[.B283]" office:value-type="currency" office:currency="USD" office:value="20.4000000000001" calcext:value-type="currency">
            <text:p>$20.40</text:p>
          </table:table-cell>
          <table:table-cell table:style-name="ce17" table:formula="of:=[.E283]/[.D283]" office:value-type="float" office:value="1.16111929307806" calcext:value-type="float">
            <text:p>1.1611192930780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21</text:p>
          </table:table-cell>
          <table:table-cell table:style-name="ce8" office:value-type="currency" office:currency="USD" office:value="4199" calcext:value-type="currency">
            <text:p>$4,199.00</text:p>
          </table:table-cell>
          <table:table-cell table:style-name="ce64" office:value-type="currency" office:currency="USD" office:value="4540" calcext:value-type="currency">
            <text:p>$4,540.00</text:p>
          </table:table-cell>
          <table:table-cell table:style-name="ce64" office:value-type="currency" office:currency="USD" office:value="3178" calcext:value-type="currency">
            <text:p>$3,178.00</text:p>
          </table:table-cell>
          <table:table-cell table:style-name="ce64" office:value-type="currency" office:currency="USD" office:value="3221.4" calcext:value-type="currency">
            <text:p>$3,221.40</text:p>
          </table:table-cell>
          <table:table-cell table:style-name="ce64" table:formula="of:=[.E284]-[.B284]" office:value-type="currency" office:currency="USD" office:value="-977.6" calcext:value-type="currency">
            <text:p>-$977.60</text:p>
          </table:table-cell>
          <table:table-cell table:style-name="ce17" table:formula="of:=[.E284]/[.D284]" office:value-type="float" office:value="1.0136563876652" calcext:value-type="float">
            <text:p>1.013656387665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22</text:p>
          </table:table-cell>
          <table:table-cell table:style-name="ce8" office:value-type="currency" office:currency="USD" office:value="4199" calcext:value-type="currency">
            <text:p>$4,199.00</text:p>
          </table:table-cell>
          <table:table-cell table:style-name="ce64" office:value-type="currency" office:currency="USD" office:value="4845" calcext:value-type="currency">
            <text:p>$4,845.00</text:p>
          </table:table-cell>
          <table:table-cell table:style-name="ce64" office:value-type="currency" office:currency="USD" office:value="3391.5" calcext:value-type="currency">
            <text:p>$3,391.50</text:p>
          </table:table-cell>
          <table:table-cell table:style-name="ce64" office:value-type="currency" office:currency="USD" office:value="4440" calcext:value-type="currency">
            <text:p>$4,440.00</text:p>
          </table:table-cell>
          <table:table-cell table:style-name="ce64" table:formula="of:=[.E285]-[.B285]" office:value-type="currency" office:currency="USD" office:value="241" calcext:value-type="currency">
            <text:p>$241.00</text:p>
          </table:table-cell>
          <table:table-cell table:style-name="ce17" table:formula="of:=[.E285]/[.D285]" office:value-type="float" office:value="1.30915524104379" calcext:value-type="float">
            <text:p>1.30915524104379</text:p>
          </table:table-cell>
          <table:table-cell table:style-name="ce17" office:value-type="string" calcext:value-type="string">
            <text:p>fsindustrie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23</text:p>
          </table:table-cell>
          <table:table-cell table:style-name="ce8" office:value-type="currency" office:currency="USD" office:value="3829" calcext:value-type="currency">
            <text:p>$3,829.00</text:p>
          </table:table-cell>
          <table:table-cell table:style-name="ce64" office:value-type="currency" office:currency="USD" office:value="4295" calcext:value-type="currency">
            <text:p>$4,295.00</text:p>
          </table:table-cell>
          <table:table-cell table:style-name="ce64" office:value-type="currency" office:currency="USD" office:value="3006.5" calcext:value-type="currency">
            <text:p>$3,006.50</text:p>
          </table:table-cell>
          <table:table-cell table:style-name="ce64" office:value-type="currency" office:currency="USD" office:value="3960" calcext:value-type="currency">
            <text:p>$3,960.00</text:p>
          </table:table-cell>
          <table:table-cell table:style-name="ce64" table:formula="of:=[.E286]-[.B286]" office:value-type="currency" office:currency="USD" office:value="131" calcext:value-type="currency">
            <text:p>$131.00</text:p>
          </table:table-cell>
          <table:table-cell table:style-name="ce17" table:formula="of:=[.E286]/[.D286]" office:value-type="float" office:value="1.31714618326958" calcext:value-type="float">
            <text:p>1.31714618326958</text:p>
          </table:table-cell>
          <table:table-cell table:style-name="ce17" office:value-type="string" calcext:value-type="string">
            <text:p>fsindustrie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24</text:p>
          </table:table-cell>
          <table:table-cell table:style-name="ce8" office:value-type="currency" office:currency="USD" office:value="3439" calcext:value-type="currency">
            <text:p>$3,439.00</text:p>
          </table:table-cell>
          <table:table-cell table:style-name="ce64" office:value-type="currency" office:currency="USD" office:value="3545" calcext:value-type="currency">
            <text:p>$3,545.00</text:p>
          </table:table-cell>
          <table:table-cell table:style-name="ce64" office:value-type="currency" office:currency="USD" office:value="2481.5" calcext:value-type="currency">
            <text:p>$2,481.50</text:p>
          </table:table-cell>
          <table:table-cell table:style-name="ce64" office:value-type="currency" office:currency="USD" office:value="3740.04" calcext:value-type="currency">
            <text:p>$3,740.04</text:p>
          </table:table-cell>
          <table:table-cell table:style-name="ce64" table:formula="of:=[.E287]-[.B287]" office:value-type="currency" office:currency="USD" office:value="301.04" calcext:value-type="currency">
            <text:p>$301.04</text:p>
          </table:table-cell>
          <table:table-cell table:style-name="ce17" table:formula="of:=[.E287]/[.D287]" office:value-type="float" office:value="1.50716905097723" calcext:value-type="float">
            <text:p>1.50716905097723</text:p>
          </table:table-cell>
          <table:table-cell table:style-name="ce17" office:value-type="string" calcext:value-type="string">
            <text:p>opentip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25</text:p>
          </table:table-cell>
          <table:table-cell table:style-name="ce8" office:value-type="currency" office:currency="USD" office:value="3275" calcext:value-type="currency">
            <text:p>$3,275.00</text:p>
          </table:table-cell>
          <table:table-cell table:style-name="ce64" office:value-type="currency" office:currency="USD" office:value="3485" calcext:value-type="currency">
            <text:p>$3,485.00</text:p>
          </table:table-cell>
          <table:table-cell table:style-name="ce64" office:value-type="currency" office:currency="USD" office:value="2439.5" calcext:value-type="currency">
            <text:p>$2,439.50</text:p>
          </table:table-cell>
          <table:table-cell table:style-name="ce64" office:value-type="currency" office:currency="USD" office:value="3671.22" calcext:value-type="currency">
            <text:p>$3,671.22</text:p>
          </table:table-cell>
          <table:table-cell table:style-name="ce64" table:formula="of:=[.E288]-[.B288]" office:value-type="currency" office:currency="USD" office:value="396.22" calcext:value-type="currency">
            <text:p>$396.22</text:p>
          </table:table-cell>
          <table:table-cell table:style-name="ce17" table:formula="of:=[.E288]/[.D288]" office:value-type="float" office:value="1.50490674318508" calcext:value-type="float">
            <text:p>1.50490674318508</text:p>
          </table:table-cell>
          <table:table-cell table:style-name="ce17" office:value-type="string" calcext:value-type="string">
            <text:p>opentip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-127</text:p>
          </table:table-cell>
          <table:table-cell table:style-name="ce8" office:value-type="currency" office:currency="USD" office:value="3095" calcext:value-type="currency">
            <text:p>$3,095.00</text:p>
          </table:table-cell>
          <table:table-cell table:style-name="ce64" office:value-type="currency" office:currency="USD" office:value="3825" calcext:value-type="currency">
            <text:p>$3,825.00</text:p>
          </table:table-cell>
          <table:table-cell table:style-name="ce64" office:value-type="currency" office:currency="USD" office:value="2677.5" calcext:value-type="currency">
            <text:p>$2,677.50</text:p>
          </table:table-cell>
          <table:table-cell table:style-name="ce64" office:value-type="currency" office:currency="USD" office:value="3116.4" calcext:value-type="currency">
            <text:p>$3,116.40</text:p>
          </table:table-cell>
          <table:table-cell table:style-name="ce64" table:formula="of:=[.E289]-[.B289]" office:value-type="currency" office:currency="USD" office:value="21.4000000000001" calcext:value-type="currency">
            <text:p>$21.40</text:p>
          </table:table-cell>
          <table:table-cell table:style-name="ce17" table:formula="of:=[.E289]/[.D289]" office:value-type="float" office:value="1.16392156862745" calcext:value-type="float">
            <text:p>1.1639215686274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M-111</text:p>
          </table:table-cell>
          <table:table-cell table:style-name="ce8" office:value-type="currency" office:currency="USD" office:value="5770" calcext:value-type="currency">
            <text:p>$5,770.00</text:p>
          </table:table-cell>
          <table:table-cell table:style-name="ce64" office:value-type="currency" office:currency="USD" office:value="7838.56" calcext:value-type="currency">
            <text:p>$7,838.56</text:p>
          </table:table-cell>
          <table:table-cell table:style-name="ce64" office:value-type="currency" office:currency="USD" office:value="5486.99" calcext:value-type="currency">
            <text:p>$5,486.99</text:p>
          </table:table-cell>
          <table:table-cell table:style-name="ce64" office:value-type="currency" office:currency="USD" office:value="5792" calcext:value-type="currency">
            <text:p>$5,792.00</text:p>
          </table:table-cell>
          <table:table-cell table:style-name="ce64" table:formula="of:=[.E290]-[.B290]" office:value-type="currency" office:currency="USD" office:value="22" calcext:value-type="currency">
            <text:p>$22.00</text:p>
          </table:table-cell>
          <table:table-cell table:style-name="ce17" table:formula="of:=[.E290]/[.D290]" office:value-type="float" office:value="1.0555878541787" calcext:value-type="float">
            <text:p>1.0555878541787</text:p>
          </table:table-cell>
          <table:table-cell table:style-name="ce17" office:value-type="string" calcext:value-type="string">
            <text:p>lkgoodwin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M-114</text:p>
          </table:table-cell>
          <table:table-cell table:style-name="ce8" office:value-type="currency" office:currency="USD" office:value="5585" calcext:value-type="currency">
            <text:p>$5,585.00</text:p>
          </table:table-cell>
          <table:table-cell table:style-name="ce64" office:value-type="currency" office:currency="USD" office:value="7526.97" calcext:value-type="currency">
            <text:p>$7,526.97</text:p>
          </table:table-cell>
          <table:table-cell table:style-name="ce64" office:value-type="currency" office:currency="USD" office:value="5268.88" calcext:value-type="currency">
            <text:p>$5,268.88</text:p>
          </table:table-cell>
          <table:table-cell table:style-name="ce64" office:value-type="currency" office:currency="USD" office:value="5613.72" calcext:value-type="currency">
            <text:p>$5,613.72</text:p>
          </table:table-cell>
          <table:table-cell table:style-name="ce64" table:formula="of:=[.E291]-[.B291]" office:value-type="currency" office:currency="USD" office:value="28.7200000000003" calcext:value-type="currency">
            <text:p>$28.72</text:p>
          </table:table-cell>
          <table:table-cell table:style-name="ce17" table:formula="of:=[.E291]/[.D291]" office:value-type="float" office:value="1.06544844445119" calcext:value-type="float">
            <text:p>1.0654484444511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M-124</text:p>
          </table:table-cell>
          <table:table-cell table:style-name="ce44" office:value-type="currency" office:currency="USD" office:value="4919" calcext:value-type="currency">
            <text:p>$4,919.00</text:p>
          </table:table-cell>
          <table:table-cell table:style-name="ce64" office:value-type="currency" office:currency="USD" office:value="6662.49" calcext:value-type="currency">
            <text:p>$6,662.49</text:p>
          </table:table-cell>
          <table:table-cell table:style-name="ce64" office:value-type="currency" office:currency="USD" office:value="4663.74" calcext:value-type="currency">
            <text:p>$4,663.74</text:p>
          </table:table-cell>
          <table:table-cell table:style-name="ce64" office:value-type="currency" office:currency="USD" office:value="4935.84" calcext:value-type="currency">
            <text:p>$4,935.84</text:p>
          </table:table-cell>
          <table:table-cell table:style-name="ce64" table:formula="of:=[.E292]-[.B292]" office:value-type="currency" office:currency="USD" office:value="16.8400000000001" calcext:value-type="currency">
            <text:p>$16.84</text:p>
          </table:table-cell>
          <table:table-cell table:style-name="ce17" table:formula="of:=[.E292]/[.D292]" office:value-type="float" office:value="1.05834373271237" calcext:value-type="float">
            <text:p>1.0583437327123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5M-121</text:p>
          </table:table-cell>
          <table:table-cell table:style-name="ce8" office:value-type="currency" office:currency="USD" office:value="5165" calcext:value-type="currency">
            <text:p>$5,165.00</text:p>
          </table:table-cell>
          <table:table-cell table:style-name="ce64" office:value-type="currency" office:currency="USD" office:value="6974.08" calcext:value-type="currency">
            <text:p>$6,974.08</text:p>
          </table:table-cell>
          <table:table-cell table:style-name="ce64" office:value-type="currency" office:currency="USD" office:value="4881.86" calcext:value-type="currency">
            <text:p>$4,881.86</text:p>
          </table:table-cell>
          <table:table-cell table:style-name="ce64" office:value-type="currency" office:currency="USD" office:value="5187.84" calcext:value-type="currency">
            <text:p>$5,187.84</text:p>
          </table:table-cell>
          <table:table-cell table:style-name="ce64" table:formula="of:=[.E293]-[.B293]" office:value-type="currency" office:currency="USD" office:value="22.8400000000001" calcext:value-type="currency">
            <text:p>$22.84</text:p>
          </table:table-cell>
          <table:table-cell table:style-name="ce17" table:formula="of:=[.E293]/[.D293]" office:value-type="float" office:value="1.06267693051419" calcext:value-type="float">
            <text:p>1.0626769305141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ingle-Stage MORStak Drum Rack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1-110</text:p>
          </table:table-cell>
          <table:table-cell table:style-name="ce8" office:value-type="currency" office:currency="USD" office:value="7199" calcext:value-type="currency">
            <text:p>$7,199.00</text:p>
          </table:table-cell>
          <table:table-cell table:style-name="ce64" office:value-type="currency" office:currency="USD" office:value="8670" calcext:value-type="currency">
            <text:p>$8,670.00</text:p>
          </table:table-cell>
          <table:table-cell table:style-name="ce64" office:value-type="currency" office:currency="USD" office:value="6069" calcext:value-type="currency">
            <text:p>$6,069.00</text:p>
          </table:table-cell>
          <table:table-cell table:style-name="ce64" office:value-type="currency" office:currency="USD" office:value="7282.8" calcext:value-type="currency">
            <text:p>$7,282.80</text:p>
          </table:table-cell>
          <table:table-cell table:style-name="ce64" table:formula="of:=[.E297]-[.B297]" office:value-type="currency" office:currency="USD" office:value="83.8000000000002" calcext:value-type="currency">
            <text:p>$83.80</text:p>
          </table:table-cell>
          <table:table-cell table:style-name="ce17" table:formula="of:=[.E297]/[.D29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1-114</text:p>
          </table:table-cell>
          <table:table-cell table:style-name="ce8" office:value-type="currency" office:currency="USD" office:value="9519" calcext:value-type="currency">
            <text:p>$9,519.00</text:p>
          </table:table-cell>
          <table:table-cell table:style-name="ce64" office:value-type="currency" office:currency="USD" office:value="12025" calcext:value-type="currency">
            <text:p>$12,025.00</text:p>
          </table:table-cell>
          <table:table-cell table:style-name="ce64" office:value-type="currency" office:currency="USD" office:value="8417.5" calcext:value-type="currency">
            <text:p>$8,417.50</text:p>
          </table:table-cell>
          <table:table-cell table:style-name="ce64" office:value-type="currency" office:currency="USD" office:value="9550" calcext:value-type="currency">
            <text:p>$9,550.00</text:p>
          </table:table-cell>
          <table:table-cell table:style-name="ce64" table:formula="of:=[.E298]-[.B298]" office:value-type="currency" office:currency="USD" office:value="31" calcext:value-type="currency">
            <text:p>$31.00</text:p>
          </table:table-cell>
          <table:table-cell table:style-name="ce17" table:formula="of:=[.E298]/[.D298]" office:value-type="float" office:value="1.13454113454113" calcext:value-type="float">
            <text:p>1.13454113454113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1-115</text:p>
          </table:table-cell>
          <table:table-cell table:style-name="ce8" office:value-type="currency" office:currency="USD" office:value="7019" calcext:value-type="currency">
            <text:p>$7,019.00</text:p>
          </table:table-cell>
          <table:table-cell table:style-name="ce64" office:value-type="currency" office:currency="USD" office:value="8670" calcext:value-type="currency">
            <text:p>$8,670.00</text:p>
          </table:table-cell>
          <table:table-cell table:style-name="ce64" office:value-type="currency" office:currency="USD" office:value="6069" calcext:value-type="currency">
            <text:p>$6,069.00</text:p>
          </table:table-cell>
          <table:table-cell table:style-name="ce64" office:value-type="currency" office:currency="USD" office:value="7075" calcext:value-type="currency">
            <text:p>$7,075.00</text:p>
          </table:table-cell>
          <table:table-cell table:style-name="ce64" table:formula="of:=[.E299]-[.B299]" office:value-type="currency" office:currency="USD" office:value="56" calcext:value-type="currency">
            <text:p>$56.00</text:p>
          </table:table-cell>
          <table:table-cell table:style-name="ce17" table:formula="of:=[.E299]/[.D299]" office:value-type="float" office:value="1.16576042181579" calcext:value-type="float">
            <text:p>1.16576042181579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1-117</text:p>
          </table:table-cell>
          <table:table-cell table:style-name="ce8" office:value-type="currency" office:currency="USD" office:value="7655" calcext:value-type="currency">
            <text:p>$7,655.00</text:p>
          </table:table-cell>
          <table:table-cell table:style-name="ce64" office:value-type="currency" office:currency="USD" office:value="9170" calcext:value-type="currency">
            <text:p>$9,170.00</text:p>
          </table:table-cell>
          <table:table-cell table:style-name="ce64" office:value-type="currency" office:currency="USD" office:value="6419" calcext:value-type="currency">
            <text:p>$6,419.00</text:p>
          </table:table-cell>
          <table:table-cell table:style-name="ce64" office:value-type="currency" office:currency="USD" office:value="7702.8" calcext:value-type="currency">
            <text:p>$7,702.80</text:p>
          </table:table-cell>
          <table:table-cell table:style-name="ce64" table:formula="of:=[.E300]-[.B300]" office:value-type="currency" office:currency="USD" office:value="47.8000000000002" calcext:value-type="currency">
            <text:p>$47.80</text:p>
          </table:table-cell>
          <table:table-cell table:style-name="ce17" table:formula="of:=[.E300]/[.D30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1M-114</text:p>
          </table:table-cell>
          <table:table-cell table:style-name="ce8" office:value-type="currency" office:currency="USD" office:value="12685" calcext:value-type="currency">
            <text:p>$12,685.00</text:p>
          </table:table-cell>
          <table:table-cell table:style-name="ce64" office:value-type="currency" office:currency="USD" office:value="14799.24" calcext:value-type="currency">
            <text:p>$14,799.24</text:p>
          </table:table-cell>
          <table:table-cell table:style-name="ce64" office:value-type="currency" office:currency="USD" office:value="10359.47" calcext:value-type="currency">
            <text:p>$10,359.47</text:p>
          </table:table-cell>
          <table:table-cell table:style-name="ce64" office:value-type="currency" office:currency="USD" office:value="12726" calcext:value-type="currency">
            <text:p>$12,726.00</text:p>
          </table:table-cell>
          <table:table-cell table:style-name="ce64" table:formula="of:=[.E301]-[.B301]" office:value-type="currency" office:currency="USD" office:value="41" calcext:value-type="currency">
            <text:p>$41.00</text:p>
          </table:table-cell>
          <table:table-cell table:style-name="ce17" table:formula="of:=[.E301]/[.D301]" office:value-type="float" office:value="1.22844122334444" calcext:value-type="float">
            <text:p>1.2284412233444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43" office:value-type="float" office:value="612" calcext:value-type="float">
            <text:p>612</text:p>
          </table:table-cell>
          <table:table-cell table:style-name="ce8" office:value-type="currency" office:currency="USD" office:value="3726" calcext:value-type="currency">
            <text:p>$3,726.00</text:p>
          </table:table-cell>
          <table:table-cell table:style-name="ce64" office:value-type="currency" office:currency="USD" office:value="4200" calcext:value-type="currency">
            <text:p>$4,200.00</text:p>
          </table:table-cell>
          <table:table-cell table:style-name="ce64" office:value-type="currency" office:currency="USD" office:value="2940" calcext:value-type="currency">
            <text:p>$2,940.00</text:p>
          </table:table-cell>
          <table:table-cell table:style-name="ce64"/>
          <table:table-cell table:style-name="ce64" table:formula="of:=[.E302]-[.B302]" office:value-type="currency" office:currency="USD" office:value="-3726" calcext:value-type="currency">
            <text:p>-$3,726.00</text:p>
          </table:table-cell>
          <table:table-cell table:style-name="ce17" table:formula="of:=[.E302]/[.D30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2-120</text:p>
          </table:table-cell>
          <table:table-cell table:style-name="ce8" office:value-type="currency" office:currency="USD" office:value="4489" calcext:value-type="currency">
            <text:p>$4,489.00</text:p>
          </table:table-cell>
          <table:table-cell table:style-name="ce64" office:value-type="currency" office:currency="USD" office:value="5115" calcext:value-type="currency">
            <text:p>$5,115.00</text:p>
          </table:table-cell>
          <table:table-cell table:style-name="ce64" office:value-type="currency" office:currency="USD" office:value="3580.5" calcext:value-type="currency">
            <text:p>$3,580.50</text:p>
          </table:table-cell>
          <table:table-cell table:style-name="ce64"/>
          <table:table-cell table:style-name="ce64" table:formula="of:=[.E303]-[.B303]" office:value-type="currency" office:currency="USD" office:value="-4489" calcext:value-type="currency">
            <text:p>-$4,489.00</text:p>
          </table:table-cell>
          <table:table-cell table:style-name="ce17" table:formula="of:=[.E303]/[.D30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2-124</text:p>
          </table:table-cell>
          <table:table-cell table:style-name="ce8" office:value-type="currency" office:currency="USD" office:value="4601" calcext:value-type="currency">
            <text:p>$4,601.00</text:p>
          </table:table-cell>
          <table:table-cell table:style-name="ce64" office:value-type="currency" office:currency="USD" office:value="5180" calcext:value-type="currency">
            <text:p>$5,180.00</text:p>
          </table:table-cell>
          <table:table-cell table:style-name="ce64" office:value-type="currency" office:currency="USD" office:value="3626" calcext:value-type="currency">
            <text:p>$3,626.00</text:p>
          </table:table-cell>
          <table:table-cell table:style-name="ce64"/>
          <table:table-cell table:style-name="ce64" table:formula="of:=[.E304]-[.B304]" office:value-type="currency" office:currency="USD" office:value="-4601" calcext:value-type="currency">
            <text:p>-$4,601.00</text:p>
          </table:table-cell>
          <table:table-cell table:style-name="ce17" table:formula="of:=[.E304]/[.D30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12-125</text:p>
          </table:table-cell>
          <table:table-cell table:style-name="ce8" office:value-type="currency" office:currency="USD" office:value="4601" calcext:value-type="currency">
            <text:p>$4,601.00</text:p>
          </table:table-cell>
          <table:table-cell table:style-name="ce64" office:value-type="currency" office:currency="USD" office:value="5250" calcext:value-type="currency">
            <text:p>$5,250.00</text:p>
          </table:table-cell>
          <table:table-cell table:style-name="ce64" office:value-type="currency" office:currency="USD" office:value="3675" calcext:value-type="currency">
            <text:p>$3,675.00</text:p>
          </table:table-cell>
          <table:table-cell table:style-name="ce64"/>
          <table:table-cell table:style-name="ce64" table:formula="of:=[.E305]-[.B305]" office:value-type="currency" office:currency="USD" office:value="-4601" calcext:value-type="currency">
            <text:p>-$4,601.00</text:p>
          </table:table-cell>
          <table:table-cell table:style-name="ce17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8" office:value-type="currency" office:currency="USD" office:value="4601" calcext:value-type="currency">
            <text:p>$4,601.00</text:p>
          </table:table-cell>
          <table:table-cell table:style-name="ce64" office:value-type="currency" office:currency="USD" office:value="5250" calcext:value-type="currency">
            <text:p>$5,250.00</text:p>
          </table:table-cell>
          <table:table-cell table:style-name="ce64" office:value-type="currency" office:currency="USD" office:value="3675" calcext:value-type="currency">
            <text:p>$3,675.00</text:p>
          </table:table-cell>
          <table:table-cell table:style-name="ce64"/>
          <table:table-cell table:style-name="ce64" table:formula="of:=[.E306]-[.B306]" office:value-type="currency" office:currency="USD" office:value="-4601" calcext:value-type="currency">
            <text:p>-$4,601.00</text:p>
          </table:table-cell>
          <table:table-cell table:style-name="ce17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22-120</text:p>
          </table:table-cell>
          <table:table-cell table:style-name="ce8" office:value-type="currency" office:currency="USD" office:value="5460" calcext:value-type="currency">
            <text:p>$5,460.00</text:p>
          </table:table-cell>
          <table:table-cell table:style-name="ce64" office:value-type="currency" office:currency="USD" office:value="6150" calcext:value-type="currency">
            <text:p>$6,150.00</text:p>
          </table:table-cell>
          <table:table-cell table:style-name="ce64" office:value-type="currency" office:currency="USD" office:value="4305" calcext:value-type="currency">
            <text:p>$4,305.00</text:p>
          </table:table-cell>
          <table:table-cell table:style-name="ce64"/>
          <table:table-cell table:style-name="ce64" table:formula="of:=[.E307]-[.B307]" office:value-type="currency" office:currency="USD" office:value="-5460" calcext:value-type="currency">
            <text:p>-$5,460.00</text:p>
          </table:table-cell>
          <table:table-cell table:style-name="ce17" table:formula="of:=[.E307]/[.D30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22-124</text:p>
          </table:table-cell>
          <table:table-cell table:style-name="ce8" office:value-type="currency" office:currency="USD" office:value="5626" calcext:value-type="currency">
            <text:p>$5,626.00</text:p>
          </table:table-cell>
          <table:table-cell table:style-name="ce64" office:value-type="currency" office:currency="USD" office:value="6225" calcext:value-type="currency">
            <text:p>$6,225.00</text:p>
          </table:table-cell>
          <table:table-cell table:style-name="ce64" office:value-type="currency" office:currency="USD" office:value="4357.5" calcext:value-type="currency">
            <text:p>$4,357.50</text:p>
          </table:table-cell>
          <table:table-cell table:style-name="ce64"/>
          <table:table-cell table:style-name="ce64" table:formula="of:=[.E308]-[.B308]" office:value-type="currency" office:currency="USD" office:value="-5626" calcext:value-type="currency">
            <text:p>-$5,626.00</text:p>
          </table:table-cell>
          <table:table-cell table:style-name="ce17" table:formula="of:=[.E308]/[.D30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22-125</text:p>
          </table:table-cell>
          <table:table-cell table:style-name="ce8" office:value-type="currency" office:currency="USD" office:value="5478" calcext:value-type="currency">
            <text:p>$5,478.00</text:p>
          </table:table-cell>
          <table:table-cell table:style-name="ce64" office:value-type="currency" office:currency="USD" office:value="6050" calcext:value-type="currency">
            <text:p>$6,050.00</text:p>
          </table:table-cell>
          <table:table-cell table:style-name="ce64" office:value-type="currency" office:currency="USD" office:value="4235" calcext:value-type="currency">
            <text:p>$4,235.00</text:p>
          </table:table-cell>
          <table:table-cell table:style-name="ce64"/>
          <table:table-cell table:style-name="ce64" table:formula="of:=[.E309]-[.B309]" office:value-type="currency" office:currency="USD" office:value="-5478" calcext:value-type="currency">
            <text:p>-$5,478.00</text:p>
          </table:table-cell>
          <table:table-cell table:style-name="ce17" table:formula="of:=[.E309]/[.D30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Two-Stage MORStak Drum Rack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20-110</text:p>
          </table:table-cell>
          <table:table-cell table:style-name="ce8" office:value-type="currency" office:currency="USD" office:value="8119" calcext:value-type="currency">
            <text:p>$8,119.00</text:p>
          </table:table-cell>
          <table:table-cell table:style-name="ce64" office:value-type="currency" office:currency="USD" office:value="9975" calcext:value-type="currency">
            <text:p>$9,975.00</text:p>
          </table:table-cell>
          <table:table-cell table:style-name="ce64" office:value-type="currency" office:currency="USD" office:value="6982.5" calcext:value-type="currency">
            <text:p>$6,982.50</text:p>
          </table:table-cell>
          <table:table-cell table:style-name="ce64" office:value-type="currency" office:currency="USD" office:value="8150" calcext:value-type="currency">
            <text:p>$8,150.00</text:p>
          </table:table-cell>
          <table:table-cell table:style-name="ce64" table:formula="of:=[.E313]-[.B313]" office:value-type="currency" office:currency="USD" office:value="31" calcext:value-type="currency">
            <text:p>$31.00</text:p>
          </table:table-cell>
          <table:table-cell table:style-name="ce17" table:formula="of:=[.E313]/[.D313]" office:value-type="float" office:value="1.1672037235947" calcext:value-type="float">
            <text:p>1.1672037235947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20-115</text:p>
          </table:table-cell>
          <table:table-cell table:style-name="ce8" office:value-type="currency" office:currency="USD" office:value="8119" calcext:value-type="currency">
            <text:p>$8,119.00</text:p>
          </table:table-cell>
          <table:table-cell table:style-name="ce64" office:value-type="currency" office:currency="USD" office:value="9975" calcext:value-type="currency">
            <text:p>$9,975.00</text:p>
          </table:table-cell>
          <table:table-cell table:style-name="ce64" office:value-type="currency" office:currency="USD" office:value="6982.5" calcext:value-type="currency">
            <text:p>$6,982.50</text:p>
          </table:table-cell>
          <table:table-cell table:style-name="ce64" office:value-type="currency" office:currency="USD" office:value="8150" calcext:value-type="currency">
            <text:p>$8,150.00</text:p>
          </table:table-cell>
          <table:table-cell table:style-name="ce64" table:formula="of:=[.E314]-[.B314]" office:value-type="currency" office:currency="USD" office:value="31" calcext:value-type="currency">
            <text:p>$31.00</text:p>
          </table:table-cell>
          <table:table-cell table:style-name="ce17" table:formula="of:=[.E314]/[.D314]" office:value-type="float" office:value="1.1672037235947" calcext:value-type="float">
            <text:p>1.1672037235947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20-117</text:p>
          </table:table-cell>
          <table:table-cell table:style-name="ce8" office:value-type="currency" office:currency="USD" office:value="8749" calcext:value-type="currency">
            <text:p>$8,749.00</text:p>
          </table:table-cell>
          <table:table-cell table:style-name="ce64" office:value-type="currency" office:currency="USD" office:value="10455" calcext:value-type="currency">
            <text:p>$10,455.00</text:p>
          </table:table-cell>
          <table:table-cell table:style-name="ce64" office:value-type="currency" office:currency="USD" office:value="7318.5" calcext:value-type="currency">
            <text:p>$7,318.50</text:p>
          </table:table-cell>
          <table:table-cell table:style-name="ce64" office:value-type="currency" office:currency="USD" office:value="8782.2" calcext:value-type="currency">
            <text:p>$8,782.20</text:p>
          </table:table-cell>
          <table:table-cell table:style-name="ce64" table:formula="of:=[.E315]-[.B315]" office:value-type="currency" office:currency="USD" office:value="33.2000000000007" calcext:value-type="currency">
            <text:p>$33.20</text:p>
          </table:table-cell>
          <table:table-cell table:style-name="ce17" table:formula="of:=[.E315]/[.D31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20-114</text:p>
          </table:table-cell>
          <table:table-cell table:style-name="ce8" office:value-type="currency" office:currency="USD" office:value="10390" calcext:value-type="currency">
            <text:p>$10,390.00</text:p>
          </table:table-cell>
          <table:table-cell table:style-name="ce64" office:value-type="currency" office:currency="USD" office:value="13100" calcext:value-type="currency">
            <text:p>$13,100.00</text:p>
          </table:table-cell>
          <table:table-cell table:style-name="ce64" office:value-type="currency" office:currency="USD" office:value="9170" calcext:value-type="currency">
            <text:p>$9,170.00</text:p>
          </table:table-cell>
          <table:table-cell table:style-name="ce64" office:value-type="currency" office:currency="USD" office:value="10475" calcext:value-type="currency">
            <text:p>$10,475.00</text:p>
          </table:table-cell>
          <table:table-cell table:style-name="ce64" table:formula="of:=[.E316]-[.B316]" office:value-type="currency" office:currency="USD" office:value="85" calcext:value-type="currency">
            <text:p>$85.00</text:p>
          </table:table-cell>
          <table:table-cell table:style-name="ce17" table:formula="of:=[.E316]/[.D316]" office:value-type="float" office:value="1.1423118865867" calcext:value-type="float">
            <text:p>1.1423118865867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20M-114</text:p>
          </table:table-cell>
          <table:table-cell table:style-name="ce8" office:value-type="currency" office:currency="USD" office:value="12707" calcext:value-type="currency">
            <text:p>$12,707.00</text:p>
          </table:table-cell>
          <table:table-cell table:style-name="ce64" office:value-type="currency" office:currency="USD" office:value="13100" calcext:value-type="currency">
            <text:p>$13,100.00</text:p>
          </table:table-cell>
          <table:table-cell table:style-name="ce64" office:value-type="currency" office:currency="USD" office:value="9170" calcext:value-type="currency">
            <text:p>$9,170.00</text:p>
          </table:table-cell>
          <table:table-cell table:style-name="ce64" office:value-type="currency" office:currency="USD" office:value="9550" calcext:value-type="currency">
            <text:p>$9,550.00</text:p>
          </table:table-cell>
          <table:table-cell table:style-name="ce64" table:formula="of:=[.E317]-[.B317]" office:value-type="currency" office:currency="USD" office:value="-3157" calcext:value-type="currency">
            <text:p>-$3,157.00</text:p>
          </table:table-cell>
          <table:table-cell table:style-name="ce17" table:formula="of:=[.E317]/[.D317]" office:value-type="float" office:value="1.04143947655398" calcext:value-type="float">
            <text:p>1.04143947655398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Adjusto-Karri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8" office:value-type="currency" office:currency="USD" office:value="1139" calcext:value-type="currency">
            <text:p>$1,139.00</text:p>
          </table:table-cell>
          <table:table-cell table:style-name="ce64" office:value-type="currency" office:currency="USD" office:value="1310" calcext:value-type="currency">
            <text:p>$1,310.00</text:p>
          </table:table-cell>
          <table:table-cell table:style-name="ce64" office:value-type="currency" office:currency="USD" office:value="825.3" calcext:value-type="currency">
            <text:p>$825.30</text:p>
          </table:table-cell>
          <table:table-cell table:style-name="ce64" office:value-type="currency" office:currency="USD" office:value="1194.31" calcext:value-type="currency">
            <text:p>$1,194.31</text:p>
          </table:table-cell>
          <table:table-cell table:style-name="ce64" table:formula="of:=[.E321]-[.B321]" office:value-type="currency" office:currency="USD" office:value="55.3099999999999" calcext:value-type="currency">
            <text:p>$55.31</text:p>
          </table:table-cell>
          <table:table-cell table:style-name="ce17" table:formula="of:=[.E321]/[.D321]" office:value-type="float" office:value="1.44712225857264" calcext:value-type="float">
            <text:p>1.44712225857264</text:p>
          </table:table-cell>
          <table:table-cell table:style-name="ce17" office:value-type="string" calcext:value-type="string">
            <text:p>bestcontainer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6M</text:p>
          </table:table-cell>
          <table:table-cell table:style-name="ce8" office:value-type="currency" office:currency="USD" office:value="1739" calcext:value-type="currency">
            <text:p>$1,739.00</text:p>
          </table:table-cell>
          <table:table-cell table:style-name="ce64" office:value-type="currency" office:currency="USD" office:value="2306.29" calcext:value-type="currency">
            <text:p>$2,306.29</text:p>
          </table:table-cell>
          <table:table-cell table:style-name="ce64" office:value-type="currency" office:currency="USD" office:value="1452.96" calcext:value-type="currency">
            <text:p>$1,452.96</text:p>
          </table:table-cell>
          <table:table-cell table:style-name="ce64" office:value-type="currency" office:currency="USD" office:value="1532.7" calcext:value-type="currency">
            <text:p>$1,532.70</text:p>
          </table:table-cell>
          <table:table-cell table:style-name="ce64" table:formula="of:=[.E322]-[.B322]" office:value-type="currency" office:currency="USD" office:value="-206.3" calcext:value-type="currency">
            <text:p>-$206.30</text:p>
          </table:table-cell>
          <table:table-cell table:style-name="ce17" table:formula="of:=[.E322]/[.D322]" office:value-type="float" office:value="1.0548810703667" calcext:value-type="float">
            <text:p>1.0548810703667</text:p>
          </table:table-cell>
          <table:table-cell table:style-name="ce17" office:value-type="string" calcext:value-type="string">
            <text:p>lkgoodwin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Standard Duty Kontrol-Karrier - 800 lb. Capacit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A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style-name="ce64" office:value-type="currency" office:currency="USD" office:value="910" calcext:value-type="currency">
            <text:p>$910.00</text:p>
          </table:table-cell>
          <table:table-cell table:style-name="ce64" office:value-type="currency" office:currency="USD" office:value="573.3" calcext:value-type="currency">
            <text:p>$573.30</text:p>
          </table:table-cell>
          <table:table-cell table:style-name="ce64" office:value-type="currency" office:currency="USD" office:value="610" calcext:value-type="currency">
            <text:p>$610.00</text:p>
          </table:table-cell>
          <table:table-cell table:style-name="ce64" table:formula="of:=[.E326]-[.B326]" office:value-type="currency" office:currency="USD" office:value="21" calcext:value-type="currency">
            <text:p>$21.00</text:p>
          </table:table-cell>
          <table:table-cell table:style-name="ce17" table:formula="of:=[.E326]/[.D326]" office:value-type="float" office:value="1.06401534972964" calcext:value-type="float">
            <text:p>1.0640153497296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G</text:p>
          </table:table-cell>
          <table:table-cell table:style-name="ce8" office:value-type="currency" office:currency="USD" office:value="829" calcext:value-type="currency">
            <text:p>$829.00</text:p>
          </table:table-cell>
          <table:table-cell table:style-name="ce64" office:value-type="currency" office:currency="USD" office:value="910" calcext:value-type="currency">
            <text:p>$910.00</text:p>
          </table:table-cell>
          <table:table-cell table:style-name="ce64" office:value-type="currency" office:currency="USD" office:value="573.3" calcext:value-type="currency">
            <text:p>$573.30</text:p>
          </table:table-cell>
          <table:table-cell table:style-name="ce64" office:value-type="currency" office:currency="USD" office:value="886.2" calcext:value-type="currency">
            <text:p>$886.20</text:p>
          </table:table-cell>
          <table:table-cell table:style-name="ce64" table:formula="of:=[.E327]-[.B327]" office:value-type="currency" office:currency="USD" office:value="57.2" calcext:value-type="currency">
            <text:p>$57.20</text:p>
          </table:table-cell>
          <table:table-cell table:style-name="ce17" table:formula="of:=[.E327]/[.D327]" office:value-type="float" office:value="1.54578754578755" calcext:value-type="float">
            <text:p>1.5457875457875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AM</text:p>
          </table:table-cell>
          <table:table-cell table:style-name="ce8" office:value-type="currency" office:currency="USD" office:value="1529" calcext:value-type="currency">
            <text:p>$1,529.00</text:p>
          </table:table-cell>
          <table:table-cell table:style-name="ce64" office:value-type="currency" office:currency="USD" office:value="1859.73" calcext:value-type="currency">
            <text:p>$1,859.73</text:p>
          </table:table-cell>
          <table:table-cell table:style-name="ce64" office:value-type="currency" office:currency="USD" office:value="1171.63" calcext:value-type="currency">
            <text:p>$1,171.63</text:p>
          </table:table-cell>
          <table:table-cell table:style-name="ce64" office:value-type="currency" office:currency="USD" office:value="1556.52" calcext:value-type="currency">
            <text:p>$1,556.52</text:p>
          </table:table-cell>
          <table:table-cell table:style-name="ce64" table:formula="of:=[.E328]-[.B328]" office:value-type="currency" office:currency="USD" office:value="27.52" calcext:value-type="currency">
            <text:p>$27.52</text:p>
          </table:table-cell>
          <table:table-cell table:style-name="ce17" table:formula="of:=[.E328]/[.D328]" office:value-type="float" office:value="1.32850814676988" calcext:value-type="float">
            <text:p>1.3285081467698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Extra Heavy-Duty Kontrol-Karrier - 2000 lb. Capacit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A-GR</text:p>
          </table:table-cell>
          <table:table-cell table:style-name="ce8" office:value-type="currency" office:currency="USD" office:value="1495" calcext:value-type="currency">
            <text:p>$1,495.00</text:p>
          </table:table-cell>
          <table:table-cell table:style-name="ce64" office:value-type="currency" office:currency="USD" office:value="1840" calcext:value-type="currency">
            <text:p>$1,840.00</text:p>
          </table:table-cell>
          <table:table-cell table:style-name="ce64" office:value-type="currency" office:currency="USD" office:value="1159.2" calcext:value-type="currency">
            <text:p>$1,159.20</text:p>
          </table:table-cell>
          <table:table-cell table:style-name="ce64" office:value-type="currency" office:currency="USD" office:value="1516.2" calcext:value-type="currency">
            <text:p>$1,516.20</text:p>
          </table:table-cell>
          <table:table-cell table:style-name="ce64" table:formula="of:=[.E332]-[.B332]" office:value-type="currency" office:currency="USD" office:value="21.2" calcext:value-type="currency">
            <text:p>$21.20</text:p>
          </table:table-cell>
          <table:table-cell table:style-name="ce17" table:formula="of:=[.E332]/[.D332]" office:value-type="float" office:value="1.30797101449275" calcext:value-type="float">
            <text:p>1.307971014492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Power-Tilt Kontrol-Karri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A-1-115</text:p>
          </table:table-cell>
          <table:table-cell table:style-name="ce8" office:value-type="currency" office:currency="USD" office:value="4699" calcext:value-type="currency">
            <text:p>$4,699.00</text:p>
          </table:table-cell>
          <table:table-cell table:style-name="ce64" office:value-type="currency" office:currency="USD" office:value="5840" calcext:value-type="currency">
            <text:p>$5,840.00</text:p>
          </table:table-cell>
          <table:table-cell table:style-name="ce64" office:value-type="currency" office:currency="USD" office:value="4088" calcext:value-type="currency">
            <text:p>$4,088.00</text:p>
          </table:table-cell>
          <table:table-cell table:style-name="ce64" office:value-type="currency" office:currency="USD" office:value="4809" calcext:value-type="currency">
            <text:p>$4,809.00</text:p>
          </table:table-cell>
          <table:table-cell table:style-name="ce64" table:formula="of:=[.E336]-[.B336]" office:value-type="currency" office:currency="USD" office:value="110" calcext:value-type="currency">
            <text:p>$110.00</text:p>
          </table:table-cell>
          <table:table-cell table:style-name="ce17" table:formula="of:=[.E336]/[.D336]" office:value-type="float" office:value="1.1763698630137" calcext:value-type="float">
            <text:p>1.176369863013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A-1-220-50</text:p>
          </table:table-cell>
          <table:table-cell table:style-name="ce8" office:value-type="currency" office:currency="USD" office:value="5560" calcext:value-type="currency">
            <text:p>$5,560.00</text:p>
          </table:table-cell>
          <table:table-cell table:style-name="ce64" office:value-type="currency" office:currency="USD" office:value="6790" calcext:value-type="currency">
            <text:p>$6,790.00</text:p>
          </table:table-cell>
          <table:table-cell table:style-name="ce64" office:value-type="currency" office:currency="USD" office:value="4753" calcext:value-type="currency">
            <text:p>$4,753.00</text:p>
          </table:table-cell>
          <table:table-cell table:style-name="ce64" office:value-type="currency" office:currency="USD" office:value="5590.2" calcext:value-type="currency">
            <text:p>$5,590.20</text:p>
          </table:table-cell>
          <table:table-cell table:style-name="ce64" table:formula="of:=[.E337]-[.B337]" office:value-type="currency" office:currency="USD" office:value="30.1999999999998" calcext:value-type="currency">
            <text:p>$30.20</text:p>
          </table:table-cell>
          <table:table-cell table:style-name="ce17" table:formula="of:=[.E337]/[.D337]" office:value-type="float" office:value="1.17614138438881" calcext:value-type="float">
            <text:p>1.1761413843888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A-3-230</text:p>
          </table:table-cell>
          <table:table-cell table:style-name="ce8" office:value-type="currency" office:currency="USD" office:value="4802" calcext:value-type="currency">
            <text:p>$4,802.00</text:p>
          </table:table-cell>
          <table:table-cell table:style-name="ce64" office:value-type="currency" office:currency="USD" office:value="5840" calcext:value-type="currency">
            <text:p>$5,840.00</text:p>
          </table:table-cell>
          <table:table-cell table:style-name="ce64" office:value-type="currency" office:currency="USD" office:value="4088" calcext:value-type="currency">
            <text:p>$4,088.00</text:p>
          </table:table-cell>
          <table:table-cell table:style-name="ce64" office:value-type="currency" office:currency="USD" office:value="4809" calcext:value-type="currency">
            <text:p>$4,809.00</text:p>
          </table:table-cell>
          <table:table-cell table:style-name="ce64" table:formula="of:=[.E338]-[.B338]" office:value-type="currency" office:currency="USD" office:value="7" calcext:value-type="currency">
            <text:p>$7.00</text:p>
          </table:table-cell>
          <table:table-cell table:style-name="ce17" table:formula="of:=[.E338]/[.D338]" office:value-type="float" office:value="1.1763698630137" calcext:value-type="float">
            <text:p>1.176369863013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A-3-460</text:p>
          </table:table-cell>
          <table:table-cell table:style-name="ce8" office:value-type="currency" office:currency="USD" office:value="4739" calcext:value-type="currency">
            <text:p>$4,739.00</text:p>
          </table:table-cell>
          <table:table-cell table:style-name="ce64" office:value-type="currency" office:currency="USD" office:value="5840" calcext:value-type="currency">
            <text:p>$5,840.00</text:p>
          </table:table-cell>
          <table:table-cell table:style-name="ce64" office:value-type="currency" office:currency="USD" office:value="4088" calcext:value-type="currency">
            <text:p>$4,088.00</text:p>
          </table:table-cell>
          <table:table-cell table:style-name="ce64" office:value-type="currency" office:currency="USD" office:value="4809" calcext:value-type="currency">
            <text:p>$4,809.00</text:p>
          </table:table-cell>
          <table:table-cell table:style-name="ce64" table:formula="of:=[.E339]-[.B339]" office:value-type="currency" office:currency="USD" office:value="70" calcext:value-type="currency">
            <text:p>$70.00</text:p>
          </table:table-cell>
          <table:table-cell table:style-name="ce17" table:formula="of:=[.E339]/[.D339]" office:value-type="float" office:value="1.1763698630137" calcext:value-type="float">
            <text:p>1.176369863013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A-A</text:p>
          </table:table-cell>
          <table:table-cell table:style-name="ce8" office:value-type="currency" office:currency="USD" office:value="4320" calcext:value-type="currency">
            <text:p>$4,320.00</text:p>
          </table:table-cell>
          <table:table-cell table:style-name="ce64" office:value-type="currency" office:currency="USD" office:value="5080" calcext:value-type="currency">
            <text:p>$5,080.00</text:p>
          </table:table-cell>
          <table:table-cell table:style-name="ce64" office:value-type="currency" office:currency="USD" office:value="3556" calcext:value-type="currency">
            <text:p>$3,556.00</text:p>
          </table:table-cell>
          <table:table-cell table:style-name="ce64" office:value-type="currency" office:currency="USD" office:value="4809" calcext:value-type="currency">
            <text:p>$4,809.00</text:p>
          </table:table-cell>
          <table:table-cell table:style-name="ce64" table:formula="of:=[.E340]-[.B340]" office:value-type="currency" office:currency="USD" office:value="489" calcext:value-type="currency">
            <text:p>$489.00</text:p>
          </table:table-cell>
          <table:table-cell table:style-name="ce17" table:formula="of:=[.E340]/[.D340]" office:value-type="float" office:value="1.35236220472441" calcext:value-type="float">
            <text:p>1.3523622047244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G-1-115</text:p>
          </table:table-cell>
          <table:table-cell table:style-name="ce8" office:value-type="currency" office:currency="USD" office:value="5220" calcext:value-type="currency">
            <text:p>$5,220.00</text:p>
          </table:table-cell>
          <table:table-cell table:style-name="ce64" office:value-type="currency" office:currency="USD" office:value="6410" calcext:value-type="currency">
            <text:p>$6,410.00</text:p>
          </table:table-cell>
          <table:table-cell table:style-name="ce64" office:value-type="currency" office:currency="USD" office:value="4487" calcext:value-type="currency">
            <text:p>$4,487.00</text:p>
          </table:table-cell>
          <table:table-cell table:style-name="ce64" office:value-type="currency" office:currency="USD" office:value="5275.2" calcext:value-type="currency">
            <text:p>$5,275.20</text:p>
          </table:table-cell>
          <table:table-cell table:style-name="ce64" table:formula="of:=[.E341]-[.B341]" office:value-type="currency" office:currency="USD" office:value="55.1999999999998" calcext:value-type="currency">
            <text:p>$55.20</text:p>
          </table:table-cell>
          <table:table-cell table:style-name="ce17" table:formula="of:=[.E341]/[.D341]" office:value-type="float" office:value="1.17566302652106" calcext:value-type="float">
            <text:p>1.1756630265210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G-3-230</text:p>
          </table:table-cell>
          <table:table-cell table:style-name="ce8" office:value-type="currency" office:currency="USD" office:value="5220" calcext:value-type="currency">
            <text:p>$5,220.00</text:p>
          </table:table-cell>
          <table:table-cell table:style-name="ce64" office:value-type="currency" office:currency="USD" office:value="6410" calcext:value-type="currency">
            <text:p>$6,410.00</text:p>
          </table:table-cell>
          <table:table-cell table:style-name="ce64" office:value-type="currency" office:currency="USD" office:value="4487" calcext:value-type="currency">
            <text:p>$4,487.00</text:p>
          </table:table-cell>
          <table:table-cell table:style-name="ce64" office:value-type="currency" office:currency="USD" office:value="5275.2" calcext:value-type="currency">
            <text:p>$5,275.20</text:p>
          </table:table-cell>
          <table:table-cell table:style-name="ce64" table:formula="of:=[.E342]-[.B342]" office:value-type="currency" office:currency="USD" office:value="55.1999999999998" calcext:value-type="currency">
            <text:p>$55.20</text:p>
          </table:table-cell>
          <table:table-cell table:style-name="ce17" table:formula="of:=[.E342]/[.D342]" office:value-type="float" office:value="1.17566302652106" calcext:value-type="float">
            <text:p>1.1756630265210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G-3-460</text:p>
          </table:table-cell>
          <table:table-cell table:style-name="ce8" office:value-type="currency" office:currency="USD" office:value="5220" calcext:value-type="currency">
            <text:p>$5,220.00</text:p>
          </table:table-cell>
          <table:table-cell table:style-name="ce64" office:value-type="currency" office:currency="USD" office:value="6410" calcext:value-type="currency">
            <text:p>$6,410.00</text:p>
          </table:table-cell>
          <table:table-cell table:style-name="ce64" office:value-type="currency" office:currency="USD" office:value="4487" calcext:value-type="currency">
            <text:p>$4,487.00</text:p>
          </table:table-cell>
          <table:table-cell table:style-name="ce64" office:value-type="currency" office:currency="USD" office:value="5275.2" calcext:value-type="currency">
            <text:p>$5,275.20</text:p>
          </table:table-cell>
          <table:table-cell table:style-name="ce64" table:formula="of:=[.E343]-[.B343]" office:value-type="currency" office:currency="USD" office:value="55.1999999999998" calcext:value-type="currency">
            <text:p>$55.20</text:p>
          </table:table-cell>
          <table:table-cell table:style-name="ce17" table:formula="of:=[.E343]/[.D343]" office:value-type="float" office:value="1.17566302652106" calcext:value-type="float">
            <text:p>1.1756630265210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G-A</text:p>
          </table:table-cell>
          <table:table-cell table:style-name="ce8" office:value-type="currency" office:currency="USD" office:value="4429" calcext:value-type="currency">
            <text:p>$4,429.00</text:p>
          </table:table-cell>
          <table:table-cell table:style-name="ce64" office:value-type="currency" office:currency="USD" office:value="5440" calcext:value-type="currency">
            <text:p>$5,440.00</text:p>
          </table:table-cell>
          <table:table-cell table:style-name="ce64" office:value-type="currency" office:currency="USD" office:value="3808" calcext:value-type="currency">
            <text:p>$3,808.00</text:p>
          </table:table-cell>
          <table:table-cell table:style-name="ce64" office:value-type="currency" office:currency="USD" office:value="4477.2" calcext:value-type="currency">
            <text:p>$4,477.20</text:p>
          </table:table-cell>
          <table:table-cell table:style-name="ce64" table:formula="of:=[.E344]-[.B344]" office:value-type="currency" office:currency="USD" office:value="48.1999999999998" calcext:value-type="currency">
            <text:p>$48.20</text:p>
          </table:table-cell>
          <table:table-cell table:style-name="ce17" table:formula="of:=[.E344]/[.D344]" office:value-type="float" office:value="1.17573529411765" calcext:value-type="float">
            <text:p>1.1757352941176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5GM-A</text:p>
          </table:table-cell>
          <table:table-cell table:style-name="ce8" office:value-type="currency" office:currency="USD" office:value="5695" calcext:value-type="currency">
            <text:p>$5,695.00</text:p>
          </table:table-cell>
          <table:table-cell table:style-name="ce64" office:value-type="currency" office:currency="USD" office:value="6959.57" calcext:value-type="currency">
            <text:p>$6,959.57</text:p>
          </table:table-cell>
          <table:table-cell table:style-name="ce64" office:value-type="currency" office:currency="USD" office:value="4871.7" calcext:value-type="currency">
            <text:p>$4,871.70</text:p>
          </table:table-cell>
          <table:table-cell table:style-name="ce64" office:value-type="currency" office:currency="USD" office:value="5743.08" calcext:value-type="currency">
            <text:p>$5,743.08</text:p>
          </table:table-cell>
          <table:table-cell table:style-name="ce64" table:formula="of:=[.E345]-[.B345]" office:value-type="currency" office:currency="USD" office:value="48.0799999999999" calcext:value-type="currency">
            <text:p>$48.08</text:p>
          </table:table-cell>
          <table:table-cell table:style-name="ce17" table:formula="of:=[.E345]/[.D345]" office:value-type="float" office:value="1.17886569370035" calcext:value-type="float">
            <text:p>1.1788656937003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PailPRO Can Tipp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64" office:value-type="currency" office:currency="USD" office:value="81" calcext:value-type="currency">
            <text:p>$81.00</text:p>
          </table:table-cell>
          <table:table-cell table:style-name="ce64" office:value-type="currency" office:currency="USD" office:value="56.7" calcext:value-type="currency">
            <text:p>$56.70</text:p>
          </table:table-cell>
          <table:table-cell table:style-name="ce64" office:value-type="currency" office:currency="USD" office:value="68.04" calcext:value-type="currency">
            <text:p>$68.04</text:p>
          </table:table-cell>
          <table:table-cell table:style-name="ce64" table:formula="of:=[.E349]-[.B349]" office:value-type="currency" office:currency="USD" office:value="2.04000000000001" calcext:value-type="currency">
            <text:p>$2.04</text:p>
          </table:table-cell>
          <table:table-cell table:style-name="ce17" table:formula="of:=[.E349]/[.D34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SS</text:p>
          </table:table-cell>
          <table:table-cell table:style-name="ce8" office:value-type="currency" office:currency="USD" office:value="159" calcext:value-type="currency">
            <text:p>$159.00</text:p>
          </table:table-cell>
          <table:table-cell table:style-name="ce64" office:value-type="currency" office:currency="USD" office:value="195" calcext:value-type="currency">
            <text:p>$195.00</text:p>
          </table:table-cell>
          <table:table-cell table:style-name="ce64" office:value-type="currency" office:currency="USD" office:value="122.85" calcext:value-type="currency">
            <text:p>$122.85</text:p>
          </table:table-cell>
          <table:table-cell table:style-name="ce64" office:value-type="currency" office:currency="USD" office:value="163.8" calcext:value-type="currency">
            <text:p>$163.80</text:p>
          </table:table-cell>
          <table:table-cell table:style-name="ce64" table:formula="of:=[.E350]-[.B350]" office:value-type="currency" office:currency="USD" office:value="4.80000000000001" calcext:value-type="currency">
            <text:p>$4.80</text:p>
          </table:table-cell>
          <table:table-cell table:style-name="ce17" table:formula="of:=[.E350]/[.D350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15</text:p>
          </table:table-cell>
          <table:table-cell table:style-name="ce8" office:value-type="currency" office:currency="USD" office:value="128" calcext:value-type="currency">
            <text:p>$128.00</text:p>
          </table:table-cell>
          <table:table-cell table:style-name="ce64" office:value-type="currency" office:currency="USD" office:value="140" calcext:value-type="currency">
            <text:p>$140.00</text:p>
          </table:table-cell>
          <table:table-cell table:style-name="ce64" office:value-type="currency" office:currency="USD" office:value="88.2" calcext:value-type="currency">
            <text:p>$88.20</text:p>
          </table:table-cell>
          <table:table-cell table:style-name="ce64" office:value-type="currency" office:currency="USD" office:value="132.43" calcext:value-type="currency">
            <text:p>$132.43</text:p>
          </table:table-cell>
          <table:table-cell table:style-name="ce64" table:formula="of:=[.E351]-[.B351]" office:value-type="currency" office:currency="USD" office:value="4.43000000000001" calcext:value-type="currency">
            <text:p>$4.43</text:p>
          </table:table-cell>
          <table:table-cell table:style-name="ce17" table:formula="of:=[.E351]/[.D351]" office:value-type="float" office:value="1.50147392290249" calcext:value-type="float">
            <text:p>1.50147392290249</text:p>
          </table:table-cell>
          <table:table-cell table:style-name="ce17" office:value-type="string" calcext:value-type="string">
            <text:p>interstate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odel 40 Drum Cradle Truck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8" office:value-type="currency" office:currency="USD" office:value="143" calcext:value-type="currency">
            <text:p>$143.00</text:p>
          </table:table-cell>
          <table:table-cell table:style-name="ce64" office:value-type="currency" office:currency="USD" office:value="179" calcext:value-type="currency">
            <text:p>$179.00</text:p>
          </table:table-cell>
          <table:table-cell table:style-name="ce64" office:value-type="currency" office:currency="USD" office:value="112.77" calcext:value-type="currency">
            <text:p>$112.77</text:p>
          </table:table-cell>
          <table:table-cell table:style-name="ce64" office:value-type="currency" office:currency="USD" office:value="147" calcext:value-type="currency">
            <text:p>$147.00</text:p>
          </table:table-cell>
          <table:table-cell table:style-name="ce64" table:formula="of:=[.E355]-[.B355]" office:value-type="currency" office:currency="USD" office:value="4" calcext:value-type="currency">
            <text:p>$4.00</text:p>
          </table:table-cell>
          <table:table-cell table:style-name="ce17" table:formula="of:=[.E355]/[.D355]" office:value-type="float" office:value="1.30353817504655" calcext:value-type="float">
            <text:p>1.3035381750465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0-30</text:p>
          </table:table-cell>
          <table:table-cell table:style-name="ce8" office:value-type="currency" office:currency="USD" office:value="165" calcext:value-type="currency">
            <text:p>$165.00</text:p>
          </table:table-cell>
          <table:table-cell table:style-name="ce64" office:value-type="currency" office:currency="USD" office:value="179" calcext:value-type="currency">
            <text:p>$179.00</text:p>
          </table:table-cell>
          <table:table-cell table:style-name="ce64" office:value-type="currency" office:currency="USD" office:value="112.77" calcext:value-type="currency">
            <text:p>$112.77</text:p>
          </table:table-cell>
          <table:table-cell table:style-name="ce64" office:value-type="currency" office:currency="USD" office:value="171.95" calcext:value-type="currency">
            <text:p>$171.95</text:p>
          </table:table-cell>
          <table:table-cell table:style-name="ce64" table:formula="of:=[.E356]-[.B356]" office:value-type="currency" office:currency="USD" office:value="6.94999999999999" calcext:value-type="currency">
            <text:p>$6.95</text:p>
          </table:table-cell>
          <table:table-cell table:style-name="ce17" table:formula="of:=[.E356]/[.D356]" office:value-type="float" office:value="1.52478496053915" calcext:value-type="float">
            <text:p>1.5247849605391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8" office:value-type="currency" office:currency="USD" office:value="49" calcext:value-type="currency">
            <text:p>$49.00</text:p>
          </table:table-cell>
          <table:table-cell table:style-name="ce64" office:value-type="currency" office:currency="USD" office:value="60.5" calcext:value-type="currency">
            <text:p>$60.50</text:p>
          </table:table-cell>
          <table:table-cell table:style-name="ce64" office:value-type="currency" office:currency="USD" office:value="38.12" calcext:value-type="currency">
            <text:p>$38.12</text:p>
          </table:table-cell>
          <table:table-cell table:style-name="ce64" office:value-type="currency" office:currency="USD" office:value="49.98" calcext:value-type="currency">
            <text:p>$49.98</text:p>
          </table:table-cell>
          <table:table-cell table:style-name="ce64" table:formula="of:=[.E357]-[.B357]" office:value-type="currency" office:currency="USD" office:value="0.979999999999997" calcext:value-type="currency">
            <text:p>$0.98</text:p>
          </table:table-cell>
          <table:table-cell table:style-name="ce17" table:formula="of:=[.E357]/[.D357]" office:value-type="float" office:value="1.31112277019937" calcext:value-type="float">
            <text:p>1.3111227701993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odel 36 Cradle Truck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8" office:value-type="currency" office:currency="USD" office:value="160" calcext:value-type="currency">
            <text:p>$160.00</text:p>
          </table:table-cell>
          <table:table-cell table:style-name="ce64" office:value-type="currency" office:currency="USD" office:value="192" calcext:value-type="currency">
            <text:p>$192.00</text:p>
          </table:table-cell>
          <table:table-cell table:style-name="ce64" office:value-type="currency" office:currency="USD" office:value="120.96" calcext:value-type="currency">
            <text:p>$120.96</text:p>
          </table:table-cell>
          <table:table-cell table:style-name="ce64" office:value-type="currency" office:currency="USD" office:value="161.28" calcext:value-type="currency">
            <text:p>$161.28</text:p>
          </table:table-cell>
          <table:table-cell table:style-name="ce64" table:formula="of:=[.E361]-[.B361]" office:value-type="currency" office:currency="USD" office:value="1.28" calcext:value-type="currency">
            <text:p>$1.28</text:p>
          </table:table-cell>
          <table:table-cell table:style-name="ce17" table:formula="of:=[.E361]/[.D361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6-SS</text:p>
          </table:table-cell>
          <table:table-cell table:style-name="ce8" office:value-type="currency" office:currency="USD" office:value="639" calcext:value-type="currency">
            <text:p>$639.00</text:p>
          </table:table-cell>
          <table:table-cell table:style-name="ce64" office:value-type="currency" office:currency="USD" office:value="775" calcext:value-type="currency">
            <text:p>$775.00</text:p>
          </table:table-cell>
          <table:table-cell table:style-name="ce64" office:value-type="currency" office:currency="USD" office:value="488.25" calcext:value-type="currency">
            <text:p>$488.25</text:p>
          </table:table-cell>
          <table:table-cell table:style-name="ce64" office:value-type="currency" office:currency="USD" office:value="651" calcext:value-type="currency">
            <text:p>$651.00</text:p>
          </table:table-cell>
          <table:table-cell table:style-name="ce64" table:formula="of:=[.E362]-[.B362]" office:value-type="currency" office:currency="USD" office:value="12" calcext:value-type="currency">
            <text:p>$12.00</text:p>
          </table:table-cell>
          <table:table-cell table:style-name="ce17" table:formula="of:=[.E362]/[.D362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Model 46 Drum Cradle Truck for 15-Gallon Drum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8" office:value-type="currency" office:currency="USD" office:value="84" calcext:value-type="currency">
            <text:p>$84.00</text:p>
          </table:table-cell>
          <table:table-cell table:style-name="ce64" office:value-type="currency" office:currency="USD" office:value="100.5" calcext:value-type="currency">
            <text:p>$100.50</text:p>
          </table:table-cell>
          <table:table-cell table:style-name="ce64" office:value-type="currency" office:currency="USD" office:value="63.32" calcext:value-type="currency">
            <text:p>$63.32</text:p>
          </table:table-cell>
          <table:table-cell table:style-name="ce64" office:value-type="currency" office:currency="USD" office:value="84.42" calcext:value-type="currency">
            <text:p>$84.42</text:p>
          </table:table-cell>
          <table:table-cell table:style-name="ce64" table:formula="of:=[.E366]-[.B366]" office:value-type="currency" office:currency="USD" office:value="0.420000000000002" calcext:value-type="currency">
            <text:p>$0.42</text:p>
          </table:table-cell>
          <table:table-cell table:style-name="ce17" table:formula="of:=[.E366]/[.D366]" office:value-type="float" office:value="1.33322804801011" calcext:value-type="float">
            <text:p>1.3332280480101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Mobile-Karri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0i</text:p>
          </table:table-cell>
          <table:table-cell table:style-name="ce8" office:value-type="currency" office:currency="USD" office:value="543" calcext:value-type="currency">
            <text:p>$543.00</text:p>
          </table:table-cell>
          <table:table-cell table:style-name="ce64" office:value-type="currency" office:currency="USD" office:value="745" calcext:value-type="currency">
            <text:p>$745.00</text:p>
          </table:table-cell>
          <table:table-cell table:style-name="ce64" office:value-type="currency" office:currency="USD" office:value="469.35" calcext:value-type="currency">
            <text:p>$469.35</text:p>
          </table:table-cell>
          <table:table-cell table:style-name="ce64" office:value-type="currency" office:currency="USD" office:value="545" calcext:value-type="currency">
            <text:p>$545.00</text:p>
          </table:table-cell>
          <table:table-cell table:style-name="ce64" table:formula="of:=[.E370]-[.B370]" office:value-type="currency" office:currency="USD" office:value="2" calcext:value-type="currency">
            <text:p>$2.00</text:p>
          </table:table-cell>
          <table:table-cell table:style-name="ce17" table:formula="of:=[.E370]/[.D370]" office:value-type="float" office:value="1.16118035581123" calcext:value-type="float">
            <text:p>1.16118035581123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0i-SS</text:p>
          </table:table-cell>
          <table:table-cell table:style-name="ce8" office:value-type="currency" office:currency="USD" office:value="2614" calcext:value-type="currency">
            <text:p>$2,614.00</text:p>
          </table:table-cell>
          <table:table-cell table:style-name="ce64" office:value-type="currency" office:currency="USD" office:value="3125" calcext:value-type="currency">
            <text:p>$3,125.00</text:p>
          </table:table-cell>
          <table:table-cell table:style-name="ce64" office:value-type="currency" office:currency="USD" office:value="2187.5" calcext:value-type="currency">
            <text:p>$2,187.50</text:p>
          </table:table-cell>
          <table:table-cell table:style-name="ce64" office:value-type="currency" office:currency="USD" office:value="2625" calcext:value-type="currency">
            <text:p>$2,625.00</text:p>
          </table:table-cell>
          <table:table-cell table:style-name="ce64" table:formula="of:=[.E371]-[.B371]" office:value-type="currency" office:currency="USD" office:value="11" calcext:value-type="currency">
            <text:p>$11.00</text:p>
          </table:table-cell>
          <table:table-cell table:style-name="ce17" table:formula="of:=[.E371]/[.D37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0A</text:p>
          </table:table-cell>
          <table:table-cell table:style-name="ce8" office:value-type="currency" office:currency="USD" office:value="529" calcext:value-type="currency">
            <text:p>$529.00</text:p>
          </table:table-cell>
          <table:table-cell table:style-name="ce64" office:value-type="currency" office:currency="USD" office:value="630" calcext:value-type="currency">
            <text:p>$630.00</text:p>
          </table:table-cell>
          <table:table-cell table:style-name="ce64" office:value-type="currency" office:currency="USD" office:value="441" calcext:value-type="currency">
            <text:p>$441.00</text:p>
          </table:table-cell>
          <table:table-cell table:style-name="ce64" office:value-type="currency" office:currency="USD" office:value="540" calcext:value-type="currency">
            <text:p>$540.00</text:p>
          </table:table-cell>
          <table:table-cell table:style-name="ce64" table:formula="of:=[.E372]-[.B372]" office:value-type="currency" office:currency="USD" office:value="11" calcext:value-type="currency">
            <text:p>$11.00</text:p>
          </table:table-cell>
          <table:table-cell table:style-name="ce17" table:formula="of:=[.E372]/[.D372]" office:value-type="float" office:value="1.22448979591837" calcext:value-type="float">
            <text:p>1.2244897959183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0AM</text:p>
          </table:table-cell>
          <table:table-cell table:style-name="ce8" office:value-type="currency" office:currency="USD" office:value="1019" calcext:value-type="currency">
            <text:p>$1,019.00</text:p>
          </table:table-cell>
          <table:table-cell table:style-name="ce64" office:value-type="currency" office:currency="USD" office:value="1229.29" calcext:value-type="currency">
            <text:p>$1,229.29</text:p>
          </table:table-cell>
          <table:table-cell table:style-name="ce64" office:value-type="currency" office:currency="USD" office:value="860.5" calcext:value-type="currency">
            <text:p>$860.50</text:p>
          </table:table-cell>
          <table:table-cell table:style-name="ce64" office:value-type="currency" office:currency="USD" office:value="1039.92" calcext:value-type="currency">
            <text:p>$1,039.92</text:p>
          </table:table-cell>
          <table:table-cell table:style-name="ce64" table:formula="of:=[.E373]-[.B373]" office:value-type="currency" office:currency="USD" office:value="20.9200000000001" calcext:value-type="currency">
            <text:p>$20.92</text:p>
          </table:table-cell>
          <table:table-cell table:style-name="ce17" table:formula="of:=[.E373]/[.D373]" office:value-type="float" office:value="1.20850668216153" calcext:value-type="float">
            <text:p>1.2085066821615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0APS</text:p>
          </table:table-cell>
          <table:table-cell table:style-name="ce8" office:value-type="currency" office:currency="USD" office:value="553" calcext:value-type="currency">
            <text:p>$553.00</text:p>
          </table:table-cell>
          <table:table-cell table:style-name="ce64" office:value-type="currency" office:currency="USD" office:value="675" calcext:value-type="currency">
            <text:p>$675.00</text:p>
          </table:table-cell>
          <table:table-cell table:style-name="ce64" office:value-type="currency" office:currency="USD" office:value="472.5" calcext:value-type="currency">
            <text:p>$472.50</text:p>
          </table:table-cell>
          <table:table-cell table:style-name="ce64" office:value-type="currency" office:currency="USD" office:value="567" calcext:value-type="currency">
            <text:p>$567.00</text:p>
          </table:table-cell>
          <table:table-cell table:style-name="ce64" table:formula="of:=[.E374]-[.B374]" office:value-type="currency" office:currency="USD" office:value="14" calcext:value-type="currency">
            <text:p>$14.00</text:p>
          </table:table-cell>
          <table:table-cell table:style-name="ce17" table:formula="of:=[.E374]/[.D37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0C</text:p>
          </table:table-cell>
          <table:table-cell table:style-name="ce8" office:value-type="currency" office:currency="USD" office:value="604" calcext:value-type="currency">
            <text:p>$604.00</text:p>
          </table:table-cell>
          <table:table-cell table:style-name="ce64" office:value-type="currency" office:currency="USD" office:value="745" calcext:value-type="currency">
            <text:p>$745.00</text:p>
          </table:table-cell>
          <table:table-cell table:style-name="ce64" office:value-type="currency" office:currency="USD" office:value="521.5" calcext:value-type="currency">
            <text:p>$521.50</text:p>
          </table:table-cell>
          <table:table-cell table:style-name="ce64" office:value-type="currency" office:currency="USD" office:value="638" calcext:value-type="currency">
            <text:p>$638.00</text:p>
          </table:table-cell>
          <table:table-cell table:style-name="ce64" table:formula="of:=[.E375]-[.B375]" office:value-type="currency" office:currency="USD" office:value="34" calcext:value-type="currency">
            <text:p>$34.00</text:p>
          </table:table-cell>
          <table:table-cell table:style-name="ce17" table:formula="of:=[.E375]/[.D375]" office:value-type="float" office:value="1.22339405560882" calcext:value-type="float">
            <text:p>1.2233940556088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0G</text:p>
          </table:table-cell>
          <table:table-cell table:style-name="ce8" office:value-type="currency" office:currency="USD" office:value="737" calcext:value-type="currency">
            <text:p>$737.00</text:p>
          </table:table-cell>
          <table:table-cell table:style-name="ce64" office:value-type="currency" office:currency="USD" office:value="895" calcext:value-type="currency">
            <text:p>$895.00</text:p>
          </table:table-cell>
          <table:table-cell table:style-name="ce64" office:value-type="currency" office:currency="USD" office:value="626.5" calcext:value-type="currency">
            <text:p>$626.50</text:p>
          </table:table-cell>
          <table:table-cell table:style-name="ce64" office:value-type="currency" office:currency="USD" office:value="751.8" calcext:value-type="currency">
            <text:p>$751.80</text:p>
          </table:table-cell>
          <table:table-cell table:style-name="ce64" table:formula="of:=[.E376]-[.B376]" office:value-type="currency" office:currency="USD" office:value="14.8" calcext:value-type="currency">
            <text:p>$14.80</text:p>
          </table:table-cell>
          <table:table-cell table:style-name="ce17" table:formula="of:=[.E376]/[.D37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olasses Gate Drum Faucet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20</text:p>
          </table:table-cell>
          <table:table-cell table:style-name="ce8" office:value-type="currency" office:currency="USD" office:value="40" calcext:value-type="currency">
            <text:p>$40.00</text:p>
          </table:table-cell>
          <table:table-cell table:style-name="ce64" office:value-type="currency" office:currency="USD" office:value="49.85" calcext:value-type="currency">
            <text:p>$49.85</text:p>
          </table:table-cell>
          <table:table-cell table:style-name="ce64" office:value-type="currency" office:currency="USD" office:value="34.9" calcext:value-type="currency">
            <text:p>$34.90</text:p>
          </table:table-cell>
          <table:table-cell table:style-name="ce64" office:value-type="currency" office:currency="USD" office:value="40.45" calcext:value-type="currency">
            <text:p>$40.45</text:p>
          </table:table-cell>
          <table:table-cell table:style-name="ce64" table:formula="of:=[.E380]-[.B380]" office:value-type="currency" office:currency="USD" office:value="0.450000000000003" calcext:value-type="currency">
            <text:p>$0.45</text:p>
          </table:table-cell>
          <table:table-cell table:style-name="ce17" table:formula="of:=[.E380]/[.D380]" office:value-type="float" office:value="1.15902578796562" calcext:value-type="float">
            <text:p>1.1590257879656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75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64" office:value-type="currency" office:currency="USD" office:value="53" calcext:value-type="currency">
            <text:p>$53.00</text:p>
          </table:table-cell>
          <table:table-cell table:style-name="ce64" office:value-type="currency" office:currency="USD" office:value="37.1" calcext:value-type="currency">
            <text:p>$37.10</text:p>
          </table:table-cell>
          <table:table-cell table:style-name="ce64" office:value-type="currency" office:currency="USD" office:value="43.47" calcext:value-type="currency">
            <text:p>$43.47</text:p>
          </table:table-cell>
          <table:table-cell table:style-name="ce64" table:formula="of:=[.E381]-[.B381]" office:value-type="currency" office:currency="USD" office:value="0.469999999999999" calcext:value-type="currency">
            <text:p>$0.47</text:p>
          </table:table-cell>
          <table:table-cell table:style-name="ce17" table:formula="of:=[.E381]/[.D381]" office:value-type="float" office:value="1.17169811320755" calcext:value-type="float">
            <text:p>1.1716981132075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10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style-name="ce64" office:value-type="currency" office:currency="USD" office:value="30" calcext:value-type="currency">
            <text:p>$30.00</text:p>
          </table:table-cell>
          <table:table-cell table:style-name="ce64" office:value-type="currency" office:currency="USD" office:value="21" calcext:value-type="currency">
            <text:p>$21.00</text:p>
          </table:table-cell>
          <table:table-cell table:style-name="ce64" office:value-type="currency" office:currency="USD" office:value="25.2" calcext:value-type="currency">
            <text:p>$25.20</text:p>
          </table:table-cell>
          <table:table-cell table:style-name="ce64" table:formula="of:=[.E382]-[.B382]" office:value-type="currency" office:currency="USD" office:value="0.199999999999999" calcext:value-type="currency">
            <text:p>$0.20</text:p>
          </table:table-cell>
          <table:table-cell table:style-name="ce17" table:formula="of:=[.E382]/[.D38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15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64" office:value-type="currency" office:currency="USD" office:value="53.75" calcext:value-type="currency">
            <text:p>$53.75</text:p>
          </table:table-cell>
          <table:table-cell table:style-name="ce64" office:value-type="currency" office:currency="USD" office:value="37.63" calcext:value-type="currency">
            <text:p>$37.63</text:p>
          </table:table-cell>
          <table:table-cell table:style-name="ce64" office:value-type="currency" office:currency="USD" office:value="45.15" calcext:value-type="currency">
            <text:p>$45.15</text:p>
          </table:table-cell>
          <table:table-cell table:style-name="ce64" table:formula="of:=[.E383]-[.B383]" office:value-type="currency" office:currency="USD" office:value="0.149999999999999" calcext:value-type="currency">
            <text:p>$0.15</text:p>
          </table:table-cell>
          <table:table-cell table:style-name="ce17" table:formula="of:=[.E383]/[.D383]" office:value-type="float" office:value="1.19984055275047" calcext:value-type="float">
            <text:p>1.1998405527504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5-30</text:p>
          </table:table-cell>
          <table:table-cell table:style-name="ce8" office:value-type="currency" office:currency="USD" office:value="182" calcext:value-type="currency">
            <text:p>$182.00</text:p>
          </table:table-cell>
          <table:table-cell table:style-name="ce64" office:value-type="currency" office:currency="USD" office:value="195" calcext:value-type="currency">
            <text:p>$195.00</text:p>
          </table:table-cell>
          <table:table-cell table:style-name="ce64" office:value-type="currency" office:currency="USD" office:value="136.5" calcext:value-type="currency">
            <text:p>$136.50</text:p>
          </table:table-cell>
          <table:table-cell table:style-name="ce64"/>
          <table:table-cell table:style-name="ce64" table:formula="of:=[.E384]-[.B384]" office:value-type="currency" office:currency="USD" office:value="-182" calcext:value-type="currency">
            <text:p>-$182.00</text:p>
          </table:table-cell>
          <table:table-cell table:style-name="ce17" table:formula="of:=[.E384]/[.D38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Polyethylene Faucet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8-75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style-name="ce64" office:value-type="currency" office:currency="USD" office:value="4.75" calcext:value-type="currency">
            <text:p>$4.75</text:p>
          </table:table-cell>
          <table:table-cell table:style-name="ce64" office:value-type="currency" office:currency="USD" office:value="3.33" calcext:value-type="currency">
            <text:p>$3.33</text:p>
          </table:table-cell>
          <table:table-cell table:style-name="ce64" office:value-type="currency" office:currency="USD" office:value="5.1" calcext:value-type="currency">
            <text:p>$5.10</text:p>
          </table:table-cell>
          <table:table-cell table:style-name="ce64" table:formula="of:=[.E388]-[.B388]" office:value-type="currency" office:currency="USD" office:value="0.0999999999999996" calcext:value-type="currency">
            <text:p>$0.10</text:p>
          </table:table-cell>
          <table:table-cell table:style-name="ce17" table:formula="of:=[.E388]/[.D388]" office:value-type="float" office:value="1.53153153153153" calcext:value-type="float">
            <text:p>1.5315315315315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68-20</text:p>
          </table:table-cell>
          <table:table-cell table:style-name="ce8" office:value-type="currency" office:currency="USD" office:value="32.8" calcext:value-type="currency">
            <text:p>$32.80</text:p>
          </table:table-cell>
          <table:table-cell table:style-name="ce64" office:value-type="currency" office:currency="USD" office:value="29.75" calcext:value-type="currency">
            <text:p>$29.75</text:p>
          </table:table-cell>
          <table:table-cell table:style-name="ce64" office:value-type="currency" office:currency="USD" office:value="20.83" calcext:value-type="currency">
            <text:p>$20.83</text:p>
          </table:table-cell>
          <table:table-cell table:style-name="ce64" office:value-type="currency" office:currency="USD" office:value="32.95" calcext:value-type="currency">
            <text:p>$32.95</text:p>
          </table:table-cell>
          <table:table-cell table:style-name="ce64" table:formula="of:=[.E389]-[.B389]" office:value-type="currency" office:currency="USD" office:value="0.150000000000006" calcext:value-type="currency">
            <text:p>$0.15</text:p>
          </table:table-cell>
          <table:table-cell table:style-name="ce17" table:formula="of:=[.E389]/[.D389]" office:value-type="float" office:value="1.58185309649544" calcext:value-type="float">
            <text:p>1.5818530964954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Model 59 MORplug Drum Bung Wrench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64" office:value-type="currency" office:currency="USD" office:value="25.35" calcext:value-type="currency">
            <text:p>$25.35</text:p>
          </table:table-cell>
          <table:table-cell table:style-name="ce64" office:value-type="currency" office:currency="USD" office:value="17.75" calcext:value-type="currency">
            <text:p>$17.75</text:p>
          </table:table-cell>
          <table:table-cell table:style-name="ce64" office:value-type="currency" office:currency="USD" office:value="27.95" calcext:value-type="currency">
            <text:p>$27.95</text:p>
          </table:table-cell>
          <table:table-cell table:style-name="ce64" table:formula="of:=[.E393]-[.B393]" office:value-type="currency" office:currency="USD" office:value="0.949999999999999" calcext:value-type="currency">
            <text:p>$0.95</text:p>
          </table:table-cell>
          <table:table-cell table:style-name="ce17" table:formula="of:=[.E393]/[.D393]" office:value-type="float" office:value="1.57464788732394" calcext:value-type="float">
            <text:p>1.5746478873239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MORplug Spark Resistant Bronze Drum Wrench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9SRM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64" office:value-type="currency" office:currency="USD" office:value="93.15" calcext:value-type="currency">
            <text:p>$93.15</text:p>
          </table:table-cell>
          <table:table-cell table:style-name="ce64" office:value-type="currency" office:currency="USD" office:value="65.21" calcext:value-type="currency">
            <text:p>$65.21</text:p>
          </table:table-cell>
          <table:table-cell table:style-name="ce64" office:value-type="currency" office:currency="USD" office:value="78.25" calcext:value-type="currency">
            <text:p>$78.25</text:p>
          </table:table-cell>
          <table:table-cell table:style-name="ce64" table:formula="of:=[.E397]-[.B397]" office:value-type="currency" office:currency="USD" office:value="0.25" calcext:value-type="currency">
            <text:p>$0.25</text:p>
          </table:table-cell>
          <table:table-cell table:style-name="ce17" table:formula="of:=[.E397]/[.D397]" office:value-type="float" office:value="1.19996932985738" calcext:value-type="float">
            <text:p>1.1999693298573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9">
          <table:table-cell table:style-name="ce2" office:value-type="string" calcext:value-type="string">
            <text:p>Model 59SRZ MORplug Spark Resistant Z-A Alloy Drum Wrench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9SRZ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style-name="ce64" office:value-type="currency" office:currency="USD" office:value="46.5" calcext:value-type="currency">
            <text:p>$46.50</text:p>
          </table:table-cell>
          <table:table-cell table:style-name="ce64" office:value-type="currency" office:currency="USD" office:value="32.55" calcext:value-type="currency">
            <text:p>$32.55</text:p>
          </table:table-cell>
          <table:table-cell table:style-name="ce64" office:value-type="currency" office:currency="USD" office:value="38.43" calcext:value-type="currency">
            <text:p>$38.43</text:p>
          </table:table-cell>
          <table:table-cell table:style-name="ce64" table:formula="of:=[.E401]-[.B401]" office:value-type="currency" office:currency="USD" office:value="0.130000000000003" calcext:value-type="currency">
            <text:p>$0.13</text:p>
          </table:table-cell>
          <table:table-cell table:style-name="ce17" table:formula="of:=[.E401]/[.D401]" office:value-type="float" office:value="1.18064516129032" calcext:value-type="float">
            <text:p>1.1806451612903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odel 32 Drum Upend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8" office:value-type="currency" office:currency="USD" office:value="58" calcext:value-type="currency">
            <text:p>$58.00</text:p>
          </table:table-cell>
          <table:table-cell table:style-name="ce64" office:value-type="currency" office:currency="USD" office:value="68" calcext:value-type="currency">
            <text:p>$68.00</text:p>
          </table:table-cell>
          <table:table-cell table:style-name="ce64" office:value-type="currency" office:currency="USD" office:value="47.6" calcext:value-type="currency">
            <text:p>$47.60</text:p>
          </table:table-cell>
          <table:table-cell table:style-name="ce64" office:value-type="currency" office:currency="USD" office:value="59.95" calcext:value-type="currency">
            <text:p>$59.95</text:p>
          </table:table-cell>
          <table:table-cell table:style-name="ce64" table:formula="of:=[.E405]-[.B405]" office:value-type="currency" office:currency="USD" office:value="1.95" calcext:value-type="currency">
            <text:p>$1.95</text:p>
          </table:table-cell>
          <table:table-cell table:style-name="ce17" table:formula="of:=[.E405]/[.D405]" office:value-type="float" office:value="1.25945378151261" calcext:value-type="float">
            <text:p>1.2594537815126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2M</text:p>
          </table:table-cell>
          <table:table-cell table:style-name="ce8" office:value-type="currency" office:currency="USD" office:value="203" calcext:value-type="currency">
            <text:p>$203.00</text:p>
          </table:table-cell>
          <table:table-cell table:style-name="ce64" office:value-type="currency" office:currency="USD" office:value="245" calcext:value-type="currency">
            <text:p>$245.00</text:p>
          </table:table-cell>
          <table:table-cell table:style-name="ce64" office:value-type="currency" office:currency="USD" office:value="171.5" calcext:value-type="currency">
            <text:p>$171.50</text:p>
          </table:table-cell>
          <table:table-cell table:style-name="ce64" office:value-type="currency" office:currency="USD" office:value="205.8" calcext:value-type="currency">
            <text:p>$205.80</text:p>
          </table:table-cell>
          <table:table-cell table:style-name="ce64" table:formula="of:=[.E406]-[.B406]" office:value-type="currency" office:currency="USD" office:value="2.80000000000001" calcext:value-type="currency">
            <text:p>$2.80</text:p>
          </table:table-cell>
          <table:table-cell table:style-name="ce17" table:formula="of:=[.E406]/[.D40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Drum Hand Pump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8" office:value-type="currency" office:currency="USD" office:value="226" calcext:value-type="currency">
            <text:p>$226.00</text:p>
          </table:table-cell>
          <table:table-cell table:style-name="ce64" office:value-type="currency" office:currency="USD" office:value="218" calcext:value-type="currency">
            <text:p>$218.00</text:p>
          </table:table-cell>
          <table:table-cell table:style-name="ce64" office:value-type="currency" office:currency="USD" office:value="152.6" calcext:value-type="currency">
            <text:p>$152.60</text:p>
          </table:table-cell>
          <table:table-cell table:style-name="ce64" office:value-type="currency" office:currency="USD" office:value="236.95" calcext:value-type="currency">
            <text:p>$236.95</text:p>
          </table:table-cell>
          <table:table-cell table:style-name="ce64" table:formula="of:=[.E410]-[.B410]" office:value-type="currency" office:currency="USD" office:value="10.95" calcext:value-type="currency">
            <text:p>$10.95</text:p>
          </table:table-cell>
          <table:table-cell table:style-name="ce17" table:formula="of:=[.E410]/[.D410]" office:value-type="float" office:value="1.55275229357798" calcext:value-type="float">
            <text:p>1.5527522935779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AE</text:p>
          </table:table-cell>
          <table:table-cell table:style-name="ce8" office:value-type="currency" office:currency="USD" office:value="178" calcext:value-type="currency">
            <text:p>$178.00</text:p>
          </table:table-cell>
          <table:table-cell table:style-name="ce64" office:value-type="currency" office:currency="USD" office:value="223" calcext:value-type="currency">
            <text:p>$223.00</text:p>
          </table:table-cell>
          <table:table-cell table:style-name="ce64" office:value-type="currency" office:currency="USD" office:value="156.1" calcext:value-type="currency">
            <text:p>$156.10</text:p>
          </table:table-cell>
          <table:table-cell table:style-name="ce64" office:value-type="currency" office:currency="USD" office:value="184.8" calcext:value-type="currency">
            <text:p>$184.80</text:p>
          </table:table-cell>
          <table:table-cell table:style-name="ce64" table:formula="of:=[.E411]-[.B411]" office:value-type="currency" office:currency="USD" office:value="6.80000000000001" calcext:value-type="currency">
            <text:p>$6.80</text:p>
          </table:table-cell>
          <table:table-cell table:style-name="ce17" table:formula="of:=[.E411]/[.D411]" office:value-type="float" office:value="1.18385650224215" calcext:value-type="float">
            <text:p>1.1838565022421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4AV</text:p>
          </table:table-cell>
          <table:table-cell table:style-name="ce8" office:value-type="currency" office:currency="USD" office:value="214" calcext:value-type="currency">
            <text:p>$214.00</text:p>
          </table:table-cell>
          <table:table-cell table:style-name="ce64" office:value-type="currency" office:currency="USD" office:value="269" calcext:value-type="currency">
            <text:p>$269.00</text:p>
          </table:table-cell>
          <table:table-cell table:style-name="ce64" office:value-type="currency" office:currency="USD" office:value="188.3" calcext:value-type="currency">
            <text:p>$188.30</text:p>
          </table:table-cell>
          <table:table-cell table:style-name="ce64" office:value-type="currency" office:currency="USD" office:value="222.6" calcext:value-type="currency">
            <text:p>$222.60</text:p>
          </table:table-cell>
          <table:table-cell table:style-name="ce64" table:formula="of:=[.E412]-[.B412]" office:value-type="currency" office:currency="USD" office:value="8.59999999999999" calcext:value-type="currency">
            <text:p>$8.60</text:p>
          </table:table-cell>
          <table:table-cell table:style-name="ce17" table:formula="of:=[.E412]/[.D412]" office:value-type="float" office:value="1.182156133829" calcext:value-type="float">
            <text:p>1.18215613382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6BE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office:value-type="currency" office:currency="USD" office:value="374.5" calcext:value-type="currency">
            <text:p>$374.50</text:p>
          </table:table-cell>
          <table:table-cell table:style-name="ce64" office:value-type="currency" office:currency="USD" office:value="394.8" calcext:value-type="currency">
            <text:p>$394.80</text:p>
          </table:table-cell>
          <table:table-cell table:style-name="ce64" table:formula="of:=[.E413]-[.B413]" office:value-type="currency" office:currency="USD" office:value="11.8" calcext:value-type="currency">
            <text:p>$11.80</text:p>
          </table:table-cell>
          <table:table-cell table:style-name="ce17" table:formula="of:=[.E413]/[.D413]" office:value-type="float" office:value="1.05420560747664" calcext:value-type="float">
            <text:p>1.0542056074766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5BV</text:p>
          </table:table-cell>
          <table:table-cell table:style-name="ce8" office:value-type="currency" office:currency="USD" office:value="429" calcext:value-type="currency">
            <text:p>$429.00</text:p>
          </table:table-cell>
          <table:table-cell table:style-name="ce64" office:value-type="currency" office:currency="USD" office:value="565" calcext:value-type="currency">
            <text:p>$565.00</text:p>
          </table:table-cell>
          <table:table-cell table:style-name="ce64" office:value-type="currency" office:currency="USD" office:value="395.5" calcext:value-type="currency">
            <text:p>$395.50</text:p>
          </table:table-cell>
          <table:table-cell table:style-name="ce64" office:value-type="currency" office:currency="USD" office:value="441" calcext:value-type="currency">
            <text:p>$441.00</text:p>
          </table:table-cell>
          <table:table-cell table:style-name="ce64" table:formula="of:=[.E414]-[.B414]" office:value-type="currency" office:currency="USD" office:value="12" calcext:value-type="currency">
            <text:p>$12.00</text:p>
          </table:table-cell>
          <table:table-cell table:style-name="ce17" table:formula="of:=[.E414]/[.D414]" office:value-type="float" office:value="1.11504424778761" calcext:value-type="float">
            <text:p>1.1150442477876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Steel Drum Heat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0-55-115</text:p>
          </table:table-cell>
          <table:table-cell table:style-name="ce8" office:value-type="currency" office:currency="USD" office:value="209" calcext:value-type="currency">
            <text:p>$209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18]-[.B418]" office:value-type="currency" office:currency="USD" office:value="5.19999999999999" calcext:value-type="currency">
            <text:p>$5.20</text:p>
          </table:table-cell>
          <table:table-cell table:style-name="ce17" table:formula="of:=[.E418]/[.D41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0-55-230</text:p>
          </table:table-cell>
          <table:table-cell table:style-name="ce8" office:value-type="currency" office:currency="USD" office:value="209" calcext:value-type="currency">
            <text:p>$209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19]-[.B419]" office:value-type="currency" office:currency="USD" office:value="5.19999999999999" calcext:value-type="currency">
            <text:p>$5.20</text:p>
          </table:table-cell>
          <table:table-cell table:style-name="ce17" table:formula="of:=[.E419]/[.D41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0-30-115</text:p>
          </table:table-cell>
          <table:table-cell table:style-name="ce8" office:value-type="currency" office:currency="USD" office:value="209" calcext:value-type="currency">
            <text:p>$209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20]-[.B420]" office:value-type="currency" office:currency="USD" office:value="5.19999999999999" calcext:value-type="currency">
            <text:p>$5.20</text:p>
          </table:table-cell>
          <table:table-cell table:style-name="ce17" table:formula="of:=[.E420]/[.D42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0-30-230</text:p>
          </table:table-cell>
          <table:table-cell table:style-name="ce8" office:value-type="currency" office:currency="USD" office:value="209" calcext:value-type="currency">
            <text:p>$209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21]-[.B421]" office:value-type="currency" office:currency="USD" office:value="5.19999999999999" calcext:value-type="currency">
            <text:p>$5.20</text:p>
          </table:table-cell>
          <table:table-cell table:style-name="ce17" table:formula="of:=[.E421]/[.D42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0-15-115</text:p>
          </table:table-cell>
          <table:table-cell table:style-name="ce8" office:value-type="currency" office:currency="USD" office:value="209" calcext:value-type="currency">
            <text:p>$209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22]-[.B422]" office:value-type="currency" office:currency="USD" office:value="5.19999999999999" calcext:value-type="currency">
            <text:p>$5.20</text:p>
          </table:table-cell>
          <table:table-cell table:style-name="ce17" table:formula="of:=[.E422]/[.D42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Non-Metallic Drum Heat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1-55-115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26]-[.B426]" office:value-type="currency" office:currency="USD" office:value="4.19999999999999" calcext:value-type="currency">
            <text:p>$4.20</text:p>
          </table:table-cell>
          <table:table-cell table:style-name="ce17" table:formula="of:=[.E426]/[.D42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1-55-230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27]-[.B427]" office:value-type="currency" office:currency="USD" office:value="4.19999999999999" calcext:value-type="currency">
            <text:p>$4.20</text:p>
          </table:table-cell>
          <table:table-cell table:style-name="ce17" table:formula="of:=[.E427]/[.D42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1-30-115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28]-[.B428]" office:value-type="currency" office:currency="USD" office:value="4.19999999999999" calcext:value-type="currency">
            <text:p>$4.20</text:p>
          </table:table-cell>
          <table:table-cell table:style-name="ce17" table:formula="of:=[.E428]/[.D42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1-15-115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29]-[.B429]" office:value-type="currency" office:currency="USD" office:value="4.19999999999999" calcext:value-type="currency">
            <text:p>$4.20</text:p>
          </table:table-cell>
          <table:table-cell table:style-name="ce17" table:formula="of:=[.E429]/[.D42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0-15-230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30]-[.B430]" office:value-type="currency" office:currency="USD" office:value="4.19999999999999" calcext:value-type="currency">
            <text:p>$4.20</text:p>
          </table:table-cell>
          <table:table-cell table:style-name="ce17" table:formula="of:=[.E430]/[.D43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1-30-230</text:p>
          </table:table-cell>
          <table:table-cell table:style-name="ce8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31]-[.B431]" office:value-type="currency" office:currency="USD" office:value="4.19999999999999" calcext:value-type="currency">
            <text:p>$4.20</text:p>
          </table:table-cell>
          <table:table-cell table:style-name="ce17" table:formula="of:=[.E431]/[.D43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5-Gallon Pail Heat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0-5-115</text:p>
          </table:table-cell>
          <table:table-cell table:style-name="ce8" office:value-type="currency" office:currency="USD" office:value="207" calcext:value-type="currency">
            <text:p>$207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35]-[.B435]" office:value-type="currency" office:currency="USD" office:value="7.19999999999999" calcext:value-type="currency">
            <text:p>$7.20</text:p>
          </table:table-cell>
          <table:table-cell table:style-name="ce17" table:formula="of:=[.E435]/[.D43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0-5-230</text:p>
          </table:table-cell>
          <table:table-cell table:style-name="ce8" office:value-type="currency" office:currency="USD" office:value="207" calcext:value-type="currency">
            <text:p>$207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36]-[.B436]" office:value-type="currency" office:currency="USD" office:value="7.19999999999999" calcext:value-type="currency">
            <text:p>$7.20</text:p>
          </table:table-cell>
          <table:table-cell table:style-name="ce17" table:formula="of:=[.E436]/[.D43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1-5-115</text:p>
          </table:table-cell>
          <table:table-cell table:style-name="ce8" office:value-type="currency" office:currency="USD" office:value="207" calcext:value-type="currency">
            <text:p>$207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37]-[.B437]" office:value-type="currency" office:currency="USD" office:value="7.19999999999999" calcext:value-type="currency">
            <text:p>$7.20</text:p>
          </table:table-cell>
          <table:table-cell table:style-name="ce17" table:formula="of:=[.E437]/[.D43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11-5-230</text:p>
          </table:table-cell>
          <table:table-cell table:style-name="ce8" office:value-type="currency" office:currency="USD" office:value="207" calcext:value-type="currency">
            <text:p>$207.00</text:p>
          </table:table-cell>
          <table:table-cell table:style-name="ce64" office:value-type="currency" office:currency="USD" office:value="255" calcext:value-type="currency">
            <text:p>$255.00</text:p>
          </table:table-cell>
          <table:table-cell table:style-name="ce64" office:value-type="currency" office:currency="USD" office:value="178.5" calcext:value-type="currency">
            <text:p>$178.50</text:p>
          </table:table-cell>
          <table:table-cell table:style-name="ce64" office:value-type="currency" office:currency="USD" office:value="214.2" calcext:value-type="currency">
            <text:p>$214.20</text:p>
          </table:table-cell>
          <table:table-cell table:style-name="ce64" table:formula="of:=[.E438]-[.B438]" office:value-type="currency" office:currency="USD" office:value="7.19999999999999" calcext:value-type="currency">
            <text:p>$7.20</text:p>
          </table:table-cell>
          <table:table-cell table:style-name="ce17" table:formula="of:=[.E438]/[.D43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odel 125 No-Spill Drum Truck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8" office:value-type="currency" office:currency="USD" office:value="178" calcext:value-type="currency">
            <text:p>$178.00</text:p>
          </table:table-cell>
          <table:table-cell table:style-name="ce64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155.4" calcext:value-type="currency">
            <text:p>$155.40</text:p>
          </table:table-cell>
          <table:table-cell table:style-name="ce64" office:value-type="currency" office:currency="USD" office:value="180" calcext:value-type="currency">
            <text:p>$180.00</text:p>
          </table:table-cell>
          <table:table-cell table:style-name="ce64" table:formula="of:=[.E442]-[.B442]" office:value-type="currency" office:currency="USD" office:value="2" calcext:value-type="currency">
            <text:p>$2.00</text:p>
          </table:table-cell>
          <table:table-cell table:style-name="ce17" table:formula="of:=[.E442]/[.D442]" office:value-type="float" office:value="1.15830115830116" calcext:value-type="float">
            <text:p>1.15830115830116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odel 152 and 153 Drum Truck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8" office:value-type="currency" office:currency="USD" office:value="219" calcext:value-type="currency">
            <text:p>$219.00</text:p>
          </table:table-cell>
          <table:table-cell table:style-name="ce64" office:value-type="currency" office:currency="USD" office:value="271" calcext:value-type="currency">
            <text:p>$271.00</text:p>
          </table:table-cell>
          <table:table-cell table:style-name="ce64" office:value-type="currency" office:currency="USD" office:value="189.7" calcext:value-type="currency">
            <text:p>$189.70</text:p>
          </table:table-cell>
          <table:table-cell table:style-name="ce64" office:value-type="currency" office:currency="USD" office:value="225" calcext:value-type="currency">
            <text:p>$225.00</text:p>
          </table:table-cell>
          <table:table-cell table:style-name="ce64" table:formula="of:=[.E446]-[.B446]" office:value-type="currency" office:currency="USD" office:value="6" calcext:value-type="currency">
            <text:p>$6.00</text:p>
          </table:table-cell>
          <table:table-cell table:style-name="ce17" table:formula="of:=[.E446]/[.D446]" office:value-type="float" office:value="1.18608328940432" calcext:value-type="float">
            <text:p>1.18608328940432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52-MORSE</text:p>
          </table:table-cell>
          <table:table-cell table:style-name="ce8" office:value-type="currency" office:currency="USD" office:value="229" calcext:value-type="currency">
            <text:p>$229.00</text:p>
          </table:table-cell>
          <table:table-cell table:style-name="ce64" table:number-columns-repeated="2"/>
          <table:table-cell table:style-name="ce64" office:value-type="currency" office:currency="USD" office:value="160.8" calcext:value-type="currency">
            <text:p>$160.80</text:p>
          </table:table-cell>
          <table:table-cell table:style-name="ce64" table:formula="of:=[.E447]-[.B447]" office:value-type="currency" office:currency="USD" office:value="-68.2" calcext:value-type="currency">
            <text:p>-$68.20</text:p>
          </table:table-cell>
          <table:table-cell table:style-name="ce17" table:formula="of:=[.E447]/[.D447]" office:value-type="string" office:string-value="" calcext:value-type="error">
            <text:p>#DIV/0!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Model 155 Handstand Drum Truck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368" calcext:value-type="currency">
            <text:p>$368.00</text:p>
          </table:table-cell>
          <table:table-cell table:style-name="ce64" office:value-type="currency" office:currency="USD" office:value="231.84" calcext:value-type="currency">
            <text:p>$231.84</text:p>
          </table:table-cell>
          <table:table-cell table:style-name="ce64" office:value-type="currency" office:currency="USD" office:value="305" calcext:value-type="currency">
            <text:p>$305.00</text:p>
          </table:table-cell>
          <table:table-cell table:style-name="ce64" table:formula="of:=[.E451]-[.B451]" office:value-type="currency" office:currency="USD" office:value="6" calcext:value-type="currency">
            <text:p>$6.00</text:p>
          </table:table-cell>
          <table:table-cell table:style-name="ce17" table:formula="of:=[.E451]/[.D451]" office:value-type="float" office:value="1.3155624568668" calcext:value-type="float">
            <text:p>1.3155624568668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eries 92 Drum Lift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8" office:value-type="currency" office:currency="USD" office:value="183" calcext:value-type="currency">
            <text:p>$183.00</text:p>
          </table:table-cell>
          <table:table-cell table:style-name="ce64" office:value-type="currency" office:currency="USD" office:value="210" calcext:value-type="currency">
            <text:p>$210.00</text:p>
          </table:table-cell>
          <table:table-cell table:style-name="ce64" office:value-type="currency" office:currency="USD" office:value="132.3" calcext:value-type="currency">
            <text:p>$132.30</text:p>
          </table:table-cell>
          <table:table-cell table:style-name="ce64" office:value-type="currency" office:currency="USD" office:value="185" calcext:value-type="currency">
            <text:p>$185.00</text:p>
          </table:table-cell>
          <table:table-cell table:style-name="ce64" table:formula="of:=[.E455]-[.B455]" office:value-type="currency" office:currency="USD" office:value="2" calcext:value-type="currency">
            <text:p>$2.00</text:p>
          </table:table-cell>
          <table:table-cell table:style-name="ce17" table:formula="of:=[.E455]/[.D455]" office:value-type="float" office:value="1.39833711262283" calcext:value-type="float">
            <text:p>1.39833711262283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2-5</text:p>
          </table:table-cell>
          <table:table-cell table:style-name="ce8" office:value-type="currency" office:currency="USD" office:value="189" calcext:value-type="currency">
            <text:p>$189.00</text:p>
          </table:table-cell>
          <table:table-cell table:style-name="ce64" office:value-type="currency" office:currency="USD" office:value="230" calcext:value-type="currency">
            <text:p>$230.00</text:p>
          </table:table-cell>
          <table:table-cell table:style-name="ce64" office:value-type="currency" office:currency="USD" office:value="144.9" calcext:value-type="currency">
            <text:p>$144.90</text:p>
          </table:table-cell>
          <table:table-cell table:style-name="ce64" office:value-type="currency" office:currency="USD" office:value="193.2" calcext:value-type="currency">
            <text:p>$193.20</text:p>
          </table:table-cell>
          <table:table-cell table:style-name="ce64" table:formula="of:=[.E456]-[.B456]" office:value-type="currency" office:currency="USD" office:value="4.19999999999999" calcext:value-type="currency">
            <text:p>$4.20</text:p>
          </table:table-cell>
          <table:table-cell table:style-name="ce17" table:formula="of:=[.E456]/[.D456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2-30</text:p>
          </table:table-cell>
          <table:table-cell table:style-name="ce8" office:value-type="currency" office:currency="USD" office:value="193" calcext:value-type="currency">
            <text:p>$193.00</text:p>
          </table:table-cell>
          <table:table-cell table:style-name="ce64" office:value-type="currency" office:currency="USD" office:value="235" calcext:value-type="currency">
            <text:p>$235.00</text:p>
          </table:table-cell>
          <table:table-cell table:style-name="ce64" office:value-type="currency" office:currency="USD" office:value="148.05" calcext:value-type="currency">
            <text:p>$148.05</text:p>
          </table:table-cell>
          <table:table-cell table:style-name="ce64" office:value-type="currency" office:currency="USD" office:value="197.4" calcext:value-type="currency">
            <text:p>$197.40</text:p>
          </table:table-cell>
          <table:table-cell table:style-name="ce64" table:formula="of:=[.E457]-[.B457]" office:value-type="currency" office:currency="USD" office:value="4.40000000000001" calcext:value-type="currency">
            <text:p>$4.40</text:p>
          </table:table-cell>
          <table:table-cell table:style-name="ce17" table:formula="of:=[.E457]/[.D457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2-SS</text:p>
          </table:table-cell>
          <table:table-cell table:style-name="ce8" office:value-type="currency" office:currency="USD" office:value="369" calcext:value-type="currency">
            <text:p>$369.00</text:p>
          </table:table-cell>
          <table:table-cell table:style-name="ce64" office:value-type="currency" office:currency="USD" office:value="470" calcext:value-type="currency">
            <text:p>$470.00</text:p>
          </table:table-cell>
          <table:table-cell table:style-name="ce64" office:value-type="currency" office:currency="USD" office:value="296.1" calcext:value-type="currency">
            <text:p>$296.10</text:p>
          </table:table-cell>
          <table:table-cell table:style-name="ce64" office:value-type="currency" office:currency="USD" office:value="375" calcext:value-type="currency">
            <text:p>$375.00</text:p>
          </table:table-cell>
          <table:table-cell table:style-name="ce64" table:formula="of:=[.E458]-[.B458]" office:value-type="currency" office:currency="USD" office:value="6" calcext:value-type="currency">
            <text:p>$6.00</text:p>
          </table:table-cell>
          <table:table-cell table:style-name="ce17" table:formula="of:=[.E458]/[.D458]" office:value-type="float" office:value="1.26646403242148" calcext:value-type="float">
            <text:p>1.26646403242148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2-30SS</text:p>
          </table:table-cell>
          <table:table-cell table:style-name="ce8" office:value-type="currency" office:currency="USD" office:value="419" calcext:value-type="currency">
            <text:p>$419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21.3" calcext:value-type="currency">
            <text:p>$321.3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459]-[.B459]" office:value-type="currency" office:currency="USD" office:value="9.39999999999998" calcext:value-type="currency">
            <text:p>$9.40</text:p>
          </table:table-cell>
          <table:table-cell table:style-name="ce17" table:formula="of:=[.E459]/[.D459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92M</text:p>
          </table:table-cell>
          <table:table-cell table:style-name="ce8" office:value-type="currency" office:currency="USD" office:value="1310" calcext:value-type="currency">
            <text:p>$1,310.00</text:p>
          </table:table-cell>
          <table:table-cell table:style-name="ce64" office:value-type="currency" office:currency="USD" office:value="1437.17" calcext:value-type="currency">
            <text:p>$1,437.17</text:p>
          </table:table-cell>
          <table:table-cell table:style-name="ce64" office:value-type="currency" office:currency="USD" office:value="905.42" calcext:value-type="currency">
            <text:p>$905.42</text:p>
          </table:table-cell>
          <table:table-cell table:style-name="ce64" office:value-type="currency" office:currency="USD" office:value="1323.01" calcext:value-type="currency">
            <text:p>$1,323.01</text:p>
          </table:table-cell>
          <table:table-cell table:style-name="ce64" table:formula="of:=[.E460]-[.B460]" office:value-type="currency" office:currency="USD" office:value="13.01" calcext:value-type="currency">
            <text:p>$13.01</text:p>
          </table:table-cell>
          <table:table-cell table:style-name="ce17" table:formula="of:=[.E460]/[.D460]" office:value-type="float" office:value="1.46121137151819" calcext:value-type="float">
            <text:p>1.46121137151819</text:p>
          </table:table-cell>
          <table:table-cell table:style-name="ce17" office:value-type="string" calcext:value-type="string">
            <text:p>interstate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4-Wheel Drum Truck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64" office:value-type="currency" office:currency="USD" office:value="358" calcext:value-type="currency">
            <text:p>$358.00</text:p>
          </table:table-cell>
          <table:table-cell table:style-name="ce64" office:value-type="currency" office:currency="USD" office:value="225.54" calcext:value-type="currency">
            <text:p>$225.54</text:p>
          </table:table-cell>
          <table:table-cell table:style-name="ce64" office:value-type="currency" office:currency="USD" office:value="296.52" calcext:value-type="currency">
            <text:p>$296.52</text:p>
          </table:table-cell>
          <table:table-cell table:style-name="ce64" table:formula="of:=[.E464]-[.B464]" office:value-type="currency" office:currency="USD" office:value="3.51999999999998" calcext:value-type="currency">
            <text:p>$3.52</text:p>
          </table:table-cell>
          <table:table-cell table:style-name="ce17" table:formula="of:=[.E464]/[.D464]" office:value-type="float" office:value="1.3147113594041" calcext:value-type="float">
            <text:p>1.314711359404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0-WP</text:p>
          </table:table-cell>
          <table:table-cell table:style-name="ce8" office:value-type="currency" office:currency="USD" office:value="453" calcext:value-type="currency">
            <text:p>$453.00</text:p>
          </table:table-cell>
          <table:table-cell table:style-name="ce64" office:value-type="currency" office:currency="USD" office:value="550" calcext:value-type="currency">
            <text:p>$550.00</text:p>
          </table:table-cell>
          <table:table-cell table:style-name="ce64" office:value-type="currency" office:currency="USD" office:value="346.5" calcext:value-type="currency">
            <text:p>$346.50</text:p>
          </table:table-cell>
          <table:table-cell table:style-name="ce64" office:value-type="currency" office:currency="USD" office:value="462" calcext:value-type="currency">
            <text:p>$462.00</text:p>
          </table:table-cell>
          <table:table-cell table:style-name="ce64" table:formula="of:=[.E465]-[.B465]" office:value-type="currency" office:currency="USD" office:value="9" calcext:value-type="currency">
            <text:p>$9.00</text:p>
          </table:table-cell>
          <table:table-cell table:style-name="ce17" table:formula="of:=[.E465]/[.D465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0-SS</text:p>
          </table:table-cell>
          <table:table-cell table:style-name="ce8" office:value-type="currency" office:currency="USD" office:value="732" calcext:value-type="currency">
            <text:p>$732.00</text:p>
          </table:table-cell>
          <table:table-cell table:style-name="ce64" office:value-type="currency" office:currency="USD" office:value="920" calcext:value-type="currency">
            <text:p>$920.00</text:p>
          </table:table-cell>
          <table:table-cell table:style-name="ce64" office:value-type="currency" office:currency="USD" office:value="579.6" calcext:value-type="currency">
            <text:p>$579.60</text:p>
          </table:table-cell>
          <table:table-cell table:style-name="ce64" office:value-type="currency" office:currency="USD" office:value="746.4" calcext:value-type="currency">
            <text:p>$746.40</text:p>
          </table:table-cell>
          <table:table-cell table:style-name="ce64" table:formula="of:=[.E466]-[.B466]" office:value-type="currency" office:currency="USD" office:value="14.4" calcext:value-type="currency">
            <text:p>$14.40</text:p>
          </table:table-cell>
          <table:table-cell table:style-name="ce17" table:formula="of:=[.E466]/[.D466]" office:value-type="float" office:value="1.28778467908903" calcext:value-type="float">
            <text:p>1.2877846790890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0M</text:p>
          </table:table-cell>
          <table:table-cell table:style-name="ce8" office:value-type="currency" office:currency="USD" office:value="989" calcext:value-type="currency">
            <text:p>$989.00</text:p>
          </table:table-cell>
          <table:table-cell table:style-name="ce64" office:value-type="currency" office:currency="USD" office:value="1137.33" calcext:value-type="currency">
            <text:p>$1,137.33</text:p>
          </table:table-cell>
          <table:table-cell table:style-name="ce64" office:value-type="currency" office:currency="USD" office:value="796.13" calcext:value-type="currency">
            <text:p>$796.13</text:p>
          </table:table-cell>
          <table:table-cell table:style-name="ce64"/>
          <table:table-cell table:style-name="ce64" table:formula="of:=[.E467]-[.B467]" office:value-type="currency" office:currency="USD" office:value="-989" calcext:value-type="currency">
            <text:p>-$989.00</text:p>
          </table:table-cell>
          <table:table-cell table:style-name="ce17" table:formula="of:=[.E467]/[.D46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0-WP-SS</text:p>
          </table:table-cell>
          <table:table-cell table:style-name="ce8" office:value-type="currency" office:currency="USD" office:value="942" calcext:value-type="currency">
            <text:p>$942.00</text:p>
          </table:table-cell>
          <table:table-cell table:style-name="ce64" office:value-type="currency" office:currency="USD" office:value="1180" calcext:value-type="currency">
            <text:p>$1,180.00</text:p>
          </table:table-cell>
          <table:table-cell table:style-name="ce64" office:value-type="currency" office:currency="USD" office:value="826" calcext:value-type="currency">
            <text:p>$826.00</text:p>
          </table:table-cell>
          <table:table-cell table:style-name="ce64" office:value-type="currency" office:currency="USD" office:value="953.4" calcext:value-type="currency">
            <text:p>$953.40</text:p>
          </table:table-cell>
          <table:table-cell table:style-name="ce64" table:formula="of:=[.E468]-[.B468]" office:value-type="currency" office:currency="USD" office:value="11.4" calcext:value-type="currency">
            <text:p>$11.40</text:p>
          </table:table-cell>
          <table:table-cell table:style-name="ce17" table:formula="of:=[.E468]/[.D468]" office:value-type="float" office:value="1.15423728813559" calcext:value-type="float">
            <text:p>1.1542372881355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ingle Stationary Drum Roll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154-3</text:p>
          </table:table-cell>
          <table:table-cell table:style-name="ce8" office:value-type="currency" office:currency="USD" office:value="2183" calcext:value-type="currency">
            <text:p>$2,183.00</text:p>
          </table:table-cell>
          <table:table-cell table:style-name="ce64" office:value-type="currency" office:currency="USD" office:value="2615" calcext:value-type="currency">
            <text:p>$2,615.00</text:p>
          </table:table-cell>
          <table:table-cell table:style-name="ce64" office:value-type="currency" office:currency="USD" office:value="1738.98" calcext:value-type="currency">
            <text:p>$1,738.98</text:p>
          </table:table-cell>
          <table:table-cell table:style-name="ce64" office:value-type="currency" office:currency="USD" office:value="2196.6" calcext:value-type="currency">
            <text:p>$2,196.60</text:p>
          </table:table-cell>
          <table:table-cell table:style-name="ce64" table:formula="of:=[.E472]-[.B472]" office:value-type="currency" office:currency="USD" office:value="13.5999999999999" calcext:value-type="currency">
            <text:p>$13.60</text:p>
          </table:table-cell>
          <table:table-cell table:style-name="ce17" table:formula="of:=[.E472]/[.D472]" office:value-type="float" office:value="1.26315426284374" calcext:value-type="float">
            <text:p>1.2631542628437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154-E1</text:p>
          </table:table-cell>
          <table:table-cell table:style-name="ce8" office:value-type="currency" office:currency="USD" office:value="2290" calcext:value-type="currency">
            <text:p>$2,290.00</text:p>
          </table:table-cell>
          <table:table-cell table:style-name="ce64" office:value-type="currency" office:currency="USD" office:value="2740" calcext:value-type="currency">
            <text:p>$2,740.00</text:p>
          </table:table-cell>
          <table:table-cell table:style-name="ce64" office:value-type="currency" office:currency="USD" office:value="1822.1" calcext:value-type="currency">
            <text:p>$1,822.10</text:p>
          </table:table-cell>
          <table:table-cell table:style-name="ce64" office:value-type="currency" office:currency="USD" office:value="2301.6" calcext:value-type="currency">
            <text:p>$2,301.60</text:p>
          </table:table-cell>
          <table:table-cell table:style-name="ce64" table:formula="of:=[.E473]-[.B473]" office:value-type="currency" office:currency="USD" office:value="11.5999999999999" calcext:value-type="currency">
            <text:p>$11.60</text:p>
          </table:table-cell>
          <table:table-cell table:style-name="ce17" table:formula="of:=[.E473]/[.D473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154-E1-50</text:p>
          </table:table-cell>
          <table:table-cell table:style-name="ce8" office:value-type="currency" office:currency="USD" office:value="2544" calcext:value-type="currency">
            <text:p>$2,544.00</text:p>
          </table:table-cell>
          <table:table-cell table:style-name="ce64" office:value-type="currency" office:currency="USD" office:value="3055" calcext:value-type="currency">
            <text:p>$3,055.00</text:p>
          </table:table-cell>
          <table:table-cell table:style-name="ce64" office:value-type="currency" office:currency="USD" office:value="2031.58" calcext:value-type="currency">
            <text:p>$2,031.58</text:p>
          </table:table-cell>
          <table:table-cell table:style-name="ce64" office:value-type="currency" office:currency="USD" office:value="2566.2" calcext:value-type="currency">
            <text:p>$2,566.20</text:p>
          </table:table-cell>
          <table:table-cell table:style-name="ce64" table:formula="of:=[.E474]-[.B474]" office:value-type="currency" office:currency="USD" office:value="22.1999999999998" calcext:value-type="currency">
            <text:p>$22.20</text:p>
          </table:table-cell>
          <table:table-cell table:style-name="ce17" table:formula="of:=[.E474]/[.D474]" office:value-type="float" office:value="1.26315478593016" calcext:value-type="float">
            <text:p>1.2631547859301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154-E3</text:p>
          </table:table-cell>
          <table:table-cell table:style-name="ce8" office:value-type="currency" office:currency="USD" office:value="2407" calcext:value-type="currency">
            <text:p>$2,407.00</text:p>
          </table:table-cell>
          <table:table-cell table:style-name="ce64" office:value-type="currency" office:currency="USD" office:value="2890" calcext:value-type="currency">
            <text:p>$2,890.00</text:p>
          </table:table-cell>
          <table:table-cell table:style-name="ce64" office:value-type="currency" office:currency="USD" office:value="1921.85" calcext:value-type="currency">
            <text:p>$1,921.85</text:p>
          </table:table-cell>
          <table:table-cell table:style-name="ce64" office:value-type="currency" office:currency="USD" office:value="2427.6" calcext:value-type="currency">
            <text:p>$2,427.60</text:p>
          </table:table-cell>
          <table:table-cell table:style-name="ce64" table:formula="of:=[.E475]-[.B475]" office:value-type="currency" office:currency="USD" office:value="20.5999999999999" calcext:value-type="currency">
            <text:p>$20.60</text:p>
          </table:table-cell>
          <table:table-cell table:style-name="ce17" table:formula="of:=[.E475]/[.D475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154-E3-50</text:p>
          </table:table-cell>
          <table:table-cell table:style-name="ce8" office:value-type="currency" office:currency="USD" office:value="2544" calcext:value-type="currency">
            <text:p>$2,544.00</text:p>
          </table:table-cell>
          <table:table-cell table:style-name="ce64" office:value-type="currency" office:currency="USD" office:value="3065" calcext:value-type="currency">
            <text:p>$3,065.00</text:p>
          </table:table-cell>
          <table:table-cell table:style-name="ce64" office:value-type="currency" office:currency="USD" office:value="2038.23" calcext:value-type="currency">
            <text:p>$2,038.23</text:p>
          </table:table-cell>
          <table:table-cell table:style-name="ce64" office:value-type="currency" office:currency="USD" office:value="2574.6" calcext:value-type="currency">
            <text:p>$2,574.60</text:p>
          </table:table-cell>
          <table:table-cell table:style-name="ce64" table:formula="of:=[.E476]-[.B476]" office:value-type="currency" office:currency="USD" office:value="30.5999999999999" calcext:value-type="currency">
            <text:p>$30.60</text:p>
          </table:table-cell>
          <table:table-cell table:style-name="ce17" table:formula="of:=[.E476]/[.D476]" office:value-type="float" office:value="1.26315479607306" calcext:value-type="float">
            <text:p>1.2631547960730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154-E3-575</text:p>
          </table:table-cell>
          <table:table-cell table:style-name="ce8" office:value-type="currency" office:currency="USD" office:value="2258" calcext:value-type="currency">
            <text:p>$2,258.00</text:p>
          </table:table-cell>
          <table:table-cell table:style-name="ce64" office:value-type="currency" office:currency="USD" office:value="2710" calcext:value-type="currency">
            <text:p>$2,710.00</text:p>
          </table:table-cell>
          <table:table-cell table:style-name="ce64" office:value-type="currency" office:currency="USD" office:value="1802.15" calcext:value-type="currency">
            <text:p>$1,802.15</text:p>
          </table:table-cell>
          <table:table-cell table:style-name="ce64" office:value-type="currency" office:currency="USD" office:value="2276.4" calcext:value-type="currency">
            <text:p>$2,276.40</text:p>
          </table:table-cell>
          <table:table-cell table:style-name="ce64" table:formula="of:=[.E477]-[.B477]" office:value-type="currency" office:currency="USD" office:value="18.4000000000001" calcext:value-type="currency">
            <text:p>$18.40</text:p>
          </table:table-cell>
          <table:table-cell table:style-name="ce17" table:formula="of:=[.E477]/[.D477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5154-A</text:p>
          </table:table-cell>
          <table:table-cell table:style-name="ce8" office:value-type="currency" office:currency="USD" office:value="1970" calcext:value-type="currency">
            <text:p>$1,970.00</text:p>
          </table:table-cell>
          <table:table-cell table:style-name="ce64" office:value-type="currency" office:currency="USD" office:value="2615" calcext:value-type="currency">
            <text:p>$2,615.00</text:p>
          </table:table-cell>
          <table:table-cell table:style-name="ce64" office:value-type="currency" office:currency="USD" office:value="1738.98" calcext:value-type="currency">
            <text:p>$1,738.98</text:p>
          </table:table-cell>
          <table:table-cell table:style-name="ce64" office:value-type="currency" office:currency="USD" office:value="1975" calcext:value-type="currency">
            <text:p>$1,975.00</text:p>
          </table:table-cell>
          <table:table-cell table:style-name="ce64" table:formula="of:=[.E478]-[.B478]" office:value-type="currency" office:currency="USD" office:value="5" calcext:value-type="currency">
            <text:p>$5.00</text:p>
          </table:table-cell>
          <table:table-cell table:style-name="ce17" table:formula="of:=[.E478]/[.D478]" office:value-type="float" office:value="1.13572324006027" calcext:value-type="float">
            <text:p>1.13572324006027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PailPRO 5-Gallon Can Tumbl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1</text:p>
          </table:table-cell>
          <table:table-cell table:style-name="ce8" office:value-type="currency" office:currency="USD" office:value="1349" calcext:value-type="currency">
            <text:p>$1,349.00</text:p>
          </table:table-cell>
          <table:table-cell table:style-name="ce64" office:value-type="currency" office:currency="USD" office:value="1590" calcext:value-type="currency">
            <text:p>$1,590.00</text:p>
          </table:table-cell>
          <table:table-cell table:style-name="ce64" office:value-type="currency" office:currency="USD" office:value="1113" calcext:value-type="currency">
            <text:p>$1,113.00</text:p>
          </table:table-cell>
          <table:table-cell table:style-name="ce64" office:value-type="currency" office:currency="USD" office:value="1415" calcext:value-type="currency">
            <text:p>$1,415.00</text:p>
          </table:table-cell>
          <table:table-cell table:style-name="ce64" table:formula="of:=[.E482]-[.B482]" office:value-type="currency" office:currency="USD" office:value="66" calcext:value-type="currency">
            <text:p>$66.00</text:p>
          </table:table-cell>
          <table:table-cell table:style-name="ce17" table:formula="of:=[.E482]/[.D482]" office:value-type="float" office:value="1.27133872416891" calcext:value-type="float">
            <text:p>1.27133872416891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1-50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style-name="ce64" office:value-type="currency" office:currency="USD" office:value="1750" calcext:value-type="currency">
            <text:p>$1,750.00</text:p>
          </table:table-cell>
          <table:table-cell table:style-name="ce64" office:value-type="currency" office:currency="USD" office:value="1225" calcext:value-type="currency">
            <text:p>$1,225.00</text:p>
          </table:table-cell>
          <table:table-cell table:style-name="ce64" office:value-type="currency" office:currency="USD" office:value="1474.2" calcext:value-type="currency">
            <text:p>$1,474.20</text:p>
          </table:table-cell>
          <table:table-cell table:style-name="ce64" table:formula="of:=[.E483]-[.B483]" office:value-type="currency" office:currency="USD" office:value="7.20000000000005" calcext:value-type="currency">
            <text:p>$7.20</text:p>
          </table:table-cell>
          <table:table-cell table:style-name="ce17" table:formula="of:=[.E483]/[.D483]" office:value-type="float" office:value="1.20342857142857" calcext:value-type="float">
            <text:p>1.2034285714285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1-230</text:p>
          </table:table-cell>
          <table:table-cell table:style-name="ce8" office:value-type="currency" office:currency="USD" office:value="1270" calcext:value-type="currency">
            <text:p>$1,270.00</text:p>
          </table:table-cell>
          <table:table-cell table:style-name="ce64" office:value-type="currency" office:currency="USD" office:value="1520" calcext:value-type="currency">
            <text:p>$1,520.00</text:p>
          </table:table-cell>
          <table:table-cell table:style-name="ce64" office:value-type="currency" office:currency="USD" office:value="1064" calcext:value-type="currency">
            <text:p>$1,064.00</text:p>
          </table:table-cell>
          <table:table-cell table:style-name="ce64" office:value-type="currency" office:currency="USD" office:value="1276.8" calcext:value-type="currency">
            <text:p>$1,276.80</text:p>
          </table:table-cell>
          <table:table-cell table:style-name="ce64" table:formula="of:=[.E484]-[.B484]" office:value-type="currency" office:currency="USD" office:value="6.79999999999995" calcext:value-type="currency">
            <text:p>$6.80</text:p>
          </table:table-cell>
          <table:table-cell table:style-name="ce17" table:formula="of:=[.E484]/[.D48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3</text:p>
          </table:table-cell>
          <table:table-cell table:style-name="ce8" office:value-type="currency" office:currency="USD" office:value="1293" calcext:value-type="currency">
            <text:p>$1,293.00</text:p>
          </table:table-cell>
          <table:table-cell table:style-name="ce64" office:value-type="currency" office:currency="USD" office:value="1550" calcext:value-type="currency">
            <text:p>$1,550.00</text:p>
          </table:table-cell>
          <table:table-cell table:style-name="ce64" office:value-type="currency" office:currency="USD" office:value="1085" calcext:value-type="currency">
            <text:p>$1,085.00</text:p>
          </table:table-cell>
          <table:table-cell table:style-name="ce64" office:value-type="currency" office:currency="USD" office:value="1302" calcext:value-type="currency">
            <text:p>$1,302.00</text:p>
          </table:table-cell>
          <table:table-cell table:style-name="ce64" table:formula="of:=[.E485]-[.B485]" office:value-type="currency" office:currency="USD" office:value="9" calcext:value-type="currency">
            <text:p>$9.00</text:p>
          </table:table-cell>
          <table:table-cell table:style-name="ce17" table:formula="of:=[.E485]/[.D48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3-50</text:p>
          </table:table-cell>
          <table:table-cell table:style-name="ce8" office:value-type="currency" office:currency="USD" office:value="1416" calcext:value-type="currency">
            <text:p>$1,416.00</text:p>
          </table:table-cell>
          <table:table-cell table:style-name="ce64" office:value-type="currency" office:currency="USD" office:value="1735" calcext:value-type="currency">
            <text:p>$1,735.00</text:p>
          </table:table-cell>
          <table:table-cell table:style-name="ce64" office:value-type="currency" office:currency="USD" office:value="1214.5" calcext:value-type="currency">
            <text:p>$1,214.50</text:p>
          </table:table-cell>
          <table:table-cell table:style-name="ce64" office:value-type="currency" office:currency="USD" office:value="1423.8" calcext:value-type="currency">
            <text:p>$1,423.80</text:p>
          </table:table-cell>
          <table:table-cell table:style-name="ce64" table:formula="of:=[.E486]-[.B486]" office:value-type="currency" office:currency="USD" office:value="7.79999999999995" calcext:value-type="currency">
            <text:p>$7.80</text:p>
          </table:table-cell>
          <table:table-cell table:style-name="ce17" table:formula="of:=[.E486]/[.D486]" office:value-type="float" office:value="1.17233429394813" calcext:value-type="float">
            <text:p>1.1723342939481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575</text:p>
          </table:table-cell>
          <table:table-cell table:style-name="ce8" office:value-type="currency" office:currency="USD" office:value="1416" calcext:value-type="currency">
            <text:p>$1,416.00</text:p>
          </table:table-cell>
          <table:table-cell table:style-name="ce64" office:value-type="currency" office:currency="USD" office:value="1695" calcext:value-type="currency">
            <text:p>$1,695.00</text:p>
          </table:table-cell>
          <table:table-cell table:style-name="ce64" office:value-type="currency" office:currency="USD" office:value="1186.5" calcext:value-type="currency">
            <text:p>$1,186.50</text:p>
          </table:table-cell>
          <table:table-cell table:style-name="ce64" office:value-type="currency" office:currency="USD" office:value="1423.8" calcext:value-type="currency">
            <text:p>$1,423.80</text:p>
          </table:table-cell>
          <table:table-cell table:style-name="ce64" table:formula="of:=[.E487]-[.B487]" office:value-type="currency" office:currency="USD" office:value="7.79999999999995" calcext:value-type="currency">
            <text:p>$7.80</text:p>
          </table:table-cell>
          <table:table-cell table:style-name="ce17" table:formula="of:=[.E487]/[.D48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A</text:p>
          </table:table-cell>
          <table:table-cell table:style-name="ce8" office:value-type="currency" office:currency="USD" office:value="1370" calcext:value-type="currency">
            <text:p>$1,370.00</text:p>
          </table:table-cell>
          <table:table-cell table:style-name="ce64" office:value-type="currency" office:currency="USD" office:value="1650" calcext:value-type="currency">
            <text:p>$1,650.00</text:p>
          </table:table-cell>
          <table:table-cell table:style-name="ce64" office:value-type="currency" office:currency="USD" office:value="1155" calcext:value-type="currency">
            <text:p>$1,155.00</text:p>
          </table:table-cell>
          <table:table-cell table:style-name="ce64" office:value-type="currency" office:currency="USD" office:value="1373.4" calcext:value-type="currency">
            <text:p>$1,373.40</text:p>
          </table:table-cell>
          <table:table-cell table:style-name="ce64" table:formula="of:=[.E488]-[.B488]" office:value-type="currency" office:currency="USD" office:value="3.40000000000009" calcext:value-type="currency">
            <text:p>$3.40</text:p>
          </table:table-cell>
          <table:table-cell table:style-name="ce17" table:formula="of:=[.E488]/[.D488]" office:value-type="float" office:value="1.18909090909091" calcext:value-type="float">
            <text:p>1.1890909090909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E1</text:p>
          </table:table-cell>
          <table:table-cell table:style-name="ce8" office:value-type="currency" office:currency="USD" office:value="1453" calcext:value-type="currency">
            <text:p>$1,453.00</text:p>
          </table:table-cell>
          <table:table-cell table:style-name="ce64" office:value-type="currency" office:currency="USD" office:value="1740" calcext:value-type="currency">
            <text:p>$1,740.00</text:p>
          </table:table-cell>
          <table:table-cell table:style-name="ce64" office:value-type="currency" office:currency="USD" office:value="1218" calcext:value-type="currency">
            <text:p>$1,218.00</text:p>
          </table:table-cell>
          <table:table-cell table:style-name="ce64" office:value-type="currency" office:currency="USD" office:value="1461.6" calcext:value-type="currency">
            <text:p>$1,461.60</text:p>
          </table:table-cell>
          <table:table-cell table:style-name="ce64" table:formula="of:=[.E489]-[.B489]" office:value-type="currency" office:currency="USD" office:value="8.59999999999991" calcext:value-type="currency">
            <text:p>$8.60</text:p>
          </table:table-cell>
          <table:table-cell table:style-name="ce17" table:formula="of:=[.E489]/[.D48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E1-50</text:p>
          </table:table-cell>
          <table:table-cell table:style-name="ce8" office:value-type="currency" office:currency="USD" office:value="1939" calcext:value-type="currency">
            <text:p>$1,939.00</text:p>
          </table:table-cell>
          <table:table-cell table:style-name="ce64" office:value-type="currency" office:currency="USD" office:value="2315" calcext:value-type="currency">
            <text:p>$2,315.00</text:p>
          </table:table-cell>
          <table:table-cell table:style-name="ce64" office:value-type="currency" office:currency="USD" office:value="1620.5" calcext:value-type="currency">
            <text:p>$1,620.50</text:p>
          </table:table-cell>
          <table:table-cell table:style-name="ce64" office:value-type="currency" office:currency="USD" office:value="2193.41" calcext:value-type="currency">
            <text:p>$2,193.41</text:p>
          </table:table-cell>
          <table:table-cell table:style-name="ce64" table:formula="of:=[.E490]-[.B490]" office:value-type="currency" office:currency="USD" office:value="254.41" calcext:value-type="currency">
            <text:p>$254.41</text:p>
          </table:table-cell>
          <table:table-cell table:style-name="ce17" table:formula="of:=[.E490]/[.D490]" office:value-type="float" office:value="1.35353903116322" calcext:value-type="float">
            <text:p>1.3535390311632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E3</text:p>
          </table:table-cell>
          <table:table-cell table:style-name="ce8" office:value-type="currency" office:currency="USD" office:value="1496" calcext:value-type="currency">
            <text:p>$1,496.00</text:p>
          </table:table-cell>
          <table:table-cell table:style-name="ce64" office:value-type="currency" office:currency="USD" office:value="1795" calcext:value-type="currency">
            <text:p>$1,795.00</text:p>
          </table:table-cell>
          <table:table-cell table:style-name="ce64" office:value-type="currency" office:currency="USD" office:value="1256.5" calcext:value-type="currency">
            <text:p>$1,256.50</text:p>
          </table:table-cell>
          <table:table-cell table:style-name="ce64" office:value-type="currency" office:currency="USD" office:value="1565" calcext:value-type="currency">
            <text:p>$1,565.00</text:p>
          </table:table-cell>
          <table:table-cell table:style-name="ce64" table:formula="of:=[.E491]-[.B491]" office:value-type="currency" office:currency="USD" office:value="69" calcext:value-type="currency">
            <text:p>$69.00</text:p>
          </table:table-cell>
          <table:table-cell table:style-name="ce17" table:formula="of:=[.E491]/[.D491]" office:value-type="float" office:value="1.24552327894946" calcext:value-type="float">
            <text:p>1.24552327894946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E3-50</text:p>
          </table:table-cell>
          <table:table-cell table:style-name="ce8" office:value-type="currency" office:currency="USD" office:value="1941" calcext:value-type="currency">
            <text:p>$1,941.00</text:p>
          </table:table-cell>
          <table:table-cell table:style-name="ce64" office:value-type="currency" office:currency="USD" office:value="2395" calcext:value-type="currency">
            <text:p>$2,395.00</text:p>
          </table:table-cell>
          <table:table-cell table:style-name="ce64" office:value-type="currency" office:currency="USD" office:value="1676.5" calcext:value-type="currency">
            <text:p>$1,676.50</text:p>
          </table:table-cell>
          <table:table-cell table:style-name="ce64" office:value-type="currency" office:currency="USD" office:value="2193.41" calcext:value-type="currency">
            <text:p>$2,193.41</text:p>
          </table:table-cell>
          <table:table-cell table:style-name="ce64" table:formula="of:=[.E492]-[.B492]" office:value-type="currency" office:currency="USD" office:value="252.41" calcext:value-type="currency">
            <text:p>$252.41</text:p>
          </table:table-cell>
          <table:table-cell table:style-name="ce17" table:formula="of:=[.E492]/[.D492]" office:value-type="float" office:value="1.3083268714584" calcext:value-type="float">
            <text:p>1.30832687145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-305-E575</text:p>
          </table:table-cell>
          <table:table-cell table:style-name="ce8" office:value-type="currency" office:currency="USD" office:value="1846" calcext:value-type="currency">
            <text:p>$1,846.00</text:p>
          </table:table-cell>
          <table:table-cell table:style-name="ce64" office:value-type="currency" office:currency="USD" office:value="2205" calcext:value-type="currency">
            <text:p>$2,205.00</text:p>
          </table:table-cell>
          <table:table-cell table:style-name="ce64" office:value-type="currency" office:currency="USD" office:value="1543.5" calcext:value-type="currency">
            <text:p>$1,543.50</text:p>
          </table:table-cell>
          <table:table-cell table:style-name="ce64" office:value-type="currency" office:currency="USD" office:value="1852.2" calcext:value-type="currency">
            <text:p>$1,852.20</text:p>
          </table:table-cell>
          <table:table-cell table:style-name="ce64" table:formula="of:=[.E493]-[.B493]" office:value-type="currency" office:currency="USD" office:value="6.20000000000005" calcext:value-type="currency">
            <text:p>$6.20</text:p>
          </table:table-cell>
          <table:table-cell table:style-name="ce17" table:formula="of:=[.E493]/[.D49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1</text:p>
          </table:table-cell>
          <table:table-cell table:style-name="ce8" office:value-type="currency" office:currency="USD" office:value="1284" calcext:value-type="currency">
            <text:p>$1,284.00</text:p>
          </table:table-cell>
          <table:table-cell table:style-name="ce64" office:value-type="currency" office:currency="USD" office:value="1420" calcext:value-type="currency">
            <text:p>$1,420.00</text:p>
          </table:table-cell>
          <table:table-cell table:style-name="ce64" office:value-type="currency" office:currency="USD" office:value="994" calcext:value-type="currency">
            <text:p>$994.00</text:p>
          </table:table-cell>
          <table:table-cell table:style-name="ce64" office:value-type="currency" office:currency="USD" office:value="1380" calcext:value-type="currency">
            <text:p>$1,380.00</text:p>
          </table:table-cell>
          <table:table-cell table:style-name="ce64" table:formula="of:=[.E494]-[.B494]" office:value-type="currency" office:currency="USD" office:value="96" calcext:value-type="currency">
            <text:p>$96.00</text:p>
          </table:table-cell>
          <table:table-cell table:style-name="ce17" table:formula="of:=[.E494]/[.D494]" office:value-type="float" office:value="1.38832997987928" calcext:value-type="float">
            <text:p>1.38832997987928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1-50</text:p>
          </table:table-cell>
          <table:table-cell table:style-name="ce8" office:value-type="currency" office:currency="USD" office:value="1317" calcext:value-type="currency">
            <text:p>$1,317.00</text:p>
          </table:table-cell>
          <table:table-cell table:style-name="ce64" office:value-type="currency" office:currency="USD" office:value="1580" calcext:value-type="currency">
            <text:p>$1,580.00</text:p>
          </table:table-cell>
          <table:table-cell table:style-name="ce64" office:value-type="currency" office:currency="USD" office:value="1106" calcext:value-type="currency">
            <text:p>$1,106.00</text:p>
          </table:table-cell>
          <table:table-cell table:style-name="ce64" office:value-type="currency" office:currency="USD" office:value="1327.2" calcext:value-type="currency">
            <text:p>$1,327.20</text:p>
          </table:table-cell>
          <table:table-cell table:style-name="ce64" table:formula="of:=[.E495]-[.B495]" office:value-type="currency" office:currency="USD" office:value="10.2" calcext:value-type="currency">
            <text:p>$10.20</text:p>
          </table:table-cell>
          <table:table-cell table:style-name="ce17" table:formula="of:=[.E495]/[.D49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1-230</text:p>
          </table:table-cell>
          <table:table-cell table:style-name="ce8" office:value-type="currency" office:currency="USD" office:value="1077" calcext:value-type="currency">
            <text:p>$1,077.00</text:p>
          </table:table-cell>
          <table:table-cell table:style-name="ce64" office:value-type="currency" office:currency="USD" office:value="1295" calcext:value-type="currency">
            <text:p>$1,295.00</text:p>
          </table:table-cell>
          <table:table-cell table:style-name="ce64" office:value-type="currency" office:currency="USD" office:value="906.5" calcext:value-type="currency">
            <text:p>$906.50</text:p>
          </table:table-cell>
          <table:table-cell table:style-name="ce64" office:value-type="currency" office:currency="USD" office:value="1087.8" calcext:value-type="currency">
            <text:p>$1,087.80</text:p>
          </table:table-cell>
          <table:table-cell table:style-name="ce64" table:formula="of:=[.E496]-[.B496]" office:value-type="currency" office:currency="USD" office:value="10.8" calcext:value-type="currency">
            <text:p>$10.80</text:p>
          </table:table-cell>
          <table:table-cell table:style-name="ce17" table:formula="of:=[.E496]/[.D49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3</text:p>
          </table:table-cell>
          <table:table-cell table:style-name="ce8" office:value-type="currency" office:currency="USD" office:value="1179" calcext:value-type="currency">
            <text:p>$1,179.00</text:p>
          </table:table-cell>
          <table:table-cell table:style-name="ce64" office:value-type="currency" office:currency="USD" office:value="1380" calcext:value-type="currency">
            <text:p>$1,380.00</text:p>
          </table:table-cell>
          <table:table-cell table:style-name="ce64" office:value-type="currency" office:currency="USD" office:value="966" calcext:value-type="currency">
            <text:p>$966.00</text:p>
          </table:table-cell>
          <table:table-cell table:style-name="ce64" office:value-type="currency" office:currency="USD" office:value="1230" calcext:value-type="currency">
            <text:p>$1,230.00</text:p>
          </table:table-cell>
          <table:table-cell table:style-name="ce64" table:formula="of:=[.E497]-[.B497]" office:value-type="currency" office:currency="USD" office:value="51" calcext:value-type="currency">
            <text:p>$51.00</text:p>
          </table:table-cell>
          <table:table-cell table:style-name="ce17" table:formula="of:=[.E497]/[.D497]" office:value-type="float" office:value="1.27329192546584" calcext:value-type="float">
            <text:p>1.27329192546584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3-50</text:p>
          </table:table-cell>
          <table:table-cell table:style-name="ce8" office:value-type="currency" office:currency="USD" office:value="1307" calcext:value-type="currency">
            <text:p>$1,307.00</text:p>
          </table:table-cell>
          <table:table-cell table:style-name="ce64" office:value-type="currency" office:currency="USD" office:value="1565" calcext:value-type="currency">
            <text:p>$1,565.00</text:p>
          </table:table-cell>
          <table:table-cell table:style-name="ce64" office:value-type="currency" office:currency="USD" office:value="1095.5" calcext:value-type="currency">
            <text:p>$1,095.50</text:p>
          </table:table-cell>
          <table:table-cell table:style-name="ce64" office:value-type="currency" office:currency="USD" office:value="1314.6" calcext:value-type="currency">
            <text:p>$1,314.60</text:p>
          </table:table-cell>
          <table:table-cell table:style-name="ce64" table:formula="of:=[.E498]-[.B498]" office:value-type="currency" office:currency="USD" office:value="7.59999999999991" calcext:value-type="currency">
            <text:p>$7.60</text:p>
          </table:table-cell>
          <table:table-cell table:style-name="ce17" table:formula="of:=[.E498]/[.D49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575</text:p>
          </table:table-cell>
          <table:table-cell table:style-name="ce8" office:value-type="currency" office:currency="USD" office:value="1211" calcext:value-type="currency">
            <text:p>$1,211.00</text:p>
          </table:table-cell>
          <table:table-cell table:style-name="ce64" office:value-type="currency" office:currency="USD" office:value="1450" calcext:value-type="currency">
            <text:p>$1,450.00</text:p>
          </table:table-cell>
          <table:table-cell table:style-name="ce64" office:value-type="currency" office:currency="USD" office:value="1015" calcext:value-type="currency">
            <text:p>$1,015.00</text:p>
          </table:table-cell>
          <table:table-cell table:style-name="ce64" office:value-type="currency" office:currency="USD" office:value="1218" calcext:value-type="currency">
            <text:p>$1,218.00</text:p>
          </table:table-cell>
          <table:table-cell table:style-name="ce64" table:formula="of:=[.E499]-[.B499]" office:value-type="currency" office:currency="USD" office:value="7" calcext:value-type="currency">
            <text:p>$7.00</text:p>
          </table:table-cell>
          <table:table-cell table:style-name="ce17" table:formula="of:=[.E499]/[.D49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A</text:p>
          </table:table-cell>
          <table:table-cell table:style-name="ce8" office:value-type="currency" office:currency="USD" office:value="1219" calcext:value-type="currency">
            <text:p>$1,219.00</text:p>
          </table:table-cell>
          <table:table-cell table:style-name="ce64" office:value-type="currency" office:currency="USD" office:value="1480" calcext:value-type="currency">
            <text:p>$1,480.00</text:p>
          </table:table-cell>
          <table:table-cell table:style-name="ce64" office:value-type="currency" office:currency="USD" office:value="1036" calcext:value-type="currency">
            <text:p>$1,036.00</text:p>
          </table:table-cell>
          <table:table-cell table:style-name="ce64" office:value-type="currency" office:currency="USD" office:value="1230" calcext:value-type="currency">
            <text:p>$1,230.00</text:p>
          </table:table-cell>
          <table:table-cell table:style-name="ce64" table:formula="of:=[.E500]-[.B500]" office:value-type="currency" office:currency="USD" office:value="11" calcext:value-type="currency">
            <text:p>$11.00</text:p>
          </table:table-cell>
          <table:table-cell table:style-name="ce17" table:formula="of:=[.E500]/[.D500]" office:value-type="float" office:value="1.18725868725869" calcext:value-type="float">
            <text:p>1.18725868725869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E1</text:p>
          </table:table-cell>
          <table:table-cell table:style-name="ce8" office:value-type="currency" office:currency="USD" office:value="1349" calcext:value-type="currency">
            <text:p>$1,349.00</text:p>
          </table:table-cell>
          <table:table-cell table:style-name="ce64" office:value-type="currency" office:currency="USD" office:value="1575" calcext:value-type="currency">
            <text:p>$1,575.00</text:p>
          </table:table-cell>
          <table:table-cell table:style-name="ce64" office:value-type="currency" office:currency="USD" office:value="1102.5" calcext:value-type="currency">
            <text:p>$1,102.50</text:p>
          </table:table-cell>
          <table:table-cell table:style-name="ce64" office:value-type="currency" office:currency="USD" office:value="1395" calcext:value-type="currency">
            <text:p>$1,395.00</text:p>
          </table:table-cell>
          <table:table-cell table:style-name="ce64" table:formula="of:=[.E501]-[.B501]" office:value-type="currency" office:currency="USD" office:value="46" calcext:value-type="currency">
            <text:p>$46.00</text:p>
          </table:table-cell>
          <table:table-cell table:style-name="ce17" table:formula="of:=[.E501]/[.D501]" office:value-type="float" office:value="1.26530612244898" calcext:value-type="float">
            <text:p>1.26530612244898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E1-50</text:p>
          </table:table-cell>
          <table:table-cell table:style-name="ce8" office:value-type="currency" office:currency="USD" office:value="1696" calcext:value-type="currency">
            <text:p>$1,696.00</text:p>
          </table:table-cell>
          <table:table-cell table:style-name="ce64" office:value-type="currency" office:currency="USD" office:value="2145" calcext:value-type="currency">
            <text:p>$2,145.00</text:p>
          </table:table-cell>
          <table:table-cell table:style-name="ce64" office:value-type="currency" office:currency="USD" office:value="1501.5" calcext:value-type="currency">
            <text:p>$1,501.50</text:p>
          </table:table-cell>
          <table:table-cell table:style-name="ce64" office:value-type="currency" office:currency="USD" office:value="1705.2" calcext:value-type="currency">
            <text:p>$1,705.20</text:p>
          </table:table-cell>
          <table:table-cell table:style-name="ce64" table:formula="of:=[.E502]-[.B502]" office:value-type="currency" office:currency="USD" office:value="9.20000000000005" calcext:value-type="currency">
            <text:p>$9.20</text:p>
          </table:table-cell>
          <table:table-cell table:style-name="ce17" table:formula="of:=[.E502]/[.D502]" office:value-type="float" office:value="1.13566433566434" calcext:value-type="float">
            <text:p>1.1356643356643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E3</text:p>
          </table:table-cell>
          <table:table-cell table:style-name="ce8" office:value-type="currency" office:currency="USD" office:value="1347" calcext:value-type="currency">
            <text:p>$1,347.00</text:p>
          </table:table-cell>
          <table:table-cell table:style-name="ce64" office:value-type="currency" office:currency="USD" office:value="1620" calcext:value-type="currency">
            <text:p>$1,620.00</text:p>
          </table:table-cell>
          <table:table-cell table:style-name="ce64" office:value-type="currency" office:currency="USD" office:value="1134" calcext:value-type="currency">
            <text:p>$1,134.00</text:p>
          </table:table-cell>
          <table:table-cell table:style-name="ce64" office:value-type="currency" office:currency="USD" office:value="1360.8" calcext:value-type="currency">
            <text:p>$1,360.80</text:p>
          </table:table-cell>
          <table:table-cell table:style-name="ce64" table:formula="of:=[.E503]-[.B503]" office:value-type="currency" office:currency="USD" office:value="13.8" calcext:value-type="currency">
            <text:p>$13.80</text:p>
          </table:table-cell>
          <table:table-cell table:style-name="ce17" table:formula="of:=[.E503]/[.D50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E3-50</text:p>
          </table:table-cell>
          <table:table-cell table:style-name="ce8" office:value-type="currency" office:currency="USD" office:value="1737" calcext:value-type="currency">
            <text:p>$1,737.00</text:p>
          </table:table-cell>
          <table:table-cell table:style-name="ce64" office:value-type="currency" office:currency="USD" office:value="2225" calcext:value-type="currency">
            <text:p>$2,225.00</text:p>
          </table:table-cell>
          <table:table-cell table:style-name="ce64" office:value-type="currency" office:currency="USD" office:value="1557.5" calcext:value-type="currency">
            <text:p>$1,557.50</text:p>
          </table:table-cell>
          <table:table-cell table:style-name="ce64" office:value-type="currency" office:currency="USD" office:value="1747.2" calcext:value-type="currency">
            <text:p>$1,747.20</text:p>
          </table:table-cell>
          <table:table-cell table:style-name="ce64" table:formula="of:=[.E504]-[.B504]" office:value-type="currency" office:currency="USD" office:value="10.2" calcext:value-type="currency">
            <text:p>$10.20</text:p>
          </table:table-cell>
          <table:table-cell table:style-name="ce17" table:formula="of:=[.E504]/[.D504]" office:value-type="float" office:value="1.12179775280899" calcext:value-type="float">
            <text:p>1.1217977528089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-305-E575</text:p>
          </table:table-cell>
          <table:table-cell table:style-name="ce8" office:value-type="currency" office:currency="USD" office:value="1407" calcext:value-type="currency">
            <text:p>$1,407.00</text:p>
          </table:table-cell>
          <table:table-cell table:style-name="ce64" office:value-type="currency" office:currency="USD" office:value="1690" calcext:value-type="currency">
            <text:p>$1,690.00</text:p>
          </table:table-cell>
          <table:table-cell table:style-name="ce64" office:value-type="currency" office:currency="USD" office:value="1183" calcext:value-type="currency">
            <text:p>$1,183.00</text:p>
          </table:table-cell>
          <table:table-cell table:style-name="ce64" office:value-type="currency" office:currency="USD" office:value="1419.6" calcext:value-type="currency">
            <text:p>$1,419.60</text:p>
          </table:table-cell>
          <table:table-cell table:style-name="ce64" table:formula="of:=[.E505]-[.B505]" office:value-type="currency" office:currency="USD" office:value="12.5999999999999" calcext:value-type="currency">
            <text:p>$12.60</text:p>
          </table:table-cell>
          <table:table-cell table:style-name="ce17" table:formula="of:=[.E505]/[.D50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Portable Drum Roll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1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style-name="ce64" office:value-type="currency" office:currency="USD" office:value="1600" calcext:value-type="currency">
            <text:p>$1,600.00</text:p>
          </table:table-cell>
          <table:table-cell table:style-name="ce64" office:value-type="currency" office:currency="USD" office:value="1064" calcext:value-type="currency">
            <text:p>$1,064.00</text:p>
          </table:table-cell>
          <table:table-cell table:style-name="ce64" office:value-type="currency" office:currency="USD" office:value="1344" calcext:value-type="currency">
            <text:p>$1,344.00</text:p>
          </table:table-cell>
          <table:table-cell table:style-name="ce64" table:formula="of:=[.E509]-[.B509]" office:value-type="currency" office:currency="USD" office:value="15" calcext:value-type="currency">
            <text:p>$15.00</text:p>
          </table:table-cell>
          <table:table-cell table:style-name="ce17" table:formula="of:=[.E509]/[.D509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1-50</text:p>
          </table:table-cell>
          <table:table-cell table:style-name="ce8" office:value-type="currency" office:currency="USD" office:value="1504" calcext:value-type="currency">
            <text:p>$1,504.00</text:p>
          </table:table-cell>
          <table:table-cell table:style-name="ce64" office:value-type="currency" office:currency="USD" office:value="1840" calcext:value-type="currency">
            <text:p>$1,840.00</text:p>
          </table:table-cell>
          <table:table-cell table:style-name="ce64" office:value-type="currency" office:currency="USD" office:value="1223.6" calcext:value-type="currency">
            <text:p>$1,223.60</text:p>
          </table:table-cell>
          <table:table-cell table:style-name="ce64" office:value-type="currency" office:currency="USD" office:value="1516.2" calcext:value-type="currency">
            <text:p>$1,516.20</text:p>
          </table:table-cell>
          <table:table-cell table:style-name="ce64" table:formula="of:=[.E510]-[.B510]" office:value-type="currency" office:currency="USD" office:value="12.2" calcext:value-type="currency">
            <text:p>$12.20</text:p>
          </table:table-cell>
          <table:table-cell table:style-name="ce17" table:formula="of:=[.E510]/[.D510]" office:value-type="float" office:value="1.23913043478261" calcext:value-type="float">
            <text:p>1.2391304347826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3</text:p>
          </table:table-cell>
          <table:table-cell table:style-name="ce8" office:value-type="currency" office:currency="USD" office:value="1360" calcext:value-type="currency">
            <text:p>$1,360.00</text:p>
          </table:table-cell>
          <table:table-cell table:style-name="ce64" office:value-type="currency" office:currency="USD" office:value="1590" calcext:value-type="currency">
            <text:p>$1,590.00</text:p>
          </table:table-cell>
          <table:table-cell table:style-name="ce64" office:value-type="currency" office:currency="USD" office:value="1057.35" calcext:value-type="currency">
            <text:p>$1,057.35</text:p>
          </table:table-cell>
          <table:table-cell table:style-name="ce64" office:value-type="currency" office:currency="USD" office:value="1410" calcext:value-type="currency">
            <text:p>$1,410.00</text:p>
          </table:table-cell>
          <table:table-cell table:style-name="ce64" table:formula="of:=[.E511]-[.B511]" office:value-type="currency" office:currency="USD" office:value="50" calcext:value-type="currency">
            <text:p>$50.00</text:p>
          </table:table-cell>
          <table:table-cell table:style-name="ce17" table:formula="of:=[.E511]/[.D511]" office:value-type="float" office:value="1.33352248545893" calcext:value-type="float">
            <text:p>1.33352248545893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3-50</text:p>
          </table:table-cell>
          <table:table-cell table:style-name="ce8" office:value-type="currency" office:currency="USD" office:value="1495" calcext:value-type="currency">
            <text:p>$1,495.00</text:p>
          </table:table-cell>
          <table:table-cell table:style-name="ce64" office:value-type="currency" office:currency="USD" office:value="1830" calcext:value-type="currency">
            <text:p>$1,830.00</text:p>
          </table:table-cell>
          <table:table-cell table:style-name="ce64" office:value-type="currency" office:currency="USD" office:value="1216.95" calcext:value-type="currency">
            <text:p>$1,216.95</text:p>
          </table:table-cell>
          <table:table-cell table:style-name="ce64" office:value-type="currency" office:currency="USD" office:value="1507.8" calcext:value-type="currency">
            <text:p>$1,507.80</text:p>
          </table:table-cell>
          <table:table-cell table:style-name="ce64" table:formula="of:=[.E512]-[.B512]" office:value-type="currency" office:currency="USD" office:value="12.8" calcext:value-type="currency">
            <text:p>$12.80</text:p>
          </table:table-cell>
          <table:table-cell table:style-name="ce17" table:formula="of:=[.E512]/[.D512]" office:value-type="float" office:value="1.23899913718723" calcext:value-type="float">
            <text:p>1.2389991371872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575</text:p>
          </table:table-cell>
          <table:table-cell table:style-name="ce8" office:value-type="currency" office:currency="USD" office:value="1442" calcext:value-type="currency">
            <text:p>$1,442.00</text:p>
          </table:table-cell>
          <table:table-cell table:style-name="ce64" office:value-type="currency" office:currency="USD" office:value="1725" calcext:value-type="currency">
            <text:p>$1,725.00</text:p>
          </table:table-cell>
          <table:table-cell table:style-name="ce64" office:value-type="currency" office:currency="USD" office:value="1147.13" calcext:value-type="currency">
            <text:p>$1,147.13</text:p>
          </table:table-cell>
          <table:table-cell table:style-name="ce64" office:value-type="currency" office:currency="USD" office:value="1449" calcext:value-type="currency">
            <text:p>$1,449.00</text:p>
          </table:table-cell>
          <table:table-cell table:style-name="ce64" table:formula="of:=[.E513]-[.B513]" office:value-type="currency" office:currency="USD" office:value="7" calcext:value-type="currency">
            <text:p>$7.00</text:p>
          </table:table-cell>
          <table:table-cell table:style-name="ce17" table:formula="of:=[.E513]/[.D513]" office:value-type="float" office:value="1.26315238900561" calcext:value-type="float">
            <text:p>1.2631523890056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E1</text:p>
          </table:table-cell>
          <table:table-cell table:style-name="ce8" office:value-type="currency" office:currency="USD" office:value="1547" calcext:value-type="currency">
            <text:p>$1,547.00</text:p>
          </table:table-cell>
          <table:table-cell table:style-name="ce64" office:value-type="currency" office:currency="USD" office:value="1900" calcext:value-type="currency">
            <text:p>$1,900.00</text:p>
          </table:table-cell>
          <table:table-cell table:style-name="ce64" office:value-type="currency" office:currency="USD" office:value="1263.5" calcext:value-type="currency">
            <text:p>$1,263.50</text:p>
          </table:table-cell>
          <table:table-cell table:style-name="ce64" office:value-type="currency" office:currency="USD" office:value="1610" calcext:value-type="currency">
            <text:p>$1,610.00</text:p>
          </table:table-cell>
          <table:table-cell table:style-name="ce64" table:formula="of:=[.E514]-[.B514]" office:value-type="currency" office:currency="USD" office:value="63" calcext:value-type="currency">
            <text:p>$63.00</text:p>
          </table:table-cell>
          <table:table-cell table:style-name="ce17" table:formula="of:=[.E514]/[.D514]" office:value-type="float" office:value="1.27423822714681" calcext:value-type="float">
            <text:p>1.27423822714681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E1-50</text:p>
          </table:table-cell>
          <table:table-cell table:style-name="ce8" office:value-type="currency" office:currency="USD" office:value="1852" calcext:value-type="currency">
            <text:p>$1,852.00</text:p>
          </table:table-cell>
          <table:table-cell table:style-name="ce64" office:value-type="currency" office:currency="USD" office:value="2270" calcext:value-type="currency">
            <text:p>$2,270.00</text:p>
          </table:table-cell>
          <table:table-cell table:style-name="ce64" office:value-type="currency" office:currency="USD" office:value="1509.55" calcext:value-type="currency">
            <text:p>$1,509.55</text:p>
          </table:table-cell>
          <table:table-cell table:style-name="ce64" office:value-type="currency" office:currency="USD" office:value="1864.8" calcext:value-type="currency">
            <text:p>$1,864.80</text:p>
          </table:table-cell>
          <table:table-cell table:style-name="ce64" table:formula="of:=[.E515]-[.B515]" office:value-type="currency" office:currency="USD" office:value="12.8" calcext:value-type="currency">
            <text:p>$12.80</text:p>
          </table:table-cell>
          <table:table-cell table:style-name="ce17" table:formula="of:=[.E515]/[.D515]" office:value-type="float" office:value="1.23533503361929" calcext:value-type="float">
            <text:p>1.2353350336192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E3</text:p>
          </table:table-cell>
          <table:table-cell table:style-name="ce8" office:value-type="currency" office:currency="USD" office:value="1546" calcext:value-type="currency">
            <text:p>$1,546.00</text:p>
          </table:table-cell>
          <table:table-cell table:style-name="ce64" office:value-type="currency" office:currency="USD" office:value="1890" calcext:value-type="currency">
            <text:p>$1,890.00</text:p>
          </table:table-cell>
          <table:table-cell table:style-name="ce64" office:value-type="currency" office:currency="USD" office:value="1256.85" calcext:value-type="currency">
            <text:p>$1,256.85</text:p>
          </table:table-cell>
          <table:table-cell table:style-name="ce64" office:value-type="currency" office:currency="USD" office:value="1600" calcext:value-type="currency">
            <text:p>$1,600.00</text:p>
          </table:table-cell>
          <table:table-cell table:style-name="ce64" table:formula="of:=[.E516]-[.B516]" office:value-type="currency" office:currency="USD" office:value="54" calcext:value-type="currency">
            <text:p>$54.00</text:p>
          </table:table-cell>
          <table:table-cell table:style-name="ce17" table:formula="of:=[.E516]/[.D516]" office:value-type="float" office:value="1.27302382941481" calcext:value-type="float">
            <text:p>1.27302382941481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E3-50</text:p>
          </table:table-cell>
          <table:table-cell table:style-name="ce8" office:value-type="currency" office:currency="USD" office:value="1962" calcext:value-type="currency">
            <text:p>$1,962.00</text:p>
          </table:table-cell>
          <table:table-cell table:style-name="ce64" office:value-type="currency" office:currency="USD" office:value="2260" calcext:value-type="currency">
            <text:p>$2,260.00</text:p>
          </table:table-cell>
          <table:table-cell table:style-name="ce64" office:value-type="currency" office:currency="USD" office:value="1502.9" calcext:value-type="currency">
            <text:p>$1,502.90</text:p>
          </table:table-cell>
          <table:table-cell table:style-name="ce64" office:value-type="currency" office:currency="USD" office:value="1974" calcext:value-type="currency">
            <text:p>$1,974.00</text:p>
          </table:table-cell>
          <table:table-cell table:style-name="ce64" table:formula="of:=[.E517]-[.B517]" office:value-type="currency" office:currency="USD" office:value="12" calcext:value-type="currency">
            <text:p>$12.00</text:p>
          </table:table-cell>
          <table:table-cell table:style-name="ce17" table:formula="of:=[.E517]/[.D517]" office:value-type="float" office:value="1.31346064275734" calcext:value-type="float">
            <text:p>1.3134606427573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E575</text:p>
          </table:table-cell>
          <table:table-cell table:style-name="ce8" office:value-type="currency" office:currency="USD" office:value="1876" calcext:value-type="currency">
            <text:p>$1,876.00</text:p>
          </table:table-cell>
          <table:table-cell table:style-name="ce64" office:value-type="currency" office:currency="USD" office:value="2245" calcext:value-type="currency">
            <text:p>$2,245.00</text:p>
          </table:table-cell>
          <table:table-cell table:style-name="ce64" office:value-type="currency" office:currency="USD" office:value="1492.93" calcext:value-type="currency">
            <text:p>$1,492.93</text:p>
          </table:table-cell>
          <table:table-cell table:style-name="ce64" office:value-type="currency" office:currency="USD" office:value="1885.8" calcext:value-type="currency">
            <text:p>$1,885.80</text:p>
          </table:table-cell>
          <table:table-cell table:style-name="ce64" table:formula="of:=[.E518]-[.B518]" office:value-type="currency" office:currency="USD" office:value="9.79999999999995" calcext:value-type="currency">
            <text:p>$9.80</text:p>
          </table:table-cell>
          <table:table-cell table:style-name="ce17" table:formula="of:=[.E518]/[.D518]" office:value-type="float" office:value="1.26315366427093" calcext:value-type="float">
            <text:p>1.2631536642709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/20-A</text:p>
          </table:table-cell>
          <table:table-cell table:style-name="ce8" office:value-type="currency" office:currency="USD" office:value="1366" calcext:value-type="currency">
            <text:p>$1,366.00</text:p>
          </table:table-cell>
          <table:table-cell table:style-name="ce64" office:value-type="currency" office:currency="USD" office:value="1675" calcext:value-type="currency">
            <text:p>$1,675.00</text:p>
          </table:table-cell>
          <table:table-cell table:style-name="ce64" office:value-type="currency" office:currency="USD" office:value="1113.88" calcext:value-type="currency">
            <text:p>$1,113.88</text:p>
          </table:table-cell>
          <table:table-cell table:style-name="ce64" office:value-type="currency" office:currency="USD" office:value="1420" calcext:value-type="currency">
            <text:p>$1,420.00</text:p>
          </table:table-cell>
          <table:table-cell table:style-name="ce64" table:formula="of:=[.E519]-[.B519]" office:value-type="currency" office:currency="USD" office:value="54" calcext:value-type="currency">
            <text:p>$54.00</text:p>
          </table:table-cell>
          <table:table-cell table:style-name="ce17" table:formula="of:=[.E519]/[.D519]" office:value-type="float" office:value="1.27482314073329" calcext:value-type="float">
            <text:p>1.27482314073329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1</text:p>
          </table:table-cell>
          <table:table-cell table:style-name="ce8" office:value-type="currency" office:currency="USD" office:value="1669" calcext:value-type="currency">
            <text:p>$1,669.00</text:p>
          </table:table-cell>
          <table:table-cell table:style-name="ce64" office:value-type="currency" office:currency="USD" office:value="1965" calcext:value-type="currency">
            <text:p>$1,965.00</text:p>
          </table:table-cell>
          <table:table-cell table:style-name="ce64" office:value-type="currency" office:currency="USD" office:value="1306.73" calcext:value-type="currency">
            <text:p>$1,306.73</text:p>
          </table:table-cell>
          <table:table-cell table:style-name="ce64" office:value-type="currency" office:currency="USD" office:value="1740" calcext:value-type="currency">
            <text:p>$1,740.00</text:p>
          </table:table-cell>
          <table:table-cell table:style-name="ce64" table:formula="of:=[.E520]-[.B520]" office:value-type="currency" office:currency="USD" office:value="71" calcext:value-type="currency">
            <text:p>$71.00</text:p>
          </table:table-cell>
          <table:table-cell table:style-name="ce17" table:formula="of:=[.E520]/[.D520]" office:value-type="float" office:value="1.33156811277004" calcext:value-type="float">
            <text:p>1.33156811277004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1-50</text:p>
          </table:table-cell>
          <table:table-cell table:style-name="ce8" office:value-type="currency" office:currency="USD" office:value="1795" calcext:value-type="currency">
            <text:p>$1,795.00</text:p>
          </table:table-cell>
          <table:table-cell table:style-name="ce64" office:value-type="currency" office:currency="USD" office:value="2195" calcext:value-type="currency">
            <text:p>$2,195.00</text:p>
          </table:table-cell>
          <table:table-cell table:style-name="ce64" office:value-type="currency" office:currency="USD" office:value="1459.68" calcext:value-type="currency">
            <text:p>$1,459.68</text:p>
          </table:table-cell>
          <table:table-cell table:style-name="ce64" office:value-type="currency" office:currency="USD" office:value="1806" calcext:value-type="currency">
            <text:p>$1,806.00</text:p>
          </table:table-cell>
          <table:table-cell table:style-name="ce64" table:formula="of:=[.E521]-[.B521]" office:value-type="currency" office:currency="USD" office:value="11" calcext:value-type="currency">
            <text:p>$11.00</text:p>
          </table:table-cell>
          <table:table-cell table:style-name="ce17" table:formula="of:=[.E521]/[.D521]" office:value-type="float" office:value="1.23725748109175" calcext:value-type="float">
            <text:p>1.23725748109175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3</text:p>
          </table:table-cell>
          <table:table-cell table:style-name="ce8" office:value-type="currency" office:currency="USD" office:value="1659" calcext:value-type="currency">
            <text:p>$1,659.00</text:p>
          </table:table-cell>
          <table:table-cell table:style-name="ce64" office:value-type="currency" office:currency="USD" office:value="1955" calcext:value-type="currency">
            <text:p>$1,955.00</text:p>
          </table:table-cell>
          <table:table-cell table:style-name="ce64" office:value-type="currency" office:currency="USD" office:value="1300.08" calcext:value-type="currency">
            <text:p>$1,300.08</text:p>
          </table:table-cell>
          <table:table-cell table:style-name="ce64" office:value-type="currency" office:currency="USD" office:value="1730" calcext:value-type="currency">
            <text:p>$1,730.00</text:p>
          </table:table-cell>
          <table:table-cell table:style-name="ce64" table:formula="of:=[.E522]-[.B522]" office:value-type="currency" office:currency="USD" office:value="71" calcext:value-type="currency">
            <text:p>$71.00</text:p>
          </table:table-cell>
          <table:table-cell table:style-name="ce17" table:formula="of:=[.E522]/[.D522]" office:value-type="float" office:value="1.3306873423174" calcext:value-type="float">
            <text:p>1.3306873423174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3-50</text:p>
          </table:table-cell>
          <table:table-cell table:style-name="ce8" office:value-type="currency" office:currency="USD" office:value="1836" calcext:value-type="currency">
            <text:p>$1,836.00</text:p>
          </table:table-cell>
          <table:table-cell table:style-name="ce64" office:value-type="currency" office:currency="USD" office:value="2185" calcext:value-type="currency">
            <text:p>$2,185.00</text:p>
          </table:table-cell>
          <table:table-cell table:style-name="ce64" office:value-type="currency" office:currency="USD" office:value="1453.03" calcext:value-type="currency">
            <text:p>$1,453.03</text:p>
          </table:table-cell>
          <table:table-cell table:style-name="ce64" office:value-type="currency" office:currency="USD" office:value="1843.8" calcext:value-type="currency">
            <text:p>$1,843.80</text:p>
          </table:table-cell>
          <table:table-cell table:style-name="ce64" table:formula="of:=[.E523]-[.B523]" office:value-type="currency" office:currency="USD" office:value="7.79999999999995" calcext:value-type="currency">
            <text:p>$7.80</text:p>
          </table:table-cell>
          <table:table-cell table:style-name="ce17" table:formula="of:=[.E523]/[.D523]" office:value-type="float" office:value="1.26893457120638" calcext:value-type="float">
            <text:p>1.2689345712063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575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style-name="ce64" office:value-type="currency" office:currency="USD" office:value="2225" calcext:value-type="currency">
            <text:p>$2,225.00</text:p>
          </table:table-cell>
          <table:table-cell table:style-name="ce64" office:value-type="currency" office:currency="USD" office:value="1479.63" calcext:value-type="currency">
            <text:p>$1,479.63</text:p>
          </table:table-cell>
          <table:table-cell table:style-name="ce64" office:value-type="currency" office:currency="USD" office:value="1869" calcext:value-type="currency">
            <text:p>$1,869.00</text:p>
          </table:table-cell>
          <table:table-cell table:style-name="ce64" table:formula="of:=[.E524]-[.B524]" office:value-type="currency" office:currency="USD" office:value="16" calcext:value-type="currency">
            <text:p>$16.00</text:p>
          </table:table-cell>
          <table:table-cell table:style-name="ce17" table:formula="of:=[.E524]/[.D524]" office:value-type="float" office:value="1.2631536262444" calcext:value-type="float">
            <text:p>1.263153626244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E1</text:p>
          </table:table-cell>
          <table:table-cell table:style-name="ce8" office:value-type="currency" office:currency="USD" office:value="2119" calcext:value-type="currency">
            <text:p>$2,119.00</text:p>
          </table:table-cell>
          <table:table-cell table:style-name="ce64" office:value-type="currency" office:currency="USD" office:value="2260" calcext:value-type="currency">
            <text:p>$2,260.00</text:p>
          </table:table-cell>
          <table:table-cell table:style-name="ce64" office:value-type="currency" office:currency="USD" office:value="1502.9" calcext:value-type="currency">
            <text:p>$1,502.90</text:p>
          </table:table-cell>
          <table:table-cell table:style-name="ce64" office:value-type="currency" office:currency="USD" office:value="2225" calcext:value-type="currency">
            <text:p>$2,225.00</text:p>
          </table:table-cell>
          <table:table-cell table:style-name="ce64" table:formula="of:=[.E525]-[.B525]" office:value-type="currency" office:currency="USD" office:value="106" calcext:value-type="currency">
            <text:p>$106.00</text:p>
          </table:table-cell>
          <table:table-cell table:style-name="ce17" table:formula="of:=[.E525]/[.D525]" office:value-type="float" office:value="1.48047108922749" calcext:value-type="float">
            <text:p>1.48047108922749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E1-50</text:p>
          </table:table-cell>
          <table:table-cell table:style-name="ce8" office:value-type="currency" office:currency="USD" office:value="2218" calcext:value-type="currency">
            <text:p>$2,218.00</text:p>
          </table:table-cell>
          <table:table-cell table:style-name="ce64" office:value-type="currency" office:currency="USD" office:value="2660" calcext:value-type="currency">
            <text:p>$2,660.00</text:p>
          </table:table-cell>
          <table:table-cell table:style-name="ce64" office:value-type="currency" office:currency="USD" office:value="1768.9" calcext:value-type="currency">
            <text:p>$1,768.90</text:p>
          </table:table-cell>
          <table:table-cell table:style-name="ce64" office:value-type="currency" office:currency="USD" office:value="2234.4" calcext:value-type="currency">
            <text:p>$2,234.40</text:p>
          </table:table-cell>
          <table:table-cell table:style-name="ce64" table:formula="of:=[.E526]-[.B526]" office:value-type="currency" office:currency="USD" office:value="16.4000000000001" calcext:value-type="currency">
            <text:p>$16.40</text:p>
          </table:table-cell>
          <table:table-cell table:style-name="ce17" table:formula="of:=[.E526]/[.D526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E3</text:p>
          </table:table-cell>
          <table:table-cell table:style-name="ce8" office:value-type="currency" office:currency="USD" office:value="1636" calcext:value-type="currency">
            <text:p>$1,636.00</text:p>
          </table:table-cell>
          <table:table-cell table:style-name="ce64" office:value-type="currency" office:currency="USD" office:value="2250" calcext:value-type="currency">
            <text:p>$2,250.00</text:p>
          </table:table-cell>
          <table:table-cell table:style-name="ce64" office:value-type="currency" office:currency="USD" office:value="1496.25" calcext:value-type="currency">
            <text:p>$1,496.25</text:p>
          </table:table-cell>
          <table:table-cell table:style-name="ce64" office:value-type="currency" office:currency="USD" office:value="1642.2" calcext:value-type="currency">
            <text:p>$1,642.20</text:p>
          </table:table-cell>
          <table:table-cell table:style-name="ce64" table:formula="of:=[.E527]-[.B527]" office:value-type="currency" office:currency="USD" office:value="6.20000000000005" calcext:value-type="currency">
            <text:p>$6.20</text:p>
          </table:table-cell>
          <table:table-cell table:style-name="ce17" table:formula="of:=[.E527]/[.D527]" office:value-type="float" office:value="1.09754385964912" calcext:value-type="float">
            <text:p>1.0975438596491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E3-50</text:p>
          </table:table-cell>
          <table:table-cell table:style-name="ce8" office:value-type="currency" office:currency="USD" office:value="2364" calcext:value-type="currency">
            <text:p>$2,364.00</text:p>
          </table:table-cell>
          <table:table-cell table:style-name="ce64" office:value-type="currency" office:currency="USD" office:value="2650" calcext:value-type="currency">
            <text:p>$2,650.00</text:p>
          </table:table-cell>
          <table:table-cell table:style-name="ce64" office:value-type="currency" office:currency="USD" office:value="1762.25" calcext:value-type="currency">
            <text:p>$1,762.25</text:p>
          </table:table-cell>
          <table:table-cell table:style-name="ce64" office:value-type="currency" office:currency="USD" office:value="2373" calcext:value-type="currency">
            <text:p>$2,373.00</text:p>
          </table:table-cell>
          <table:table-cell table:style-name="ce64" table:formula="of:=[.E528]-[.B528]" office:value-type="currency" office:currency="USD" office:value="9" calcext:value-type="currency">
            <text:p>$9.00</text:p>
          </table:table-cell>
          <table:table-cell table:style-name="ce17" table:formula="of:=[.E528]/[.D528]" office:value-type="float" office:value="1.34657398212512" calcext:value-type="float">
            <text:p>1.3465739821251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E575</text:p>
          </table:table-cell>
          <table:table-cell table:style-name="ce8" office:value-type="currency" office:currency="USD" office:value="2325" calcext:value-type="currency">
            <text:p>$2,325.00</text:p>
          </table:table-cell>
          <table:table-cell table:style-name="ce64" office:value-type="currency" office:currency="USD" office:value="2640" calcext:value-type="currency">
            <text:p>$2,640.00</text:p>
          </table:table-cell>
          <table:table-cell table:style-name="ce64" office:value-type="currency" office:currency="USD" office:value="1755.6" calcext:value-type="currency">
            <text:p>$1,755.60</text:p>
          </table:table-cell>
          <table:table-cell table:style-name="ce64" office:value-type="currency" office:currency="USD" office:value="2339.4" calcext:value-type="currency">
            <text:p>$2,339.40</text:p>
          </table:table-cell>
          <table:table-cell table:style-name="ce64" table:formula="of:=[.E529]-[.B529]" office:value-type="currency" office:currency="USD" office:value="14.4000000000001" calcext:value-type="currency">
            <text:p>$14.40</text:p>
          </table:table-cell>
          <table:table-cell table:style-name="ce17" table:formula="of:=[.E529]/[.D529]" office:value-type="float" office:value="1.33253588516746" calcext:value-type="float">
            <text:p>1.3325358851674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VS-A</text:p>
          </table:table-cell>
          <table:table-cell table:style-name="ce8" office:value-type="currency" office:currency="USD" office:value="1709" calcext:value-type="currency">
            <text:p>$1,709.00</text:p>
          </table:table-cell>
          <table:table-cell table:style-name="ce64" office:value-type="currency" office:currency="USD" office:value="2080" calcext:value-type="currency">
            <text:p>$2,080.00</text:p>
          </table:table-cell>
          <table:table-cell table:style-name="ce64" office:value-type="currency" office:currency="USD" office:value="1383.2" calcext:value-type="currency">
            <text:p>$1,383.20</text:p>
          </table:table-cell>
          <table:table-cell table:style-name="ce64" office:value-type="currency" office:currency="USD" office:value="1717.8" calcext:value-type="currency">
            <text:p>$1,717.80</text:p>
          </table:table-cell>
          <table:table-cell table:style-name="ce64" table:formula="of:=[.E530]-[.B530]" office:value-type="currency" office:currency="USD" office:value="8.79999999999995" calcext:value-type="currency">
            <text:p>$8.80</text:p>
          </table:table-cell>
          <table:table-cell table:style-name="ce17" table:formula="of:=[.E530]/[.D530]" office:value-type="float" office:value="1.2419028340081" calcext:value-type="float">
            <text:p>1.241902834008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1</text:p>
          </table:table-cell>
          <table:table-cell table:style-name="ce8" office:value-type="currency" office:currency="USD" office:value="2099" calcext:value-type="currency">
            <text:p>$2,099.00</text:p>
          </table:table-cell>
          <table:table-cell table:style-name="ce64" office:value-type="currency" office:currency="USD" office:value="2395" calcext:value-type="currency">
            <text:p>$2,395.00</text:p>
          </table:table-cell>
          <table:table-cell table:style-name="ce64" office:value-type="currency" office:currency="USD" office:value="1592.68" calcext:value-type="currency">
            <text:p>$1,592.68</text:p>
          </table:table-cell>
          <table:table-cell table:style-name="ce64" office:value-type="currency" office:currency="USD" office:value="1606" calcext:value-type="currency">
            <text:p>$1,606.00</text:p>
          </table:table-cell>
          <table:table-cell table:style-name="ce64" table:formula="of:=[.E531]-[.B531]" office:value-type="currency" office:currency="USD" office:value="-493" calcext:value-type="currency">
            <text:p>-$493.00</text:p>
          </table:table-cell>
          <table:table-cell table:style-name="ce17" table:formula="of:=[.E531]/[.D531]" office:value-type="float" office:value="1.0083632619233" calcext:value-type="float">
            <text:p>1.008363261923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1-50</text:p>
          </table:table-cell>
          <table:table-cell table:style-name="ce8" office:value-type="currency" office:currency="USD" office:value="2132" calcext:value-type="currency">
            <text:p>$2,132.00</text:p>
          </table:table-cell>
          <table:table-cell table:style-name="ce64" office:value-type="currency" office:currency="USD" office:value="2560" calcext:value-type="currency">
            <text:p>$2,560.00</text:p>
          </table:table-cell>
          <table:table-cell table:style-name="ce64" office:value-type="currency" office:currency="USD" office:value="1702.4" calcext:value-type="currency">
            <text:p>$1,702.40</text:p>
          </table:table-cell>
          <table:table-cell table:style-name="ce64" office:value-type="currency" office:currency="USD" office:value="2150.4" calcext:value-type="currency">
            <text:p>$2,150.40</text:p>
          </table:table-cell>
          <table:table-cell table:style-name="ce64" table:formula="of:=[.E532]-[.B532]" office:value-type="currency" office:currency="USD" office:value="18.4000000000001" calcext:value-type="currency">
            <text:p>$18.40</text:p>
          </table:table-cell>
          <table:table-cell table:style-name="ce17" table:formula="of:=[.E532]/[.D532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3</text:p>
          </table:table-cell>
          <table:table-cell table:style-name="ce8" office:value-type="currency" office:currency="USD" office:value="2039" calcext:value-type="currency">
            <text:p>$2,039.00</text:p>
          </table:table-cell>
          <table:table-cell table:style-name="ce64" office:value-type="currency" office:currency="USD" office:value="2385" calcext:value-type="currency">
            <text:p>$2,385.00</text:p>
          </table:table-cell>
          <table:table-cell table:style-name="ce64" office:value-type="currency" office:currency="USD" office:value="1586.03" calcext:value-type="currency">
            <text:p>$1,586.03</text:p>
          </table:table-cell>
          <table:table-cell table:style-name="ce64" office:value-type="currency" office:currency="USD" office:value="2050" calcext:value-type="currency">
            <text:p>$2,050.00</text:p>
          </table:table-cell>
          <table:table-cell table:style-name="ce64" table:formula="of:=[.E533]-[.B533]" office:value-type="currency" office:currency="USD" office:value="11" calcext:value-type="currency">
            <text:p>$11.00</text:p>
          </table:table-cell>
          <table:table-cell table:style-name="ce17" table:formula="of:=[.E533]/[.D533]" office:value-type="float" office:value="1.29253545014911" calcext:value-type="float">
            <text:p>1.29253545014911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3-50</text:p>
          </table:table-cell>
          <table:table-cell table:style-name="ce8" office:value-type="currency" office:currency="USD" office:value="2182" calcext:value-type="currency">
            <text:p>$2,182.00</text:p>
          </table:table-cell>
          <table:table-cell table:style-name="ce64" office:value-type="currency" office:currency="USD" office:value="2550" calcext:value-type="currency">
            <text:p>$2,550.00</text:p>
          </table:table-cell>
          <table:table-cell table:style-name="ce64" office:value-type="currency" office:currency="USD" office:value="1695.75" calcext:value-type="currency">
            <text:p>$1,695.75</text:p>
          </table:table-cell>
          <table:table-cell table:style-name="ce64" office:value-type="currency" office:currency="USD" office:value="2205" calcext:value-type="currency">
            <text:p>$2,205.00</text:p>
          </table:table-cell>
          <table:table-cell table:style-name="ce64" table:formula="of:=[.E534]-[.B534]" office:value-type="currency" office:currency="USD" office:value="23" calcext:value-type="currency">
            <text:p>$23.00</text:p>
          </table:table-cell>
          <table:table-cell table:style-name="ce17" table:formula="of:=[.E534]/[.D534]" office:value-type="float" office:value="1.30030959752322" calcext:value-type="float">
            <text:p>1.3003095975232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575</text:p>
          </table:table-cell>
          <table:table-cell table:style-name="ce8" office:value-type="currency" office:currency="USD" office:value="2040" calcext:value-type="currency">
            <text:p>$2,040.00</text:p>
          </table:table-cell>
          <table:table-cell table:style-name="ce64" office:value-type="currency" office:currency="USD" office:value="2440" calcext:value-type="currency">
            <text:p>$2,440.00</text:p>
          </table:table-cell>
          <table:table-cell table:style-name="ce64" office:value-type="currency" office:currency="USD" office:value="1622.6" calcext:value-type="currency">
            <text:p>$1,622.60</text:p>
          </table:table-cell>
          <table:table-cell table:style-name="ce64" office:value-type="currency" office:currency="USD" office:value="2049.6" calcext:value-type="currency">
            <text:p>$2,049.60</text:p>
          </table:table-cell>
          <table:table-cell table:style-name="ce64" table:formula="of:=[.E535]-[.B535]" office:value-type="currency" office:currency="USD" office:value="9.59999999999991" calcext:value-type="currency">
            <text:p>$9.60</text:p>
          </table:table-cell>
          <table:table-cell table:style-name="ce17" table:formula="of:=[.E535]/[.D535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E1</text:p>
          </table:table-cell>
          <table:table-cell table:style-name="ce8" office:value-type="currency" office:currency="USD" office:value="2149" calcext:value-type="currency">
            <text:p>$2,149.00</text:p>
          </table:table-cell>
          <table:table-cell table:style-name="ce64" office:value-type="currency" office:currency="USD" office:value="2700" calcext:value-type="currency">
            <text:p>$2,700.00</text:p>
          </table:table-cell>
          <table:table-cell table:style-name="ce64" office:value-type="currency" office:currency="USD" office:value="1795.5" calcext:value-type="currency">
            <text:p>$1,795.50</text:p>
          </table:table-cell>
          <table:table-cell table:style-name="ce64" office:value-type="currency" office:currency="USD" office:value="1562.4" calcext:value-type="currency">
            <text:p>$1,562.40</text:p>
          </table:table-cell>
          <table:table-cell table:style-name="ce64" table:formula="of:=[.E536]-[.B536]" office:value-type="currency" office:currency="USD" office:value="-586.6" calcext:value-type="currency">
            <text:p>-$586.60</text:p>
          </table:table-cell>
          <table:table-cell table:style-name="ce17" table:formula="of:=[.E536]/[.D536]" office:value-type="float" office:value="0.870175438596491" calcext:value-type="float">
            <text:p>0.87017543859649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E1-50</text:p>
          </table:table-cell>
          <table:table-cell table:style-name="ce8" office:value-type="currency" office:currency="USD" office:value="2552" calcext:value-type="currency">
            <text:p>$2,552.00</text:p>
          </table:table-cell>
          <table:table-cell table:style-name="ce64" office:value-type="currency" office:currency="USD" office:value="3050" calcext:value-type="currency">
            <text:p>$3,050.00</text:p>
          </table:table-cell>
          <table:table-cell table:style-name="ce64" office:value-type="currency" office:currency="USD" office:value="2028.25" calcext:value-type="currency">
            <text:p>$2,028.25</text:p>
          </table:table-cell>
          <table:table-cell table:style-name="ce64" office:value-type="currency" office:currency="USD" office:value="2562" calcext:value-type="currency">
            <text:p>$2,562.00</text:p>
          </table:table-cell>
          <table:table-cell table:style-name="ce64" table:formula="of:=[.E537]-[.B537]" office:value-type="currency" office:currency="USD" office:value="10" calcext:value-type="currency">
            <text:p>$10.00</text:p>
          </table:table-cell>
          <table:table-cell table:style-name="ce17" table:formula="of:=[.E537]/[.D537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E3</text:p>
          </table:table-cell>
          <table:table-cell table:style-name="ce8" office:value-type="currency" office:currency="USD" office:value="2148" calcext:value-type="currency">
            <text:p>$2,148.00</text:p>
          </table:table-cell>
          <table:table-cell table:style-name="ce64" office:value-type="currency" office:currency="USD" office:value="2690" calcext:value-type="currency">
            <text:p>$2,690.00</text:p>
          </table:table-cell>
          <table:table-cell table:style-name="ce64" office:value-type="currency" office:currency="USD" office:value="1788.85" calcext:value-type="currency">
            <text:p>$1,788.85</text:p>
          </table:table-cell>
          <table:table-cell table:style-name="ce64" office:value-type="currency" office:currency="USD" office:value="1554" calcext:value-type="currency">
            <text:p>$1,554.00</text:p>
          </table:table-cell>
          <table:table-cell table:style-name="ce64" table:formula="of:=[.E538]-[.B538]" office:value-type="currency" office:currency="USD" office:value="-594" calcext:value-type="currency">
            <text:p>-$594.00</text:p>
          </table:table-cell>
          <table:table-cell table:style-name="ce17" table:formula="of:=[.E538]/[.D538]" office:value-type="float" office:value="0.868714537272549" calcext:value-type="float">
            <text:p>0.86871453727254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E3-50</text:p>
          </table:table-cell>
          <table:table-cell table:style-name="ce8" office:value-type="currency" office:currency="USD" office:value="2724" calcext:value-type="currency">
            <text:p>$2,724.00</text:p>
          </table:table-cell>
          <table:table-cell table:style-name="ce64" office:value-type="currency" office:currency="USD" office:value="3040" calcext:value-type="currency">
            <text:p>$3,040.00</text:p>
          </table:table-cell>
          <table:table-cell table:style-name="ce64" office:value-type="currency" office:currency="USD" office:value="2021.6" calcext:value-type="currency">
            <text:p>$2,021.60</text:p>
          </table:table-cell>
          <table:table-cell table:style-name="ce64" office:value-type="currency" office:currency="USD" office:value="2730" calcext:value-type="currency">
            <text:p>$2,730.00</text:p>
          </table:table-cell>
          <table:table-cell table:style-name="ce64" table:formula="of:=[.E539]-[.B539]" office:value-type="currency" office:currency="USD" office:value="6" calcext:value-type="currency">
            <text:p>$6.00</text:p>
          </table:table-cell>
          <table:table-cell table:style-name="ce17" table:formula="of:=[.E539]/[.D539]" office:value-type="float" office:value="1.35041551246537" calcext:value-type="float">
            <text:p>1.3504155124653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E575</text:p>
          </table:table-cell>
          <table:table-cell table:style-name="ce8" office:value-type="currency" office:currency="USD" office:value="2615" calcext:value-type="currency">
            <text:p>$2,615.00</text:p>
          </table:table-cell>
          <table:table-cell table:style-name="ce64" office:value-type="currency" office:currency="USD" office:value="3030" calcext:value-type="currency">
            <text:p>$3,030.00</text:p>
          </table:table-cell>
          <table:table-cell table:style-name="ce64" office:value-type="currency" office:currency="USD" office:value="2014.95" calcext:value-type="currency">
            <text:p>$2,014.95</text:p>
          </table:table-cell>
          <table:table-cell table:style-name="ce64" office:value-type="currency" office:currency="USD" office:value="2625" calcext:value-type="currency">
            <text:p>$2,625.00</text:p>
          </table:table-cell>
          <table:table-cell table:style-name="ce64" table:formula="of:=[.E540]-[.B540]" office:value-type="currency" office:currency="USD" office:value="10" calcext:value-type="currency">
            <text:p>$10.00</text:p>
          </table:table-cell>
          <table:table-cell table:style-name="ce17" table:formula="of:=[.E540]/[.D540]" office:value-type="float" office:value="1.30276185513288" calcext:value-type="float">
            <text:p>1.3027618551328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/20-A</text:p>
          </table:table-cell>
          <table:table-cell table:style-name="ce8" office:value-type="currency" office:currency="USD" office:value="2012" calcext:value-type="currency">
            <text:p>$2,012.00</text:p>
          </table:table-cell>
          <table:table-cell table:style-name="ce64" office:value-type="currency" office:currency="USD" office:value="2415" calcext:value-type="currency">
            <text:p>$2,415.00</text:p>
          </table:table-cell>
          <table:table-cell table:style-name="ce64" office:value-type="currency" office:currency="USD" office:value="1605.98" calcext:value-type="currency">
            <text:p>$1,605.98</text:p>
          </table:table-cell>
          <table:table-cell table:style-name="ce64" office:value-type="currency" office:currency="USD" office:value="2028.6" calcext:value-type="currency">
            <text:p>$2,028.60</text:p>
          </table:table-cell>
          <table:table-cell table:style-name="ce64" table:formula="of:=[.E541]-[.B541]" office:value-type="currency" office:currency="USD" office:value="16.5999999999999" calcext:value-type="currency">
            <text:p>$16.60</text:p>
          </table:table-cell>
          <table:table-cell table:style-name="ce17" table:formula="of:=[.E541]/[.D541]" office:value-type="float" office:value="1.26315396206678" calcext:value-type="float">
            <text:p>1.2631539620667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1</text:p>
          </table:table-cell>
          <table:table-cell table:style-name="ce8" office:value-type="currency" office:currency="USD" office:value="2609" calcext:value-type="currency">
            <text:p>$2,609.00</text:p>
          </table:table-cell>
          <table:table-cell table:style-name="ce64" office:value-type="currency" office:currency="USD" office:value="3000" calcext:value-type="currency">
            <text:p>$3,000.00</text:p>
          </table:table-cell>
          <table:table-cell table:style-name="ce64" office:value-type="currency" office:currency="USD" office:value="1995" calcext:value-type="currency">
            <text:p>$1,995.00</text:p>
          </table:table-cell>
          <table:table-cell table:style-name="ce64" office:value-type="currency" office:currency="USD" office:value="2822.4" calcext:value-type="currency">
            <text:p>$2,822.40</text:p>
          </table:table-cell>
          <table:table-cell table:style-name="ce64" table:formula="of:=[.E542]-[.B542]" office:value-type="currency" office:currency="USD" office:value="213.4" calcext:value-type="currency">
            <text:p>$213.40</text:p>
          </table:table-cell>
          <table:table-cell table:style-name="ce17" table:formula="of:=[.E542]/[.D542]" office:value-type="float" office:value="1.41473684210526" calcext:value-type="float">
            <text:p>1.4147368421052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1-50</text:p>
          </table:table-cell>
          <table:table-cell table:style-name="ce8" office:value-type="currency" office:currency="USD" office:value="2795" calcext:value-type="currency">
            <text:p>$2,795.00</text:p>
          </table:table-cell>
          <table:table-cell table:style-name="ce64" office:value-type="currency" office:currency="USD" office:value="3360" calcext:value-type="currency">
            <text:p>$3,360.00</text:p>
          </table:table-cell>
          <table:table-cell table:style-name="ce64" office:value-type="currency" office:currency="USD" office:value="2234.4" calcext:value-type="currency">
            <text:p>$2,234.40</text:p>
          </table:table-cell>
          <table:table-cell table:style-name="ce64" office:value-type="currency" office:currency="USD" office:value="2822.4" calcext:value-type="currency">
            <text:p>$2,822.40</text:p>
          </table:table-cell>
          <table:table-cell table:style-name="ce64" table:formula="of:=[.E543]-[.B543]" office:value-type="currency" office:currency="USD" office:value="27.4000000000001" calcext:value-type="currency">
            <text:p>$27.40</text:p>
          </table:table-cell>
          <table:table-cell table:style-name="ce17" table:formula="of:=[.E543]/[.D543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3</text:p>
          </table:table-cell>
          <table:table-cell table:style-name="ce8" office:value-type="currency" office:currency="USD" office:value="2496" calcext:value-type="currency">
            <text:p>$2,496.00</text:p>
          </table:table-cell>
          <table:table-cell table:style-name="ce64" office:value-type="currency" office:currency="USD" office:value="2990" calcext:value-type="currency">
            <text:p>$2,990.00</text:p>
          </table:table-cell>
          <table:table-cell table:style-name="ce64" office:value-type="currency" office:currency="USD" office:value="1988.35" calcext:value-type="currency">
            <text:p>$1,988.35</text:p>
          </table:table-cell>
          <table:table-cell table:style-name="ce64" office:value-type="currency" office:currency="USD" office:value="2511.6" calcext:value-type="currency">
            <text:p>$2,511.60</text:p>
          </table:table-cell>
          <table:table-cell table:style-name="ce64" table:formula="of:=[.E544]-[.B544]" office:value-type="currency" office:currency="USD" office:value="15.5999999999999" calcext:value-type="currency">
            <text:p>$15.60</text:p>
          </table:table-cell>
          <table:table-cell table:style-name="ce17" table:formula="of:=[.E544]/[.D544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3-50</text:p>
          </table:table-cell>
          <table:table-cell table:style-name="ce8" office:value-type="currency" office:currency="USD" office:value="2772" calcext:value-type="currency">
            <text:p>$2,772.00</text:p>
          </table:table-cell>
          <table:table-cell table:style-name="ce64" office:value-type="currency" office:currency="USD" office:value="3350" calcext:value-type="currency">
            <text:p>$3,350.00</text:p>
          </table:table-cell>
          <table:table-cell table:style-name="ce64" office:value-type="currency" office:currency="USD" office:value="2227.75" calcext:value-type="currency">
            <text:p>$2,227.75</text:p>
          </table:table-cell>
          <table:table-cell table:style-name="ce64" office:value-type="currency" office:currency="USD" office:value="2805.6" calcext:value-type="currency">
            <text:p>$2,805.60</text:p>
          </table:table-cell>
          <table:table-cell table:style-name="ce64" table:formula="of:=[.E545]-[.B545]" office:value-type="currency" office:currency="USD" office:value="33.5999999999999" calcext:value-type="currency">
            <text:p>$33.60</text:p>
          </table:table-cell>
          <table:table-cell table:style-name="ce17" table:formula="of:=[.E545]/[.D545]" office:value-type="float" office:value="1.25938727415554" calcext:value-type="float">
            <text:p>1.2593872741555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575</text:p>
          </table:table-cell>
          <table:table-cell table:style-name="ce8" office:value-type="currency" office:currency="USD" office:value="2709" calcext:value-type="currency">
            <text:p>$2,709.00</text:p>
          </table:table-cell>
          <table:table-cell table:style-name="ce64" office:value-type="currency" office:currency="USD" office:value="3260" calcext:value-type="currency">
            <text:p>$3,260.00</text:p>
          </table:table-cell>
          <table:table-cell table:style-name="ce64" office:value-type="currency" office:currency="USD" office:value="2167.9" calcext:value-type="currency">
            <text:p>$2,167.90</text:p>
          </table:table-cell>
          <table:table-cell table:style-name="ce64" office:value-type="currency" office:currency="USD" office:value="2738.4" calcext:value-type="currency">
            <text:p>$2,738.40</text:p>
          </table:table-cell>
          <table:table-cell table:style-name="ce64" table:formula="of:=[.E546]-[.B546]" office:value-type="currency" office:currency="USD" office:value="29.4000000000001" calcext:value-type="currency">
            <text:p>$29.40</text:p>
          </table:table-cell>
          <table:table-cell table:style-name="ce17" table:formula="of:=[.E546]/[.D546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E1</text:p>
          </table:table-cell>
          <table:table-cell table:style-name="ce8" office:value-type="currency" office:currency="USD" office:value="2823" calcext:value-type="currency">
            <text:p>$2,823.00</text:p>
          </table:table-cell>
          <table:table-cell table:style-name="ce64" office:value-type="currency" office:currency="USD" office:value="3395" calcext:value-type="currency">
            <text:p>$3,395.00</text:p>
          </table:table-cell>
          <table:table-cell table:style-name="ce64" office:value-type="currency" office:currency="USD" office:value="2257.68" calcext:value-type="currency">
            <text:p>$2,257.68</text:p>
          </table:table-cell>
          <table:table-cell table:style-name="ce64" office:value-type="currency" office:currency="USD" office:value="2851.8" calcext:value-type="currency">
            <text:p>$2,851.80</text:p>
          </table:table-cell>
          <table:table-cell table:style-name="ce64" table:formula="of:=[.E547]-[.B547]" office:value-type="currency" office:currency="USD" office:value="28.8000000000002" calcext:value-type="currency">
            <text:p>$28.80</text:p>
          </table:table-cell>
          <table:table-cell table:style-name="ce17" table:formula="of:=[.E547]/[.D547]" office:value-type="float" office:value="1.26315509726799" calcext:value-type="float">
            <text:p>1.2631550972679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E1-50</text:p>
          </table:table-cell>
          <table:table-cell table:style-name="ce8" office:value-type="currency" office:currency="USD" office:value="3198" calcext:value-type="currency">
            <text:p>$3,198.00</text:p>
          </table:table-cell>
          <table:table-cell table:style-name="ce64" office:value-type="currency" office:currency="USD" office:value="3840" calcext:value-type="currency">
            <text:p>$3,840.00</text:p>
          </table:table-cell>
          <table:table-cell table:style-name="ce64" office:value-type="currency" office:currency="USD" office:value="2553.6" calcext:value-type="currency">
            <text:p>$2,553.60</text:p>
          </table:table-cell>
          <table:table-cell table:style-name="ce64" office:value-type="currency" office:currency="USD" office:value="3225.6" calcext:value-type="currency">
            <text:p>$3,225.60</text:p>
          </table:table-cell>
          <table:table-cell table:style-name="ce64" table:formula="of:=[.E548]-[.B548]" office:value-type="currency" office:currency="USD" office:value="27.5999999999999" calcext:value-type="currency">
            <text:p>$27.60</text:p>
          </table:table-cell>
          <table:table-cell table:style-name="ce17" table:formula="of:=[.E548]/[.D548]" office:value-type="float" office:value="1.26315789473684" calcext:value-type="float">
            <text:p>1.2631578947368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E3</text:p>
          </table:table-cell>
          <table:table-cell table:style-name="ce8" office:value-type="currency" office:currency="USD" office:value="2815" calcext:value-type="currency">
            <text:p>$2,815.00</text:p>
          </table:table-cell>
          <table:table-cell table:style-name="ce64" office:value-type="currency" office:currency="USD" office:value="3385" calcext:value-type="currency">
            <text:p>$3,385.00</text:p>
          </table:table-cell>
          <table:table-cell table:style-name="ce64" office:value-type="currency" office:currency="USD" office:value="2251.03" calcext:value-type="currency">
            <text:p>$2,251.03</text:p>
          </table:table-cell>
          <table:table-cell table:style-name="ce64" office:value-type="currency" office:currency="USD" office:value="2843.4" calcext:value-type="currency">
            <text:p>$2,843.40</text:p>
          </table:table-cell>
          <table:table-cell table:style-name="ce64" table:formula="of:=[.E549]-[.B549]" office:value-type="currency" office:currency="USD" office:value="28.4000000000001" calcext:value-type="currency">
            <text:p>$28.40</text:p>
          </table:table-cell>
          <table:table-cell table:style-name="ce17" table:formula="of:=[.E549]/[.D549]" office:value-type="float" office:value="1.2631550890037" calcext:value-type="float">
            <text:p>1.263155089003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E3-50</text:p>
          </table:table-cell>
          <table:table-cell table:style-name="ce8" office:value-type="currency" office:currency="USD" office:value="3327" calcext:value-type="currency">
            <text:p>$3,327.00</text:p>
          </table:table-cell>
          <table:table-cell table:style-name="ce64" office:value-type="currency" office:currency="USD" office:value="3830" calcext:value-type="currency">
            <text:p>$3,830.00</text:p>
          </table:table-cell>
          <table:table-cell table:style-name="ce64" office:value-type="currency" office:currency="USD" office:value="2546.95" calcext:value-type="currency">
            <text:p>$2,546.95</text:p>
          </table:table-cell>
          <table:table-cell table:style-name="ce64" office:value-type="currency" office:currency="USD" office:value="3355.8" calcext:value-type="currency">
            <text:p>$3,355.80</text:p>
          </table:table-cell>
          <table:table-cell table:style-name="ce64" table:formula="of:=[.E550]-[.B550]" office:value-type="currency" office:currency="USD" office:value="28.8000000000002" calcext:value-type="currency">
            <text:p>$28.80</text:p>
          </table:table-cell>
          <table:table-cell table:style-name="ce17" table:formula="of:=[.E550]/[.D550]" office:value-type="float" office:value="1.31757592414457" calcext:value-type="float">
            <text:p>1.3175759241445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E575</text:p>
          </table:table-cell>
          <table:table-cell table:style-name="ce8" office:value-type="currency" office:currency="USD" office:value="3290" calcext:value-type="currency">
            <text:p>$3,290.00</text:p>
          </table:table-cell>
          <table:table-cell table:style-name="ce64" office:value-type="currency" office:currency="USD" office:value="3820" calcext:value-type="currency">
            <text:p>$3,820.00</text:p>
          </table:table-cell>
          <table:table-cell table:style-name="ce64" office:value-type="currency" office:currency="USD" office:value="2540.3" calcext:value-type="currency">
            <text:p>$2,540.30</text:p>
          </table:table-cell>
          <table:table-cell table:style-name="ce64" office:value-type="currency" office:currency="USD" office:value="3318" calcext:value-type="currency">
            <text:p>$3,318.00</text:p>
          </table:table-cell>
          <table:table-cell table:style-name="ce64" table:formula="of:=[.E551]-[.B551]" office:value-type="currency" office:currency="USD" office:value="28" calcext:value-type="currency">
            <text:p>$28.00</text:p>
          </table:table-cell>
          <table:table-cell table:style-name="ce17" table:formula="of:=[.E551]/[.D551]" office:value-type="float" office:value="1.30614494351061" calcext:value-type="float">
            <text:p>1.3061449435106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BVS-A</text:p>
          </table:table-cell>
          <table:table-cell table:style-name="ce8" office:value-type="currency" office:currency="USD" office:value="2569" calcext:value-type="currency">
            <text:p>$2,569.00</text:p>
          </table:table-cell>
          <table:table-cell table:style-name="ce64" office:value-type="currency" office:currency="USD" office:value="3045" calcext:value-type="currency">
            <text:p>$3,045.00</text:p>
          </table:table-cell>
          <table:table-cell table:style-name="ce64" office:value-type="currency" office:currency="USD" office:value="2024.93" calcext:value-type="currency">
            <text:p>$2,024.93</text:p>
          </table:table-cell>
          <table:table-cell table:style-name="ce64" office:value-type="currency" office:currency="USD" office:value="1650.6" calcext:value-type="currency">
            <text:p>$1,650.60</text:p>
          </table:table-cell>
          <table:table-cell table:style-name="ce64" table:formula="of:=[.E552]-[.B552]" office:value-type="currency" office:currency="USD" office:value="-918.4" calcext:value-type="currency">
            <text:p>-$918.40</text:p>
          </table:table-cell>
          <table:table-cell table:style-name="ce17" table:formula="of:=[.E552]/[.D552]" office:value-type="float" office:value="0.815139288765537" calcext:value-type="float">
            <text:p>0.81513928876553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Tilt-To-Load Drum Tumbl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9-3</text:p>
          </table:table-cell>
          <table:table-cell table:style-name="ce8" office:value-type="currency" office:currency="USD" office:value="4589" calcext:value-type="currency">
            <text:p>$4,589.00</text:p>
          </table:table-cell>
          <table:table-cell table:style-name="ce64" office:value-type="currency" office:currency="USD" office:value="5500" calcext:value-type="currency">
            <text:p>$5,500.00</text:p>
          </table:table-cell>
          <table:table-cell table:style-name="ce64" office:value-type="currency" office:currency="USD" office:value="3850" calcext:value-type="currency">
            <text:p>$3,850.00</text:p>
          </table:table-cell>
          <table:table-cell table:style-name="ce64" office:value-type="currency" office:currency="USD" office:value="4620" calcext:value-type="currency">
            <text:p>$4,620.00</text:p>
          </table:table-cell>
          <table:table-cell table:style-name="ce64" table:formula="of:=[.E556]-[.B556]" office:value-type="currency" office:currency="USD" office:value="31" calcext:value-type="currency">
            <text:p>$31.00</text:p>
          </table:table-cell>
          <table:table-cell table:style-name="ce17" table:formula="of:=[.E556]/[.D55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9-E3-575</text:p>
          </table:table-cell>
          <table:table-cell table:style-name="ce8" office:value-type="currency" office:currency="USD" office:value="4855" calcext:value-type="currency">
            <text:p>$4,855.00</text:p>
          </table:table-cell>
          <table:table-cell table:style-name="ce64" office:value-type="currency" office:currency="USD" office:value="6200" calcext:value-type="currency">
            <text:p>$6,200.00</text:p>
          </table:table-cell>
          <table:table-cell table:style-name="ce64" office:value-type="currency" office:currency="USD" office:value="4340" calcext:value-type="currency">
            <text:p>$4,340.00</text:p>
          </table:table-cell>
          <table:table-cell table:style-name="ce64" office:value-type="currency" office:currency="USD" office:value="4872" calcext:value-type="currency">
            <text:p>$4,872.00</text:p>
          </table:table-cell>
          <table:table-cell table:style-name="ce64" table:formula="of:=[.E557]-[.B557]" office:value-type="currency" office:currency="USD" office:value="17" calcext:value-type="currency">
            <text:p>$17.00</text:p>
          </table:table-cell>
          <table:table-cell table:style-name="ce17" table:formula="of:=[.E557]/[.D557]" office:value-type="float" office:value="1.12258064516129" calcext:value-type="float">
            <text:p>1.1225806451612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9-A</text:p>
          </table:table-cell>
          <table:table-cell table:style-name="ce8" office:value-type="currency" office:currency="USD" office:value="4855" calcext:value-type="currency">
            <text:p>$4,855.00</text:p>
          </table:table-cell>
          <table:table-cell table:style-name="ce64" office:value-type="currency" office:currency="USD" office:value="5800" calcext:value-type="currency">
            <text:p>$5,800.00</text:p>
          </table:table-cell>
          <table:table-cell table:style-name="ce64" office:value-type="currency" office:currency="USD" office:value="4060" calcext:value-type="currency">
            <text:p>$4,060.00</text:p>
          </table:table-cell>
          <table:table-cell table:style-name="ce64" office:value-type="currency" office:currency="USD" office:value="4872" calcext:value-type="currency">
            <text:p>$4,872.00</text:p>
          </table:table-cell>
          <table:table-cell table:style-name="ce64" table:formula="of:=[.E558]-[.B558]" office:value-type="currency" office:currency="USD" office:value="17" calcext:value-type="currency">
            <text:p>$17.00</text:p>
          </table:table-cell>
          <table:table-cell table:style-name="ce17" table:formula="of:=[.E558]/[.D55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9-E1</text:p>
          </table:table-cell>
          <table:table-cell table:style-name="ce8" office:value-type="currency" office:currency="USD" office:value="4855" calcext:value-type="currency">
            <text:p>$4,855.00</text:p>
          </table:table-cell>
          <table:table-cell table:style-name="ce64" office:value-type="currency" office:currency="USD" office:value="5800" calcext:value-type="currency">
            <text:p>$5,800.00</text:p>
          </table:table-cell>
          <table:table-cell table:style-name="ce64" office:value-type="currency" office:currency="USD" office:value="4060" calcext:value-type="currency">
            <text:p>$4,060.00</text:p>
          </table:table-cell>
          <table:table-cell table:style-name="ce64" office:value-type="currency" office:currency="USD" office:value="4872" calcext:value-type="currency">
            <text:p>$4,872.00</text:p>
          </table:table-cell>
          <table:table-cell table:style-name="ce64" table:formula="of:=[.E559]-[.B559]" office:value-type="currency" office:currency="USD" office:value="17" calcext:value-type="currency">
            <text:p>$17.00</text:p>
          </table:table-cell>
          <table:table-cell table:style-name="ce17" table:formula="of:=[.E559]/[.D55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9-E3</text:p>
          </table:table-cell>
          <table:table-cell table:style-name="ce8" office:value-type="currency" office:currency="USD" office:value="4855" calcext:value-type="currency">
            <text:p>$4,855.00</text:p>
          </table:table-cell>
          <table:table-cell table:style-name="ce64" office:value-type="currency" office:currency="USD" office:value="6200" calcext:value-type="currency">
            <text:p>$6,200.00</text:p>
          </table:table-cell>
          <table:table-cell table:style-name="ce64" office:value-type="currency" office:currency="USD" office:value="4340" calcext:value-type="currency">
            <text:p>$4,340.00</text:p>
          </table:table-cell>
          <table:table-cell table:style-name="ce64" office:value-type="currency" office:currency="USD" office:value="4872" calcext:value-type="currency">
            <text:p>$4,872.00</text:p>
          </table:table-cell>
          <table:table-cell table:style-name="ce64" table:formula="of:=[.E560]-[.B560]" office:value-type="currency" office:currency="USD" office:value="17" calcext:value-type="currency">
            <text:p>$17.00</text:p>
          </table:table-cell>
          <table:table-cell table:style-name="ce17" table:formula="of:=[.E560]/[.D560]" office:value-type="float" office:value="1.12258064516129" calcext:value-type="float">
            <text:p>1.1225806451612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9-E1-50</text:p>
          </table:table-cell>
          <table:table-cell table:style-name="ce8" office:value-type="currency" office:currency="USD" office:value="4965" calcext:value-type="currency">
            <text:p>$4,965.00</text:p>
          </table:table-cell>
          <table:table-cell table:style-name="ce64" office:value-type="currency" office:currency="USD" office:value="6200" calcext:value-type="currency">
            <text:p>$6,200.00</text:p>
          </table:table-cell>
          <table:table-cell table:style-name="ce64" office:value-type="currency" office:currency="USD" office:value="4340" calcext:value-type="currency">
            <text:p>$4,340.00</text:p>
          </table:table-cell>
          <table:table-cell table:style-name="ce64" office:value-type="currency" office:currency="USD" office:value="5208" calcext:value-type="currency">
            <text:p>$5,208.00</text:p>
          </table:table-cell>
          <table:table-cell table:style-name="ce64" table:formula="of:=[.E561]-[.B561]" office:value-type="currency" office:currency="USD" office:value="243" calcext:value-type="currency">
            <text:p>$243.00</text:p>
          </table:table-cell>
          <table:table-cell table:style-name="ce17" table:formula="of:=[.E561]/[.D56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9-E3-50</text:p>
          </table:table-cell>
          <table:table-cell table:style-name="ce8" office:value-type="currency" office:currency="USD" office:value="4965" calcext:value-type="currency">
            <text:p>$4,965.00</text:p>
          </table:table-cell>
          <table:table-cell table:style-name="ce64" office:value-type="currency" office:currency="USD" office:value="6200" calcext:value-type="currency">
            <text:p>$6,200.00</text:p>
          </table:table-cell>
          <table:table-cell table:style-name="ce64" office:value-type="currency" office:currency="USD" office:value="4340" calcext:value-type="currency">
            <text:p>$4,340.00</text:p>
          </table:table-cell>
          <table:table-cell table:style-name="ce64" office:value-type="currency" office:currency="USD" office:value="5208" calcext:value-type="currency">
            <text:p>$5,208.00</text:p>
          </table:table-cell>
          <table:table-cell table:style-name="ce64" table:formula="of:=[.E562]-[.B562]" office:value-type="currency" office:currency="USD" office:value="243" calcext:value-type="currency">
            <text:p>$243.00</text:p>
          </table:table-cell>
          <table:table-cell table:style-name="ce17" table:formula="of:=[.E562]/[.D56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0-3-575</text:p>
          </table:table-cell>
          <table:table-cell table:style-name="ce8" office:value-type="currency" office:currency="USD" office:value="8738" calcext:value-type="currency">
            <text:p>$8,738.00</text:p>
          </table:table-cell>
          <table:table-cell table:style-name="ce64" office:value-type="currency" office:currency="USD" office:value="10425" calcext:value-type="currency">
            <text:p>$10,425.00</text:p>
          </table:table-cell>
          <table:table-cell table:style-name="ce64" office:value-type="currency" office:currency="USD" office:value="7297.5" calcext:value-type="currency">
            <text:p>$7,297.50</text:p>
          </table:table-cell>
          <table:table-cell table:style-name="ce64" office:value-type="currency" office:currency="USD" office:value="8757" calcext:value-type="currency">
            <text:p>$8,757.00</text:p>
          </table:table-cell>
          <table:table-cell table:style-name="ce64" table:formula="of:=[.E563]-[.B563]" office:value-type="currency" office:currency="USD" office:value="19" calcext:value-type="currency">
            <text:p>$19.00</text:p>
          </table:table-cell>
          <table:table-cell table:style-name="ce17" table:formula="of:=[.E563]/[.D56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0-A</text:p>
          </table:table-cell>
          <table:table-cell table:style-name="ce8" office:value-type="currency" office:currency="USD" office:value="8805" calcext:value-type="currency">
            <text:p>$8,805.00</text:p>
          </table:table-cell>
          <table:table-cell table:style-name="ce64" office:value-type="currency" office:currency="USD" office:value="10510" calcext:value-type="currency">
            <text:p>$10,510.00</text:p>
          </table:table-cell>
          <table:table-cell table:style-name="ce64" office:value-type="currency" office:currency="USD" office:value="7357" calcext:value-type="currency">
            <text:p>$7,357.00</text:p>
          </table:table-cell>
          <table:table-cell table:style-name="ce64" office:value-type="currency" office:currency="USD" office:value="8828.4" calcext:value-type="currency">
            <text:p>$8,828.40</text:p>
          </table:table-cell>
          <table:table-cell table:style-name="ce64" table:formula="of:=[.E564]-[.B564]" office:value-type="currency" office:currency="USD" office:value="23.3999999999996" calcext:value-type="currency">
            <text:p>$23.40</text:p>
          </table:table-cell>
          <table:table-cell table:style-name="ce17" table:formula="of:=[.E564]/[.D56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PailPRO 5-Gallon Pail Handl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8" office:value-type="currency" office:currency="USD" office:value="1429" calcext:value-type="currency">
            <text:p>$1,429.00</text:p>
          </table:table-cell>
          <table:table-cell table:style-name="ce64" office:value-type="currency" office:currency="USD" office:value="1750" calcext:value-type="currency">
            <text:p>$1,750.00</text:p>
          </table:table-cell>
          <table:table-cell table:style-name="ce64" office:value-type="currency" office:currency="USD" office:value="1225" calcext:value-type="currency">
            <text:p>$1,225.00</text:p>
          </table:table-cell>
          <table:table-cell table:style-name="ce64" office:value-type="currency" office:currency="USD" office:value="1450" calcext:value-type="currency">
            <text:p>$1,450.00</text:p>
          </table:table-cell>
          <table:table-cell table:style-name="ce64" table:formula="of:=[.E568]-[.B568]" office:value-type="currency" office:currency="USD" office:value="21" calcext:value-type="currency">
            <text:p>$21.00</text:p>
          </table:table-cell>
          <table:table-cell table:style-name="ce17" table:formula="of:=[.E568]/[.D568]" office:value-type="float" office:value="1.18367346938776" calcext:value-type="float">
            <text:p>1.18367346938776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930-P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64" office:value-type="currency" office:currency="USD" office:value="298" calcext:value-type="currency">
            <text:p>$298.00</text:p>
          </table:table-cell>
          <table:table-cell table:style-name="ce64" office:value-type="currency" office:currency="USD" office:value="208.6" calcext:value-type="currency">
            <text:p>$208.60</text:p>
          </table:table-cell>
          <table:table-cell table:style-name="ce64" office:value-type="currency" office:currency="USD" office:value="249.69" calcext:value-type="currency">
            <text:p>$249.69</text:p>
          </table:table-cell>
          <table:table-cell table:style-name="ce64" table:formula="of:=[.E569]-[.B569]" office:value-type="currency" office:currency="USD" office:value="0.689999999999998" calcext:value-type="currency">
            <text:p>$0.69</text:p>
          </table:table-cell>
          <table:table-cell table:style-name="ce17" table:formula="of:=[.E569]/[.D569]" office:value-type="float" office:value="1.19697986577181" calcext:value-type="float">
            <text:p>1.1969798657718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PailPRO Below-Hook Can Tipp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5-5</text:p>
          </table:table-cell>
          <table:table-cell table:style-name="ce8" office:value-type="currency" office:currency="USD" office:value="314" calcext:value-type="currency">
            <text:p>$314.00</text:p>
          </table:table-cell>
          <table:table-cell table:style-name="ce64" office:value-type="currency" office:currency="USD" office:value="375" calcext:value-type="currency">
            <text:p>$375.00</text:p>
          </table:table-cell>
          <table:table-cell table:style-name="ce64" office:value-type="currency" office:currency="USD" office:value="262.5" calcext:value-type="currency">
            <text:p>$262.5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table:formula="of:=[.E573]-[.B573]" office:value-type="currency" office:currency="USD" office:value="1" calcext:value-type="currency">
            <text:p>$1.00</text:p>
          </table:table-cell>
          <table:table-cell table:style-name="ce17" table:formula="of:=[.E573]/[.D57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Super-Duty Kontrol-Karri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XGR</text:p>
          </table:table-cell>
          <table:table-cell table:style-name="ce8" office:value-type="currency" office:currency="USD" office:value="2339" calcext:value-type="currency">
            <text:p>$2,339.00</text:p>
          </table:table-cell>
          <table:table-cell table:style-name="ce64" office:value-type="currency" office:currency="USD" office:value="2800" calcext:value-type="currency">
            <text:p>$2,800.00</text:p>
          </table:table-cell>
          <table:table-cell table:style-name="ce64" office:value-type="currency" office:currency="USD" office:value="1960" calcext:value-type="currency">
            <text:p>$1,960.00</text:p>
          </table:table-cell>
          <table:table-cell table:style-name="ce64" office:value-type="currency" office:currency="USD" office:value="2352" calcext:value-type="currency">
            <text:p>$2,352.00</text:p>
          </table:table-cell>
          <table:table-cell table:style-name="ce64" table:formula="of:=[.E577]-[.B577]" office:value-type="currency" office:currency="USD" office:value="13" calcext:value-type="currency">
            <text:p>$13.00</text:p>
          </table:table-cell>
          <table:table-cell table:style-name="ce17" table:formula="of:=[.E577]/[.D57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XMGR</text:p>
          </table:table-cell>
          <table:table-cell table:style-name="ce8" office:value-type="currency" office:currency="USD" office:value="4098" calcext:value-type="currency">
            <text:p>$4,098.00</text:p>
          </table:table-cell>
          <table:table-cell table:style-name="ce64" office:value-type="currency" office:currency="USD" office:value="4926.1" calcext:value-type="currency">
            <text:p>$4,926.10</text:p>
          </table:table-cell>
          <table:table-cell table:style-name="ce64" office:value-type="currency" office:currency="USD" office:value="3448.27" calcext:value-type="currency">
            <text:p>$3,448.27</text:p>
          </table:table-cell>
          <table:table-cell table:style-name="ce64" office:value-type="currency" office:currency="USD" office:value="4119.36" calcext:value-type="currency">
            <text:p>$4,119.36</text:p>
          </table:table-cell>
          <table:table-cell table:style-name="ce64" table:formula="of:=[.E578]-[.B578]" office:value-type="currency" office:currency="USD" office:value="21.3599999999997" calcext:value-type="currency">
            <text:p>$21.36</text:p>
          </table:table-cell>
          <table:table-cell table:style-name="ce17" table:formula="of:=[.E578]/[.D578]" office:value-type="float" office:value="1.19461643084793" calcext:value-type="float">
            <text:p>1.1946164308479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Diameter Adapto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-22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64" office:value-type="currency" office:currency="USD" office:value="96" calcext:value-type="currency">
            <text:p>$96.00</text:p>
          </table:table-cell>
          <table:table-cell table:style-name="ce64" office:value-type="currency" office:currency="USD" office:value="60.48" calcext:value-type="currency">
            <text:p>$60.48</text:p>
          </table:table-cell>
          <table:table-cell table:style-name="ce64" office:value-type="currency" office:currency="USD" office:value="78.96" calcext:value-type="currency">
            <text:p>$78.96</text:p>
          </table:table-cell>
          <table:table-cell table:style-name="ce64" table:formula="of:=[.E582]-[.B582]" office:value-type="currency" office:currency="USD" office:value="1.95999999999999" calcext:value-type="currency">
            <text:p>$1.96</text:p>
          </table:table-cell>
          <table:table-cell table:style-name="ce17" table:formula="of:=[.E582]/[.D582]" office:value-type="float" office:value="1.30555555555556" calcext:value-type="float">
            <text:p>1.3055555555555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-20.5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64" office:value-type="currency" office:currency="USD" office:value="146" calcext:value-type="currency">
            <text:p>$146.00</text:p>
          </table:table-cell>
          <table:table-cell table:style-name="ce64" office:value-type="currency" office:currency="USD" office:value="91.98" calcext:value-type="currency">
            <text:p>$91.98</text:p>
          </table:table-cell>
          <table:table-cell table:style-name="ce64" office:value-type="currency" office:currency="USD" office:value="134.95" calcext:value-type="currency">
            <text:p>$134.95</text:p>
          </table:table-cell>
          <table:table-cell table:style-name="ce64" table:formula="of:=[.E583]-[.B583]" office:value-type="currency" office:currency="USD" office:value="5.94999999999999" calcext:value-type="currency">
            <text:p>$5.95</text:p>
          </table:table-cell>
          <table:table-cell table:style-name="ce17" table:formula="of:=[.E583]/[.D583]" office:value-type="float" office:value="1.46716677538595" calcext:value-type="float">
            <text:p>1.4671667753859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-19</text:p>
          </table:table-cell>
          <table:table-cell table:style-name="ce8" office:value-type="currency" office:currency="USD" office:value="118" calcext:value-type="currency">
            <text:p>$118.00</text:p>
          </table:table-cell>
          <table:table-cell table:style-name="ce64" office:value-type="currency" office:currency="USD" office:value="146" calcext:value-type="currency">
            <text:p>$146.00</text:p>
          </table:table-cell>
          <table:table-cell table:style-name="ce64" office:value-type="currency" office:currency="USD" office:value="91.98" calcext:value-type="currency">
            <text:p>$91.98</text:p>
          </table:table-cell>
          <table:table-cell table:style-name="ce64" office:value-type="currency" office:currency="USD" office:value="122.64" calcext:value-type="currency">
            <text:p>$122.64</text:p>
          </table:table-cell>
          <table:table-cell table:style-name="ce64" table:formula="of:=[.E584]-[.B584]" office:value-type="currency" office:currency="USD" office:value="4.64" calcext:value-type="currency">
            <text:p>$4.64</text:p>
          </table:table-cell>
          <table:table-cell table:style-name="ce17" table:formula="of:=[.E584]/[.D584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-17.5</text:p>
          </table:table-cell>
          <table:table-cell table:style-name="ce8" office:value-type="currency" office:currency="USD" office:value="157" calcext:value-type="currency">
            <text:p>$157.00</text:p>
          </table:table-cell>
          <table:table-cell table:style-name="ce64" office:value-type="currency" office:currency="USD" office:value="198" calcext:value-type="currency">
            <text:p>$198.00</text:p>
          </table:table-cell>
          <table:table-cell table:style-name="ce64" office:value-type="currency" office:currency="USD" office:value="124.74" calcext:value-type="currency">
            <text:p>$124.74</text:p>
          </table:table-cell>
          <table:table-cell table:style-name="ce64" office:value-type="currency" office:currency="USD" office:value="159.57" calcext:value-type="currency">
            <text:p>$159.57</text:p>
          </table:table-cell>
          <table:table-cell table:style-name="ce64" table:formula="of:=[.E585]-[.B585]" office:value-type="currency" office:currency="USD" office:value="2.56999999999999" calcext:value-type="currency">
            <text:p>$2.57</text:p>
          </table:table-cell>
          <table:table-cell table:style-name="ce17" table:formula="of:=[.E585]/[.D585]" office:value-type="float" office:value="1.27922077922078" calcext:value-type="float">
            <text:p>1.2792207792207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-16</text:p>
          </table:table-cell>
          <table:table-cell table:style-name="ce8" office:value-type="currency" office:currency="USD" office:value="165" calcext:value-type="currency">
            <text:p>$165.00</text:p>
          </table:table-cell>
          <table:table-cell table:style-name="ce64" office:value-type="currency" office:currency="USD" office:value="198" calcext:value-type="currency">
            <text:p>$198.00</text:p>
          </table:table-cell>
          <table:table-cell table:style-name="ce64" office:value-type="currency" office:currency="USD" office:value="124.74" calcext:value-type="currency">
            <text:p>$124.74</text:p>
          </table:table-cell>
          <table:table-cell table:style-name="ce64" office:value-type="currency" office:currency="USD" office:value="168.69" calcext:value-type="currency">
            <text:p>$168.69</text:p>
          </table:table-cell>
          <table:table-cell table:style-name="ce64" table:formula="of:=[.E586]-[.B586]" office:value-type="currency" office:currency="USD" office:value="3.69" calcext:value-type="currency">
            <text:p>$3.69</text:p>
          </table:table-cell>
          <table:table-cell table:style-name="ce17" table:formula="of:=[.E586]/[.D586]" office:value-type="float" office:value="1.35233285233285" calcext:value-type="float">
            <text:p>1.35233285233285</text:p>
          </table:table-cell>
          <table:table-cell table:style-name="ce17" office:value-type="string" calcext:value-type="string">
            <text:p>bestcontainer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-14.5</text:p>
          </table:table-cell>
          <table:table-cell table:style-name="ce8" office:value-type="currency" office:currency="USD" office:value="149" calcext:value-type="currency">
            <text:p>$149.00</text:p>
          </table:table-cell>
          <table:table-cell table:style-name="ce64" office:value-type="currency" office:currency="USD" office:value="198" calcext:value-type="currency">
            <text:p>$198.00</text:p>
          </table:table-cell>
          <table:table-cell table:style-name="ce64" office:value-type="currency" office:currency="USD" office:value="124.74" calcext:value-type="currency">
            <text:p>$124.74</text:p>
          </table:table-cell>
          <table:table-cell table:style-name="ce64" office:value-type="currency" office:currency="USD" office:value="149.95" calcext:value-type="currency">
            <text:p>$149.95</text:p>
          </table:table-cell>
          <table:table-cell table:style-name="ce64" table:formula="of:=[.E587]-[.B587]" office:value-type="currency" office:currency="USD" office:value="0.949999999999989" calcext:value-type="currency">
            <text:p>$0.95</text:p>
          </table:table-cell>
          <table:table-cell table:style-name="ce17" table:formula="of:=[.E587]/[.D587]" office:value-type="float" office:value="1.20210036876704" calcext:value-type="float">
            <text:p>1.20210036876704</text:p>
          </table:table-cell>
          <table:table-cell table:style-name="ce17" office:value-type="string" calcext:value-type="string">
            <text:p>bayteccontainer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-19GR</text:p>
          </table:table-cell>
          <table:table-cell table:style-name="ce8" office:value-type="currency" office:currency="USD" office:value="194" calcext:value-type="currency">
            <text:p>$194.00</text:p>
          </table:table-cell>
          <table:table-cell table:style-name="ce64" office:value-type="currency" office:currency="USD" office:value="240" calcext:value-type="currency">
            <text:p>$240.00</text:p>
          </table:table-cell>
          <table:table-cell table:style-name="ce64" office:value-type="currency" office:currency="USD" office:value="151.2" calcext:value-type="currency">
            <text:p>$151.20</text:p>
          </table:table-cell>
          <table:table-cell table:style-name="ce64" office:value-type="currency" office:currency="USD" office:value="197.4" calcext:value-type="currency">
            <text:p>$197.40</text:p>
          </table:table-cell>
          <table:table-cell table:style-name="ce64" table:formula="of:=[.E588]-[.B588]" office:value-type="currency" office:currency="USD" office:value="3.40000000000001" calcext:value-type="currency">
            <text:p>$3.40</text:p>
          </table:table-cell>
          <table:table-cell table:style-name="ce17" table:formula="of:=[.E588]/[.D588]" office:value-type="float" office:value="1.30555555555556" calcext:value-type="float">
            <text:p>1.3055555555555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SS-19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64" office:value-type="currency" office:currency="USD" office:value="345" calcext:value-type="currency">
            <text:p>$345.00</text:p>
          </table:table-cell>
          <table:table-cell table:style-name="ce64" office:value-type="currency" office:currency="USD" office:value="217.35" calcext:value-type="currency">
            <text:p>$217.35</text:p>
          </table:table-cell>
          <table:table-cell table:style-name="ce64" office:value-type="currency" office:currency="USD" office:value="277.2" calcext:value-type="currency">
            <text:p>$277.20</text:p>
          </table:table-cell>
          <table:table-cell table:style-name="ce64" table:formula="of:=[.E589]-[.B589]" office:value-type="currency" office:currency="USD" office:value="4.19999999999999" calcext:value-type="currency">
            <text:p>$4.20</text:p>
          </table:table-cell>
          <table:table-cell table:style-name="ce17" table:formula="of:=[.E589]/[.D589]" office:value-type="float" office:value="1.27536231884058" calcext:value-type="float">
            <text:p>1.2753623188405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SS-22</text:p>
          </table:table-cell>
          <table:table-cell table:style-name="ce8" office:value-type="currency" office:currency="USD" office:value="234" calcext:value-type="currency">
            <text:p>$234.00</text:p>
          </table:table-cell>
          <table:table-cell table:style-name="ce64" office:value-type="currency" office:currency="USD" office:value="295" calcext:value-type="currency">
            <text:p>$295.00</text:p>
          </table:table-cell>
          <table:table-cell table:style-name="ce64" office:value-type="currency" office:currency="USD" office:value="185.85" calcext:value-type="currency">
            <text:p>$185.85</text:p>
          </table:table-cell>
          <table:table-cell table:style-name="ce64" office:value-type="currency" office:currency="USD" office:value="239.4" calcext:value-type="currency">
            <text:p>$239.40</text:p>
          </table:table-cell>
          <table:table-cell table:style-name="ce64" table:formula="of:=[.E590]-[.B590]" office:value-type="currency" office:currency="USD" office:value="5.40000000000001" calcext:value-type="currency">
            <text:p>$5.40</text:p>
          </table:table-cell>
          <table:table-cell table:style-name="ce17" table:formula="of:=[.E590]/[.D590]" office:value-type="float" office:value="1.28813559322034" calcext:value-type="float">
            <text:p>1.2881355932203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SS-20.5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64" office:value-type="currency" office:currency="USD" office:value="365" calcext:value-type="currency">
            <text:p>$365.00</text:p>
          </table:table-cell>
          <table:table-cell table:style-name="ce64" office:value-type="currency" office:currency="USD" office:value="229.95" calcext:value-type="currency">
            <text:p>$229.95</text:p>
          </table:table-cell>
          <table:table-cell table:style-name="ce64" office:value-type="currency" office:currency="USD" office:value="415.35" calcext:value-type="currency">
            <text:p>$415.35</text:p>
          </table:table-cell>
          <table:table-cell table:style-name="ce64" table:formula="of:=[.E591]-[.B591]" office:value-type="currency" office:currency="USD" office:value="36.35" calcext:value-type="currency">
            <text:p>$36.35</text:p>
          </table:table-cell>
          <table:table-cell table:style-name="ce17" table:formula="of:=[.E591]/[.D591]" office:value-type="float" office:value="1.80626223091977" calcext:value-type="float">
            <text:p>1.80626223091977</text:p>
          </table:table-cell>
          <table:table-cell table:style-name="ce17" office:value-type="string" calcext:value-type="string">
            <text:p>fsindustrie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SS-14.5</text:p>
          </table:table-cell>
          <table:table-cell table:style-name="ce8" office:value-type="currency" office:currency="USD" office:value="342" calcext:value-type="currency">
            <text:p>$342.00</text:p>
          </table:table-cell>
          <table:table-cell table:style-name="ce64" office:value-type="currency" office:currency="USD" office:value="475" calcext:value-type="currency">
            <text:p>$475.00</text:p>
          </table:table-cell>
          <table:table-cell table:style-name="ce64" office:value-type="currency" office:currency="USD" office:value="299.25" calcext:value-type="currency">
            <text:p>$299.25</text:p>
          </table:table-cell>
          <table:table-cell table:style-name="ce64" office:value-type="currency" office:currency="USD" office:value="353.68" calcext:value-type="currency">
            <text:p>$353.68</text:p>
          </table:table-cell>
          <table:table-cell table:style-name="ce64" table:formula="of:=[.E592]-[.B592]" office:value-type="currency" office:currency="USD" office:value="11.68" calcext:value-type="currency">
            <text:p>$11.68</text:p>
          </table:table-cell>
          <table:table-cell table:style-name="ce17" table:formula="of:=[.E592]/[.D592]" office:value-type="float" office:value="1.181888053467" calcext:value-type="float">
            <text:p>1.18188805346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SS-16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64" office:value-type="currency" office:currency="USD" office:value="475" calcext:value-type="currency">
            <text:p>$475.00</text:p>
          </table:table-cell>
          <table:table-cell table:style-name="ce64" office:value-type="currency" office:currency="USD" office:value="299.25" calcext:value-type="currency">
            <text:p>$299.25</text:p>
          </table:table-cell>
          <table:table-cell table:style-name="ce64" office:value-type="currency" office:currency="USD" office:value="335.19" calcext:value-type="currency">
            <text:p>$335.19</text:p>
          </table:table-cell>
          <table:table-cell table:style-name="ce64" table:formula="of:=[.E593]-[.B593]" office:value-type="currency" office:currency="USD" office:value="0.189999999999998" calcext:value-type="currency">
            <text:p>$0.19</text:p>
          </table:table-cell>
          <table:table-cell table:style-name="ce17" table:formula="of:=[.E593]/[.D593]" office:value-type="float" office:value="1.12010025062657" calcext:value-type="float">
            <text:p>1.12010025062657</text:p>
          </table:table-cell>
          <table:table-cell table:style-name="ce17" office:value-type="string" calcext:value-type="string">
            <text:p>bestcontainer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SS-17.5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 office:value-type="currency" office:currency="USD" office:value="475" calcext:value-type="currency">
            <text:p>$475.00</text:p>
          </table:table-cell>
          <table:table-cell table:style-name="ce64" office:value-type="currency" office:currency="USD" office:value="299.25" calcext:value-type="currency">
            <text:p>$299.25</text:p>
          </table:table-cell>
          <table:table-cell table:style-name="ce64"/>
          <table:table-cell table:style-name="ce64" table:formula="of:=[.E594]-[.B594]" office:value-type="currency" office:currency="USD" office:value="-399" calcext:value-type="currency">
            <text:p>-$399.00</text:p>
          </table:table-cell>
          <table:table-cell table:style-name="ce17" table:formula="of:=[.E594]/[.D59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M-22</text:p>
          </table:table-cell>
          <table:table-cell table:style-name="ce8" office:value-type="currency" office:currency="USD" office:value="345" calcext:value-type="currency">
            <text:p>$345.00</text:p>
          </table:table-cell>
          <table:table-cell table:style-name="ce64" office:value-type="currency" office:currency="USD" office:value="406.76" calcext:value-type="currency">
            <text:p>$406.76</text:p>
          </table:table-cell>
          <table:table-cell table:style-name="ce64" office:value-type="currency" office:currency="USD" office:value="256.26" calcext:value-type="currency">
            <text:p>$256.26</text:p>
          </table:table-cell>
          <table:table-cell table:style-name="ce64" office:value-type="currency" office:currency="USD" office:value="350.28" calcext:value-type="currency">
            <text:p>$350.28</text:p>
          </table:table-cell>
          <table:table-cell table:style-name="ce64" table:formula="of:=[.E595]-[.B595]" office:value-type="currency" office:currency="USD" office:value="5.27999999999997" calcext:value-type="currency">
            <text:p>$5.28</text:p>
          </table:table-cell>
          <table:table-cell table:style-name="ce17" table:formula="of:=[.E595]/[.D595]" office:value-type="float" office:value="1.36689299929759" calcext:value-type="float">
            <text:p>1.3668929992975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M-19</text:p>
          </table:table-cell>
          <table:table-cell table:style-name="ce8" office:value-type="currency" office:currency="USD" office:value="454" calcext:value-type="currency">
            <text:p>$454.00</text:p>
          </table:table-cell>
          <table:table-cell table:style-name="ce64" office:value-type="currency" office:currency="USD" office:value="522.63" calcext:value-type="currency">
            <text:p>$522.63</text:p>
          </table:table-cell>
          <table:table-cell table:style-name="ce64" office:value-type="currency" office:currency="USD" office:value="329.26" calcext:value-type="currency">
            <text:p>$329.26</text:p>
          </table:table-cell>
          <table:table-cell table:style-name="ce64" office:value-type="currency" office:currency="USD" office:value="467.04" calcext:value-type="currency">
            <text:p>$467.04</text:p>
          </table:table-cell>
          <table:table-cell table:style-name="ce64" table:formula="of:=[.E596]-[.B596]" office:value-type="currency" office:currency="USD" office:value="13.04" calcext:value-type="currency">
            <text:p>$13.04</text:p>
          </table:table-cell>
          <table:table-cell table:style-name="ce17" table:formula="of:=[.E596]/[.D596]" office:value-type="float" office:value="1.4184535017919" calcext:value-type="float">
            <text:p>1.418453501791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M-14.5</text:p>
          </table:table-cell>
          <table:table-cell table:style-name="ce8" office:value-type="currency" office:currency="USD" office:value="489" calcext:value-type="currency">
            <text:p>$489.00</text:p>
          </table:table-cell>
          <table:table-cell table:style-name="ce64" office:value-type="currency" office:currency="USD" office:value="594.05" calcext:value-type="currency">
            <text:p>$594.05</text:p>
          </table:table-cell>
          <table:table-cell table:style-name="ce64" office:value-type="currency" office:currency="USD" office:value="374.25" calcext:value-type="currency">
            <text:p>$374.25</text:p>
          </table:table-cell>
          <table:table-cell table:style-name="ce64" office:value-type="currency" office:currency="USD" office:value="353.68" calcext:value-type="currency">
            <text:p>$353.68</text:p>
          </table:table-cell>
          <table:table-cell table:style-name="ce64" table:formula="of:=[.E597]-[.B597]" office:value-type="currency" office:currency="USD" office:value="-135.32" calcext:value-type="currency">
            <text:p>-$135.32</text:p>
          </table:table-cell>
          <table:table-cell table:style-name="ce17" table:formula="of:=[.E597]/[.D597]" office:value-type="float" office:value="0.945036740146961" calcext:value-type="float">
            <text:p>0.94503674014696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M-16</text:p>
          </table:table-cell>
          <table:table-cell table:style-name="ce8" office:value-type="currency" office:currency="USD" office:value="499" calcext:value-type="currency">
            <text:p>$499.00</text:p>
          </table:table-cell>
          <table:table-cell table:style-name="ce64" office:value-type="currency" office:currency="USD" office:value="606.01" calcext:value-type="currency">
            <text:p>$606.01</text:p>
          </table:table-cell>
          <table:table-cell table:style-name="ce64" office:value-type="currency" office:currency="USD" office:value="381.79" calcext:value-type="currency">
            <text:p>$381.79</text:p>
          </table:table-cell>
          <table:table-cell table:style-name="ce64" office:value-type="currency" office:currency="USD" office:value="526.68" calcext:value-type="currency">
            <text:p>$526.68</text:p>
          </table:table-cell>
          <table:table-cell table:style-name="ce64" table:formula="of:=[.E598]-[.B598]" office:value-type="currency" office:currency="USD" office:value="27.6799999999999" calcext:value-type="currency">
            <text:p>$27.68</text:p>
          </table:table-cell>
          <table:table-cell table:style-name="ce17" table:formula="of:=[.E598]/[.D598]" office:value-type="float" office:value="1.37950182037246" calcext:value-type="float">
            <text:p>1.3795018203724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M-20.5</text:p>
          </table:table-cell>
          <table:table-cell table:style-name="ce8" office:value-type="currency" office:currency="USD" office:value="495" calcext:value-type="currency">
            <text:p>$495.00</text:p>
          </table:table-cell>
          <table:table-cell table:style-name="ce64" office:value-type="currency" office:currency="USD" office:value="552.69" calcext:value-type="currency">
            <text:p>$552.69</text:p>
          </table:table-cell>
          <table:table-cell table:style-name="ce64" office:value-type="currency" office:currency="USD" office:value="348.19" calcext:value-type="currency">
            <text:p>$348.19</text:p>
          </table:table-cell>
          <table:table-cell table:style-name="ce64"/>
          <table:table-cell table:style-name="ce64" table:formula="of:=[.E599]-[.B599]" office:value-type="currency" office:currency="USD" office:value="-495" calcext:value-type="currency">
            <text:p>-$495.00</text:p>
          </table:table-cell>
          <table:table-cell table:style-name="ce17" table:formula="of:=[.E599]/[.D59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5/30M-17.5</text:p>
          </table:table-cell>
          <table:table-cell table:style-name="ce8" office:value-type="currency" office:currency="USD" office:value="529" calcext:value-type="currency">
            <text:p>$529.00</text:p>
          </table:table-cell>
          <table:table-cell table:style-name="ce64" office:value-type="currency" office:currency="USD" office:value="628.3" calcext:value-type="currency">
            <text:p>$628.30</text:p>
          </table:table-cell>
          <table:table-cell table:style-name="ce64" office:value-type="currency" office:currency="USD" office:value="395.83" calcext:value-type="currency">
            <text:p>$395.83</text:p>
          </table:table-cell>
          <table:table-cell table:style-name="ce64"/>
          <table:table-cell table:style-name="ce64" table:formula="of:=[.E600]-[.B600]" office:value-type="currency" office:currency="USD" office:value="-529" calcext:value-type="currency">
            <text:p>-$529.00</text:p>
          </table:table-cell>
          <table:table-cell table:style-name="ce17" table:formula="of:=[.E600]/[.D60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Hydra-Lift Drum Roll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56-3-575</text:p>
          </table:table-cell>
          <table:table-cell table:style-name="ce8" office:value-type="currency" office:currency="USD" office:value="4100" calcext:value-type="currency">
            <text:p>$4,100.00</text:p>
          </table:table-cell>
          <table:table-cell table:style-name="ce64" office:value-type="currency" office:currency="USD" office:value="5065" calcext:value-type="currency">
            <text:p>$5,065.00</text:p>
          </table:table-cell>
          <table:table-cell table:style-name="ce64" office:value-type="currency" office:currency="USD" office:value="3545.5" calcext:value-type="currency">
            <text:p>$3,545.50</text:p>
          </table:table-cell>
          <table:table-cell table:style-name="ce64" office:value-type="currency" office:currency="USD" office:value="4128.6" calcext:value-type="currency">
            <text:p>$4,128.60</text:p>
          </table:table-cell>
          <table:table-cell table:style-name="ce64" table:formula="of:=[.E604]-[.B604]" office:value-type="currency" office:currency="USD" office:value="28.6000000000004" calcext:value-type="currency">
            <text:p>$28.60</text:p>
          </table:table-cell>
          <table:table-cell table:style-name="ce17" table:formula="of:=[.E604]/[.D604]" office:value-type="float" office:value="1.164461994077" calcext:value-type="float">
            <text:p>1.16446199407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56-A</text:p>
          </table:table-cell>
          <table:table-cell table:style-name="ce8" office:value-type="currency" office:currency="USD" office:value="4329" calcext:value-type="currency">
            <text:p>$4,329.00</text:p>
          </table:table-cell>
          <table:table-cell table:style-name="ce64" office:value-type="currency" office:currency="USD" office:value="5175" calcext:value-type="currency">
            <text:p>$5,175.00</text:p>
          </table:table-cell>
          <table:table-cell table:style-name="ce64" office:value-type="currency" office:currency="USD" office:value="3622.5" calcext:value-type="currency">
            <text:p>$3,622.50</text:p>
          </table:table-cell>
          <table:table-cell table:style-name="ce64" office:value-type="currency" office:currency="USD" office:value="4475" calcext:value-type="currency">
            <text:p>$4,475.00</text:p>
          </table:table-cell>
          <table:table-cell table:style-name="ce64" table:formula="of:=[.E605]-[.B605]" office:value-type="currency" office:currency="USD" office:value="146" calcext:value-type="currency">
            <text:p>$146.00</text:p>
          </table:table-cell>
          <table:table-cell table:style-name="ce17" table:formula="of:=[.E605]/[.D605]" office:value-type="float" office:value="1.23533471359558" calcext:value-type="float">
            <text:p>1.23533471359558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56-E3-575</text:p>
          </table:table-cell>
          <table:table-cell table:style-name="ce8" office:value-type="currency" office:currency="USD" office:value="4649" calcext:value-type="currency">
            <text:p>$4,649.00</text:p>
          </table:table-cell>
          <table:table-cell table:style-name="ce64" office:value-type="currency" office:currency="USD" office:value="5680" calcext:value-type="currency">
            <text:p>$5,680.00</text:p>
          </table:table-cell>
          <table:table-cell table:style-name="ce64" office:value-type="currency" office:currency="USD" office:value="3976" calcext:value-type="currency">
            <text:p>$3,976.00</text:p>
          </table:table-cell>
          <table:table-cell table:style-name="ce64" office:value-type="currency" office:currency="USD" office:value="4678.8" calcext:value-type="currency">
            <text:p>$4,678.80</text:p>
          </table:table-cell>
          <table:table-cell table:style-name="ce64" table:formula="of:=[.E606]-[.B606]" office:value-type="currency" office:currency="USD" office:value="29.8000000000002" calcext:value-type="currency">
            <text:p>$29.80</text:p>
          </table:table-cell>
          <table:table-cell table:style-name="ce17" table:formula="of:=[.E606]/[.D606]" office:value-type="float" office:value="1.17676056338028" calcext:value-type="float">
            <text:p>1.1767605633802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Morse Drum Cone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90-15.5</text:p>
          </table:table-cell>
          <table:table-cell table:style-name="ce8" office:value-type="currency" office:currency="USD" office:value="985" calcext:value-type="currency">
            <text:p>$985.00</text:p>
          </table:table-cell>
          <table:table-cell table:style-name="ce64" office:value-type="currency" office:currency="USD" office:value="1190" calcext:value-type="currency">
            <text:p>$1,190.0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office:value-type="currency" office:currency="USD" office:value="999.6" calcext:value-type="currency">
            <text:p>$999.60</text:p>
          </table:table-cell>
          <table:table-cell table:style-name="ce64" table:formula="of:=[.E610]-[.B610]" office:value-type="currency" office:currency="USD" office:value="14.6" calcext:value-type="currency">
            <text:p>$14.60</text:p>
          </table:table-cell>
          <table:table-cell table:style-name="ce17" table:formula="of:=[.E610]/[.D61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90-17</text:p>
          </table:table-cell>
          <table:table-cell table:style-name="ce8" office:value-type="currency" office:currency="USD" office:value="985" calcext:value-type="currency">
            <text:p>$985.00</text:p>
          </table:table-cell>
          <table:table-cell table:style-name="ce64" office:value-type="currency" office:currency="USD" office:value="1190" calcext:value-type="currency">
            <text:p>$1,190.0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office:value-type="currency" office:currency="USD" office:value="999.6" calcext:value-type="currency">
            <text:p>$999.60</text:p>
          </table:table-cell>
          <table:table-cell table:style-name="ce64" table:formula="of:=[.E611]-[.B611]" office:value-type="currency" office:currency="USD" office:value="14.6" calcext:value-type="currency">
            <text:p>$14.60</text:p>
          </table:table-cell>
          <table:table-cell table:style-name="ce17" table:formula="of:=[.E611]/[.D61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90-18.5</text:p>
          </table:table-cell>
          <table:table-cell table:style-name="ce8" office:value-type="currency" office:currency="USD" office:value="985" calcext:value-type="currency">
            <text:p>$985.00</text:p>
          </table:table-cell>
          <table:table-cell table:style-name="ce64" office:value-type="currency" office:currency="USD" office:value="1190" calcext:value-type="currency">
            <text:p>$1,190.0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office:value-type="currency" office:currency="USD" office:value="999.6" calcext:value-type="currency">
            <text:p>$999.60</text:p>
          </table:table-cell>
          <table:table-cell table:style-name="ce64" table:formula="of:=[.E612]-[.B612]" office:value-type="currency" office:currency="USD" office:value="14.6" calcext:value-type="currency">
            <text:p>$14.60</text:p>
          </table:table-cell>
          <table:table-cell table:style-name="ce17" table:formula="of:=[.E612]/[.D61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90-19</text:p>
          </table:table-cell>
          <table:table-cell table:style-name="ce8" office:value-type="currency" office:currency="USD" office:value="985" calcext:value-type="currency">
            <text:p>$985.00</text:p>
          </table:table-cell>
          <table:table-cell table:style-name="ce64" office:value-type="currency" office:currency="USD" office:value="1190" calcext:value-type="currency">
            <text:p>$1,190.0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office:value-type="currency" office:currency="USD" office:value="999.6" calcext:value-type="currency">
            <text:p>$999.60</text:p>
          </table:table-cell>
          <table:table-cell table:style-name="ce64" table:formula="of:=[.E613]-[.B613]" office:value-type="currency" office:currency="USD" office:value="14.6" calcext:value-type="currency">
            <text:p>$14.60</text:p>
          </table:table-cell>
          <table:table-cell table:style-name="ce17" table:formula="of:=[.E613]/[.D61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90-20</text:p>
          </table:table-cell>
          <table:table-cell table:style-name="ce8" office:value-type="currency" office:currency="USD" office:value="985" calcext:value-type="currency">
            <text:p>$985.00</text:p>
          </table:table-cell>
          <table:table-cell table:style-name="ce64" office:value-type="currency" office:currency="USD" office:value="1190" calcext:value-type="currency">
            <text:p>$1,190.0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office:value-type="currency" office:currency="USD" office:value="999.6" calcext:value-type="currency">
            <text:p>$999.60</text:p>
          </table:table-cell>
          <table:table-cell table:style-name="ce64" table:formula="of:=[.E614]-[.B614]" office:value-type="currency" office:currency="USD" office:value="14.6" calcext:value-type="currency">
            <text:p>$14.60</text:p>
          </table:table-cell>
          <table:table-cell table:style-name="ce17" table:formula="of:=[.E614]/[.D61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90-21.5</text:p>
          </table:table-cell>
          <table:table-cell table:style-name="ce8" office:value-type="currency" office:currency="USD" office:value="985" calcext:value-type="currency">
            <text:p>$985.00</text:p>
          </table:table-cell>
          <table:table-cell table:style-name="ce64" office:value-type="currency" office:currency="USD" office:value="1190" calcext:value-type="currency">
            <text:p>$1,190.0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office:value-type="currency" office:currency="USD" office:value="999.6" calcext:value-type="currency">
            <text:p>$999.60</text:p>
          </table:table-cell>
          <table:table-cell table:style-name="ce64" table:formula="of:=[.E615]-[.B615]" office:value-type="currency" office:currency="USD" office:value="14.6" calcext:value-type="currency">
            <text:p>$14.60</text:p>
          </table:table-cell>
          <table:table-cell table:style-name="ce17" table:formula="of:=[.E615]/[.D61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90-23</text:p>
          </table:table-cell>
          <table:table-cell table:style-name="ce8" office:value-type="currency" office:currency="USD" office:value="985" calcext:value-type="currency">
            <text:p>$985.00</text:p>
          </table:table-cell>
          <table:table-cell table:style-name="ce64" office:value-type="currency" office:currency="USD" office:value="1190" calcext:value-type="currency">
            <text:p>$1,190.0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office:value-type="currency" office:currency="USD" office:value="999.6" calcext:value-type="currency">
            <text:p>$999.60</text:p>
          </table:table-cell>
          <table:table-cell table:style-name="ce64" table:formula="of:=[.E616]-[.B616]" office:value-type="currency" office:currency="USD" office:value="14.6" calcext:value-type="currency">
            <text:p>$14.60</text:p>
          </table:table-cell>
          <table:table-cell table:style-name="ce17" table:formula="of:=[.E616]/[.D61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90-15.5</text:p>
          </table:table-cell>
          <table:table-cell table:style-name="ce8" office:value-type="currency" office:currency="USD" office:value="1009" calcext:value-type="currency">
            <text:p>$1,009.00</text:p>
          </table:table-cell>
          <table:table-cell table:style-name="ce64" office:value-type="currency" office:currency="USD" office:value="1215" calcext:value-type="currency">
            <text:p>$1,215.00</text:p>
          </table:table-cell>
          <table:table-cell table:style-name="ce64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020.6" calcext:value-type="currency">
            <text:p>$1,020.60</text:p>
          </table:table-cell>
          <table:table-cell table:style-name="ce64" table:formula="of:=[.E617]-[.B617]" office:value-type="currency" office:currency="USD" office:value="11.6" calcext:value-type="currency">
            <text:p>$11.60</text:p>
          </table:table-cell>
          <table:table-cell table:style-name="ce17" table:formula="of:=[.E617]/[.D61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90-17</text:p>
          </table:table-cell>
          <table:table-cell table:style-name="ce8" office:value-type="currency" office:currency="USD" office:value="1009" calcext:value-type="currency">
            <text:p>$1,009.00</text:p>
          </table:table-cell>
          <table:table-cell table:style-name="ce64" office:value-type="currency" office:currency="USD" office:value="1215" calcext:value-type="currency">
            <text:p>$1,215.00</text:p>
          </table:table-cell>
          <table:table-cell table:style-name="ce64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020.6" calcext:value-type="currency">
            <text:p>$1,020.60</text:p>
          </table:table-cell>
          <table:table-cell table:style-name="ce64" table:formula="of:=[.E618]-[.B618]" office:value-type="currency" office:currency="USD" office:value="11.6" calcext:value-type="currency">
            <text:p>$11.60</text:p>
          </table:table-cell>
          <table:table-cell table:style-name="ce17" table:formula="of:=[.E618]/[.D61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90-18.5</text:p>
          </table:table-cell>
          <table:table-cell table:style-name="ce8" office:value-type="currency" office:currency="USD" office:value="1009" calcext:value-type="currency">
            <text:p>$1,009.00</text:p>
          </table:table-cell>
          <table:table-cell table:style-name="ce64" office:value-type="currency" office:currency="USD" office:value="1215" calcext:value-type="currency">
            <text:p>$1,215.00</text:p>
          </table:table-cell>
          <table:table-cell table:style-name="ce64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020.6" calcext:value-type="currency">
            <text:p>$1,020.60</text:p>
          </table:table-cell>
          <table:table-cell table:style-name="ce64" table:formula="of:=[.E619]-[.B619]" office:value-type="currency" office:currency="USD" office:value="11.6" calcext:value-type="currency">
            <text:p>$11.60</text:p>
          </table:table-cell>
          <table:table-cell table:style-name="ce17" table:formula="of:=[.E619]/[.D61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90-19</text:p>
          </table:table-cell>
          <table:table-cell table:style-name="ce8" office:value-type="currency" office:currency="USD" office:value="1009" calcext:value-type="currency">
            <text:p>$1,009.00</text:p>
          </table:table-cell>
          <table:table-cell table:style-name="ce64" office:value-type="currency" office:currency="USD" office:value="1215" calcext:value-type="currency">
            <text:p>$1,215.00</text:p>
          </table:table-cell>
          <table:table-cell table:style-name="ce64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020.6" calcext:value-type="currency">
            <text:p>$1,020.60</text:p>
          </table:table-cell>
          <table:table-cell table:style-name="ce64" table:formula="of:=[.E620]-[.B620]" office:value-type="currency" office:currency="USD" office:value="11.6" calcext:value-type="currency">
            <text:p>$11.60</text:p>
          </table:table-cell>
          <table:table-cell table:style-name="ce17" table:formula="of:=[.E620]/[.D62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90-20</text:p>
          </table:table-cell>
          <table:table-cell table:style-name="ce8" office:value-type="currency" office:currency="USD" office:value="1009" calcext:value-type="currency">
            <text:p>$1,009.00</text:p>
          </table:table-cell>
          <table:table-cell table:style-name="ce64" office:value-type="currency" office:currency="USD" office:value="1215" calcext:value-type="currency">
            <text:p>$1,215.00</text:p>
          </table:table-cell>
          <table:table-cell table:style-name="ce64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020.6" calcext:value-type="currency">
            <text:p>$1,020.60</text:p>
          </table:table-cell>
          <table:table-cell table:style-name="ce64" table:formula="of:=[.E621]-[.B621]" office:value-type="currency" office:currency="USD" office:value="11.6" calcext:value-type="currency">
            <text:p>$11.60</text:p>
          </table:table-cell>
          <table:table-cell table:style-name="ce17" table:formula="of:=[.E621]/[.D62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90-21.5</text:p>
          </table:table-cell>
          <table:table-cell table:style-name="ce8" office:value-type="currency" office:currency="USD" office:value="1009" calcext:value-type="currency">
            <text:p>$1,009.00</text:p>
          </table:table-cell>
          <table:table-cell table:style-name="ce64" office:value-type="currency" office:currency="USD" office:value="1215" calcext:value-type="currency">
            <text:p>$1,215.00</text:p>
          </table:table-cell>
          <table:table-cell table:style-name="ce64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020.6" calcext:value-type="currency">
            <text:p>$1,020.60</text:p>
          </table:table-cell>
          <table:table-cell table:style-name="ce64" table:formula="of:=[.E622]-[.B622]" office:value-type="currency" office:currency="USD" office:value="11.6" calcext:value-type="currency">
            <text:p>$11.60</text:p>
          </table:table-cell>
          <table:table-cell table:style-name="ce17" table:formula="of:=[.E622]/[.D62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90-23</text:p>
          </table:table-cell>
          <table:table-cell table:style-name="ce8" office:value-type="currency" office:currency="USD" office:value="1009" calcext:value-type="currency">
            <text:p>$1,009.00</text:p>
          </table:table-cell>
          <table:table-cell table:style-name="ce64" office:value-type="currency" office:currency="USD" office:value="1215" calcext:value-type="currency">
            <text:p>$1,215.00</text:p>
          </table:table-cell>
          <table:table-cell table:style-name="ce64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020.6" calcext:value-type="currency">
            <text:p>$1,020.60</text:p>
          </table:table-cell>
          <table:table-cell table:style-name="ce64" table:formula="of:=[.E623]-[.B623]" office:value-type="currency" office:currency="USD" office:value="11.6" calcext:value-type="currency">
            <text:p>$11.60</text:p>
          </table:table-cell>
          <table:table-cell table:style-name="ce17" table:formula="of:=[.E623]/[.D62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90-15.5</text:p>
          </table:table-cell>
          <table:table-cell table:style-name="ce8" office:value-type="currency" office:currency="USD" office:value="1443" calcext:value-type="currency">
            <text:p>$1,443.00</text:p>
          </table:table-cell>
          <table:table-cell table:style-name="ce64" office:value-type="currency" office:currency="USD" office:value="1720" calcext:value-type="currency">
            <text:p>$1,720.0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office:value-type="currency" office:currency="USD" office:value="1444.8" calcext:value-type="currency">
            <text:p>$1,444.80</text:p>
          </table:table-cell>
          <table:table-cell table:style-name="ce64" table:formula="of:=[.E624]-[.B624]" office:value-type="currency" office:currency="USD" office:value="1.79999999999995" calcext:value-type="currency">
            <text:p>$1.80</text:p>
          </table:table-cell>
          <table:table-cell table:style-name="ce17" table:formula="of:=[.E624]/[.D62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90-17</text:p>
          </table:table-cell>
          <table:table-cell table:style-name="ce8" office:value-type="currency" office:currency="USD" office:value="1443" calcext:value-type="currency">
            <text:p>$1,443.00</text:p>
          </table:table-cell>
          <table:table-cell table:style-name="ce64" office:value-type="currency" office:currency="USD" office:value="1720" calcext:value-type="currency">
            <text:p>$1,720.0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office:value-type="currency" office:currency="USD" office:value="1444.8" calcext:value-type="currency">
            <text:p>$1,444.80</text:p>
          </table:table-cell>
          <table:table-cell table:style-name="ce64" table:formula="of:=[.E625]-[.B625]" office:value-type="currency" office:currency="USD" office:value="1.79999999999995" calcext:value-type="currency">
            <text:p>$1.80</text:p>
          </table:table-cell>
          <table:table-cell table:style-name="ce17" table:formula="of:=[.E625]/[.D62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90-18.5</text:p>
          </table:table-cell>
          <table:table-cell table:style-name="ce8" office:value-type="currency" office:currency="USD" office:value="1443" calcext:value-type="currency">
            <text:p>$1,443.00</text:p>
          </table:table-cell>
          <table:table-cell table:style-name="ce64" office:value-type="currency" office:currency="USD" office:value="1720" calcext:value-type="currency">
            <text:p>$1,720.0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office:value-type="currency" office:currency="USD" office:value="1444.8" calcext:value-type="currency">
            <text:p>$1,444.80</text:p>
          </table:table-cell>
          <table:table-cell table:style-name="ce64" table:formula="of:=[.E626]-[.B626]" office:value-type="currency" office:currency="USD" office:value="1.79999999999995" calcext:value-type="currency">
            <text:p>$1.80</text:p>
          </table:table-cell>
          <table:table-cell table:style-name="ce17" table:formula="of:=[.E626]/[.D62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90-19</text:p>
          </table:table-cell>
          <table:table-cell table:style-name="ce8" office:value-type="currency" office:currency="USD" office:value="1443" calcext:value-type="currency">
            <text:p>$1,443.00</text:p>
          </table:table-cell>
          <table:table-cell table:style-name="ce64" office:value-type="currency" office:currency="USD" office:value="1720" calcext:value-type="currency">
            <text:p>$1,720.0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office:value-type="currency" office:currency="USD" office:value="1444.8" calcext:value-type="currency">
            <text:p>$1,444.80</text:p>
          </table:table-cell>
          <table:table-cell table:style-name="ce64" table:formula="of:=[.E627]-[.B627]" office:value-type="currency" office:currency="USD" office:value="1.79999999999995" calcext:value-type="currency">
            <text:p>$1.80</text:p>
          </table:table-cell>
          <table:table-cell table:style-name="ce17" table:formula="of:=[.E627]/[.D62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90-20</text:p>
          </table:table-cell>
          <table:table-cell table:style-name="ce8" office:value-type="currency" office:currency="USD" office:value="1443" calcext:value-type="currency">
            <text:p>$1,443.00</text:p>
          </table:table-cell>
          <table:table-cell table:style-name="ce64" office:value-type="currency" office:currency="USD" office:value="1720" calcext:value-type="currency">
            <text:p>$1,720.0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office:value-type="currency" office:currency="USD" office:value="1444.8" calcext:value-type="currency">
            <text:p>$1,444.80</text:p>
          </table:table-cell>
          <table:table-cell table:style-name="ce64" table:formula="of:=[.E628]-[.B628]" office:value-type="currency" office:currency="USD" office:value="1.79999999999995" calcext:value-type="currency">
            <text:p>$1.80</text:p>
          </table:table-cell>
          <table:table-cell table:style-name="ce17" table:formula="of:=[.E628]/[.D62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90-21.5</text:p>
          </table:table-cell>
          <table:table-cell table:style-name="ce8" office:value-type="currency" office:currency="USD" office:value="1443" calcext:value-type="currency">
            <text:p>$1,443.00</text:p>
          </table:table-cell>
          <table:table-cell table:style-name="ce64" office:value-type="currency" office:currency="USD" office:value="1720" calcext:value-type="currency">
            <text:p>$1,720.0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office:value-type="currency" office:currency="USD" office:value="1444.8" calcext:value-type="currency">
            <text:p>$1,444.80</text:p>
          </table:table-cell>
          <table:table-cell table:style-name="ce64" table:formula="of:=[.E629]-[.B629]" office:value-type="currency" office:currency="USD" office:value="1.79999999999995" calcext:value-type="currency">
            <text:p>$1.80</text:p>
          </table:table-cell>
          <table:table-cell table:style-name="ce17" table:formula="of:=[.E629]/[.D62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90-23</text:p>
          </table:table-cell>
          <table:table-cell table:style-name="ce8" office:value-type="currency" office:currency="USD" office:value="1443" calcext:value-type="currency">
            <text:p>$1,443.00</text:p>
          </table:table-cell>
          <table:table-cell table:style-name="ce64" office:value-type="currency" office:currency="USD" office:value="1720" calcext:value-type="currency">
            <text:p>$1,720.0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office:value-type="currency" office:currency="USD" office:value="1444.8" calcext:value-type="currency">
            <text:p>$1,444.80</text:p>
          </table:table-cell>
          <table:table-cell table:style-name="ce64" table:formula="of:=[.E630]-[.B630]" office:value-type="currency" office:currency="USD" office:value="1.79999999999995" calcext:value-type="currency">
            <text:p>$1.80</text:p>
          </table:table-cell>
          <table:table-cell table:style-name="ce17" table:formula="of:=[.E630]/[.D63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90-15.5</text:p>
          </table:table-cell>
          <table:table-cell table:style-name="ce8" office:value-type="currency" office:currency="USD" office:value="1453" calcext:value-type="currency">
            <text:p>$1,453.00</text:p>
          </table:table-cell>
          <table:table-cell table:style-name="ce64" office:value-type="currency" office:currency="USD" office:value="1760" calcext:value-type="currency">
            <text:p>$1,760.00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office:value-type="currency" office:currency="USD" office:value="1478.4" calcext:value-type="currency">
            <text:p>$1,478.40</text:p>
          </table:table-cell>
          <table:table-cell table:style-name="ce64" table:formula="of:=[.E631]-[.B631]" office:value-type="currency" office:currency="USD" office:value="25.4000000000001" calcext:value-type="currency">
            <text:p>$25.40</text:p>
          </table:table-cell>
          <table:table-cell table:style-name="ce17" table:formula="of:=[.E631]/[.D63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90-17</text:p>
          </table:table-cell>
          <table:table-cell table:style-name="ce8" office:value-type="currency" office:currency="USD" office:value="1453" calcext:value-type="currency">
            <text:p>$1,453.00</text:p>
          </table:table-cell>
          <table:table-cell table:style-name="ce64" office:value-type="currency" office:currency="USD" office:value="1760" calcext:value-type="currency">
            <text:p>$1,760.00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office:value-type="currency" office:currency="USD" office:value="1478.4" calcext:value-type="currency">
            <text:p>$1,478.40</text:p>
          </table:table-cell>
          <table:table-cell table:style-name="ce64" table:formula="of:=[.E632]-[.B632]" office:value-type="currency" office:currency="USD" office:value="25.4000000000001" calcext:value-type="currency">
            <text:p>$25.40</text:p>
          </table:table-cell>
          <table:table-cell table:style-name="ce17" table:formula="of:=[.E632]/[.D63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90-18.5</text:p>
          </table:table-cell>
          <table:table-cell table:style-name="ce8" office:value-type="currency" office:currency="USD" office:value="1453" calcext:value-type="currency">
            <text:p>$1,453.00</text:p>
          </table:table-cell>
          <table:table-cell table:style-name="ce64" office:value-type="currency" office:currency="USD" office:value="1760" calcext:value-type="currency">
            <text:p>$1,760.00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office:value-type="currency" office:currency="USD" office:value="1478.4" calcext:value-type="currency">
            <text:p>$1,478.40</text:p>
          </table:table-cell>
          <table:table-cell table:style-name="ce64" table:formula="of:=[.E633]-[.B633]" office:value-type="currency" office:currency="USD" office:value="25.4000000000001" calcext:value-type="currency">
            <text:p>$25.40</text:p>
          </table:table-cell>
          <table:table-cell table:style-name="ce17" table:formula="of:=[.E633]/[.D63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90-19</text:p>
          </table:table-cell>
          <table:table-cell table:style-name="ce8" office:value-type="currency" office:currency="USD" office:value="1453" calcext:value-type="currency">
            <text:p>$1,453.00</text:p>
          </table:table-cell>
          <table:table-cell table:style-name="ce64" office:value-type="currency" office:currency="USD" office:value="1760" calcext:value-type="currency">
            <text:p>$1,760.00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office:value-type="currency" office:currency="USD" office:value="1478.4" calcext:value-type="currency">
            <text:p>$1,478.40</text:p>
          </table:table-cell>
          <table:table-cell table:style-name="ce64" table:formula="of:=[.E634]-[.B634]" office:value-type="currency" office:currency="USD" office:value="25.4000000000001" calcext:value-type="currency">
            <text:p>$25.40</text:p>
          </table:table-cell>
          <table:table-cell table:style-name="ce17" table:formula="of:=[.E634]/[.D63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90-20</text:p>
          </table:table-cell>
          <table:table-cell table:style-name="ce8" office:value-type="currency" office:currency="USD" office:value="1453" calcext:value-type="currency">
            <text:p>$1,453.00</text:p>
          </table:table-cell>
          <table:table-cell table:style-name="ce64" office:value-type="currency" office:currency="USD" office:value="1760" calcext:value-type="currency">
            <text:p>$1,760.00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office:value-type="currency" office:currency="USD" office:value="1478.4" calcext:value-type="currency">
            <text:p>$1,478.40</text:p>
          </table:table-cell>
          <table:table-cell table:style-name="ce64" table:formula="of:=[.E635]-[.B635]" office:value-type="currency" office:currency="USD" office:value="25.4000000000001" calcext:value-type="currency">
            <text:p>$25.40</text:p>
          </table:table-cell>
          <table:table-cell table:style-name="ce17" table:formula="of:=[.E635]/[.D63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90-21.5</text:p>
          </table:table-cell>
          <table:table-cell table:style-name="ce8" office:value-type="currency" office:currency="USD" office:value="1453" calcext:value-type="currency">
            <text:p>$1,453.00</text:p>
          </table:table-cell>
          <table:table-cell table:style-name="ce64" office:value-type="currency" office:currency="USD" office:value="1760" calcext:value-type="currency">
            <text:p>$1,760.00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office:value-type="currency" office:currency="USD" office:value="1478.4" calcext:value-type="currency">
            <text:p>$1,478.40</text:p>
          </table:table-cell>
          <table:table-cell table:style-name="ce64" table:formula="of:=[.E636]-[.B636]" office:value-type="currency" office:currency="USD" office:value="25.4000000000001" calcext:value-type="currency">
            <text:p>$25.40</text:p>
          </table:table-cell>
          <table:table-cell table:style-name="ce17" table:formula="of:=[.E636]/[.D63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90-23</text:p>
          </table:table-cell>
          <table:table-cell table:style-name="ce8" office:value-type="currency" office:currency="USD" office:value="1453" calcext:value-type="currency">
            <text:p>$1,453.00</text:p>
          </table:table-cell>
          <table:table-cell table:style-name="ce64" office:value-type="currency" office:currency="USD" office:value="1760" calcext:value-type="currency">
            <text:p>$1,760.00</text:p>
          </table:table-cell>
          <table:table-cell table:style-name="ce64" office:value-type="currency" office:currency="USD" office:value="1232" calcext:value-type="currency">
            <text:p>$1,232.00</text:p>
          </table:table-cell>
          <table:table-cell table:style-name="ce64" office:value-type="currency" office:currency="USD" office:value="1478.4" calcext:value-type="currency">
            <text:p>$1,478.40</text:p>
          </table:table-cell>
          <table:table-cell table:style-name="ce64" table:formula="of:=[.E637]-[.B637]" office:value-type="currency" office:currency="USD" office:value="25.4000000000001" calcext:value-type="currency">
            <text:p>$25.40</text:p>
          </table:table-cell>
          <table:table-cell table:style-name="ce17" table:formula="of:=[.E637]/[.D63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45-15.5</text:p>
          </table:table-cell>
          <table:table-cell table:style-name="ce8" office:value-type="currency" office:currency="USD" office:value="373" calcext:value-type="currency">
            <text:p>$373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38]-[.B638]" office:value-type="currency" office:currency="USD" office:value="5" calcext:value-type="currency">
            <text:p>$5.00</text:p>
          </table:table-cell>
          <table:table-cell table:style-name="ce17" table:formula="of:=[.E638]/[.D63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45-17</text:p>
          </table:table-cell>
          <table:table-cell table:style-name="ce8" office:value-type="currency" office:currency="USD" office:value="373" calcext:value-type="currency">
            <text:p>$373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39]-[.B639]" office:value-type="currency" office:currency="USD" office:value="5" calcext:value-type="currency">
            <text:p>$5.00</text:p>
          </table:table-cell>
          <table:table-cell table:style-name="ce17" table:formula="of:=[.E639]/[.D63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45-18.5</text:p>
          </table:table-cell>
          <table:table-cell table:style-name="ce8" office:value-type="currency" office:currency="USD" office:value="373" calcext:value-type="currency">
            <text:p>$373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0]-[.B640]" office:value-type="currency" office:currency="USD" office:value="5" calcext:value-type="currency">
            <text:p>$5.00</text:p>
          </table:table-cell>
          <table:table-cell table:style-name="ce17" table:formula="of:=[.E640]/[.D64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45-19</text:p>
          </table:table-cell>
          <table:table-cell table:style-name="ce8" office:value-type="currency" office:currency="USD" office:value="373" calcext:value-type="currency">
            <text:p>$373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1]-[.B641]" office:value-type="currency" office:currency="USD" office:value="5" calcext:value-type="currency">
            <text:p>$5.00</text:p>
          </table:table-cell>
          <table:table-cell table:style-name="ce17" table:formula="of:=[.E641]/[.D64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45-20</text:p>
          </table:table-cell>
          <table:table-cell table:style-name="ce8" office:value-type="currency" office:currency="USD" office:value="372" calcext:value-type="currency">
            <text:p>$372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2]-[.B642]" office:value-type="currency" office:currency="USD" office:value="6" calcext:value-type="currency">
            <text:p>$6.00</text:p>
          </table:table-cell>
          <table:table-cell table:style-name="ce17" table:formula="of:=[.E642]/[.D64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45-21.5</text:p>
          </table:table-cell>
          <table:table-cell table:style-name="ce8" office:value-type="currency" office:currency="USD" office:value="372" calcext:value-type="currency">
            <text:p>$372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3]-[.B643]" office:value-type="currency" office:currency="USD" office:value="6" calcext:value-type="currency">
            <text:p>$6.00</text:p>
          </table:table-cell>
          <table:table-cell table:style-name="ce17" table:formula="of:=[.E643]/[.D64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45-23</text:p>
          </table:table-cell>
          <table:table-cell table:style-name="ce8" office:value-type="currency" office:currency="USD" office:value="306" calcext:value-type="currency">
            <text:p>$306.00</text:p>
          </table:table-cell>
          <table:table-cell table:style-name="ce64" office:value-type="currency" office:currency="USD" office:value="370" calcext:value-type="currency">
            <text:p>$370.00</text:p>
          </table:table-cell>
          <table:table-cell table:style-name="ce64" office:value-type="currency" office:currency="USD" office:value="259" calcext:value-type="currency">
            <text:p>$259.00</text:p>
          </table:table-cell>
          <table:table-cell table:style-name="ce64" office:value-type="currency" office:currency="USD" office:value="310.8" calcext:value-type="currency">
            <text:p>$310.80</text:p>
          </table:table-cell>
          <table:table-cell table:style-name="ce64" table:formula="of:=[.E644]-[.B644]" office:value-type="currency" office:currency="USD" office:value="4.80000000000001" calcext:value-type="currency">
            <text:p>$4.80</text:p>
          </table:table-cell>
          <table:table-cell table:style-name="ce17" table:formula="of:=[.E644]/[.D64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60-15.5</text:p>
          </table:table-cell>
          <table:table-cell table:style-name="ce8" office:value-type="currency" office:currency="USD" office:value="371" calcext:value-type="currency">
            <text:p>$371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5]-[.B645]" office:value-type="currency" office:currency="USD" office:value="7" calcext:value-type="currency">
            <text:p>$7.00</text:p>
          </table:table-cell>
          <table:table-cell table:style-name="ce17" table:formula="of:=[.E645]/[.D64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60-17</text:p>
          </table:table-cell>
          <table:table-cell table:style-name="ce8" office:value-type="currency" office:currency="USD" office:value="371" calcext:value-type="currency">
            <text:p>$371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6]-[.B646]" office:value-type="currency" office:currency="USD" office:value="7" calcext:value-type="currency">
            <text:p>$7.00</text:p>
          </table:table-cell>
          <table:table-cell table:style-name="ce17" table:formula="of:=[.E646]/[.D64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60-18.5</text:p>
          </table:table-cell>
          <table:table-cell table:style-name="ce8" office:value-type="currency" office:currency="USD" office:value="371" calcext:value-type="currency">
            <text:p>$371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7]-[.B647]" office:value-type="currency" office:currency="USD" office:value="7" calcext:value-type="currency">
            <text:p>$7.00</text:p>
          </table:table-cell>
          <table:table-cell table:style-name="ce17" table:formula="of:=[.E647]/[.D64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60-19</text:p>
          </table:table-cell>
          <table:table-cell table:style-name="ce8" office:value-type="currency" office:currency="USD" office:value="371" calcext:value-type="currency">
            <text:p>$371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8]-[.B648]" office:value-type="currency" office:currency="USD" office:value="7" calcext:value-type="currency">
            <text:p>$7.00</text:p>
          </table:table-cell>
          <table:table-cell table:style-name="ce17" table:formula="of:=[.E648]/[.D64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60-20</text:p>
          </table:table-cell>
          <table:table-cell table:style-name="ce8" office:value-type="currency" office:currency="USD" office:value="371" calcext:value-type="currency">
            <text:p>$371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49]-[.B649]" office:value-type="currency" office:currency="USD" office:value="7" calcext:value-type="currency">
            <text:p>$7.00</text:p>
          </table:table-cell>
          <table:table-cell table:style-name="ce17" table:formula="of:=[.E649]/[.D64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60-21.5</text:p>
          </table:table-cell>
          <table:table-cell table:style-name="ce8" office:value-type="currency" office:currency="USD" office:value="371" calcext:value-type="currency">
            <text:p>$371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378" calcext:value-type="currency">
            <text:p>$378.00</text:p>
          </table:table-cell>
          <table:table-cell table:style-name="ce64" table:formula="of:=[.E650]-[.B650]" office:value-type="currency" office:currency="USD" office:value="7" calcext:value-type="currency">
            <text:p>$7.00</text:p>
          </table:table-cell>
          <table:table-cell table:style-name="ce17" table:formula="of:=[.E650]/[.D65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60-23</text:p>
          </table:table-cell>
          <table:table-cell table:style-name="ce8" office:value-type="currency" office:currency="USD" office:value="307" calcext:value-type="currency">
            <text:p>$307.00</text:p>
          </table:table-cell>
          <table:table-cell table:style-name="ce64" office:value-type="currency" office:currency="USD" office:value="370" calcext:value-type="currency">
            <text:p>$370.00</text:p>
          </table:table-cell>
          <table:table-cell table:style-name="ce64" office:value-type="currency" office:currency="USD" office:value="259" calcext:value-type="currency">
            <text:p>$259.00</text:p>
          </table:table-cell>
          <table:table-cell table:style-name="ce64" office:value-type="currency" office:currency="USD" office:value="310.8" calcext:value-type="currency">
            <text:p>$310.80</text:p>
          </table:table-cell>
          <table:table-cell table:style-name="ce64" table:formula="of:=[.E651]-[.B651]" office:value-type="currency" office:currency="USD" office:value="3.80000000000001" calcext:value-type="currency">
            <text:p>$3.80</text:p>
          </table:table-cell>
          <table:table-cell table:style-name="ce17" table:formula="of:=[.E651]/[.D65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15.5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52]-[.B652]" office:value-type="currency" office:currency="USD" office:value="8.39999999999998" calcext:value-type="currency">
            <text:p>$8.40</text:p>
          </table:table-cell>
          <table:table-cell table:style-name="ce17" table:formula="of:=[.E652]/[.D65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17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53]-[.B653]" office:value-type="currency" office:currency="USD" office:value="8.39999999999998" calcext:value-type="currency">
            <text:p>$8.40</text:p>
          </table:table-cell>
          <table:table-cell table:style-name="ce17" table:formula="of:=[.E653]/[.D65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18.5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54]-[.B654]" office:value-type="currency" office:currency="USD" office:value="8.39999999999998" calcext:value-type="currency">
            <text:p>$8.40</text:p>
          </table:table-cell>
          <table:table-cell table:style-name="ce17" table:formula="of:=[.E654]/[.D65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19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55]-[.B655]" office:value-type="currency" office:currency="USD" office:value="8.39999999999998" calcext:value-type="currency">
            <text:p>$8.40</text:p>
          </table:table-cell>
          <table:table-cell table:style-name="ce17" table:formula="of:=[.E655]/[.D65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20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56]-[.B656]" office:value-type="currency" office:currency="USD" office:value="8.39999999999998" calcext:value-type="currency">
            <text:p>$8.40</text:p>
          </table:table-cell>
          <table:table-cell table:style-name="ce17" table:formula="of:=[.E656]/[.D65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21.5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57]-[.B657]" office:value-type="currency" office:currency="USD" office:value="8.39999999999998" calcext:value-type="currency">
            <text:p>$8.40</text:p>
          </table:table-cell>
          <table:table-cell table:style-name="ce17" table:formula="of:=[.E657]/[.D65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23</text:p>
          </table:table-cell>
          <table:table-cell table:style-name="ce8" office:value-type="currency" office:currency="USD" office:value="326" calcext:value-type="currency">
            <text:p>$326.00</text:p>
          </table:table-cell>
          <table:table-cell table:style-name="ce64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276.5" calcext:value-type="currency">
            <text:p>$276.50</text:p>
          </table:table-cell>
          <table:table-cell table:style-name="ce64" office:value-type="currency" office:currency="USD" office:value="331.8" calcext:value-type="currency">
            <text:p>$331.80</text:p>
          </table:table-cell>
          <table:table-cell table:style-name="ce64" table:formula="of:=[.E658]-[.B658]" office:value-type="currency" office:currency="USD" office:value="5.80000000000001" calcext:value-type="currency">
            <text:p>$5.80</text:p>
          </table:table-cell>
          <table:table-cell table:style-name="ce17" table:formula="of:=[.E658]/[.D65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60-15.5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59]-[.B659]" office:value-type="currency" office:currency="USD" office:value="8.39999999999998" calcext:value-type="currency">
            <text:p>$8.40</text:p>
          </table:table-cell>
          <table:table-cell table:style-name="ce17" table:formula="of:=[.E659]/[.D65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60-17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60]-[.B660]" office:value-type="currency" office:currency="USD" office:value="8.39999999999998" calcext:value-type="currency">
            <text:p>$8.40</text:p>
          </table:table-cell>
          <table:table-cell table:style-name="ce17" table:formula="of:=[.E660]/[.D66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60-18.5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61]-[.B661]" office:value-type="currency" office:currency="USD" office:value="8.39999999999998" calcext:value-type="currency">
            <text:p>$8.40</text:p>
          </table:table-cell>
          <table:table-cell table:style-name="ce17" table:formula="of:=[.E661]/[.D66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60-19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62]-[.B662]" office:value-type="currency" office:currency="USD" office:value="8.39999999999998" calcext:value-type="currency">
            <text:p>$8.40</text:p>
          </table:table-cell>
          <table:table-cell table:style-name="ce17" table:formula="of:=[.E662]/[.D66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60-20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63]-[.B663]" office:value-type="currency" office:currency="USD" office:value="8.39999999999998" calcext:value-type="currency">
            <text:p>$8.40</text:p>
          </table:table-cell>
          <table:table-cell table:style-name="ce17" table:formula="of:=[.E663]/[.D66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60-21.5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10" calcext:value-type="currency">
            <text:p>$510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office:value-type="currency" office:currency="USD" office:value="428.4" calcext:value-type="currency">
            <text:p>$428.40</text:p>
          </table:table-cell>
          <table:table-cell table:style-name="ce64" table:formula="of:=[.E664]-[.B664]" office:value-type="currency" office:currency="USD" office:value="8.39999999999998" calcext:value-type="currency">
            <text:p>$8.40</text:p>
          </table:table-cell>
          <table:table-cell table:style-name="ce17" table:formula="of:=[.E664]/[.D66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60-23</text:p>
          </table:table-cell>
          <table:table-cell table:style-name="ce8" office:value-type="currency" office:currency="USD" office:value="328" calcext:value-type="currency">
            <text:p>$328.00</text:p>
          </table:table-cell>
          <table:table-cell table:style-name="ce64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276.5" calcext:value-type="currency">
            <text:p>$276.50</text:p>
          </table:table-cell>
          <table:table-cell table:style-name="ce64" office:value-type="currency" office:currency="USD" office:value="331.8" calcext:value-type="currency">
            <text:p>$331.80</text:p>
          </table:table-cell>
          <table:table-cell table:style-name="ce64" table:formula="of:=[.E665]-[.B665]" office:value-type="currency" office:currency="USD" office:value="3.80000000000001" calcext:value-type="currency">
            <text:p>$3.80</text:p>
          </table:table-cell>
          <table:table-cell table:style-name="ce17" table:formula="of:=[.E665]/[.D66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45-15.5</text:p>
          </table:table-cell>
          <table:table-cell table:style-name="ce8" office:value-type="currency" office:currency="USD" office:value="949" calcext:value-type="currency">
            <text:p>$949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/>
          <table:table-cell table:style-name="ce64" table:formula="of:=[.E666]-[.B666]" office:value-type="currency" office:currency="USD" office:value="-949" calcext:value-type="currency">
            <text:p>-$949.00</text:p>
          </table:table-cell>
          <table:table-cell table:style-name="ce17" table:formula="of:=[.E666]/[.D66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45-17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67]-[.B667]" office:value-type="currency" office:currency="USD" office:value="4.60000000000002" calcext:value-type="currency">
            <text:p>$4.60</text:p>
          </table:table-cell>
          <table:table-cell table:style-name="ce17" table:formula="of:=[.E667]/[.D66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45-18.5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68]-[.B668]" office:value-type="currency" office:currency="USD" office:value="4.60000000000002" calcext:value-type="currency">
            <text:p>$4.60</text:p>
          </table:table-cell>
          <table:table-cell table:style-name="ce17" table:formula="of:=[.E668]/[.D66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45-19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69]-[.B669]" office:value-type="currency" office:currency="USD" office:value="4.60000000000002" calcext:value-type="currency">
            <text:p>$4.60</text:p>
          </table:table-cell>
          <table:table-cell table:style-name="ce17" table:formula="of:=[.E669]/[.D66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45-20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0]-[.B670]" office:value-type="currency" office:currency="USD" office:value="4.60000000000002" calcext:value-type="currency">
            <text:p>$4.60</text:p>
          </table:table-cell>
          <table:table-cell table:style-name="ce17" table:formula="of:=[.E670]/[.D67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45-21.5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1]-[.B671]" office:value-type="currency" office:currency="USD" office:value="4.60000000000002" calcext:value-type="currency">
            <text:p>$4.60</text:p>
          </table:table-cell>
          <table:table-cell table:style-name="ce17" table:formula="of:=[.E671]/[.D67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45-23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2]-[.B672]" office:value-type="currency" office:currency="USD" office:value="4.60000000000002" calcext:value-type="currency">
            <text:p>$4.60</text:p>
          </table:table-cell>
          <table:table-cell table:style-name="ce17" table:formula="of:=[.E672]/[.D67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60-15.5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3]-[.B673]" office:value-type="currency" office:currency="USD" office:value="4.60000000000002" calcext:value-type="currency">
            <text:p>$4.60</text:p>
          </table:table-cell>
          <table:table-cell table:style-name="ce17" table:formula="of:=[.E673]/[.D67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60-17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4]-[.B674]" office:value-type="currency" office:currency="USD" office:value="4.60000000000002" calcext:value-type="currency">
            <text:p>$4.60</text:p>
          </table:table-cell>
          <table:table-cell table:style-name="ce17" table:formula="of:=[.E674]/[.D67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60-18.5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5]-[.B675]" office:value-type="currency" office:currency="USD" office:value="4.60000000000002" calcext:value-type="currency">
            <text:p>$4.60</text:p>
          </table:table-cell>
          <table:table-cell table:style-name="ce17" table:formula="of:=[.E675]/[.D67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60-19</text:p>
          </table:table-cell>
          <table:table-cell table:style-name="ce8" office:value-type="currency" office:currency="USD" office:value="827" calcext:value-type="currency">
            <text:p>$827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6]-[.B676]" office:value-type="currency" office:currency="USD" office:value="4.60000000000002" calcext:value-type="currency">
            <text:p>$4.60</text:p>
          </table:table-cell>
          <table:table-cell table:style-name="ce17" table:formula="of:=[.E676]/[.D67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60-20</text:p>
          </table:table-cell>
          <table:table-cell table:style-name="ce8" office:value-type="currency" office:currency="USD" office:value="826" calcext:value-type="currency">
            <text:p>$826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7]-[.B677]" office:value-type="currency" office:currency="USD" office:value="5.60000000000002" calcext:value-type="currency">
            <text:p>$5.60</text:p>
          </table:table-cell>
          <table:table-cell table:style-name="ce17" table:formula="of:=[.E677]/[.D67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60-21.5</text:p>
          </table:table-cell>
          <table:table-cell table:style-name="ce8" office:value-type="currency" office:currency="USD" office:value="826" calcext:value-type="currency">
            <text:p>$826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8]-[.B678]" office:value-type="currency" office:currency="USD" office:value="5.60000000000002" calcext:value-type="currency">
            <text:p>$5.60</text:p>
          </table:table-cell>
          <table:table-cell table:style-name="ce17" table:formula="of:=[.E678]/[.D67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60-23</text:p>
          </table:table-cell>
          <table:table-cell table:style-name="ce8" office:value-type="currency" office:currency="USD" office:value="826" calcext:value-type="currency">
            <text:p>$826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679]-[.B679]" office:value-type="currency" office:currency="USD" office:value="5.60000000000002" calcext:value-type="currency">
            <text:p>$5.60</text:p>
          </table:table-cell>
          <table:table-cell table:style-name="ce17" table:formula="of:=[.E679]/[.D67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45-15.5</text:p>
          </table:table-cell>
          <table:table-cell table:style-name="ce8" office:value-type="currency" office:currency="USD" office:value="888" calcext:value-type="currency">
            <text:p>$888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/>
          <table:table-cell table:style-name="ce64" table:formula="of:=[.E680]-[.B680]" office:value-type="currency" office:currency="USD" office:value="-888" calcext:value-type="currency">
            <text:p>-$888.00</text:p>
          </table:table-cell>
          <table:table-cell table:style-name="ce17" table:formula="of:=[.E680]/[.D68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45-17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1]-[.B681]" office:value-type="currency" office:currency="USD" office:value="13" calcext:value-type="currency">
            <text:p>$13.00</text:p>
          </table:table-cell>
          <table:table-cell table:style-name="ce17" table:formula="of:=[.E681]/[.D68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45-18.5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2]-[.B682]" office:value-type="currency" office:currency="USD" office:value="13" calcext:value-type="currency">
            <text:p>$13.00</text:p>
          </table:table-cell>
          <table:table-cell table:style-name="ce17" table:formula="of:=[.E682]/[.D68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45-19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3]-[.B683]" office:value-type="currency" office:currency="USD" office:value="13" calcext:value-type="currency">
            <text:p>$13.00</text:p>
          </table:table-cell>
          <table:table-cell table:style-name="ce17" table:formula="of:=[.E683]/[.D68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45-20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4]-[.B684]" office:value-type="currency" office:currency="USD" office:value="13" calcext:value-type="currency">
            <text:p>$13.00</text:p>
          </table:table-cell>
          <table:table-cell table:style-name="ce17" table:formula="of:=[.E684]/[.D68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45-21.5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5]-[.B685]" office:value-type="currency" office:currency="USD" office:value="13" calcext:value-type="currency">
            <text:p>$13.00</text:p>
          </table:table-cell>
          <table:table-cell table:style-name="ce17" table:formula="of:=[.E685]/[.D68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45-23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6]-[.B686]" office:value-type="currency" office:currency="USD" office:value="13" calcext:value-type="currency">
            <text:p>$13.00</text:p>
          </table:table-cell>
          <table:table-cell table:style-name="ce17" table:formula="of:=[.E686]/[.D68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60-15.5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7]-[.B687]" office:value-type="currency" office:currency="USD" office:value="13" calcext:value-type="currency">
            <text:p>$13.00</text:p>
          </table:table-cell>
          <table:table-cell table:style-name="ce17" table:formula="of:=[.E687]/[.D68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60-17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8]-[.B688]" office:value-type="currency" office:currency="USD" office:value="13" calcext:value-type="currency">
            <text:p>$13.00</text:p>
          </table:table-cell>
          <table:table-cell table:style-name="ce17" table:formula="of:=[.E688]/[.D68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60-18.5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89]-[.B689]" office:value-type="currency" office:currency="USD" office:value="13" calcext:value-type="currency">
            <text:p>$13.00</text:p>
          </table:table-cell>
          <table:table-cell table:style-name="ce17" table:formula="of:=[.E689]/[.D68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60-19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90]-[.B690]" office:value-type="currency" office:currency="USD" office:value="13" calcext:value-type="currency">
            <text:p>$13.00</text:p>
          </table:table-cell>
          <table:table-cell table:style-name="ce17" table:formula="of:=[.E690]/[.D69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60-20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91]-[.B691]" office:value-type="currency" office:currency="USD" office:value="13" calcext:value-type="currency">
            <text:p>$13.00</text:p>
          </table:table-cell>
          <table:table-cell table:style-name="ce17" table:formula="of:=[.E691]/[.D69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60-21.5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92]-[.B692]" office:value-type="currency" office:currency="USD" office:value="13" calcext:value-type="currency">
            <text:p>$13.00</text:p>
          </table:table-cell>
          <table:table-cell table:style-name="ce17" table:formula="of:=[.E692]/[.D69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60-23</text:p>
          </table:table-cell>
          <table:table-cell table:style-name="ce8" office:value-type="currency" office:currency="USD" office:value="785" calcext:value-type="currency">
            <text:p>$785.00</text:p>
          </table:table-cell>
          <table:table-cell table:style-name="ce64" office:value-type="currency" office:currency="USD" office:value="950" calcext:value-type="currency">
            <text:p>$950.0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E693]-[.B693]" office:value-type="currency" office:currency="USD" office:value="13" calcext:value-type="currency">
            <text:p>$13.00</text:p>
          </table:table-cell>
          <table:table-cell table:style-name="ce17" table:formula="of:=[.E693]/[.D69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9">
          <table:table-cell table:style-name="ce2" office:value-type="string" calcext:value-type="string">
            <text:p>MORStak Forklift Mounted Drum Rack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9C</text:p>
          </table:table-cell>
          <table:table-cell table:style-name="ce8" office:value-type="currency" office:currency="USD" office:value="5149" calcext:value-type="currency">
            <text:p>$5,149.00</text:p>
          </table:table-cell>
          <table:table-cell table:style-name="ce64" office:value-type="currency" office:currency="USD" office:value="6270" calcext:value-type="currency">
            <text:p>$6,270.00</text:p>
          </table:table-cell>
          <table:table-cell table:style-name="ce64" office:value-type="currency" office:currency="USD" office:value="4389" calcext:value-type="currency">
            <text:p>$4,389.00</text:p>
          </table:table-cell>
          <table:table-cell table:style-name="ce64" office:value-type="currency" office:currency="USD" office:value="5166" calcext:value-type="currency">
            <text:p>$5,166.00</text:p>
          </table:table-cell>
          <table:table-cell table:style-name="ce64" table:formula="of:=[.E697]-[.B697]" office:value-type="currency" office:currency="USD" office:value="17" calcext:value-type="currency">
            <text:p>$17.00</text:p>
          </table:table-cell>
          <table:table-cell table:style-name="ce17" table:formula="of:=[.E697]/[.D697]" office:value-type="float" office:value="1.17703349282297" calcext:value-type="float">
            <text:p>1.17703349282297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9F</text:p>
          </table:table-cell>
          <table:table-cell table:style-name="ce8" office:value-type="currency" office:currency="USD" office:value="5249" calcext:value-type="currency">
            <text:p>$5,249.00</text:p>
          </table:table-cell>
          <table:table-cell table:style-name="ce64" office:value-type="currency" office:currency="USD" office:value="6375" calcext:value-type="currency">
            <text:p>$6,375.00</text:p>
          </table:table-cell>
          <table:table-cell table:style-name="ce64" office:value-type="currency" office:currency="USD" office:value="4462.5" calcext:value-type="currency">
            <text:p>$4,462.50</text:p>
          </table:table-cell>
          <table:table-cell table:style-name="ce64" office:value-type="currency" office:currency="USD" office:value="5295" calcext:value-type="currency">
            <text:p>$5,295.00</text:p>
          </table:table-cell>
          <table:table-cell table:style-name="ce64" table:formula="of:=[.E698]-[.B698]" office:value-type="currency" office:currency="USD" office:value="46" calcext:value-type="currency">
            <text:p>$46.00</text:p>
          </table:table-cell>
          <table:table-cell table:style-name="ce17" table:formula="of:=[.E698]/[.D698]" office:value-type="float" office:value="1.18655462184874" calcext:value-type="float">
            <text:p>1.18655462184874</text:p>
          </table:table-cell>
          <table:table-cell table:style-name="ce17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Clamp and Go Dolly Handle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8" office:value-type="currency" office:currency="USD" office:value="152" calcext:value-type="currency">
            <text:p>$152.00</text:p>
          </table:table-cell>
          <table:table-cell table:style-name="ce64" office:value-type="currency" office:currency="USD" office:value="187" calcext:value-type="currency">
            <text:p>$187.00</text:p>
          </table:table-cell>
          <table:table-cell table:style-name="ce64" office:value-type="currency" office:currency="USD" office:value="130.9" calcext:value-type="currency">
            <text:p>$130.90</text:p>
          </table:table-cell>
          <table:table-cell table:style-name="ce64" office:value-type="currency" office:currency="USD" office:value="153.3" calcext:value-type="currency">
            <text:p>$153.30</text:p>
          </table:table-cell>
          <table:table-cell table:style-name="ce64" table:formula="of:=[.E702]-[.B702]" office:value-type="currency" office:currency="USD" office:value="1.30000000000001" calcext:value-type="currency">
            <text:p>$1.30</text:p>
          </table:table-cell>
          <table:table-cell table:style-name="ce17" table:formula="of:=[.E702]/[.D702]" office:value-type="float" office:value="1.17112299465241" calcext:value-type="float">
            <text:p>1.1711229946524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SS</text:p>
          </table:table-cell>
          <table:table-cell table:style-name="ce8" office:value-type="currency" office:currency="USD" office:value="429" calcext:value-type="currency">
            <text:p>$429.00</text:p>
          </table:table-cell>
          <table:table-cell table:style-name="ce64" office:value-type="currency" office:currency="USD" office:value="450" calcext:value-type="currency">
            <text:p>$450.00</text:p>
          </table:table-cell>
          <table:table-cell table:style-name="ce64" office:value-type="currency" office:currency="USD" office:value="315" calcext:value-type="currency">
            <text:p>$315.00</text:p>
          </table:table-cell>
          <table:table-cell table:style-name="ce64"/>
          <table:table-cell table:style-name="ce64" table:formula="of:=[.E703]-[.B703]" office:value-type="currency" office:currency="USD" office:value="-429" calcext:value-type="currency">
            <text:p>-$429.00</text:p>
          </table:table-cell>
          <table:table-cell table:style-name="ce17" table:formula="of:=[.E703]/[.D70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PailPRO 5-Gallon Pail Truck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2-5</text:p>
          </table:table-cell>
          <table:table-cell table:style-name="ce8" office:value-type="currency" office:currency="USD" office:value="160" calcext:value-type="currency">
            <text:p>$160.00</text:p>
          </table:table-cell>
          <table:table-cell table:style-name="ce64" office:value-type="currency" office:currency="USD" office:value="195" calcext:value-type="currency">
            <text:p>$195.00</text:p>
          </table:table-cell>
          <table:table-cell table:style-name="ce64" office:value-type="currency" office:currency="USD" office:value="136.5" calcext:value-type="currency">
            <text:p>$136.50</text:p>
          </table:table-cell>
          <table:table-cell table:style-name="ce64" office:value-type="currency" office:currency="USD" office:value="163.8" calcext:value-type="currency">
            <text:p>$163.80</text:p>
          </table:table-cell>
          <table:table-cell table:style-name="ce64" table:formula="of:=[.E707]-[.B707]" office:value-type="currency" office:currency="USD" office:value="3.80000000000001" calcext:value-type="currency">
            <text:p>$3.80</text:p>
          </table:table-cell>
          <table:table-cell table:style-name="ce17" table:formula="of:=[.E707]/[.D70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9">
          <table:table-cell table:style-name="ce2" office:value-type="string" calcext:value-type="string">
            <text:p>Heavy-Duty Hydra-Lift Karri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-110</text:p>
          </table:table-cell>
          <table:table-cell table:style-name="ce8" office:value-type="currency" office:currency="USD" office:value="3990" calcext:value-type="currency">
            <text:p>$3,990.00</text:p>
          </table:table-cell>
          <table:table-cell table:style-name="ce64" office:value-type="currency" office:currency="USD" office:value="4775" calcext:value-type="currency">
            <text:p>$4,775.00</text:p>
          </table:table-cell>
          <table:table-cell table:style-name="ce64" office:value-type="currency" office:currency="USD" office:value="3342.5" calcext:value-type="currency">
            <text:p>$3,342.50</text:p>
          </table:table-cell>
          <table:table-cell table:style-name="ce64" office:value-type="currency" office:currency="USD" office:value="4011" calcext:value-type="currency">
            <text:p>$4,011.00</text:p>
          </table:table-cell>
          <table:table-cell table:style-name="ce64" table:formula="of:=[.E711]-[.B711]" office:value-type="currency" office:currency="USD" office:value="21" calcext:value-type="currency">
            <text:p>$21.00</text:p>
          </table:table-cell>
          <table:table-cell table:style-name="ce17" table:formula="of:=[.E711]/[.D71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-114</text:p>
          </table:table-cell>
          <table:table-cell table:style-name="ce8" office:value-type="currency" office:currency="USD" office:value="4070" calcext:value-type="currency">
            <text:p>$4,070.00</text:p>
          </table:table-cell>
          <table:table-cell table:style-name="ce64" office:value-type="currency" office:currency="USD" office:value="4875" calcext:value-type="currency">
            <text:p>$4,875.00</text:p>
          </table:table-cell>
          <table:table-cell table:style-name="ce64" office:value-type="currency" office:currency="USD" office:value="3412.5" calcext:value-type="currency">
            <text:p>$3,412.50</text:p>
          </table:table-cell>
          <table:table-cell table:style-name="ce64" office:value-type="currency" office:currency="USD" office:value="4095" calcext:value-type="currency">
            <text:p>$4,095.00</text:p>
          </table:table-cell>
          <table:table-cell table:style-name="ce64" table:formula="of:=[.E712]-[.B712]" office:value-type="currency" office:currency="USD" office:value="25" calcext:value-type="currency">
            <text:p>$25.00</text:p>
          </table:table-cell>
          <table:table-cell table:style-name="ce17" table:formula="of:=[.E712]/[.D71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-115</text:p>
          </table:table-cell>
          <table:table-cell table:style-name="ce8" office:value-type="currency" office:currency="USD" office:value="4054" calcext:value-type="currency">
            <text:p>$4,054.00</text:p>
          </table:table-cell>
          <table:table-cell table:style-name="ce64" office:value-type="currency" office:currency="USD" office:value="4850" calcext:value-type="currency">
            <text:p>$4,850.00</text:p>
          </table:table-cell>
          <table:table-cell table:style-name="ce64" office:value-type="currency" office:currency="USD" office:value="3395" calcext:value-type="currency">
            <text:p>$3,395.00</text:p>
          </table:table-cell>
          <table:table-cell table:style-name="ce64" office:value-type="currency" office:currency="USD" office:value="4074" calcext:value-type="currency">
            <text:p>$4,074.00</text:p>
          </table:table-cell>
          <table:table-cell table:style-name="ce64" table:formula="of:=[.E713]-[.B713]" office:value-type="currency" office:currency="USD" office:value="20" calcext:value-type="currency">
            <text:p>$20.00</text:p>
          </table:table-cell>
          <table:table-cell table:style-name="ce17" table:formula="of:=[.E713]/[.D71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-120</text:p>
          </table:table-cell>
          <table:table-cell table:style-name="ce8" office:value-type="currency" office:currency="USD" office:value="3524" calcext:value-type="currency">
            <text:p>$3,524.00</text:p>
          </table:table-cell>
          <table:table-cell table:style-name="ce64" office:value-type="currency" office:currency="USD" office:value="4220" calcext:value-type="currency">
            <text:p>$4,220.00</text:p>
          </table:table-cell>
          <table:table-cell table:style-name="ce64" office:value-type="currency" office:currency="USD" office:value="2954" calcext:value-type="currency">
            <text:p>$2,954.00</text:p>
          </table:table-cell>
          <table:table-cell table:style-name="ce64" office:value-type="currency" office:currency="USD" office:value="3544.8" calcext:value-type="currency">
            <text:p>$3,544.80</text:p>
          </table:table-cell>
          <table:table-cell table:style-name="ce64" table:formula="of:=[.E714]-[.B714]" office:value-type="currency" office:currency="USD" office:value="20.8000000000002" calcext:value-type="currency">
            <text:p>$20.80</text:p>
          </table:table-cell>
          <table:table-cell table:style-name="ce17" table:formula="of:=[.E714]/[.D71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-124</text:p>
          </table:table-cell>
          <table:table-cell table:style-name="ce8" office:value-type="currency" office:currency="USD" office:value="3624" calcext:value-type="currency">
            <text:p>$3,624.00</text:p>
          </table:table-cell>
          <table:table-cell table:style-name="ce64" office:value-type="currency" office:currency="USD" office:value="4350" calcext:value-type="currency">
            <text:p>$4,350.00</text:p>
          </table:table-cell>
          <table:table-cell table:style-name="ce64" office:value-type="currency" office:currency="USD" office:value="3045" calcext:value-type="currency">
            <text:p>$3,045.00</text:p>
          </table:table-cell>
          <table:table-cell table:style-name="ce64" office:value-type="currency" office:currency="USD" office:value="3654" calcext:value-type="currency">
            <text:p>$3,654.00</text:p>
          </table:table-cell>
          <table:table-cell table:style-name="ce64" table:formula="of:=[.E715]-[.B715]" office:value-type="currency" office:currency="USD" office:value="30" calcext:value-type="currency">
            <text:p>$30.00</text:p>
          </table:table-cell>
          <table:table-cell table:style-name="ce17" table:formula="of:=[.E715]/[.D71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-125</text:p>
          </table:table-cell>
          <table:table-cell table:style-name="ce8" office:value-type="currency" office:currency="USD" office:value="3444" calcext:value-type="currency">
            <text:p>$3,444.00</text:p>
          </table:table-cell>
          <table:table-cell table:style-name="ce64" office:value-type="currency" office:currency="USD" office:value="4150" calcext:value-type="currency">
            <text:p>$4,150.00</text:p>
          </table:table-cell>
          <table:table-cell table:style-name="ce64" office:value-type="currency" office:currency="USD" office:value="2905" calcext:value-type="currency">
            <text:p>$2,905.00</text:p>
          </table:table-cell>
          <table:table-cell table:style-name="ce64" office:value-type="currency" office:currency="USD" office:value="3486" calcext:value-type="currency">
            <text:p>$3,486.00</text:p>
          </table:table-cell>
          <table:table-cell table:style-name="ce64" table:formula="of:=[.E716]-[.B716]" office:value-type="currency" office:currency="USD" office:value="42" calcext:value-type="currency">
            <text:p>$42.00</text:p>
          </table:table-cell>
          <table:table-cell table:style-name="ce17" table:formula="of:=[.E716]/[.D71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8" office:value-type="currency" office:currency="USD" office:value="2947" calcext:value-type="currency">
            <text:p>$2,947.00</text:p>
          </table:table-cell>
          <table:table-cell table:style-name="ce64" office:value-type="currency" office:currency="USD" office:value="3295" calcext:value-type="currency">
            <text:p>$3,295.00</text:p>
          </table:table-cell>
          <table:table-cell table:style-name="ce64" office:value-type="currency" office:currency="USD" office:value="2306.5" calcext:value-type="currency">
            <text:p>$2,306.50</text:p>
          </table:table-cell>
          <table:table-cell table:style-name="ce64"/>
          <table:table-cell table:style-name="ce64" table:formula="of:=[.E717]-[.B717]" office:value-type="currency" office:currency="USD" office:value="-2947" calcext:value-type="currency">
            <text:p>-$2,947.00</text:p>
          </table:table-cell>
          <table:table-cell table:style-name="ce17" table:formula="of:=[.E717]/[.D71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M-114</text:p>
          </table:table-cell>
          <table:table-cell table:style-name="ce8" office:value-type="currency" office:currency="USD" office:value="5339" calcext:value-type="currency">
            <text:p>$5,339.00</text:p>
          </table:table-cell>
          <table:table-cell table:style-name="ce64" office:value-type="currency" office:currency="USD" office:value="6467.05" calcext:value-type="currency">
            <text:p>$6,467.05</text:p>
          </table:table-cell>
          <table:table-cell table:style-name="ce64" office:value-type="currency" office:currency="USD" office:value="4526.94" calcext:value-type="currency">
            <text:p>$4,526.94</text:p>
          </table:table-cell>
          <table:table-cell table:style-name="ce64" office:value-type="currency" office:currency="USD" office:value="5359.2" calcext:value-type="currency">
            <text:p>$5,359.20</text:p>
          </table:table-cell>
          <table:table-cell table:style-name="ce64" table:formula="of:=[.E718]-[.B718]" office:value-type="currency" office:currency="USD" office:value="20.1999999999998" calcext:value-type="currency">
            <text:p>$20.20</text:p>
          </table:table-cell>
          <table:table-cell table:style-name="ce17" table:formula="of:=[.E718]/[.D718]" office:value-type="float" office:value="1.18384604169704" calcext:value-type="float">
            <text:p>1.1838460416970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M-124</text:p>
          </table:table-cell>
          <table:table-cell table:style-name="ce8" office:value-type="currency" office:currency="USD" office:value="4956" calcext:value-type="currency">
            <text:p>$4,956.00</text:p>
          </table:table-cell>
          <table:table-cell table:style-name="ce64" office:value-type="currency" office:currency="USD" office:value="5978.9" calcext:value-type="currency">
            <text:p>$5,978.90</text:p>
          </table:table-cell>
          <table:table-cell table:style-name="ce64" office:value-type="currency" office:currency="USD" office:value="4185.23" calcext:value-type="currency">
            <text:p>$4,185.23</text:p>
          </table:table-cell>
          <table:table-cell table:style-name="ce64" office:value-type="currency" office:currency="USD" office:value="4977" calcext:value-type="currency">
            <text:p>$4,977.00</text:p>
          </table:table-cell>
          <table:table-cell table:style-name="ce64" table:formula="of:=[.E719]-[.B719]" office:value-type="currency" office:currency="USD" office:value="21" calcext:value-type="currency">
            <text:p>$21.00</text:p>
          </table:table-cell>
          <table:table-cell table:style-name="ce17" table:formula="of:=[.E719]/[.D719]" office:value-type="float" office:value="1.18918195654719" calcext:value-type="float">
            <text:p>1.18918195654719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10M</text:p>
          </table:table-cell>
          <table:table-cell table:style-name="ce8" office:value-type="currency" office:currency="USD" office:value="3999" calcext:value-type="currency">
            <text:p>$3,999.00</text:p>
          </table:table-cell>
          <table:table-cell table:style-name="ce64" office:value-type="currency" office:currency="USD" office:value="4790.99" calcext:value-type="currency">
            <text:p>$4,790.99</text:p>
          </table:table-cell>
          <table:table-cell table:style-name="ce64" office:value-type="currency" office:currency="USD" office:value="3353.69" calcext:value-type="currency">
            <text:p>$3,353.69</text:p>
          </table:table-cell>
          <table:table-cell table:style-name="ce64" office:value-type="currency" office:currency="USD" office:value="4049.64" calcext:value-type="currency">
            <text:p>$4,049.64</text:p>
          </table:table-cell>
          <table:table-cell table:style-name="ce64" table:formula="of:=[.E720]-[.B720]" office:value-type="currency" office:currency="USD" office:value="50.6399999999999" calcext:value-type="currency">
            <text:p>$50.64</text:p>
          </table:table-cell>
          <table:table-cell table:style-name="ce17" table:formula="of:=[.E720]/[.D720]" office:value-type="float" office:value="1.2075176894704" calcext:value-type="float">
            <text:p>1.207517689470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 </text:p>
          </table:table-cell>
          <table:table-cell table:style-name="ce73" table:number-columns-repeated="4"/>
          <table:table-cell table:style-name="ce68"/>
          <table:table-cell table:style-name="ce97"/>
          <table:table-cell table:style-name="ce98" table:number-columns-repeated="1017"/>
        </table:table-row>
        <table:table-row table:style-name="ro4">
          <table:table-cell table:style-name="ce2" office:value-type="string" calcext:value-type="string">
            <text:p>Vertical-Lift Drum Pour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8" office:value-type="currency" office:currency="USD" office:value="3824" calcext:value-type="currency">
            <text:p>$3,824.00</text:p>
          </table:table-cell>
          <table:table-cell table:style-name="ce64" office:value-type="currency" office:currency="USD" office:value="4575" calcext:value-type="currency">
            <text:p>$4,575.00</text:p>
          </table:table-cell>
          <table:table-cell table:style-name="ce64" office:value-type="currency" office:currency="USD" office:value="3202.5" calcext:value-type="currency">
            <text:p>$3,202.50</text:p>
          </table:table-cell>
          <table:table-cell table:style-name="ce64" office:value-type="currency" office:currency="USD" office:value="3843" calcext:value-type="currency">
            <text:p>$3,843.00</text:p>
          </table:table-cell>
          <table:table-cell table:style-name="ce64" table:formula="of:=[.E724]-[.B724]" office:value-type="currency" office:currency="USD" office:value="19" calcext:value-type="currency">
            <text:p>$19.00</text:p>
          </table:table-cell>
          <table:table-cell table:style-name="ce17" table:formula="of:=[.E724]/[.D72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10</text:p>
          </table:table-cell>
          <table:table-cell table:style-name="ce8" office:value-type="currency" office:currency="USD" office:value="5563" calcext:value-type="currency">
            <text:p>$5,563.00</text:p>
          </table:table-cell>
          <table:table-cell table:style-name="ce64" office:value-type="currency" office:currency="USD" office:value="6680" calcext:value-type="currency">
            <text:p>$6,680.00</text:p>
          </table:table-cell>
          <table:table-cell table:style-name="ce64" office:value-type="currency" office:currency="USD" office:value="4676" calcext:value-type="currency">
            <text:p>$4,676.00</text:p>
          </table:table-cell>
          <table:table-cell table:style-name="ce64" office:value-type="currency" office:currency="USD" office:value="5611.2" calcext:value-type="currency">
            <text:p>$5,611.20</text:p>
          </table:table-cell>
          <table:table-cell table:style-name="ce64" table:formula="of:=[.E725]-[.B725]" office:value-type="currency" office:currency="USD" office:value="48.1999999999998" calcext:value-type="currency">
            <text:p>$48.20</text:p>
          </table:table-cell>
          <table:table-cell table:style-name="ce17" table:formula="of:=[.E725]/[.D72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13</text:p>
          </table:table-cell>
          <table:table-cell table:style-name="ce8" office:value-type="currency" office:currency="USD" office:value="5849" calcext:value-type="currency">
            <text:p>$5,849.00</text:p>
          </table:table-cell>
          <table:table-cell table:style-name="ce64" office:value-type="currency" office:currency="USD" office:value="7095" calcext:value-type="currency">
            <text:p>$7,095.00</text:p>
          </table:table-cell>
          <table:table-cell table:style-name="ce64" office:value-type="currency" office:currency="USD" office:value="4966.5" calcext:value-type="currency">
            <text:p>$4,966.50</text:p>
          </table:table-cell>
          <table:table-cell table:style-name="ce64" office:value-type="currency" office:currency="USD" office:value="5875.8" calcext:value-type="currency">
            <text:p>$5,875.80</text:p>
          </table:table-cell>
          <table:table-cell table:style-name="ce64" table:formula="of:=[.E726]-[.B726]" office:value-type="currency" office:currency="USD" office:value="26.8000000000002" calcext:value-type="currency">
            <text:p>$26.80</text:p>
          </table:table-cell>
          <table:table-cell table:style-name="ce17" table:formula="of:=[.E726]/[.D726]" office:value-type="float" office:value="1.1830866807611" calcext:value-type="float">
            <text:p>1.183086680761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14</text:p>
          </table:table-cell>
          <table:table-cell table:style-name="ce8" office:value-type="currency" office:currency="USD" office:value="5633" calcext:value-type="currency">
            <text:p>$5,633.00</text:p>
          </table:table-cell>
          <table:table-cell table:style-name="ce64" office:value-type="currency" office:currency="USD" office:value="6730" calcext:value-type="currency">
            <text:p>$6,730.00</text:p>
          </table:table-cell>
          <table:table-cell table:style-name="ce64" office:value-type="currency" office:currency="USD" office:value="4711" calcext:value-type="currency">
            <text:p>$4,711.00</text:p>
          </table:table-cell>
          <table:table-cell table:style-name="ce64" office:value-type="currency" office:currency="USD" office:value="5653.2" calcext:value-type="currency">
            <text:p>$5,653.20</text:p>
          </table:table-cell>
          <table:table-cell table:style-name="ce64" table:formula="of:=[.E727]-[.B727]" office:value-type="currency" office:currency="USD" office:value="20.1999999999998" calcext:value-type="currency">
            <text:p>$20.20</text:p>
          </table:table-cell>
          <table:table-cell table:style-name="ce17" table:formula="of:=[.E727]/[.D72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15</text:p>
          </table:table-cell>
          <table:table-cell table:style-name="ce8" office:value-type="currency" office:currency="USD" office:value="5608" calcext:value-type="currency">
            <text:p>$5,608.00</text:p>
          </table:table-cell>
          <table:table-cell table:style-name="ce64" office:value-type="currency" office:currency="USD" office:value="6705" calcext:value-type="currency">
            <text:p>$6,705.00</text:p>
          </table:table-cell>
          <table:table-cell table:style-name="ce64" office:value-type="currency" office:currency="USD" office:value="4693.5" calcext:value-type="currency">
            <text:p>$4,693.50</text:p>
          </table:table-cell>
          <table:table-cell table:style-name="ce64" office:value-type="currency" office:currency="USD" office:value="5632.2" calcext:value-type="currency">
            <text:p>$5,632.20</text:p>
          </table:table-cell>
          <table:table-cell table:style-name="ce64" table:formula="of:=[.E728]-[.B728]" office:value-type="currency" office:currency="USD" office:value="24.1999999999998" calcext:value-type="currency">
            <text:p>$24.20</text:p>
          </table:table-cell>
          <table:table-cell table:style-name="ce17" table:formula="of:=[.E728]/[.D72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17</text:p>
          </table:table-cell>
          <table:table-cell table:style-name="ce8" office:value-type="currency" office:currency="USD" office:value="5969" calcext:value-type="currency">
            <text:p>$5,969.00</text:p>
          </table:table-cell>
          <table:table-cell table:style-name="ce64" office:value-type="currency" office:currency="USD" office:value="7145" calcext:value-type="currency">
            <text:p>$7,145.00</text:p>
          </table:table-cell>
          <table:table-cell table:style-name="ce64" office:value-type="currency" office:currency="USD" office:value="5001.5" calcext:value-type="currency">
            <text:p>$5,001.50</text:p>
          </table:table-cell>
          <table:table-cell table:style-name="ce64" office:value-type="currency" office:currency="USD" office:value="6001.8" calcext:value-type="currency">
            <text:p>$6,001.80</text:p>
          </table:table-cell>
          <table:table-cell table:style-name="ce64" table:formula="of:=[.E729]-[.B729]" office:value-type="currency" office:currency="USD" office:value="32.8000000000002" calcext:value-type="currency">
            <text:p>$32.80</text:p>
          </table:table-cell>
          <table:table-cell table:style-name="ce17" table:formula="of:=[.E729]/[.D72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20</text:p>
          </table:table-cell>
          <table:table-cell table:style-name="ce8" office:value-type="currency" office:currency="USD" office:value="4609" calcext:value-type="currency">
            <text:p>$4,609.00</text:p>
          </table:table-cell>
          <table:table-cell table:style-name="ce64" office:value-type="currency" office:currency="USD" office:value="5520" calcext:value-type="currency">
            <text:p>$5,520.00</text:p>
          </table:table-cell>
          <table:table-cell table:style-name="ce64" office:value-type="currency" office:currency="USD" office:value="3864" calcext:value-type="currency">
            <text:p>$3,864.00</text:p>
          </table:table-cell>
          <table:table-cell table:style-name="ce64" office:value-type="currency" office:currency="USD" office:value="4636.8" calcext:value-type="currency">
            <text:p>$4,636.80</text:p>
          </table:table-cell>
          <table:table-cell table:style-name="ce64" table:formula="of:=[.E730]-[.B730]" office:value-type="currency" office:currency="USD" office:value="27.8000000000002" calcext:value-type="currency">
            <text:p>$27.80</text:p>
          </table:table-cell>
          <table:table-cell table:style-name="ce17" table:formula="of:=[.E730]/[.D73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24</text:p>
          </table:table-cell>
          <table:table-cell table:style-name="ce8" office:value-type="currency" office:currency="USD" office:value="4659" calcext:value-type="currency">
            <text:p>$4,659.00</text:p>
          </table:table-cell>
          <table:table-cell table:style-name="ce64" office:value-type="currency" office:currency="USD" office:value="5585" calcext:value-type="currency">
            <text:p>$5,585.00</text:p>
          </table:table-cell>
          <table:table-cell table:style-name="ce64" office:value-type="currency" office:currency="USD" office:value="3909.5" calcext:value-type="currency">
            <text:p>$3,909.50</text:p>
          </table:table-cell>
          <table:table-cell table:style-name="ce64" office:value-type="currency" office:currency="USD" office:value="4691.4" calcext:value-type="currency">
            <text:p>$4,691.40</text:p>
          </table:table-cell>
          <table:table-cell table:style-name="ce64" table:formula="of:=[.E731]-[.B731]" office:value-type="currency" office:currency="USD" office:value="32.3999999999996" calcext:value-type="currency">
            <text:p>$32.40</text:p>
          </table:table-cell>
          <table:table-cell table:style-name="ce17" table:formula="of:=[.E731]/[.D73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25</text:p>
          </table:table-cell>
          <table:table-cell table:style-name="ce8" office:value-type="currency" office:currency="USD" office:value="4634" calcext:value-type="currency">
            <text:p>$4,634.00</text:p>
          </table:table-cell>
          <table:table-cell table:style-name="ce64" office:value-type="currency" office:currency="USD" office:value="5555" calcext:value-type="currency">
            <text:p>$5,555.00</text:p>
          </table:table-cell>
          <table:table-cell table:style-name="ce64" office:value-type="currency" office:currency="USD" office:value="3888.5" calcext:value-type="currency">
            <text:p>$3,888.50</text:p>
          </table:table-cell>
          <table:table-cell table:style-name="ce64" office:value-type="currency" office:currency="USD" office:value="4666.2" calcext:value-type="currency">
            <text:p>$4,666.20</text:p>
          </table:table-cell>
          <table:table-cell table:style-name="ce64" table:formula="of:=[.E732]-[.B732]" office:value-type="currency" office:currency="USD" office:value="32.1999999999998" calcext:value-type="currency">
            <text:p>$32.20</text:p>
          </table:table-cell>
          <table:table-cell table:style-name="ce17" table:formula="of:=[.E732]/[.D73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-127</text:p>
          </table:table-cell>
          <table:table-cell table:style-name="ce8" office:value-type="currency" office:currency="USD" office:value="4869" calcext:value-type="currency">
            <text:p>$4,869.00</text:p>
          </table:table-cell>
          <table:table-cell table:style-name="ce64" office:value-type="currency" office:currency="USD" office:value="5825" calcext:value-type="currency">
            <text:p>$5,825.00</text:p>
          </table:table-cell>
          <table:table-cell table:style-name="ce64" office:value-type="currency" office:currency="USD" office:value="4077.5" calcext:value-type="currency">
            <text:p>$4,077.50</text:p>
          </table:table-cell>
          <table:table-cell table:style-name="ce64" office:value-type="currency" office:currency="USD" office:value="4893" calcext:value-type="currency">
            <text:p>$4,893.00</text:p>
          </table:table-cell>
          <table:table-cell table:style-name="ce64" table:formula="of:=[.E733]-[.B733]" office:value-type="currency" office:currency="USD" office:value="24" calcext:value-type="currency">
            <text:p>$24.00</text:p>
          </table:table-cell>
          <table:table-cell table:style-name="ce17" table:formula="of:=[.E733]/[.D73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M</text:p>
          </table:table-cell>
          <table:table-cell table:style-name="ce8" office:value-type="currency" office:currency="USD" office:value="5339" calcext:value-type="currency">
            <text:p>$5,339.00</text:p>
          </table:table-cell>
          <table:table-cell table:style-name="ce64" office:value-type="currency" office:currency="USD" office:value="6141.79" calcext:value-type="currency">
            <text:p>$6,141.79</text:p>
          </table:table-cell>
          <table:table-cell table:style-name="ce64" office:value-type="currency" office:currency="USD" office:value="4299.25" calcext:value-type="currency">
            <text:p>$4,299.25</text:p>
          </table:table-cell>
          <table:table-cell table:style-name="ce64" office:value-type="currency" office:currency="USD" office:value="5883.36" calcext:value-type="currency">
            <text:p>$5,883.36</text:p>
          </table:table-cell>
          <table:table-cell table:style-name="ce64" table:formula="of:=[.E734]-[.B734]" office:value-type="currency" office:currency="USD" office:value="544.36" calcext:value-type="currency">
            <text:p>$544.36</text:p>
          </table:table-cell>
          <table:table-cell table:style-name="ce17" table:formula="of:=[.E734]/[.D734]" office:value-type="float" office:value="1.36846194103623" calcext:value-type="float">
            <text:p>1.3684619410362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M-114</text:p>
          </table:table-cell>
          <table:table-cell table:style-name="ce8" office:value-type="currency" office:currency="USD" office:value="7479" calcext:value-type="currency">
            <text:p>$7,479.00</text:p>
          </table:table-cell>
          <table:table-cell table:style-name="ce64" office:value-type="currency" office:currency="USD" office:value="8183.88" calcext:value-type="currency">
            <text:p>$8,183.88</text:p>
          </table:table-cell>
          <table:table-cell table:style-name="ce64" office:value-type="currency" office:currency="USD" office:value="5728.72" calcext:value-type="currency">
            <text:p>$5,728.72</text:p>
          </table:table-cell>
          <table:table-cell table:style-name="ce64" office:value-type="currency" office:currency="USD" office:value="7501.2" calcext:value-type="currency">
            <text:p>$7,501.20</text:p>
          </table:table-cell>
          <table:table-cell table:style-name="ce64" table:formula="of:=[.E735]-[.B735]" office:value-type="currency" office:currency="USD" office:value="22.1999999999998" calcext:value-type="currency">
            <text:p>$22.20</text:p>
          </table:table-cell>
          <table:table-cell table:style-name="ce17" table:formula="of:=[.E735]/[.D735]" office:value-type="float" office:value="1.30940244941278" calcext:value-type="float">
            <text:p>1.3094024494127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M-124</text:p>
          </table:table-cell>
          <table:table-cell table:style-name="ce8" office:value-type="currency" office:currency="USD" office:value="6719" calcext:value-type="currency">
            <text:p>$6,719.00</text:p>
          </table:table-cell>
          <table:table-cell table:style-name="ce64" office:value-type="currency" office:currency="USD" office:value="7218.71" calcext:value-type="currency">
            <text:p>$7,218.71</text:p>
          </table:table-cell>
          <table:table-cell table:style-name="ce64" office:value-type="currency" office:currency="USD" office:value="5053.1" calcext:value-type="currency">
            <text:p>$5,053.10</text:p>
          </table:table-cell>
          <table:table-cell table:style-name="ce64" office:value-type="currency" office:currency="USD" office:value="6736.8" calcext:value-type="currency">
            <text:p>$6,736.80</text:p>
          </table:table-cell>
          <table:table-cell table:style-name="ce64" table:formula="of:=[.E736]-[.B736]" office:value-type="currency" office:currency="USD" office:value="17.8000000000002" calcext:value-type="currency">
            <text:p>$17.80</text:p>
          </table:table-cell>
          <table:table-cell table:style-name="ce17" table:formula="of:=[.E736]/[.D736]" office:value-type="float" office:value="1.3332014011201" calcext:value-type="float">
            <text:p>1.3332014011201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SS</text:p>
          </table:table-cell>
          <table:table-cell table:style-name="ce8" office:value-type="currency" office:currency="USD" office:value="19995" calcext:value-type="currency">
            <text:p>$19,995.00</text:p>
          </table:table-cell>
          <table:table-cell table:style-name="ce64" office:value-type="currency" office:currency="USD" office:value="21879" calcext:value-type="currency">
            <text:p>$21,879.00</text:p>
          </table:table-cell>
          <table:table-cell table:style-name="ce64" office:value-type="currency" office:currency="USD" office:value="15315.3" calcext:value-type="currency">
            <text:p>$15,315.30</text:p>
          </table:table-cell>
          <table:table-cell table:style-name="ce64"/>
          <table:table-cell table:style-name="ce64" table:formula="of:=[.E737]-[.B737]" office:value-type="currency" office:currency="USD" office:value="-19995" calcext:value-type="currency">
            <text:p>-$19,995.00</text:p>
          </table:table-cell>
          <table:table-cell table:style-name="ce17" table:formula="of:=[.E737]/[.D73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SS-110</text:p>
          </table:table-cell>
          <table:table-cell table:style-name="ce8" office:value-type="currency" office:currency="USD" office:value="21916" calcext:value-type="currency">
            <text:p>$21,916.00</text:p>
          </table:table-cell>
          <table:table-cell table:style-name="ce64" office:value-type="currency" office:currency="USD" office:value="23583.86" calcext:value-type="currency">
            <text:p>$23,583.86</text:p>
          </table:table-cell>
          <table:table-cell table:style-name="ce64" office:value-type="currency" office:currency="USD" office:value="16508.7" calcext:value-type="currency">
            <text:p>$16,508.70</text:p>
          </table:table-cell>
          <table:table-cell table:style-name="ce64"/>
          <table:table-cell table:style-name="ce64" table:formula="of:=[.E738]-[.B738]" office:value-type="currency" office:currency="USD" office:value="-21916" calcext:value-type="currency">
            <text:p>-$21,916.00</text:p>
          </table:table-cell>
          <table:table-cell table:style-name="ce17" table:formula="of:=[.E738]/[.D73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SS-114</text:p>
          </table:table-cell>
          <table:table-cell table:style-name="ce8" office:value-type="currency" office:currency="USD" office:value="22595" calcext:value-type="currency">
            <text:p>$22,595.00</text:p>
          </table:table-cell>
          <table:table-cell table:style-name="ce64" office:value-type="currency" office:currency="USD" office:value="23802.42" calcext:value-type="currency">
            <text:p>$23,802.42</text:p>
          </table:table-cell>
          <table:table-cell table:style-name="ce64" office:value-type="currency" office:currency="USD" office:value="16661.69" calcext:value-type="currency">
            <text:p>$16,661.69</text:p>
          </table:table-cell>
          <table:table-cell table:style-name="ce64"/>
          <table:table-cell table:style-name="ce64" table:formula="of:=[.E739]-[.B739]" office:value-type="currency" office:currency="USD" office:value="-22595" calcext:value-type="currency">
            <text:p>-$22,595.00</text:p>
          </table:table-cell>
          <table:table-cell table:style-name="ce17" table:formula="of:=[.E739]/[.D73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SS-115</text:p>
          </table:table-cell>
          <table:table-cell table:style-name="ce8" office:value-type="currency" office:currency="USD" office:value="22471" calcext:value-type="currency">
            <text:p>$22,471.00</text:p>
          </table:table-cell>
          <table:table-cell table:style-name="ce64" office:value-type="currency" office:currency="USD" office:value="23583.86" calcext:value-type="currency">
            <text:p>$23,583.86</text:p>
          </table:table-cell>
          <table:table-cell table:style-name="ce64" office:value-type="currency" office:currency="USD" office:value="16508.7" calcext:value-type="currency">
            <text:p>$16,508.70</text:p>
          </table:table-cell>
          <table:table-cell table:style-name="ce64"/>
          <table:table-cell table:style-name="ce64" table:formula="of:=[.E740]-[.B740]" office:value-type="currency" office:currency="USD" office:value="-22471" calcext:value-type="currency">
            <text:p>-$22,471.00</text:p>
          </table:table-cell>
          <table:table-cell table:style-name="ce17" table:formula="of:=[.E740]/[.D74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SS-120</text:p>
          </table:table-cell>
          <table:table-cell table:style-name="ce8" office:value-type="currency" office:currency="USD" office:value="21650" calcext:value-type="currency">
            <text:p>$21,650.00</text:p>
          </table:table-cell>
          <table:table-cell table:style-name="ce64" office:value-type="currency" office:currency="USD" office:value="22418.14" calcext:value-type="currency">
            <text:p>$22,418.14</text:p>
          </table:table-cell>
          <table:table-cell table:style-name="ce64" office:value-type="currency" office:currency="USD" office:value="15692.7" calcext:value-type="currency">
            <text:p>$15,692.70</text:p>
          </table:table-cell>
          <table:table-cell table:style-name="ce64"/>
          <table:table-cell table:style-name="ce64" table:formula="of:=[.E741]-[.B741]" office:value-type="currency" office:currency="USD" office:value="-21650" calcext:value-type="currency">
            <text:p>-$21,650.00</text:p>
          </table:table-cell>
          <table:table-cell table:style-name="ce17" table:formula="of:=[.E741]/[.D74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SS-124</text:p>
          </table:table-cell>
          <table:table-cell table:style-name="ce8" office:value-type="currency" office:currency="USD" office:value="21550" calcext:value-type="currency">
            <text:p>$21,550.00</text:p>
          </table:table-cell>
          <table:table-cell table:style-name="ce64" office:value-type="currency" office:currency="USD" office:value="22636.71" calcext:value-type="currency">
            <text:p>$22,636.71</text:p>
          </table:table-cell>
          <table:table-cell table:style-name="ce64" office:value-type="currency" office:currency="USD" office:value="15845.7" calcext:value-type="currency">
            <text:p>$15,845.70</text:p>
          </table:table-cell>
          <table:table-cell table:style-name="ce64"/>
          <table:table-cell table:style-name="ce64" table:formula="of:=[.E742]-[.B742]" office:value-type="currency" office:currency="USD" office:value="-21550" calcext:value-type="currency">
            <text:p>-$21,550.00</text:p>
          </table:table-cell>
          <table:table-cell table:style-name="ce17" table:formula="of:=[.E742]/[.D74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0SS-125</text:p>
          </table:table-cell>
          <table:table-cell table:style-name="ce8" office:value-type="currency" office:currency="USD" office:value="21550" calcext:value-type="currency">
            <text:p>$21,550.00</text:p>
          </table:table-cell>
          <table:table-cell table:style-name="ce64" office:value-type="currency" office:currency="USD" office:value="22418.14" calcext:value-type="currency">
            <text:p>$22,418.14</text:p>
          </table:table-cell>
          <table:table-cell table:style-name="ce64" office:value-type="currency" office:currency="USD" office:value="15692.7" calcext:value-type="currency">
            <text:p>$15,692.70</text:p>
          </table:table-cell>
          <table:table-cell table:style-name="ce64"/>
          <table:table-cell table:style-name="ce64" table:formula="of:=[.E743]-[.B743]" office:value-type="currency" office:currency="USD" office:value="-21550" calcext:value-type="currency">
            <text:p>-$21,550.00</text:p>
          </table:table-cell>
          <table:table-cell table:style-name="ce17" table:formula="of:=[.E743]/[.D74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510S-XR</text:p>
          </table:table-cell>
          <table:table-cell table:style-name="ce8" office:value-type="currency" office:currency="USD" office:value="7821" calcext:value-type="currency">
            <text:p>$7,821.00</text:p>
          </table:table-cell>
          <table:table-cell table:style-name="ce64" table:number-columns-repeated="3"/>
          <table:table-cell table:style-name="ce64" table:formula="of:=[.E744]-[.B744]" office:value-type="currency" office:currency="USD" office:value="-7821" calcext:value-type="currency">
            <text:p>-$7,821.00</text:p>
          </table:table-cell>
          <table:table-cell table:style-name="ce17" table:formula="of:=[.E744]/[.D744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510S-XR-110</text:p>
          </table:table-cell>
          <table:table-cell table:style-name="ce8" office:value-type="currency" office:currency="USD" office:value="8231" calcext:value-type="currency">
            <text:p>$8,231.00</text:p>
          </table:table-cell>
          <table:table-cell table:style-name="ce64" table:number-columns-repeated="3"/>
          <table:table-cell table:style-name="ce64" table:formula="of:=[.E745]-[.B745]" office:value-type="currency" office:currency="USD" office:value="-8231" calcext:value-type="currency">
            <text:p>-$8,231.00</text:p>
          </table:table-cell>
          <table:table-cell table:style-name="ce17" table:formula="of:=[.E745]/[.D745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510S-XR-114</text:p>
          </table:table-cell>
          <table:table-cell table:style-name="ce8" office:value-type="currency" office:currency="USD" office:value="8271" calcext:value-type="currency">
            <text:p>$8,271.00</text:p>
          </table:table-cell>
          <table:table-cell table:style-name="ce64" table:number-columns-repeated="3"/>
          <table:table-cell table:style-name="ce64" table:formula="of:=[.E746]-[.B746]" office:value-type="currency" office:currency="USD" office:value="-8271" calcext:value-type="currency">
            <text:p>-$8,271.00</text:p>
          </table:table-cell>
          <table:table-cell table:style-name="ce17" table:formula="of:=[.E746]/[.D746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510S-XR-115</text:p>
          </table:table-cell>
          <table:table-cell table:style-name="ce8" office:value-type="currency" office:currency="USD" office:value="8351" calcext:value-type="currency">
            <text:p>$8,351.00</text:p>
          </table:table-cell>
          <table:table-cell table:style-name="ce64" table:number-columns-repeated="3"/>
          <table:table-cell table:style-name="ce64" table:formula="of:=[.E747]-[.B747]" office:value-type="currency" office:currency="USD" office:value="-8351" calcext:value-type="currency">
            <text:p>-$8,351.00</text:p>
          </table:table-cell>
          <table:table-cell table:style-name="ce17" table:formula="of:=[.E747]/[.D747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510S-XR-120</text:p>
          </table:table-cell>
          <table:table-cell table:style-name="ce8" office:value-type="currency" office:currency="USD" office:value="6956" calcext:value-type="currency">
            <text:p>$6,956.00</text:p>
          </table:table-cell>
          <table:table-cell table:style-name="ce64" table:number-columns-repeated="3"/>
          <table:table-cell table:style-name="ce64" table:formula="of:=[.E748]-[.B748]" office:value-type="currency" office:currency="USD" office:value="-6956" calcext:value-type="currency">
            <text:p>-$6,956.00</text:p>
          </table:table-cell>
          <table:table-cell table:style-name="ce17" table:formula="of:=[.E748]/[.D748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510S-XR-124</text:p>
          </table:table-cell>
          <table:table-cell table:style-name="ce8" office:value-type="currency" office:currency="USD" office:value="7051" calcext:value-type="currency">
            <text:p>$7,051.00</text:p>
          </table:table-cell>
          <table:table-cell table:style-name="ce64" table:number-columns-repeated="3"/>
          <table:table-cell table:style-name="ce64" table:formula="of:=[.E749]-[.B749]" office:value-type="currency" office:currency="USD" office:value="-7051" calcext:value-type="currency">
            <text:p>-$7,051.00</text:p>
          </table:table-cell>
          <table:table-cell table:style-name="ce17" table:formula="of:=[.E749]/[.D749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510S-XR-125</text:p>
          </table:table-cell>
          <table:table-cell table:style-name="ce8" office:value-type="currency" office:currency="USD" office:value="7031" calcext:value-type="currency">
            <text:p>$7,031.00</text:p>
          </table:table-cell>
          <table:table-cell table:style-name="ce64" table:number-columns-repeated="3"/>
          <table:table-cell table:style-name="ce64" table:formula="of:=[.E750]-[.B750]" office:value-type="currency" office:currency="USD" office:value="-7031" calcext:value-type="currency">
            <text:p>-$7,031.00</text:p>
          </table:table-cell>
          <table:table-cell table:style-name="ce17" table:formula="of:=[.E750]/[.D750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8" office:value-type="currency" office:currency="USD" office:value="4260" calcext:value-type="currency">
            <text:p>$4,260.00</text:p>
          </table:table-cell>
          <table:table-cell table:style-name="ce64" office:value-type="currency" office:currency="USD" office:value="4500" calcext:value-type="currency">
            <text:p>$4,500.00</text:p>
          </table:table-cell>
          <table:table-cell table:style-name="ce64" office:value-type="currency" office:currency="USD" office:value="3150" calcext:value-type="currency">
            <text:p>$3,150.00</text:p>
          </table:table-cell>
          <table:table-cell table:style-name="ce64"/>
          <table:table-cell table:style-name="ce64" table:formula="of:=[.E751]-[.B751]" office:value-type="currency" office:currency="USD" office:value="-4260" calcext:value-type="currency">
            <text:p>-$4,260.00</text:p>
          </table:table-cell>
          <table:table-cell table:style-name="ce17" table:formula="of:=[.E751]/[.D75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2-120</text:p>
          </table:table-cell>
          <table:table-cell table:style-name="ce8" office:value-type="currency" office:currency="USD" office:value="4756" calcext:value-type="currency">
            <text:p>$4,756.00</text:p>
          </table:table-cell>
          <table:table-cell table:style-name="ce64" office:value-type="currency" office:currency="USD" office:value="5415" calcext:value-type="currency">
            <text:p>$5,415.00</text:p>
          </table:table-cell>
          <table:table-cell table:style-name="ce64" office:value-type="currency" office:currency="USD" office:value="3790.5" calcext:value-type="currency">
            <text:p>$3,790.50</text:p>
          </table:table-cell>
          <table:table-cell table:style-name="ce64"/>
          <table:table-cell table:style-name="ce64" table:formula="of:=[.E752]-[.B752]" office:value-type="currency" office:currency="USD" office:value="-4756" calcext:value-type="currency">
            <text:p>-$4,756.00</text:p>
          </table:table-cell>
          <table:table-cell table:style-name="ce17" table:formula="of:=[.E752]/[.D75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2-124</text:p>
          </table:table-cell>
          <table:table-cell table:style-name="ce8" office:value-type="currency" office:currency="USD" office:value="4909" calcext:value-type="currency">
            <text:p>$4,909.00</text:p>
          </table:table-cell>
          <table:table-cell table:style-name="ce64" office:value-type="currency" office:currency="USD" office:value="5480" calcext:value-type="currency">
            <text:p>$5,480.00</text:p>
          </table:table-cell>
          <table:table-cell table:style-name="ce64" office:value-type="currency" office:currency="USD" office:value="3836" calcext:value-type="currency">
            <text:p>$3,836.00</text:p>
          </table:table-cell>
          <table:table-cell table:style-name="ce64"/>
          <table:table-cell table:style-name="ce64" table:formula="of:=[.E753]-[.B753]" office:value-type="currency" office:currency="USD" office:value="-4909" calcext:value-type="currency">
            <text:p>-$4,909.00</text:p>
          </table:table-cell>
          <table:table-cell table:style-name="ce17" table:formula="of:=[.E753]/[.D75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2-125</text:p>
          </table:table-cell>
          <table:table-cell table:style-name="ce8" office:value-type="currency" office:currency="USD" office:value="4909" calcext:value-type="currency">
            <text:p>$4,909.00</text:p>
          </table:table-cell>
          <table:table-cell table:style-name="ce64" office:value-type="currency" office:currency="USD" office:value="5450" calcext:value-type="currency">
            <text:p>$5,450.00</text:p>
          </table:table-cell>
          <table:table-cell table:style-name="ce64" office:value-type="currency" office:currency="USD" office:value="3815" calcext:value-type="currency">
            <text:p>$3,815.00</text:p>
          </table:table-cell>
          <table:table-cell table:style-name="ce64"/>
          <table:table-cell table:style-name="ce64" table:formula="of:=[.E754]-[.B754]" office:value-type="currency" office:currency="USD" office:value="-4909" calcext:value-type="currency">
            <text:p>-$4,909.00</text:p>
          </table:table-cell>
          <table:table-cell table:style-name="ce17" table:formula="of:=[.E754]/[.D75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M-T</text:p>
          </table:table-cell>
          <table:table-cell table:style-name="ce8" office:value-type="currency" office:currency="USD" office:value="12100" calcext:value-type="currency">
            <text:p>$12,100.00</text:p>
          </table:table-cell>
          <table:table-cell table:style-name="ce64" office:value-type="currency" office:currency="USD" office:value="15553.6" calcext:value-type="currency">
            <text:p>$15,553.60</text:p>
          </table:table-cell>
          <table:table-cell table:style-name="ce64" office:value-type="currency" office:currency="USD" office:value="10887.52" calcext:value-type="currency">
            <text:p>$10,887.52</text:p>
          </table:table-cell>
          <table:table-cell table:style-name="ce64"/>
          <table:table-cell table:style-name="ce64" table:formula="of:=[.E755]-[.B755]" office:value-type="currency" office:currency="USD" office:value="-12100" calcext:value-type="currency">
            <text:p>-$12,100.00</text:p>
          </table:table-cell>
          <table:table-cell table:style-name="ce17" table:formula="of:=[.E755]/[.D75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N</text:p>
          </table:table-cell>
          <table:table-cell table:style-name="ce8" office:value-type="currency" office:currency="USD" office:value="25874" calcext:value-type="currency">
            <text:p>$25,874.00</text:p>
          </table:table-cell>
          <table:table-cell table:style-name="ce64" office:value-type="currency" office:currency="USD" office:value="27866.4" calcext:value-type="currency">
            <text:p>$27,866.40</text:p>
          </table:table-cell>
          <table:table-cell table:style-name="ce64" office:value-type="currency" office:currency="USD" office:value="19506.48" calcext:value-type="currency">
            <text:p>$19,506.48</text:p>
          </table:table-cell>
          <table:table-cell table:style-name="ce64"/>
          <table:table-cell table:style-name="ce64" table:formula="of:=[.E756]-[.B756]" office:value-type="currency" office:currency="USD" office:value="-25874" calcext:value-type="currency">
            <text:p>-$25,874.00</text:p>
          </table:table-cell>
          <table:table-cell table:style-name="ce17" table:formula="of:=[.E756]/[.D75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N-110</text:p>
          </table:table-cell>
          <table:table-cell table:style-name="ce8" office:value-type="currency" office:currency="USD" office:value="26670" calcext:value-type="currency">
            <text:p>$26,670.00</text:p>
          </table:table-cell>
          <table:table-cell table:style-name="ce64" office:value-type="currency" office:currency="USD" office:value="29979.26" calcext:value-type="currency">
            <text:p>$29,979.26</text:p>
          </table:table-cell>
          <table:table-cell table:style-name="ce64" office:value-type="currency" office:currency="USD" office:value="20985.48" calcext:value-type="currency">
            <text:p>$20,985.48</text:p>
          </table:table-cell>
          <table:table-cell table:style-name="ce64"/>
          <table:table-cell table:style-name="ce64" table:formula="of:=[.E757]-[.B757]" office:value-type="currency" office:currency="USD" office:value="-26670" calcext:value-type="currency">
            <text:p>-$26,670.00</text:p>
          </table:table-cell>
          <table:table-cell table:style-name="ce17" table:formula="of:=[.E757]/[.D75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N-114</text:p>
          </table:table-cell>
          <table:table-cell table:style-name="ce8" office:value-type="currency" office:currency="USD" office:value="25750" calcext:value-type="currency">
            <text:p>$25,750.00</text:p>
          </table:table-cell>
          <table:table-cell table:style-name="ce64" office:value-type="currency" office:currency="USD" office:value="30197.82" calcext:value-type="currency">
            <text:p>$30,197.82</text:p>
          </table:table-cell>
          <table:table-cell table:style-name="ce64" office:value-type="currency" office:currency="USD" office:value="21138.47" calcext:value-type="currency">
            <text:p>$21,138.47</text:p>
          </table:table-cell>
          <table:table-cell table:style-name="ce64"/>
          <table:table-cell table:style-name="ce64" table:formula="of:=[.E758]-[.B758]" office:value-type="currency" office:currency="USD" office:value="-25750" calcext:value-type="currency">
            <text:p>-$25,750.00</text:p>
          </table:table-cell>
          <table:table-cell table:style-name="ce17" table:formula="of:=[.E758]/[.D75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N-115</text:p>
          </table:table-cell>
          <table:table-cell table:style-name="ce8" office:value-type="currency" office:currency="USD" office:value="26588" calcext:value-type="currency">
            <text:p>$26,588.00</text:p>
          </table:table-cell>
          <table:table-cell table:style-name="ce64" office:value-type="currency" office:currency="USD" office:value="29979.26" calcext:value-type="currency">
            <text:p>$29,979.26</text:p>
          </table:table-cell>
          <table:table-cell table:style-name="ce64" office:value-type="currency" office:currency="USD" office:value="20985.48" calcext:value-type="currency">
            <text:p>$20,985.48</text:p>
          </table:table-cell>
          <table:table-cell table:style-name="ce64"/>
          <table:table-cell table:style-name="ce64" table:formula="of:=[.E759]-[.B759]" office:value-type="currency" office:currency="USD" office:value="-26588" calcext:value-type="currency">
            <text:p>-$26,588.00</text:p>
          </table:table-cell>
          <table:table-cell table:style-name="ce17" table:formula="of:=[.E759]/[.D75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N-120</text:p>
          </table:table-cell>
          <table:table-cell table:style-name="ce8" office:value-type="currency" office:currency="USD" office:value="25639" calcext:value-type="currency">
            <text:p>$25,639.00</text:p>
          </table:table-cell>
          <table:table-cell table:style-name="ce64" office:value-type="currency" office:currency="USD" office:value="28813.54" calcext:value-type="currency">
            <text:p>$28,813.54</text:p>
          </table:table-cell>
          <table:table-cell table:style-name="ce64" office:value-type="currency" office:currency="USD" office:value="20169.48" calcext:value-type="currency">
            <text:p>$20,169.48</text:p>
          </table:table-cell>
          <table:table-cell table:style-name="ce64"/>
          <table:table-cell table:style-name="ce64" table:formula="of:=[.E760]-[.B760]" office:value-type="currency" office:currency="USD" office:value="-25639" calcext:value-type="currency">
            <text:p>-$25,639.00</text:p>
          </table:table-cell>
          <table:table-cell table:style-name="ce17" table:formula="of:=[.E760]/[.D76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N-124</text:p>
          </table:table-cell>
          <table:table-cell table:style-name="ce8" office:value-type="currency" office:currency="USD" office:value="25810" calcext:value-type="currency">
            <text:p>$25,810.00</text:p>
          </table:table-cell>
          <table:table-cell table:style-name="ce64" office:value-type="currency" office:currency="USD" office:value="29032.11" calcext:value-type="currency">
            <text:p>$29,032.11</text:p>
          </table:table-cell>
          <table:table-cell table:style-name="ce64" office:value-type="currency" office:currency="USD" office:value="20322.48" calcext:value-type="currency">
            <text:p>$20,322.48</text:p>
          </table:table-cell>
          <table:table-cell table:style-name="ce64"/>
          <table:table-cell table:style-name="ce64" table:formula="of:=[.E761]-[.B761]" office:value-type="currency" office:currency="USD" office:value="-25810" calcext:value-type="currency">
            <text:p>-$25,810.00</text:p>
          </table:table-cell>
          <table:table-cell table:style-name="ce17" table:formula="of:=[.E761]/[.D76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N-125</text:p>
          </table:table-cell>
          <table:table-cell table:style-name="ce8" office:value-type="currency" office:currency="USD" office:value="25640" calcext:value-type="currency">
            <text:p>$25,640.00</text:p>
          </table:table-cell>
          <table:table-cell table:style-name="ce64" office:value-type="currency" office:currency="USD" office:value="28813.54" calcext:value-type="currency">
            <text:p>$28,813.54</text:p>
          </table:table-cell>
          <table:table-cell table:style-name="ce64" office:value-type="currency" office:currency="USD" office:value="20169.48" calcext:value-type="currency">
            <text:p>$20,169.48</text:p>
          </table:table-cell>
          <table:table-cell table:style-name="ce64"/>
          <table:table-cell table:style-name="ce64" table:formula="of:=[.E762]-[.B762]" office:value-type="currency" office:currency="USD" office:value="-25640" calcext:value-type="currency">
            <text:p>-$25,640.00</text:p>
          </table:table-cell>
          <table:table-cell table:style-name="ce17" table:formula="of:=[.E762]/[.D76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T</text:p>
          </table:table-cell>
          <table:table-cell table:style-name="ce8" office:value-type="currency" office:currency="USD" office:value="26540" calcext:value-type="currency">
            <text:p>$26,540.00</text:p>
          </table:table-cell>
          <table:table-cell table:style-name="ce64" office:value-type="currency" office:currency="USD" office:value="29942.82" calcext:value-type="currency">
            <text:p>$29,942.82</text:p>
          </table:table-cell>
          <table:table-cell table:style-name="ce64" office:value-type="currency" office:currency="USD" office:value="20959.97" calcext:value-type="currency">
            <text:p>$20,959.97</text:p>
          </table:table-cell>
          <table:table-cell table:style-name="ce64"/>
          <table:table-cell table:style-name="ce64" table:formula="of:=[.E763]-[.B763]" office:value-type="currency" office:currency="USD" office:value="-26540" calcext:value-type="currency">
            <text:p>-$26,540.00</text:p>
          </table:table-cell>
          <table:table-cell table:style-name="ce17" table:formula="of:=[.E763]/[.D76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T-114</text:p>
          </table:table-cell>
          <table:table-cell table:style-name="ce8" office:value-type="currency" office:currency="USD" office:value="28424" calcext:value-type="currency">
            <text:p>$28,424.00</text:p>
          </table:table-cell>
          <table:table-cell table:style-name="ce64" office:value-type="currency" office:currency="USD" office:value="32274.26" calcext:value-type="currency">
            <text:p>$32,274.26</text:p>
          </table:table-cell>
          <table:table-cell table:style-name="ce64" office:value-type="currency" office:currency="USD" office:value="22591.98" calcext:value-type="currency">
            <text:p>$22,591.98</text:p>
          </table:table-cell>
          <table:table-cell table:style-name="ce64"/>
          <table:table-cell table:style-name="ce64" table:formula="of:=[.E764]-[.B764]" office:value-type="currency" office:currency="USD" office:value="-28424" calcext:value-type="currency">
            <text:p>-$28,424.00</text:p>
          </table:table-cell>
          <table:table-cell table:style-name="ce17" table:formula="of:=[.E764]/[.D76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15SS-T-124</text:p>
          </table:table-cell>
          <table:table-cell table:style-name="ce8" office:value-type="currency" office:currency="USD" office:value="27480" calcext:value-type="currency">
            <text:p>$27,480.00</text:p>
          </table:table-cell>
          <table:table-cell table:style-name="ce64" office:value-type="currency" office:currency="USD" office:value="31108.54" calcext:value-type="currency">
            <text:p>$31,108.54</text:p>
          </table:table-cell>
          <table:table-cell table:style-name="ce64" office:value-type="currency" office:currency="USD" office:value="21775.98" calcext:value-type="currency">
            <text:p>$21,775.98</text:p>
          </table:table-cell>
          <table:table-cell table:style-name="ce64"/>
          <table:table-cell table:style-name="ce64" table:formula="of:=[.E765]-[.B765]" office:value-type="currency" office:currency="USD" office:value="-27480" calcext:value-type="currency">
            <text:p>-$27,480.00</text:p>
          </table:table-cell>
          <table:table-cell table:style-name="ce17" table:formula="of:=[.E765]/[.D76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8" office:value-type="currency" office:currency="USD" office:value="4737" calcext:value-type="currency">
            <text:p>$4,737.00</text:p>
          </table:table-cell>
          <table:table-cell table:style-name="ce64" office:value-type="currency" office:currency="USD" office:value="5660" calcext:value-type="currency">
            <text:p>$5,660.00</text:p>
          </table:table-cell>
          <table:table-cell table:style-name="ce64" office:value-type="currency" office:currency="USD" office:value="3962" calcext:value-type="currency">
            <text:p>$3,962.00</text:p>
          </table:table-cell>
          <table:table-cell table:style-name="ce64" office:value-type="currency" office:currency="USD" office:value="4754" calcext:value-type="currency">
            <text:p>$4,754.00</text:p>
          </table:table-cell>
          <table:table-cell table:style-name="ce64" table:formula="of:=[.E766]-[.B766]" office:value-type="currency" office:currency="USD" office:value="17" calcext:value-type="currency">
            <text:p>$17.00</text:p>
          </table:table-cell>
          <table:table-cell table:style-name="ce17" table:formula="of:=[.E766]/[.D766]" office:value-type="float" office:value="1.19989904088844" calcext:value-type="float">
            <text:p>1.1998990408884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-110</text:p>
          </table:table-cell>
          <table:table-cell table:style-name="ce8" office:value-type="currency" office:currency="USD" office:value="6440" calcext:value-type="currency">
            <text:p>$6,440.00</text:p>
          </table:table-cell>
          <table:table-cell table:style-name="ce64" office:value-type="currency" office:currency="USD" office:value="7700" calcext:value-type="currency">
            <text:p>$7,700.00</text:p>
          </table:table-cell>
          <table:table-cell table:style-name="ce64" office:value-type="currency" office:currency="USD" office:value="5390" calcext:value-type="currency">
            <text:p>$5,390.00</text:p>
          </table:table-cell>
          <table:table-cell table:style-name="ce64" office:value-type="currency" office:currency="USD" office:value="6468" calcext:value-type="currency">
            <text:p>$6,468.00</text:p>
          </table:table-cell>
          <table:table-cell table:style-name="ce64" table:formula="of:=[.E767]-[.B767]" office:value-type="currency" office:currency="USD" office:value="28" calcext:value-type="currency">
            <text:p>$28.00</text:p>
          </table:table-cell>
          <table:table-cell table:style-name="ce17" table:formula="of:=[.E767]/[.D76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-114</text:p>
          </table:table-cell>
          <table:table-cell table:style-name="ce8" office:value-type="currency" office:currency="USD" office:value="6495" calcext:value-type="currency">
            <text:p>$6,495.00</text:p>
          </table:table-cell>
          <table:table-cell table:style-name="ce64" office:value-type="currency" office:currency="USD" office:value="7750" calcext:value-type="currency">
            <text:p>$7,750.00</text:p>
          </table:table-cell>
          <table:table-cell table:style-name="ce64" office:value-type="currency" office:currency="USD" office:value="5425" calcext:value-type="currency">
            <text:p>$5,425.00</text:p>
          </table:table-cell>
          <table:table-cell table:style-name="ce64" office:value-type="currency" office:currency="USD" office:value="6510" calcext:value-type="currency">
            <text:p>$6,510.00</text:p>
          </table:table-cell>
          <table:table-cell table:style-name="ce64" table:formula="of:=[.E768]-[.B768]" office:value-type="currency" office:currency="USD" office:value="15" calcext:value-type="currency">
            <text:p>$15.00</text:p>
          </table:table-cell>
          <table:table-cell table:style-name="ce17" table:formula="of:=[.E768]/[.D76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-115</text:p>
          </table:table-cell>
          <table:table-cell table:style-name="ce8" office:value-type="currency" office:currency="USD" office:value="6475" calcext:value-type="currency">
            <text:p>$6,475.00</text:p>
          </table:table-cell>
          <table:table-cell table:style-name="ce64" office:value-type="currency" office:currency="USD" office:value="7725" calcext:value-type="currency">
            <text:p>$7,725.00</text:p>
          </table:table-cell>
          <table:table-cell table:style-name="ce64" office:value-type="currency" office:currency="USD" office:value="5407.5" calcext:value-type="currency">
            <text:p>$5,407.50</text:p>
          </table:table-cell>
          <table:table-cell table:style-name="ce64" office:value-type="currency" office:currency="USD" office:value="6489" calcext:value-type="currency">
            <text:p>$6,489.00</text:p>
          </table:table-cell>
          <table:table-cell table:style-name="ce64" table:formula="of:=[.E769]-[.B769]" office:value-type="currency" office:currency="USD" office:value="14" calcext:value-type="currency">
            <text:p>$14.00</text:p>
          </table:table-cell>
          <table:table-cell table:style-name="ce17" table:formula="of:=[.E769]/[.D76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-117</text:p>
          </table:table-cell>
          <table:table-cell table:style-name="ce8" office:value-type="currency" office:currency="USD" office:value="6834" calcext:value-type="currency">
            <text:p>$6,834.00</text:p>
          </table:table-cell>
          <table:table-cell table:style-name="ce64" office:value-type="currency" office:currency="USD" office:value="8150" calcext:value-type="currency">
            <text:p>$8,150.00</text:p>
          </table:table-cell>
          <table:table-cell table:style-name="ce64" office:value-type="currency" office:currency="USD" office:value="5705" calcext:value-type="currency">
            <text:p>$5,705.00</text:p>
          </table:table-cell>
          <table:table-cell table:style-name="ce64" office:value-type="currency" office:currency="USD" office:value="6846" calcext:value-type="currency">
            <text:p>$6,846.00</text:p>
          </table:table-cell>
          <table:table-cell table:style-name="ce64" table:formula="of:=[.E770]-[.B770]" office:value-type="currency" office:currency="USD" office:value="12" calcext:value-type="currency">
            <text:p>$12.00</text:p>
          </table:table-cell>
          <table:table-cell table:style-name="ce17" table:formula="of:=[.E770]/[.D77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-120</text:p>
          </table:table-cell>
          <table:table-cell table:style-name="ce8" office:value-type="currency" office:currency="USD" office:value="5497" calcext:value-type="currency">
            <text:p>$5,497.00</text:p>
          </table:table-cell>
          <table:table-cell table:style-name="ce64" office:value-type="currency" office:currency="USD" office:value="6575" calcext:value-type="currency">
            <text:p>$6,575.00</text:p>
          </table:table-cell>
          <table:table-cell table:style-name="ce64" office:value-type="currency" office:currency="USD" office:value="4602.5" calcext:value-type="currency">
            <text:p>$4,602.50</text:p>
          </table:table-cell>
          <table:table-cell table:style-name="ce64" office:value-type="currency" office:currency="USD" office:value="5523" calcext:value-type="currency">
            <text:p>$5,523.00</text:p>
          </table:table-cell>
          <table:table-cell table:style-name="ce64" table:formula="of:=[.E771]-[.B771]" office:value-type="currency" office:currency="USD" office:value="26" calcext:value-type="currency">
            <text:p>$26.00</text:p>
          </table:table-cell>
          <table:table-cell table:style-name="ce17" table:formula="of:=[.E771]/[.D77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-124</text:p>
          </table:table-cell>
          <table:table-cell table:style-name="ce8" office:value-type="currency" office:currency="USD" office:value="5580" calcext:value-type="currency">
            <text:p>$5,580.00</text:p>
          </table:table-cell>
          <table:table-cell table:style-name="ce64" office:value-type="currency" office:currency="USD" office:value="6655" calcext:value-type="currency">
            <text:p>$6,655.00</text:p>
          </table:table-cell>
          <table:table-cell table:style-name="ce64" office:value-type="currency" office:currency="USD" office:value="4658.5" calcext:value-type="currency">
            <text:p>$4,658.50</text:p>
          </table:table-cell>
          <table:table-cell table:style-name="ce64" office:value-type="currency" office:currency="USD" office:value="5590.2" calcext:value-type="currency">
            <text:p>$5,590.20</text:p>
          </table:table-cell>
          <table:table-cell table:style-name="ce64" table:formula="of:=[.E772]-[.B772]" office:value-type="currency" office:currency="USD" office:value="10.1999999999998" calcext:value-type="currency">
            <text:p>$10.20</text:p>
          </table:table-cell>
          <table:table-cell table:style-name="ce17" table:formula="of:=[.E772]/[.D77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-125</text:p>
          </table:table-cell>
          <table:table-cell table:style-name="ce8" office:value-type="currency" office:currency="USD" office:value="5434" calcext:value-type="currency">
            <text:p>$5,434.00</text:p>
          </table:table-cell>
          <table:table-cell table:style-name="ce64" office:value-type="currency" office:currency="USD" office:value="6475" calcext:value-type="currency">
            <text:p>$6,475.00</text:p>
          </table:table-cell>
          <table:table-cell table:style-name="ce64" office:value-type="currency" office:currency="USD" office:value="4532.5" calcext:value-type="currency">
            <text:p>$4,532.50</text:p>
          </table:table-cell>
          <table:table-cell table:style-name="ce64" office:value-type="currency" office:currency="USD" office:value="5439" calcext:value-type="currency">
            <text:p>$5,439.00</text:p>
          </table:table-cell>
          <table:table-cell table:style-name="ce64" table:formula="of:=[.E773]-[.B773]" office:value-type="currency" office:currency="USD" office:value="5" calcext:value-type="currency">
            <text:p>$5.00</text:p>
          </table:table-cell>
          <table:table-cell table:style-name="ce17" table:formula="of:=[.E773]/[.D77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-127</text:p>
          </table:table-cell>
          <table:table-cell table:style-name="ce8" office:value-type="currency" office:currency="USD" office:value="5730" calcext:value-type="currency">
            <text:p>$5,730.00</text:p>
          </table:table-cell>
          <table:table-cell table:style-name="ce64" office:value-type="currency" office:currency="USD" office:value="6835" calcext:value-type="currency">
            <text:p>$6,835.00</text:p>
          </table:table-cell>
          <table:table-cell table:style-name="ce64" office:value-type="currency" office:currency="USD" office:value="4784.5" calcext:value-type="currency">
            <text:p>$4,784.50</text:p>
          </table:table-cell>
          <table:table-cell table:style-name="ce64" office:value-type="currency" office:currency="USD" office:value="5741.4" calcext:value-type="currency">
            <text:p>$5,741.40</text:p>
          </table:table-cell>
          <table:table-cell table:style-name="ce64" table:formula="of:=[.E774]-[.B774]" office:value-type="currency" office:currency="USD" office:value="11.3999999999996" calcext:value-type="currency">
            <text:p>$11.40</text:p>
          </table:table-cell>
          <table:table-cell table:style-name="ce17" table:formula="of:=[.E774]/[.D77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M</text:p>
          </table:table-cell>
          <table:table-cell table:style-name="ce8" office:value-type="currency" office:currency="USD" office:value="7010" calcext:value-type="currency">
            <text:p>$7,010.00</text:p>
          </table:table-cell>
          <table:table-cell table:style-name="ce64" office:value-type="currency" office:currency="USD" office:value="7154.48" calcext:value-type="currency">
            <text:p>$7,154.48</text:p>
          </table:table-cell>
          <table:table-cell table:style-name="ce64" office:value-type="currency" office:currency="USD" office:value="5008.14" calcext:value-type="currency">
            <text:p>$5,008.14</text:p>
          </table:table-cell>
          <table:table-cell table:style-name="ce64" office:value-type="currency" office:currency="USD" office:value="7077" calcext:value-type="currency">
            <text:p>$7,077.00</text:p>
          </table:table-cell>
          <table:table-cell table:style-name="ce64" table:formula="of:=[.E775]-[.B775]" office:value-type="currency" office:currency="USD" office:value="67" calcext:value-type="currency">
            <text:p>$67.00</text:p>
          </table:table-cell>
          <table:table-cell table:style-name="ce17" table:formula="of:=[.E775]/[.D775]" office:value-type="float" office:value="1.41309947405624" calcext:value-type="float">
            <text:p>1.41309947405624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M-114</text:p>
          </table:table-cell>
          <table:table-cell table:style-name="ce8" office:value-type="currency" office:currency="USD" office:value="8495" calcext:value-type="currency">
            <text:p>$8,495.00</text:p>
          </table:table-cell>
          <table:table-cell table:style-name="ce64" office:value-type="currency" office:currency="USD" office:value="8981.93" calcext:value-type="currency">
            <text:p>$8,981.93</text:p>
          </table:table-cell>
          <table:table-cell table:style-name="ce64" office:value-type="currency" office:currency="USD" office:value="6287.35" calcext:value-type="currency">
            <text:p>$6,287.35</text:p>
          </table:table-cell>
          <table:table-cell table:style-name="ce64" office:value-type="currency" office:currency="USD" office:value="8522.64" calcext:value-type="currency">
            <text:p>$8,522.64</text:p>
          </table:table-cell>
          <table:table-cell table:style-name="ce64" table:formula="of:=[.E776]-[.B776]" office:value-type="currency" office:currency="USD" office:value="27.6399999999994" calcext:value-type="currency">
            <text:p>$27.64</text:p>
          </table:table-cell>
          <table:table-cell table:style-name="ce17" table:formula="of:=[.E776]/[.D776]" office:value-type="float" office:value="1.35552180171296" calcext:value-type="float">
            <text:p>1.35552180171296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M-124</text:p>
          </table:table-cell>
          <table:table-cell table:style-name="ce8" office:value-type="currency" office:currency="USD" office:value="7899" calcext:value-type="currency">
            <text:p>$7,899.00</text:p>
          </table:table-cell>
          <table:table-cell table:style-name="ce64" office:value-type="currency" office:currency="USD" office:value="8231.4" calcext:value-type="currency">
            <text:p>$8,231.40</text:p>
          </table:table-cell>
          <table:table-cell table:style-name="ce64" office:value-type="currency" office:currency="USD" office:value="5761.98" calcext:value-type="currency">
            <text:p>$5,761.98</text:p>
          </table:table-cell>
          <table:table-cell table:style-name="ce64" office:value-type="currency" office:currency="USD" office:value="7931.28" calcext:value-type="currency">
            <text:p>$7,931.28</text:p>
          </table:table-cell>
          <table:table-cell table:style-name="ce64" table:formula="of:=[.E777]-[.B777]" office:value-type="currency" office:currency="USD" office:value="32.2799999999997" calcext:value-type="currency">
            <text:p>$32.28</text:p>
          </table:table-cell>
          <table:table-cell table:style-name="ce17" table:formula="of:=[.E777]/[.D777]" office:value-type="float" office:value="1.37648516655733" calcext:value-type="float">
            <text:p>1.3764851665573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SS</text:p>
          </table:table-cell>
          <table:table-cell table:style-name="ce8" office:value-type="currency" office:currency="USD" office:value="23716" calcext:value-type="currency">
            <text:p>$23,716.00</text:p>
          </table:table-cell>
          <table:table-cell table:style-name="ce64" office:value-type="currency" office:currency="USD" office:value="24939" calcext:value-type="currency">
            <text:p>$24,939.00</text:p>
          </table:table-cell>
          <table:table-cell table:style-name="ce64" office:value-type="currency" office:currency="USD" office:value="17457.3" calcext:value-type="currency">
            <text:p>$17,457.30</text:p>
          </table:table-cell>
          <table:table-cell table:style-name="ce64"/>
          <table:table-cell table:style-name="ce64" table:formula="of:=[.E778]-[.B778]" office:value-type="currency" office:currency="USD" office:value="-23716" calcext:value-type="currency">
            <text:p>-$23,716.00</text:p>
          </table:table-cell>
          <table:table-cell table:style-name="ce17" table:formula="of:=[.E778]/[.D77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SS-110</text:p>
          </table:table-cell>
          <table:table-cell table:style-name="ce8" office:value-type="currency" office:currency="USD" office:value="23716" calcext:value-type="currency">
            <text:p>$23,716.00</text:p>
          </table:table-cell>
          <table:table-cell table:style-name="ce64" office:value-type="currency" office:currency="USD" office:value="26572.46" calcext:value-type="currency">
            <text:p>$26,572.46</text:p>
          </table:table-cell>
          <table:table-cell table:style-name="ce64" office:value-type="currency" office:currency="USD" office:value="18600.72" calcext:value-type="currency">
            <text:p>$18,600.72</text:p>
          </table:table-cell>
          <table:table-cell table:style-name="ce64"/>
          <table:table-cell table:style-name="ce64" table:formula="of:=[.E779]-[.B779]" office:value-type="currency" office:currency="USD" office:value="-23716" calcext:value-type="currency">
            <text:p>-$23,716.00</text:p>
          </table:table-cell>
          <table:table-cell table:style-name="ce17" table:formula="of:=[.E779]/[.D77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SS-114</text:p>
          </table:table-cell>
          <table:table-cell table:style-name="ce8" office:value-type="currency" office:currency="USD" office:value="23716" calcext:value-type="currency">
            <text:p>$23,716.00</text:p>
          </table:table-cell>
          <table:table-cell table:style-name="ce64" office:value-type="currency" office:currency="USD" office:value="26791.02" calcext:value-type="currency">
            <text:p>$26,791.02</text:p>
          </table:table-cell>
          <table:table-cell table:style-name="ce64" office:value-type="currency" office:currency="USD" office:value="18753.71" calcext:value-type="currency">
            <text:p>$18,753.71</text:p>
          </table:table-cell>
          <table:table-cell table:style-name="ce64"/>
          <table:table-cell table:style-name="ce64" table:formula="of:=[.E780]-[.B780]" office:value-type="currency" office:currency="USD" office:value="-23716" calcext:value-type="currency">
            <text:p>-$23,716.00</text:p>
          </table:table-cell>
          <table:table-cell table:style-name="ce17" table:formula="of:=[.E780]/[.D78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SS-115</text:p>
          </table:table-cell>
          <table:table-cell table:style-name="ce8" office:value-type="currency" office:currency="USD" office:value="23716" calcext:value-type="currency">
            <text:p>$23,716.00</text:p>
          </table:table-cell>
          <table:table-cell table:style-name="ce64" office:value-type="currency" office:currency="USD" office:value="26572.46" calcext:value-type="currency">
            <text:p>$26,572.46</text:p>
          </table:table-cell>
          <table:table-cell table:style-name="ce64" office:value-type="currency" office:currency="USD" office:value="18600.72" calcext:value-type="currency">
            <text:p>$18,600.72</text:p>
          </table:table-cell>
          <table:table-cell table:style-name="ce64"/>
          <table:table-cell table:style-name="ce64" table:formula="of:=[.E781]-[.B781]" office:value-type="currency" office:currency="USD" office:value="-23716" calcext:value-type="currency">
            <text:p>-$23,716.00</text:p>
          </table:table-cell>
          <table:table-cell table:style-name="ce17" table:formula="of:=[.E781]/[.D78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SS-120</text:p>
          </table:table-cell>
          <table:table-cell table:style-name="ce8" office:value-type="currency" office:currency="USD" office:value="22948" calcext:value-type="currency">
            <text:p>$22,948.00</text:p>
          </table:table-cell>
          <table:table-cell table:style-name="ce64" office:value-type="currency" office:currency="USD" office:value="25406.74" calcext:value-type="currency">
            <text:p>$25,406.74</text:p>
          </table:table-cell>
          <table:table-cell table:style-name="ce64" office:value-type="currency" office:currency="USD" office:value="17784.72" calcext:value-type="currency">
            <text:p>$17,784.72</text:p>
          </table:table-cell>
          <table:table-cell table:style-name="ce64"/>
          <table:table-cell table:style-name="ce64" table:formula="of:=[.E782]-[.B782]" office:value-type="currency" office:currency="USD" office:value="-22948" calcext:value-type="currency">
            <text:p>-$22,948.00</text:p>
          </table:table-cell>
          <table:table-cell table:style-name="ce17" table:formula="of:=[.E782]/[.D78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SS-124</text:p>
          </table:table-cell>
          <table:table-cell table:style-name="ce8" office:value-type="currency" office:currency="USD" office:value="22775" calcext:value-type="currency">
            <text:p>$22,775.00</text:p>
          </table:table-cell>
          <table:table-cell table:style-name="ce64" office:value-type="currency" office:currency="USD" office:value="25625.31" calcext:value-type="currency">
            <text:p>$25,625.31</text:p>
          </table:table-cell>
          <table:table-cell table:style-name="ce64" office:value-type="currency" office:currency="USD" office:value="17937.72" calcext:value-type="currency">
            <text:p>$17,937.72</text:p>
          </table:table-cell>
          <table:table-cell table:style-name="ce64"/>
          <table:table-cell table:style-name="ce64" table:formula="of:=[.E783]-[.B783]" office:value-type="currency" office:currency="USD" office:value="-22775" calcext:value-type="currency">
            <text:p>-$22,775.00</text:p>
          </table:table-cell>
          <table:table-cell table:style-name="ce17" table:formula="of:=[.E783]/[.D78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0SS-125</text:p>
          </table:table-cell>
          <table:table-cell table:style-name="ce8" office:value-type="currency" office:currency="USD" office:value="22775" calcext:value-type="currency">
            <text:p>$22,775.00</text:p>
          </table:table-cell>
          <table:table-cell table:style-name="ce64" office:value-type="currency" office:currency="USD" office:value="25406.74" calcext:value-type="currency">
            <text:p>$25,406.74</text:p>
          </table:table-cell>
          <table:table-cell table:style-name="ce64" office:value-type="currency" office:currency="USD" office:value="17784.72" calcext:value-type="currency">
            <text:p>$17,784.72</text:p>
          </table:table-cell>
          <table:table-cell table:style-name="ce64"/>
          <table:table-cell table:style-name="ce64" table:formula="of:=[.E784]-[.B784]" office:value-type="currency" office:currency="USD" office:value="-22775" calcext:value-type="currency">
            <text:p>-$22,775.00</text:p>
          </table:table-cell>
          <table:table-cell table:style-name="ce17" table:formula="of:=[.E784]/[.D78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-N-117</text:p>
          </table:table-cell>
          <table:table-cell table:style-name="ce8" office:value-type="currency" office:currency="USD" office:value="13789" calcext:value-type="currency">
            <text:p>$13,789.00</text:p>
          </table:table-cell>
          <table:table-cell table:style-name="ce64" office:value-type="currency" office:currency="USD" office:value="16445" calcext:value-type="currency">
            <text:p>$16,445.00</text:p>
          </table:table-cell>
          <table:table-cell table:style-name="ce64" office:value-type="currency" office:currency="USD" office:value="11511.5" calcext:value-type="currency">
            <text:p>$11,511.50</text:p>
          </table:table-cell>
          <table:table-cell table:style-name="ce64"/>
          <table:table-cell table:style-name="ce64" table:formula="of:=[.E785]-[.B785]" office:value-type="currency" office:currency="USD" office:value="-13789" calcext:value-type="currency">
            <text:p>-$13,789.00</text:p>
          </table:table-cell>
          <table:table-cell table:style-name="ce17" table:formula="of:=[.E785]/[.D78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8" office:value-type="currency" office:currency="USD" office:value="4946" calcext:value-type="currency">
            <text:p>$4,946.00</text:p>
          </table:table-cell>
          <table:table-cell table:style-name="ce64" office:value-type="currency" office:currency="USD" office:value="5550" calcext:value-type="currency">
            <text:p>$5,550.00</text:p>
          </table:table-cell>
          <table:table-cell table:style-name="ce64" office:value-type="currency" office:currency="USD" office:value="3885" calcext:value-type="currency">
            <text:p>$3,885.00</text:p>
          </table:table-cell>
          <table:table-cell table:style-name="ce64"/>
          <table:table-cell table:style-name="ce64" table:formula="of:=[.E786]-[.B786]" office:value-type="currency" office:currency="USD" office:value="-4946" calcext:value-type="currency">
            <text:p>-$4,946.00</text:p>
          </table:table-cell>
          <table:table-cell table:style-name="ce17" table:formula="of:=[.E786]/[.D78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2-120</text:p>
          </table:table-cell>
          <table:table-cell table:style-name="ce8" office:value-type="currency" office:currency="USD" office:value="5706" calcext:value-type="currency">
            <text:p>$5,706.00</text:p>
          </table:table-cell>
          <table:table-cell table:style-name="ce64" office:value-type="currency" office:currency="USD" office:value="6450" calcext:value-type="currency">
            <text:p>$6,450.00</text:p>
          </table:table-cell>
          <table:table-cell table:style-name="ce64" office:value-type="currency" office:currency="USD" office:value="4515" calcext:value-type="currency">
            <text:p>$4,515.00</text:p>
          </table:table-cell>
          <table:table-cell table:style-name="ce64"/>
          <table:table-cell table:style-name="ce64" table:formula="of:=[.E787]-[.B787]" office:value-type="currency" office:currency="USD" office:value="-5706" calcext:value-type="currency">
            <text:p>-$5,706.00</text:p>
          </table:table-cell>
          <table:table-cell table:style-name="ce17" table:formula="of:=[.E787]/[.D78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2-124</text:p>
          </table:table-cell>
          <table:table-cell table:style-name="ce8" office:value-type="currency" office:currency="USD" office:value="5771" calcext:value-type="currency">
            <text:p>$5,771.00</text:p>
          </table:table-cell>
          <table:table-cell table:style-name="ce64" office:value-type="currency" office:currency="USD" office:value="6525" calcext:value-type="currency">
            <text:p>$6,525.00</text:p>
          </table:table-cell>
          <table:table-cell table:style-name="ce64" office:value-type="currency" office:currency="USD" office:value="4567.5" calcext:value-type="currency">
            <text:p>$4,567.50</text:p>
          </table:table-cell>
          <table:table-cell table:style-name="ce64"/>
          <table:table-cell table:style-name="ce64" table:formula="of:=[.E788]-[.B788]" office:value-type="currency" office:currency="USD" office:value="-5771" calcext:value-type="currency">
            <text:p>-$5,771.00</text:p>
          </table:table-cell>
          <table:table-cell table:style-name="ce17" table:formula="of:=[.E788]/[.D78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2-125</text:p>
          </table:table-cell>
          <table:table-cell table:style-name="ce8" office:value-type="currency" office:currency="USD" office:value="5634" calcext:value-type="currency">
            <text:p>$5,634.00</text:p>
          </table:table-cell>
          <table:table-cell table:style-name="ce64" office:value-type="currency" office:currency="USD" office:value="6350" calcext:value-type="currency">
            <text:p>$6,350.00</text:p>
          </table:table-cell>
          <table:table-cell table:style-name="ce64" office:value-type="currency" office:currency="USD" office:value="4445" calcext:value-type="currency">
            <text:p>$4,445.00</text:p>
          </table:table-cell>
          <table:table-cell table:style-name="ce64"/>
          <table:table-cell table:style-name="ce64" table:formula="of:=[.E789]-[.B789]" office:value-type="currency" office:currency="USD" office:value="-5634" calcext:value-type="currency">
            <text:p>-$5,634.00</text:p>
          </table:table-cell>
          <table:table-cell table:style-name="ce17" table:formula="of:=[.E789]/[.D78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25M-T</text:p>
          </table:table-cell>
          <table:table-cell table:style-name="ce8" office:value-type="currency" office:currency="USD" office:value="14505" calcext:value-type="currency">
            <text:p>$14,505.00</text:p>
          </table:table-cell>
          <table:table-cell table:style-name="ce64" office:value-type="currency" office:currency="USD" office:value="16515.79" calcext:value-type="currency">
            <text:p>$16,515.79</text:p>
          </table:table-cell>
          <table:table-cell table:style-name="ce64" office:value-type="currency" office:currency="USD" office:value="11561.05" calcext:value-type="currency">
            <text:p>$11,561.05</text:p>
          </table:table-cell>
          <table:table-cell table:style-name="ce64"/>
          <table:table-cell table:style-name="ce64" table:formula="of:=[.E790]-[.B790]" office:value-type="currency" office:currency="USD" office:value="-14505" calcext:value-type="currency">
            <text:p>-$14,505.00</text:p>
          </table:table-cell>
          <table:table-cell table:style-name="ce17" table:formula="of:=[.E790]/[.D79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1">
          <table:table-cell table:style-name="ce2" office:value-type="string" calcext:value-type="string">
            <text:p>Tilt-To-Load Drum Tumbler with Automated Control Package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1-115</text:p>
          </table:table-cell>
          <table:table-cell table:style-name="ce8" office:value-type="currency" office:currency="USD" office:value="16189" calcext:value-type="currency">
            <text:p>$16,189.00</text:p>
          </table:table-cell>
          <table:table-cell table:style-name="ce64" office:value-type="currency" office:currency="USD" office:value="19325" calcext:value-type="currency">
            <text:p>$19,325.00</text:p>
          </table:table-cell>
          <table:table-cell table:style-name="ce64" office:value-type="currency" office:currency="USD" office:value="13527.5" calcext:value-type="currency">
            <text:p>$13,527.50</text:p>
          </table:table-cell>
          <table:table-cell table:style-name="ce64" office:value-type="currency" office:currency="USD" office:value="16233" calcext:value-type="currency">
            <text:p>$16,233.00</text:p>
          </table:table-cell>
          <table:table-cell table:style-name="ce64" table:formula="of:=[.E794]-[.B794]" office:value-type="currency" office:currency="USD" office:value="44" calcext:value-type="currency">
            <text:p>$44.00</text:p>
          </table:table-cell>
          <table:table-cell table:style-name="ce17" table:formula="of:=[.E794]/[.D79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1-230</text:p>
          </table:table-cell>
          <table:table-cell table:style-name="ce8" office:value-type="currency" office:currency="USD" office:value="15629" calcext:value-type="currency">
            <text:p>$15,629.00</text:p>
          </table:table-cell>
          <table:table-cell table:style-name="ce64" office:value-type="currency" office:currency="USD" office:value="19075" calcext:value-type="currency">
            <text:p>$19,075.00</text:p>
          </table:table-cell>
          <table:table-cell table:style-name="ce64" office:value-type="currency" office:currency="USD" office:value="13352.5" calcext:value-type="currency">
            <text:p>$13,352.50</text:p>
          </table:table-cell>
          <table:table-cell table:style-name="ce64" office:value-type="currency" office:currency="USD" office:value="15708" calcext:value-type="currency">
            <text:p>$15,708.00</text:p>
          </table:table-cell>
          <table:table-cell table:style-name="ce64" table:formula="of:=[.E795]-[.B795]" office:value-type="currency" office:currency="USD" office:value="79" calcext:value-type="currency">
            <text:p>$79.00</text:p>
          </table:table-cell>
          <table:table-cell table:style-name="ce17" table:formula="of:=[.E795]/[.D795]" office:value-type="float" office:value="1.17640891218873" calcext:value-type="float">
            <text:p>1.1764089121887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3-230</text:p>
          </table:table-cell>
          <table:table-cell table:style-name="ce8" office:value-type="currency" office:currency="USD" office:value="15629" calcext:value-type="currency">
            <text:p>$15,629.00</text:p>
          </table:table-cell>
          <table:table-cell table:style-name="ce64" office:value-type="currency" office:currency="USD" office:value="19075" calcext:value-type="currency">
            <text:p>$19,075.00</text:p>
          </table:table-cell>
          <table:table-cell table:style-name="ce64" office:value-type="currency" office:currency="USD" office:value="13352.5" calcext:value-type="currency">
            <text:p>$13,352.50</text:p>
          </table:table-cell>
          <table:table-cell table:style-name="ce64" office:value-type="currency" office:currency="USD" office:value="15708" calcext:value-type="currency">
            <text:p>$15,708.00</text:p>
          </table:table-cell>
          <table:table-cell table:style-name="ce64" table:formula="of:=[.E796]-[.B796]" office:value-type="currency" office:currency="USD" office:value="79" calcext:value-type="currency">
            <text:p>$79.00</text:p>
          </table:table-cell>
          <table:table-cell table:style-name="ce17" table:formula="of:=[.E796]/[.D796]" office:value-type="float" office:value="1.17640891218873" calcext:value-type="float">
            <text:p>1.1764089121887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3-460</text:p>
          </table:table-cell>
          <table:table-cell table:style-name="ce8" office:value-type="currency" office:currency="USD" office:value="15629" calcext:value-type="currency">
            <text:p>$15,629.00</text:p>
          </table:table-cell>
          <table:table-cell table:style-name="ce64" office:value-type="currency" office:currency="USD" office:value="19075" calcext:value-type="currency">
            <text:p>$19,075.00</text:p>
          </table:table-cell>
          <table:table-cell table:style-name="ce64" office:value-type="currency" office:currency="USD" office:value="13352.5" calcext:value-type="currency">
            <text:p>$13,352.50</text:p>
          </table:table-cell>
          <table:table-cell table:style-name="ce64" office:value-type="currency" office:currency="USD" office:value="15708" calcext:value-type="currency">
            <text:p>$15,708.00</text:p>
          </table:table-cell>
          <table:table-cell table:style-name="ce64" table:formula="of:=[.E797]-[.B797]" office:value-type="currency" office:currency="USD" office:value="79" calcext:value-type="currency">
            <text:p>$79.00</text:p>
          </table:table-cell>
          <table:table-cell table:style-name="ce17" table:formula="of:=[.E797]/[.D797]" office:value-type="float" office:value="1.17640891218873" calcext:value-type="float">
            <text:p>1.17640891218873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3-575</text:p>
          </table:table-cell>
          <table:table-cell table:style-name="ce8" office:value-type="currency" office:currency="USD" office:value="16289" calcext:value-type="currency">
            <text:p>$16,289.00</text:p>
          </table:table-cell>
          <table:table-cell table:style-name="ce64" office:value-type="currency" office:currency="USD" office:value="19500" calcext:value-type="currency">
            <text:p>$19,500.00</text:p>
          </table:table-cell>
          <table:table-cell table:style-name="ce64" office:value-type="currency" office:currency="USD" office:value="13650" calcext:value-type="currency">
            <text:p>$13,650.00</text:p>
          </table:table-cell>
          <table:table-cell table:style-name="ce64" office:value-type="currency" office:currency="USD" office:value="16380" calcext:value-type="currency">
            <text:p>$16,380.00</text:p>
          </table:table-cell>
          <table:table-cell table:style-name="ce64" table:formula="of:=[.E798]-[.B798]" office:value-type="currency" office:currency="USD" office:value="91" calcext:value-type="currency">
            <text:p>$91.00</text:p>
          </table:table-cell>
          <table:table-cell table:style-name="ce17" table:formula="of:=[.E798]/[.D798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1-220-50</text:p>
          </table:table-cell>
          <table:table-cell table:style-name="ce8" office:value-type="currency" office:currency="USD" office:value="16289" calcext:value-type="currency">
            <text:p>$16,289.00</text:p>
          </table:table-cell>
          <table:table-cell table:style-name="ce64" office:value-type="currency" office:currency="USD" office:value="19500" calcext:value-type="currency">
            <text:p>$19,500.00</text:p>
          </table:table-cell>
          <table:table-cell table:style-name="ce64" office:value-type="currency" office:currency="USD" office:value="13650" calcext:value-type="currency">
            <text:p>$13,650.00</text:p>
          </table:table-cell>
          <table:table-cell table:style-name="ce64" office:value-type="currency" office:currency="USD" office:value="16380" calcext:value-type="currency">
            <text:p>$16,380.00</text:p>
          </table:table-cell>
          <table:table-cell table:style-name="ce64" table:formula="of:=[.E799]-[.B799]" office:value-type="currency" office:currency="USD" office:value="91" calcext:value-type="currency">
            <text:p>$91.00</text:p>
          </table:table-cell>
          <table:table-cell table:style-name="ce17" table:formula="of:=[.E799]/[.D799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3-230-50</text:p>
          </table:table-cell>
          <table:table-cell table:style-name="ce8" office:value-type="currency" office:currency="USD" office:value="16289" calcext:value-type="currency">
            <text:p>$16,289.00</text:p>
          </table:table-cell>
          <table:table-cell table:style-name="ce64" office:value-type="currency" office:currency="USD" office:value="19500" calcext:value-type="currency">
            <text:p>$19,500.00</text:p>
          </table:table-cell>
          <table:table-cell table:style-name="ce64" office:value-type="currency" office:currency="USD" office:value="13650" calcext:value-type="currency">
            <text:p>$13,650.00</text:p>
          </table:table-cell>
          <table:table-cell table:style-name="ce64" office:value-type="currency" office:currency="USD" office:value="16380" calcext:value-type="currency">
            <text:p>$16,380.00</text:p>
          </table:table-cell>
          <table:table-cell table:style-name="ce64" table:formula="of:=[.E800]-[.B800]" office:value-type="currency" office:currency="USD" office:value="91" calcext:value-type="currency">
            <text:p>$91.00</text:p>
          </table:table-cell>
          <table:table-cell table:style-name="ce17" table:formula="of:=[.E800]/[.D80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3-440-50</text:p>
          </table:table-cell>
          <table:table-cell table:style-name="ce8" office:value-type="currency" office:currency="USD" office:value="16199" calcext:value-type="currency">
            <text:p>$16,199.00</text:p>
          </table:table-cell>
          <table:table-cell table:style-name="ce64" office:value-type="currency" office:currency="USD" office:value="19150" calcext:value-type="currency">
            <text:p>$19,150.00</text:p>
          </table:table-cell>
          <table:table-cell table:style-name="ce64" office:value-type="currency" office:currency="USD" office:value="13405" calcext:value-type="currency">
            <text:p>$13,405.00</text:p>
          </table:table-cell>
          <table:table-cell table:style-name="ce64"/>
          <table:table-cell table:style-name="ce64" table:formula="of:=[.E801]-[.B801]" office:value-type="currency" office:currency="USD" office:value="-16199" calcext:value-type="currency">
            <text:p>-$16,199.00</text:p>
          </table:table-cell>
          <table:table-cell table:style-name="ce17" table:formula="of:=[.E801]/[.D80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1-3-400-50</text:p>
          </table:table-cell>
          <table:table-cell table:style-name="ce8" office:value-type="currency" office:currency="USD" office:value="16199" calcext:value-type="currency">
            <text:p>$16,199.00</text:p>
          </table:table-cell>
          <table:table-cell table:style-name="ce64" office:value-type="currency" office:currency="USD" office:value="19500" calcext:value-type="currency">
            <text:p>$19,500.00</text:p>
          </table:table-cell>
          <table:table-cell table:style-name="ce64" office:value-type="currency" office:currency="USD" office:value="13650" calcext:value-type="currency">
            <text:p>$13,650.00</text:p>
          </table:table-cell>
          <table:table-cell table:style-name="ce64" office:value-type="currency" office:currency="USD" office:value="16380" calcext:value-type="currency">
            <text:p>$16,380.00</text:p>
          </table:table-cell>
          <table:table-cell table:style-name="ce64" table:formula="of:=[.E802]-[.B802]" office:value-type="currency" office:currency="USD" office:value="181" calcext:value-type="currency">
            <text:p>$181.00</text:p>
          </table:table-cell>
          <table:table-cell table:style-name="ce17" table:formula="of:=[.E802]/[.D80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Custom Drum Lift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86S-2D</text:p>
          </table:table-cell>
          <table:table-cell table:style-name="ce8" office:value-type="currency" office:currency="USD" office:value="1609" calcext:value-type="currency">
            <text:p>$1,609.00</text:p>
          </table:table-cell>
          <table:table-cell table:style-name="ce64" table:number-columns-repeated="3"/>
          <table:table-cell table:style-name="ce64" table:formula="of:=[.E806]-[.B806]" office:value-type="currency" office:currency="USD" office:value="-1609" calcext:value-type="currency">
            <text:p>-$1,609.00</text:p>
          </table:table-cell>
          <table:table-cell table:style-name="ce17" table:formula="of:=[.E806]/[.D806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86S-2LP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64" table:number-columns-repeated="3"/>
          <table:table-cell table:style-name="ce64" table:formula="of:=[.E807]-[.B807]" office:value-type="currency" office:currency="USD" office:value="-660" calcext:value-type="currency">
            <text:p>-$660.00</text:p>
          </table:table-cell>
          <table:table-cell table:style-name="ce17" table:formula="of:=[.E807]/[.D807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6S-NDT</text:p>
          </table:table-cell>
          <table:table-cell table:style-name="ce8" office:value-type="currency" office:currency="USD" office:value="2010" calcext:value-type="currency">
            <text:p>$2,010.00</text:p>
          </table:table-cell>
          <table:table-cell table:style-name="ce64" office:value-type="currency" office:currency="USD" office:value="1879.86" calcext:value-type="currency">
            <text:p>$1,879.86</text:p>
          </table:table-cell>
          <table:table-cell table:style-name="ce64" office:value-type="currency" office:currency="USD" office:value="1315.9" calcext:value-type="currency">
            <text:p>$1,315.90</text:p>
          </table:table-cell>
          <table:table-cell table:style-name="ce64"/>
          <table:table-cell table:style-name="ce64" table:formula="of:=[.E808]-[.B808]" office:value-type="currency" office:currency="USD" office:value="-2010" calcext:value-type="currency">
            <text:p>-$2,010.00</text:p>
          </table:table-cell>
          <table:table-cell table:style-name="ce17" table:formula="of:=[.E808]/[.D80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9">
          <table:table-cell table:style-name="ce2" office:value-type="string" calcext:value-type="string">
            <text:p>Custom Below-Hook Drum Lifter with Fork Pocket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86S-FP</text:p>
          </table:table-cell>
          <table:table-cell table:style-name="ce8" office:value-type="currency" office:currency="USD" office:value="909" calcext:value-type="currency">
            <text:p>$909.00</text:p>
          </table:table-cell>
          <table:table-cell table:style-name="ce64" table:number-columns-repeated="3"/>
          <table:table-cell table:style-name="ce64" table:formula="of:=[.E812]-[.B812]" office:value-type="currency" office:currency="USD" office:value="-909" calcext:value-type="currency">
            <text:p>-$909.00</text:p>
          </table:table-cell>
          <table:table-cell table:style-name="ce17" table:formula="of:=[.E812]/[.D812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1">
          <table:table-cell table:style-name="ce2" office:value-type="string" calcext:value-type="string">
            <text:p>Custom Heavy-Duty Below-Hook Drum Lifter with Fork Pocket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86S-FPHD</text:p>
          </table:table-cell>
          <table:table-cell table:style-name="ce8" office:value-type="currency" office:currency="USD" office:value="1985" calcext:value-type="currency">
            <text:p>$1,985.00</text:p>
          </table:table-cell>
          <table:table-cell table:style-name="ce64" table:number-columns-repeated="3"/>
          <table:table-cell table:style-name="ce64" table:formula="of:=[.E816]-[.B816]" office:value-type="currency" office:currency="USD" office:value="-1985" calcext:value-type="currency">
            <text:p>-$1,985.00</text:p>
          </table:table-cell>
          <table:table-cell table:style-name="ce17" table:formula="of:=[.E816]/[.D816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9">
          <table:table-cell table:style-name="ce2" office:value-type="string" calcext:value-type="string">
            <text:p>Custom Kontrol-Karrier Drum Carri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185S-LA</text:p>
          </table:table-cell>
          <table:table-cell table:style-name="ce8" office:value-type="currency" office:currency="USD" office:value="1310" calcext:value-type="currency">
            <text:p>$1,310.00</text:p>
          </table:table-cell>
          <table:table-cell table:style-name="ce64" table:number-columns-repeated="3"/>
          <table:table-cell table:style-name="ce64" table:formula="of:=[.E820]-[.B820]" office:value-type="currency" office:currency="USD" office:value="-1310" calcext:value-type="currency">
            <text:p>-$1,310.00</text:p>
          </table:table-cell>
          <table:table-cell table:style-name="ce17" table:formula="of:=[.E820]/[.D820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1">
          <table:table-cell table:style-name="ce2" office:value-type="string" calcext:value-type="string">
            <text:p>Custom Stainless Steel Below-Hook Drum Carri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F-185S2-HD</text:p>
          </table:table-cell>
          <table:table-cell table:style-name="ce8" office:value-type="currency" office:currency="USD" office:value="6999" calcext:value-type="currency">
            <text:p>$6,999.00</text:p>
          </table:table-cell>
          <table:table-cell table:style-name="ce64" office:value-type="currency" office:currency="USD" office:value="7496" calcext:value-type="currency">
            <text:p>$7,496.00</text:p>
          </table:table-cell>
          <table:table-cell table:style-name="ce64" office:value-type="currency" office:currency="USD" office:value="5247.2" calcext:value-type="currency">
            <text:p>$5,247.20</text:p>
          </table:table-cell>
          <table:table-cell table:style-name="ce64"/>
          <table:table-cell table:style-name="ce64" table:formula="of:=[.E824]-[.B824]" office:value-type="currency" office:currency="USD" office:value="-6999" calcext:value-type="currency">
            <text:p>-$6,999.00</text:p>
          </table:table-cell>
          <table:table-cell table:style-name="ce17" table:formula="of:=[.E824]/[.D82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Custom 5-Gallon Pail Karri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185S-5</text:p>
          </table:table-cell>
          <table:table-cell table:style-name="ce8" office:value-type="currency" office:currency="USD" office:value="1285" calcext:value-type="currency">
            <text:p>$1,285.00</text:p>
          </table:table-cell>
          <table:table-cell table:style-name="ce64" table:number-columns-repeated="3"/>
          <table:table-cell table:style-name="ce64" table:formula="of:=[.E828]-[.B828]" office:value-type="currency" office:currency="USD" office:value="-1285" calcext:value-type="currency">
            <text:p>-$1,285.00</text:p>
          </table:table-cell>
          <table:table-cell table:style-name="ce17" table:formula="of:=[.E828]/[.D828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Custom Hydra-Lift Drum Karri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400S-XR</text:p>
          </table:table-cell>
          <table:table-cell table:style-name="ce8" office:value-type="currency" office:currency="USD" office:value="3600" calcext:value-type="currency">
            <text:p>$3,600.00</text:p>
          </table:table-cell>
          <table:table-cell table:style-name="ce64" table:number-columns-repeated="3"/>
          <table:table-cell table:style-name="ce64" table:formula="of:=[.E832]-[.B832]" office:value-type="currency" office:currency="USD" office:value="-3600" calcext:value-type="currency">
            <text:p>-$3,600.00</text:p>
          </table:table-cell>
          <table:table-cell table:style-name="ce17" table:formula="of:=[.E832]/[.D832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400S-XR-110</text:p>
          </table:table-cell>
          <table:table-cell table:style-name="ce8" office:value-type="currency" office:currency="USD" office:value="5150" calcext:value-type="currency">
            <text:p>$5,150.00</text:p>
          </table:table-cell>
          <table:table-cell table:style-name="ce64" table:number-columns-repeated="3"/>
          <table:table-cell table:style-name="ce64" table:formula="of:=[.E833]-[.B833]" office:value-type="currency" office:currency="USD" office:value="-5150" calcext:value-type="currency">
            <text:p>-$5,150.00</text:p>
          </table:table-cell>
          <table:table-cell table:style-name="ce17" table:formula="of:=[.E833]/[.D833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400S-XR-114</text:p>
          </table:table-cell>
          <table:table-cell table:style-name="ce8" office:value-type="currency" office:currency="USD" office:value="5185" calcext:value-type="currency">
            <text:p>$5,185.00</text:p>
          </table:table-cell>
          <table:table-cell table:style-name="ce64" table:number-columns-repeated="3"/>
          <table:table-cell table:style-name="ce64" table:formula="of:=[.E834]-[.B834]" office:value-type="currency" office:currency="USD" office:value="-5185" calcext:value-type="currency">
            <text:p>-$5,185.00</text:p>
          </table:table-cell>
          <table:table-cell table:style-name="ce17" table:formula="of:=[.E834]/[.D834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400S-XR-115</text:p>
          </table:table-cell>
          <table:table-cell table:style-name="ce8" office:value-type="currency" office:currency="USD" office:value="5170" calcext:value-type="currency">
            <text:p>$5,170.00</text:p>
          </table:table-cell>
          <table:table-cell table:style-name="ce64" table:number-columns-repeated="3"/>
          <table:table-cell table:style-name="ce64" table:formula="of:=[.E835]-[.B835]" office:value-type="currency" office:currency="USD" office:value="-5170" calcext:value-type="currency">
            <text:p>-$5,170.00</text:p>
          </table:table-cell>
          <table:table-cell table:style-name="ce17" table:formula="of:=[.E835]/[.D835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400S-XR-120</text:p>
          </table:table-cell>
          <table:table-cell table:style-name="ce8" office:value-type="currency" office:currency="USD" office:value="4245" calcext:value-type="currency">
            <text:p>$4,245.00</text:p>
          </table:table-cell>
          <table:table-cell table:style-name="ce64" table:number-columns-repeated="3"/>
          <table:table-cell table:style-name="ce64" table:formula="of:=[.E836]-[.B836]" office:value-type="currency" office:currency="USD" office:value="-4245" calcext:value-type="currency">
            <text:p>-$4,245.00</text:p>
          </table:table-cell>
          <table:table-cell table:style-name="ce17" table:formula="of:=[.E836]/[.D836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400S-XR-124</text:p>
          </table:table-cell>
          <table:table-cell table:style-name="ce8" office:value-type="currency" office:currency="USD" office:value="4285" calcext:value-type="currency">
            <text:p>$4,285.00</text:p>
          </table:table-cell>
          <table:table-cell table:style-name="ce64" table:number-columns-repeated="3"/>
          <table:table-cell table:style-name="ce64" table:formula="of:=[.E837]-[.B837]" office:value-type="currency" office:currency="USD" office:value="-4285" calcext:value-type="currency">
            <text:p>-$4,285.00</text:p>
          </table:table-cell>
          <table:table-cell table:style-name="ce17" table:formula="of:=[.E837]/[.D837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400S-XR-125</text:p>
          </table:table-cell>
          <table:table-cell table:style-name="ce8" office:value-type="currency" office:currency="USD" office:value="4275" calcext:value-type="currency">
            <text:p>$4,275.00</text:p>
          </table:table-cell>
          <table:table-cell table:style-name="ce64" table:number-columns-repeated="3"/>
          <table:table-cell table:style-name="ce64" table:formula="of:=[.E838]-[.B838]" office:value-type="currency" office:currency="USD" office:value="-4275" calcext:value-type="currency">
            <text:p>-$4,275.00</text:p>
          </table:table-cell>
          <table:table-cell table:style-name="ce17" table:formula="of:=[.E838]/[.D838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9">
          <table:table-cell table:style-name="ce2" office:value-type="string" calcext:value-type="string">
            <text:p>Custom Fork Mounted Drum Handl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185S-HD-FP</text:p>
          </table:table-cell>
          <table:table-cell table:style-name="ce8" office:value-type="currency" office:currency="USD" office:value="1755" calcext:value-type="currency">
            <text:p>$1,755.00</text:p>
          </table:table-cell>
          <table:table-cell table:style-name="ce64" table:number-columns-repeated="3"/>
          <table:table-cell table:style-name="ce64" table:formula="of:=[.E842]-[.B842]" office:value-type="currency" office:currency="USD" office:value="-1755" calcext:value-type="currency">
            <text:p>-$1,755.00</text:p>
          </table:table-cell>
          <table:table-cell table:style-name="ce17" table:formula="of:=[.E842]/[.D842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1">
          <table:table-cell table:style-name="ce2" office:value-type="string" calcext:value-type="string">
            <text:p>Custom Heavy-Duty MORSpeed Forklift Attachment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288-1S-HD</text:p>
          </table:table-cell>
          <table:table-cell table:style-name="ce8" office:value-type="currency" office:currency="USD" office:value="3595" calcext:value-type="currency">
            <text:p>$3,595.00</text:p>
          </table:table-cell>
          <table:table-cell table:style-name="ce64" table:number-columns-repeated="3"/>
          <table:table-cell table:style-name="ce64" table:formula="of:=[.E846]-[.B846]" office:value-type="currency" office:currency="USD" office:value="-3595" calcext:value-type="currency">
            <text:p>-$3,595.00</text:p>
          </table:table-cell>
          <table:table-cell table:style-name="ce17" table:formula="of:=[.E846]/[.D846]" office:value-type="string" office:string-value="" calcext:value-type="error">
            <text:p>#DIV/0!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MORStop Tilt-Brake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900i-P</text:p>
          </table:table-cell>
          <table:table-cell table:style-name="ce8" office:value-type="currency" office:currency="USD" office:value="162" calcext:value-type="currency">
            <text:p>$162.00</text:p>
          </table:table-cell>
          <table:table-cell table:style-name="ce64" office:value-type="currency" office:currency="USD" office:value="195" calcext:value-type="currency">
            <text:p>$195.00</text:p>
          </table:table-cell>
          <table:table-cell table:style-name="ce64" office:value-type="currency" office:currency="USD" office:value="136.5" calcext:value-type="currency">
            <text:p>$136.50</text:p>
          </table:table-cell>
          <table:table-cell table:style-name="ce64" office:value-type="currency" office:currency="USD" office:value="163.8" calcext:value-type="currency">
            <text:p>$163.80</text:p>
          </table:table-cell>
          <table:table-cell table:style-name="ce64" table:formula="of:=[.E850]-[.B850]" office:value-type="currency" office:currency="USD" office:value="1.80000000000001" calcext:value-type="currency">
            <text:p>$1.80</text:p>
          </table:table-cell>
          <table:table-cell table:style-name="ce17" table:formula="of:=[.E850]/[.D85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900-P</text:p>
          </table:table-cell>
          <table:table-cell table:style-name="ce8" office:value-type="currency" office:currency="USD" office:value="162" calcext:value-type="currency">
            <text:p>$162.00</text:p>
          </table:table-cell>
          <table:table-cell table:style-name="ce64" office:value-type="currency" office:currency="USD" office:value="195" calcext:value-type="currency">
            <text:p>$195.00</text:p>
          </table:table-cell>
          <table:table-cell table:style-name="ce64" office:value-type="currency" office:currency="USD" office:value="136.5" calcext:value-type="currency">
            <text:p>$136.50</text:p>
          </table:table-cell>
          <table:table-cell table:style-name="ce64" office:value-type="currency" office:currency="USD" office:value="163.8" calcext:value-type="currency">
            <text:p>$163.80</text:p>
          </table:table-cell>
          <table:table-cell table:style-name="ce64" table:formula="of:=[.E851]-[.B851]" office:value-type="currency" office:currency="USD" office:value="1.80000000000001" calcext:value-type="currency">
            <text:p>$1.80</text:p>
          </table:table-cell>
          <table:table-cell table:style-name="ce17" table:formula="of:=[.E851]/[.D85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900SSI-P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64" office:value-type="currency" office:currency="USD" office:value="495" calcext:value-type="currency">
            <text:p>$495.00</text:p>
          </table:table-cell>
          <table:table-cell table:style-name="ce64" office:value-type="currency" office:currency="USD" office:value="346.5" calcext:value-type="currency">
            <text:p>$346.50</text:p>
          </table:table-cell>
          <table:table-cell table:style-name="ce64"/>
          <table:table-cell table:style-name="ce64" table:formula="of:=[.E852]-[.B852]" office:value-type="currency" office:currency="USD" office:value="-465" calcext:value-type="currency">
            <text:p>-$465.00</text:p>
          </table:table-cell>
          <table:table-cell table:style-name="ce17" table:formula="of:=[.E852]/[.D85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PILOT Drum Pour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8" office:value-type="currency" office:currency="USD" office:value="21495" calcext:value-type="currency">
            <text:p>$21,495.00</text:p>
          </table:table-cell>
          <table:table-cell table:style-name="ce64" office:value-type="currency" office:currency="USD" office:value="26000" calcext:value-type="currency">
            <text:p>$26,000.00</text:p>
          </table:table-cell>
          <table:table-cell table:style-name="ce64" office:value-type="currency" office:currency="USD" office:value="18200" calcext:value-type="currency">
            <text:p>$18,200.00</text:p>
          </table:table-cell>
          <table:table-cell table:style-name="ce64" office:value-type="currency" office:currency="USD" office:value="21840" calcext:value-type="currency">
            <text:p>$21,840.00</text:p>
          </table:table-cell>
          <table:table-cell table:style-name="ce64" table:formula="of:=[.E856]-[.B856]" office:value-type="currency" office:currency="USD" office:value="345" calcext:value-type="currency">
            <text:p>$345.00</text:p>
          </table:table-cell>
          <table:table-cell table:style-name="ce17" table:formula="of:=[.E856]/[.D85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float" office:value="905" calcext:value-type="float">
            <text:p>905</text:p>
          </table:table-cell>
          <table:table-cell table:style-name="ce8" office:value-type="currency" office:currency="USD" office:value="27890" calcext:value-type="currency">
            <text:p>$27,890.00</text:p>
          </table:table-cell>
          <table:table-cell table:style-name="ce64" office:value-type="currency" office:currency="USD" office:value="34000" calcext:value-type="currency">
            <text:p>$34,000.00</text:p>
          </table:table-cell>
          <table:table-cell table:style-name="ce64" office:value-type="currency" office:currency="USD" office:value="23800" calcext:value-type="currency">
            <text:p>$23,800.00</text:p>
          </table:table-cell>
          <table:table-cell table:style-name="ce64" office:value-type="currency" office:currency="USD" office:value="28560" calcext:value-type="currency">
            <text:p>$28,560.00</text:p>
          </table:table-cell>
          <table:table-cell table:style-name="ce64" table:formula="of:=[.E857]-[.B857]" office:value-type="currency" office:currency="USD" office:value="670" calcext:value-type="currency">
            <text:p>$670.00</text:p>
          </table:table-cell>
          <table:table-cell table:style-name="ce17" table:formula="of:=[.E857]/[.D85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1">
          <table:table-cell table:style-name="ce2" office:value-type="string" calcext:value-type="string">
            <text:p>PILOT Power-Propelled MORStak Drum Rack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8" office:value-type="currency" office:currency="USD" office:value="23290" calcext:value-type="currency">
            <text:p>$23,290.00</text:p>
          </table:table-cell>
          <table:table-cell table:style-name="ce64" office:value-type="currency" office:currency="USD" office:value="28000" calcext:value-type="currency">
            <text:p>$28,000.00</text:p>
          </table:table-cell>
          <table:table-cell table:style-name="ce64" office:value-type="currency" office:currency="USD" office:value="19600" calcext:value-type="currency">
            <text:p>$19,600.00</text:p>
          </table:table-cell>
          <table:table-cell table:style-name="ce64" office:value-type="currency" office:currency="USD" office:value="23520" calcext:value-type="currency">
            <text:p>$23,520.00</text:p>
          </table:table-cell>
          <table:table-cell table:style-name="ce64" table:formula="of:=[.E861]-[.B861]" office:value-type="currency" office:currency="USD" office:value="230" calcext:value-type="currency">
            <text:p>$230.00</text:p>
          </table:table-cell>
          <table:table-cell table:style-name="ce17" table:formula="of:=[.E861]/[.D86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1">
          <table:table-cell table:style-name="ce2" office:value-type="string" calcext:value-type="string">
            <text:p>PILOT Power-Propelled MORSpeed Drum Mover Stack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8" office:value-type="currency" office:currency="USD" office:value="20999" calcext:value-type="currency">
            <text:p>$20,999.00</text:p>
          </table:table-cell>
          <table:table-cell table:style-name="ce64" office:value-type="currency" office:currency="USD" office:value="25500" calcext:value-type="currency">
            <text:p>$25,500.00</text:p>
          </table:table-cell>
          <table:table-cell table:style-name="ce64" office:value-type="currency" office:currency="USD" office:value="17850" calcext:value-type="currency">
            <text:p>$17,850.00</text:p>
          </table:table-cell>
          <table:table-cell table:style-name="ce64" office:value-type="currency" office:currency="USD" office:value="21420" calcext:value-type="currency">
            <text:p>$21,420.00</text:p>
          </table:table-cell>
          <table:table-cell table:style-name="ce64" table:formula="of:=[.E865]-[.B865]" office:value-type="currency" office:currency="USD" office:value="421" calcext:value-type="currency">
            <text:p>$421.00</text:p>
          </table:table-cell>
          <table:table-cell table:style-name="ce17" table:formula="of:=[.E865]/[.D865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Wireless Control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804i-P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780" calcext:value-type="currency">
            <text:p>$780.00</text:p>
          </table:table-cell>
          <table:table-cell table:style-name="ce64" office:value-type="currency" office:currency="USD" office:value="546" calcext:value-type="currency">
            <text:p>$546.00</text:p>
          </table:table-cell>
          <table:table-cell table:style-name="ce64" office:value-type="currency" office:currency="USD" office:value="642.6" calcext:value-type="currency">
            <text:p>$642.60</text:p>
          </table:table-cell>
          <table:table-cell table:style-name="ce64" table:formula="of:=[.E869]-[.B869]" office:value-type="currency" office:currency="USD" office:value="13.6" calcext:value-type="currency">
            <text:p>$13.60</text:p>
          </table:table-cell>
          <table:table-cell table:style-name="ce17" table:formula="of:=[.E869]/[.D869]" office:value-type="float" office:value="1.17692307692308" calcext:value-type="float">
            <text:p>1.1769230769230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4804-P</text:p>
          </table:table-cell>
          <table:table-cell table:style-name="ce8" office:value-type="currency" office:currency="USD" office:value="621" calcext:value-type="currency">
            <text:p>$621.00</text:p>
          </table:table-cell>
          <table:table-cell table:style-name="ce64" office:value-type="currency" office:currency="USD" office:value="760" calcext:value-type="currency">
            <text:p>$760.00</text:p>
          </table:table-cell>
          <table:table-cell table:style-name="ce64" office:value-type="currency" office:currency="USD" office:value="532" calcext:value-type="currency">
            <text:p>$532.00</text:p>
          </table:table-cell>
          <table:table-cell table:style-name="ce64" office:value-type="currency" office:currency="USD" office:value="625.8" calcext:value-type="currency">
            <text:p>$625.80</text:p>
          </table:table-cell>
          <table:table-cell table:style-name="ce64" table:formula="of:=[.E870]-[.B870]" office:value-type="currency" office:currency="USD" office:value="4.79999999999995" calcext:value-type="currency">
            <text:p>$4.80</text:p>
          </table:table-cell>
          <table:table-cell table:style-name="ce17" table:formula="of:=[.E870]/[.D870]" office:value-type="float" office:value="1.17631578947368" calcext:value-type="float">
            <text:p>1.17631578947368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9">
          <table:table-cell table:style-name="ce2" office:value-type="string" calcext:value-type="string">
            <text:p>Heavy-Duty Kontrol-Karrier - 1500 lb. Capacit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A-HD</text:p>
          </table:table-cell>
          <table:table-cell table:style-name="ce8" office:value-type="currency" office:currency="USD" office:value="695" calcext:value-type="currency">
            <text:p>$695.00</text:p>
          </table:table-cell>
          <table:table-cell table:style-name="ce64" office:value-type="currency" office:currency="USD" office:value="835" calcext:value-type="currency">
            <text:p>$835.00</text:p>
          </table:table-cell>
          <table:table-cell table:style-name="ce64" office:value-type="currency" office:currency="USD" office:value="584.5" calcext:value-type="currency">
            <text:p>$584.50</text:p>
          </table:table-cell>
          <table:table-cell table:style-name="ce64" office:value-type="currency" office:currency="USD" office:value="701.4" calcext:value-type="currency">
            <text:p>$701.40</text:p>
          </table:table-cell>
          <table:table-cell table:style-name="ce64" table:formula="of:=[.E874]-[.B874]" office:value-type="currency" office:currency="USD" office:value="6.39999999999998" calcext:value-type="currency">
            <text:p>$6.40</text:p>
          </table:table-cell>
          <table:table-cell table:style-name="ce17" table:formula="of:=[.E874]/[.D87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AM-HD</text:p>
          </table:table-cell>
          <table:table-cell table:style-name="ce8" office:value-type="currency" office:currency="USD" office:value="1859" calcext:value-type="currency">
            <text:p>$1,859.00</text:p>
          </table:table-cell>
          <table:table-cell table:style-name="ce64" office:value-type="currency" office:currency="USD" office:value="2166.7" calcext:value-type="currency">
            <text:p>$2,166.70</text:p>
          </table:table-cell>
          <table:table-cell table:style-name="ce64" office:value-type="currency" office:currency="USD" office:value="1516.69" calcext:value-type="currency">
            <text:p>$1,516.69</text:p>
          </table:table-cell>
          <table:table-cell table:style-name="ce64" office:value-type="currency" office:currency="USD" office:value="1880.76" calcext:value-type="currency">
            <text:p>$1,880.76</text:p>
          </table:table-cell>
          <table:table-cell table:style-name="ce64" table:formula="of:=[.E875]-[.B875]" office:value-type="currency" office:currency="USD" office:value="21.76" calcext:value-type="currency">
            <text:p>$21.76</text:p>
          </table:table-cell>
          <table:table-cell table:style-name="ce17" table:formula="of:=[.E875]/[.D875]" office:value-type="float" office:value="1.24004246088522" calcext:value-type="float">
            <text:p>1.2400424608852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A-HDSS</text:p>
          </table:table-cell>
          <table:table-cell table:style-name="ce8" office:value-type="currency" office:currency="USD" office:value="2080" calcext:value-type="currency">
            <text:p>$2,080.00</text:p>
          </table:table-cell>
          <table:table-cell table:style-name="ce64" office:value-type="currency" office:currency="USD" office:value="2520" calcext:value-type="currency">
            <text:p>$2,520.00</text:p>
          </table:table-cell>
          <table:table-cell table:style-name="ce64" office:value-type="currency" office:currency="USD" office:value="1764" calcext:value-type="currency">
            <text:p>$1,764.00</text:p>
          </table:table-cell>
          <table:table-cell table:style-name="ce64" office:value-type="currency" office:currency="USD" office:value="2116.8" calcext:value-type="currency">
            <text:p>$2,116.80</text:p>
          </table:table-cell>
          <table:table-cell table:style-name="ce64" table:formula="of:=[.E876]-[.B876]" office:value-type="currency" office:currency="USD" office:value="36.8000000000002" calcext:value-type="currency">
            <text:p>$36.80</text:p>
          </table:table-cell>
          <table:table-cell table:style-name="ce17" table:formula="of:=[.E876]/[.D876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5G-HD</text:p>
          </table:table-cell>
          <table:table-cell table:style-name="ce8" office:value-type="currency" office:currency="USD" office:value="859" calcext:value-type="currency">
            <text:p>$859.00</text:p>
          </table:table-cell>
          <table:table-cell table:style-name="ce64" office:value-type="currency" office:currency="USD" office:value="1055" calcext:value-type="currency">
            <text:p>$1,055.00</text:p>
          </table:table-cell>
          <table:table-cell table:style-name="ce64" office:value-type="currency" office:currency="USD" office:value="738.5" calcext:value-type="currency">
            <text:p>$738.50</text:p>
          </table:table-cell>
          <table:table-cell table:style-name="ce64" office:value-type="currency" office:currency="USD" office:value="886.2" calcext:value-type="currency">
            <text:p>$886.20</text:p>
          </table:table-cell>
          <table:table-cell table:style-name="ce64" table:formula="of:=[.E877]-[.B877]" office:value-type="currency" office:currency="USD" office:value="27.2" calcext:value-type="currency">
            <text:p>$27.20</text:p>
          </table:table-cell>
          <table:table-cell table:style-name="ce17" table:formula="of:=[.E877]/[.D877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9">
          <table:table-cell table:style-name="ce2" office:value-type="string" calcext:value-type="string">
            <text:p>82A Series Drum Palletizers - Geared Tilt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GT</text:p>
          </table:table-cell>
          <table:table-cell table:style-name="ce8" office:value-type="currency" office:currency="USD" office:value="2347" calcext:value-type="currency">
            <text:p>$2,347.00</text:p>
          </table:table-cell>
          <table:table-cell table:style-name="ce64" office:value-type="currency" office:currency="USD" office:value="2840" calcext:value-type="currency">
            <text:p>$2,840.00</text:p>
          </table:table-cell>
          <table:table-cell table:style-name="ce64" office:value-type="currency" office:currency="USD" office:value="1988" calcext:value-type="currency">
            <text:p>$1,988.00</text:p>
          </table:table-cell>
          <table:table-cell table:style-name="ce64" office:value-type="currency" office:currency="USD" office:value="2385.6" calcext:value-type="currency">
            <text:p>$2,385.60</text:p>
          </table:table-cell>
          <table:table-cell table:style-name="ce64" table:formula="of:=[.E881]-[.B881]" office:value-type="currency" office:currency="USD" office:value="38.5999999999999" calcext:value-type="currency">
            <text:p>$38.60</text:p>
          </table:table-cell>
          <table:table-cell table:style-name="ce17" table:formula="of:=[.E881]/[.D88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GT-120</text:p>
          </table:table-cell>
          <table:table-cell table:style-name="ce8" office:value-type="currency" office:currency="USD" office:value="3099" calcext:value-type="currency">
            <text:p>$3,099.00</text:p>
          </table:table-cell>
          <table:table-cell table:style-name="ce64" office:value-type="currency" office:currency="USD" office:value="3740" calcext:value-type="currency">
            <text:p>$3,740.00</text:p>
          </table:table-cell>
          <table:table-cell table:style-name="ce64" office:value-type="currency" office:currency="USD" office:value="2618" calcext:value-type="currency">
            <text:p>$2,618.00</text:p>
          </table:table-cell>
          <table:table-cell table:style-name="ce64" office:value-type="currency" office:currency="USD" office:value="3141.6" calcext:value-type="currency">
            <text:p>$3,141.60</text:p>
          </table:table-cell>
          <table:table-cell table:style-name="ce64" table:formula="of:=[.E882]-[.B882]" office:value-type="currency" office:currency="USD" office:value="42.5999999999999" calcext:value-type="currency">
            <text:p>$42.60</text:p>
          </table:table-cell>
          <table:table-cell table:style-name="ce17" table:formula="of:=[.E882]/[.D88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GT-124</text:p>
          </table:table-cell>
          <table:table-cell table:style-name="ce8" office:value-type="currency" office:currency="USD" office:value="3099" calcext:value-type="currency">
            <text:p>$3,099.00</text:p>
          </table:table-cell>
          <table:table-cell table:style-name="ce64" office:value-type="currency" office:currency="USD" office:value="3740" calcext:value-type="currency">
            <text:p>$3,740.00</text:p>
          </table:table-cell>
          <table:table-cell table:style-name="ce64" office:value-type="currency" office:currency="USD" office:value="2618" calcext:value-type="currency">
            <text:p>$2,618.00</text:p>
          </table:table-cell>
          <table:table-cell table:style-name="ce64" office:value-type="currency" office:currency="USD" office:value="3141.6" calcext:value-type="currency">
            <text:p>$3,141.60</text:p>
          </table:table-cell>
          <table:table-cell table:style-name="ce64" table:formula="of:=[.E883]-[.B883]" office:value-type="currency" office:currency="USD" office:value="42.5999999999999" calcext:value-type="currency">
            <text:p>$42.60</text:p>
          </table:table-cell>
          <table:table-cell table:style-name="ce17" table:formula="of:=[.E883]/[.D88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82A-GT-125</text:p>
          </table:table-cell>
          <table:table-cell table:style-name="ce8" office:value-type="currency" office:currency="USD" office:value="3099" calcext:value-type="currency">
            <text:p>$3,099.00</text:p>
          </table:table-cell>
          <table:table-cell table:style-name="ce64" office:value-type="currency" office:currency="USD" office:value="3740" calcext:value-type="currency">
            <text:p>$3,740.00</text:p>
          </table:table-cell>
          <table:table-cell table:style-name="ce64" office:value-type="currency" office:currency="USD" office:value="2618" calcext:value-type="currency">
            <text:p>$2,618.00</text:p>
          </table:table-cell>
          <table:table-cell table:style-name="ce64" office:value-type="currency" office:currency="USD" office:value="3141.6" calcext:value-type="currency">
            <text:p>$3,141.60</text:p>
          </table:table-cell>
          <table:table-cell table:style-name="ce64" table:formula="of:=[.E884]-[.B884]" office:value-type="currency" office:currency="USD" office:value="42.5999999999999" calcext:value-type="currency">
            <text:p>$42.60</text:p>
          </table:table-cell>
          <table:table-cell table:style-name="ce17" table:formula="of:=[.E884]/[.D88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1">
          <table:table-cell table:style-name="ce2" office:value-type="string" calcext:value-type="string">
            <text:p>Model 14 Galvanized 55 Gallon Drum Dolly - SURPLU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14-GALV-SURPLUS</text:p>
          </table:table-cell>
          <table:table-cell table:style-name="ce44" office:value-type="currency" office:currency="USD" office:value="59" calcext:value-type="currency">
            <text:p>$59.00</text:p>
          </table:table-cell>
          <table:table-cell table:style-name="ce68" table:number-columns-repeated="3"/>
          <table:table-cell table:style-name="ce68" table:formula="of:=[.E888]-[.B888]" office:value-type="currency" office:currency="USD" office:value="-59" calcext:value-type="currency">
            <text:p>-$59.00</text:p>
          </table:table-cell>
          <table:table-cell table:style-name="ce97" table:formula="of:=[.E888]/[.D888]" office:value-type="string" office:string-value="" calcext:value-type="error">
            <text:p>#DIV/0!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1">
          <table:table-cell table:style-name="ce2" office:value-type="string" calcext:value-type="string">
            <text:p>Model 14 Stainless Steel 55 Gallon Drum Dolly - SURPLU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14-SS-SURPLUS</text:p>
          </table:table-cell>
          <table:table-cell table:style-name="ce44" office:value-type="currency" office:currency="USD" office:value="109" calcext:value-type="currency">
            <text:p>$109.00</text:p>
          </table:table-cell>
          <table:table-cell table:style-name="ce68" table:number-columns-repeated="3"/>
          <table:table-cell table:style-name="ce68" table:formula="of:=[.E892]-[.B892]" office:value-type="currency" office:currency="USD" office:value="-109" calcext:value-type="currency">
            <text:p>-$109.00</text:p>
          </table:table-cell>
          <table:table-cell table:style-name="ce97" table:formula="of:=[.E892]/[.D892]" office:value-type="string" office:string-value="" calcext:value-type="error">
            <text:p>#DIV/0!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9">
          <table:table-cell table:style-name="ce2" office:value-type="string" calcext:value-type="string">
            <text:p>Model 153 Drum Trucks - SURPLU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153-SURPLUS</text:p>
          </table:table-cell>
          <table:table-cell table:style-name="ce44" office:value-type="currency" office:currency="USD" office:value="129" calcext:value-type="currency">
            <text:p>$129.00</text:p>
          </table:table-cell>
          <table:table-cell table:style-name="ce68" table:number-columns-repeated="3"/>
          <table:table-cell table:style-name="ce68" table:formula="of:=[.E896]-[.B896]" office:value-type="currency" office:currency="USD" office:value="-129" calcext:value-type="currency">
            <text:p>-$129.00</text:p>
          </table:table-cell>
          <table:table-cell table:style-name="ce97" table:formula="of:=[.E896]/[.D896]" office:value-type="string" office:string-value="" calcext:value-type="error">
            <text:p>#DIV/0!</text:p>
          </table:table-cell>
          <table:table-cell table:style-name="ce97" office:value-type="string" calcext:value-type="string">
            <text:p>Not Found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Drum Cone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23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276.5" calcext:value-type="currency">
            <text:p>$276.50</text:p>
          </table:table-cell>
          <table:table-cell table:style-name="ce64" office:value-type="currency" office:currency="USD" office:value="331.8" calcext:value-type="currency">
            <text:p>$331.80</text:p>
          </table:table-cell>
          <table:table-cell table:style-name="ce64" table:formula="of:=[.E900]-[.B900]" office:value-type="currency" office:currency="USD" office:value="1.80000000000001" calcext:value-type="currency">
            <text:p>$1.80</text:p>
          </table:table-cell>
          <table:table-cell table:style-name="ce17" table:formula="of:=[.E900]/[.D900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-VF-45-23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 office:value-type="currency" office:currency="USD" office:value="395" calcext:value-type="currency">
            <text:p>$395.00</text:p>
          </table:table-cell>
          <table:table-cell table:style-name="ce64" office:value-type="currency" office:currency="USD" office:value="276.5" calcext:value-type="currency">
            <text:p>$276.50</text:p>
          </table:table-cell>
          <table:table-cell table:style-name="ce64" office:value-type="currency" office:currency="USD" office:value="331.8" calcext:value-type="currency">
            <text:p>$331.80</text:p>
          </table:table-cell>
          <table:table-cell table:style-name="ce64" table:formula="of:=[.E901]-[.B901]" office:value-type="currency" office:currency="USD" office:value="1.80000000000001" calcext:value-type="currency">
            <text:p>$1.80</text:p>
          </table:table-cell>
          <table:table-cell table:style-name="ce17" table:formula="of:=[.E901]/[.D901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SS-VF-45-23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 office:value-type="currency" office:currency="USD" office:value="990" calcext:value-type="currency">
            <text:p>$990.00</text:p>
          </table:table-cell>
          <table:table-cell table:style-name="ce64" office:value-type="currency" office:currency="USD" office:value="693" calcext:value-type="currency">
            <text:p>$693.00</text:p>
          </table:table-cell>
          <table:table-cell table:style-name="ce64" office:value-type="currency" office:currency="USD" office:value="831.6" calcext:value-type="currency">
            <text:p>$831.60</text:p>
          </table:table-cell>
          <table:table-cell table:style-name="ce64" table:formula="of:=[.E902]-[.B902]" office:value-type="currency" office:currency="USD" office:value="6.60000000000002" calcext:value-type="currency">
            <text:p>$6.60</text:p>
          </table:table-cell>
          <table:table-cell table:style-name="ce17" table:formula="of:=[.E902]/[.D902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-23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64" office:value-type="currency" office:currency="USD" office:value="180" calcext:value-type="currency">
            <text:p>$180.00</text:p>
          </table:table-cell>
          <table:table-cell table:style-name="ce64" office:value-type="currency" office:currency="USD" office:value="126" calcext:value-type="currency">
            <text:p>$126.00</text:p>
          </table:table-cell>
          <table:table-cell table:style-name="ce64" office:value-type="currency" office:currency="USD" office:value="151.2" calcext:value-type="currency">
            <text:p>$151.20</text:p>
          </table:table-cell>
          <table:table-cell table:style-name="ce64" table:formula="of:=[.E903]-[.B903]" office:value-type="currency" office:currency="USD" office:value="1.19999999999999" calcext:value-type="currency">
            <text:p>$1.20</text:p>
          </table:table-cell>
          <table:table-cell table:style-name="ce17" table:formula="of:=[.E903]/[.D903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7SS-23</text:p>
          </table:table-cell>
          <table:table-cell table:style-name="ce8" office:value-type="currency" office:currency="USD" office:value="334" calcext:value-type="currency">
            <text:p>$334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36" calcext:value-type="currency">
            <text:p>$336.00</text:p>
          </table:table-cell>
          <table:table-cell table:style-name="ce64" table:formula="of:=[.E904]-[.B904]" office:value-type="currency" office:currency="USD" office:value="2" calcext:value-type="currency">
            <text:p>$2.00</text:p>
          </table:table-cell>
          <table:table-cell table:style-name="ce17" table:formula="of:=[.E904]/[.D904]" office:value-type="float" office:value="1.2" calcext:value-type="float">
            <text:p>1.2</text:p>
          </table:table-cell>
          <table:table-cell table:style-name="ce17" office:value-type="string" calcext:value-type="string">
            <text:p>industrialsafety.com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85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655 individual models</text:p>
          </table:table-cell>
          <table:table-cell table:number-columns-repeated="1023"/>
        </table:table-row>
        <table:table-row table:style-name="ro2" table:number-rows-repeated="10476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07:28:09.7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7-05T08:37:11.321000000</dc:date>
    <meta:editing-duration>PT20H53M40S</meta:editing-duration>
    <meta:editing-cycles>319</meta:editing-cycles>
    <meta:document-statistic meta:table-count="15" meta:cell-count="13828" meta:object-count="0"/>
  </office:meta>
</office:document-meta>
</file>